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92D05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92D05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92D05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thin solid #000000" fo:background-color="#92D05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2D05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 fo:background-color="#92D050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2D050"/>
    </style:style>
    <style:style style:name="ce9" style:family="table-cell" style:parent-style-name="Default" style:data-style-name="N0">
      <style:table-cell-properties fo:border="thin solid #000000" fo:background-color="#92D05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2D050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2D050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2D05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2D050"/>
    </style:style>
    <style:style style:name="ce14" style:family="table-cell" style:parent-style-name="Default" style:data-style-name="N0">
      <style:table-cell-properties fo:border="2pt solid #000000" fo:background-color="#FFFF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16" style:family="table-cell" style:parent-style-name="Default" style:data-style-name="N0">
      <style:table-cell-properties fo:border="thin solid #000000" fo:background-color="#FFFF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2pt solid #000000" fo:background-color="#FF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2pt solid #000000" fo:border-right="2pt solid #000000" fo:background-color="#FFFF00"/>
    </style:style>
    <style:style style:name="ce2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FFFF00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 fo:background-color="#FF0000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FFF00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FFFF00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2D05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none" fo:background-color="#92D05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2pt solid #000000" fo:background-color="#FFC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none" fo:border-right="thin solid #000000" fo:background-color="#92D05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C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fo:background-color="#92D05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fo:background-color="#92D050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2D050"/>
    </style:style>
    <style:style style:name="ce36" style:family="table-cell" style:parent-style-name="Default" style:data-style-name="N0">
      <style:table-cell-properties fo:border="thin solid #000000" fo:background-color="#FFC000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fo:background-color="#92D050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 fo:background-color="#92D05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fo:background-color="#92D050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000"/>
    </style:style>
    <style:style style:name="ce41" style:family="table-cell" style:parent-style-name="Default" style:data-style-name="N0">
      <style:table-cell-properties fo:border="2pt solid #000000" fo:background-color="#00B0F0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none" fo:background-color="#00B0F0"/>
    </style:style>
    <style:style style:name="ce43" style:family="table-cell" style:parent-style-name="Default" style:data-style-name="N0">
      <style:table-cell-properties fo:border="2pt solid #000000" fo:background-color="#FFFF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0000"/>
    </style:style>
    <style:style style:name="ce4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000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2pt solid #000000" fo:border-bottom="2pt solid #000000" fo:border-left="thin solid #000000" fo:border-right="none" fo:background-color="#92D050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2pt solid #000000" fo:border-bottom="2pt solid #000000" fo:border-left="none" fo:border-right="2pt solid #000000" fo:background-color="#92D05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</style:style>
    <style:style style:name="ce51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C000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FFC000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2D050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fo:background-color="#92D05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fo:background-color="#FFC000"/>
    </style:style>
    <style:style style:name="ce56" style:family="table-cell" style:parent-style-name="Default" style:data-style-name="N0">
      <style:table-cell-properties fo:border-top="2pt solid #000000" fo:border-bottom="none" fo:border-left="2pt solid #000000" fo:border-right="2pt solid #000000" fo:background-color="#FFFF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92D050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fo:background-color="#92D050"/>
    </style:style>
    <style:style style:name="ce6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2277777777778cm" style:use-optimal-column-width="true"/>
    </style:style>
    <style:style style:name="co2" style:family="table-column">
      <style:table-column-properties fo:break-before="auto" style:column-width="1.35819444444444cm"/>
    </style:style>
    <style:style style:name="co3" style:family="table-column">
      <style:table-column-properties fo:break-before="auto" style:column-width="2.61055555555556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2.71638888888889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29305555555556cm" style:use-optimal-column-width="true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3.52777777777778cm" style:use-optimal-column-width="true"/>
    </style:style>
    <style:style style:name="co10" style:family="table-column">
      <style:table-column-properties fo:break-before="auto" style:column-width="2.41652777777778cm" style:use-optimal-column-width="true"/>
    </style:style>
    <style:style style:name="co11" style:family="table-column">
      <style:table-column-properties fo:break-before="auto" style:column-width="2.68111111111111cm" style:use-optimal-column-width="true"/>
    </style:style>
    <style:style style:name="co12" style:family="table-column">
      <style:table-column-properties fo:break-before="auto" style:column-width="1.88736111111111cm"/>
    </style:style>
    <style:style style:name="co13" style:family="table-column">
      <style:table-column-properties fo:break-before="auto" style:column-width="3.96875cm" style:use-optimal-column-width="true"/>
    </style:style>
    <style:style style:name="co14" style:family="table-column">
      <style:table-column-properties fo:break-before="auto" style:column-width="3.95111111111111cm" style:use-optimal-column-width="true"/>
    </style:style>
    <style:style style:name="co15" style:family="table-column">
      <style:table-column-properties fo:break-before="auto" style:column-width="1.65805555555556cm"/>
    </style:style>
    <style:style style:name="co16" style:family="table-column">
      <style:table-column-properties fo:break-before="auto" style:column-width="3.61597222222222cm" style:use-optimal-column-width="true"/>
    </style:style>
    <style:style style:name="co17" style:family="table-column">
      <style:table-column-properties fo:break-before="auto" style:column-width="2.0108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2">
            <text:p>Patient #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Blood Pressure</text:p>
          </table:table-cell>
          <table:table-cell office:value-type="string" table:style-name="ce3">
            <text:p>Cholesterol</text:p>
          </table:table-cell>
          <table:table-cell office:value-type="string" table:style-name="ce3">
            <text:p>Max Heart Rate</text:p>
          </table:table-cell>
          <table:table-cell office:value-type="string" table:style-name="ce3">
            <text:p>Diagnosis</text:p>
          </table:table-cell>
          <table:table-cell office:value-type="string" table:style-name="ce4">
            <text:p>f(x,k)</text:p>
          </table:table-cell>
          <table:table-cell table:number-columns-repeated="1637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63" table:style-name="ce6">
            <text:p>63</text:p>
          </table:table-cell>
          <table:table-cell office:value-type="float" office:value="145" table:style-name="ce6">
            <text:p>145</text:p>
          </table:table-cell>
          <table:table-cell office:value-type="float" office:value="233" table:style-name="ce6">
            <text:p>233</text:p>
          </table:table-cell>
          <table:table-cell office:value-type="float" office:value="150" table:style-name="ce6">
            <text:p>150</text:p>
          </table:table-cell>
          <table:table-cell office:value-type="float" office:value="-1" table:style-name="ce6">
            <text:p>-1</text:p>
          </table:table-cell>
          <table:table-cell office:value-type="float" office:value="2.6764802615421814" table:formula="of:=[.B2]*[Model_1.$B$2]+[.C2]*[Model_1.$B$3]+[.D2]*[Model_1.$B$4]+[.E2]*[Model_1.$B$5]+[Model_1.$B$6]" table:style-name="ce7">
            <text:p>2.676480262</text:p>
          </table:table-cell>
          <table:table-cell table:number-columns-repeated="16377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7" table:style-name="ce9">
            <text:p>37</text:p>
          </table:table-cell>
          <table:table-cell office:value-type="float" office:value="130" table:style-name="ce9">
            <text:p>130</text:p>
          </table:table-cell>
          <table:table-cell office:value-type="float" office:value="250" table:style-name="ce9">
            <text:p>250</text:p>
          </table:table-cell>
          <table:table-cell office:value-type="float" office:value="187" table:style-name="ce9">
            <text:p>187</text:p>
          </table:table-cell>
          <table:table-cell office:value-type="float" office:value="-1" table:style-name="ce6">
            <text:p>-1</text:p>
          </table:table-cell>
          <table:table-cell office:value-type="float" office:value="-1.9708423990431427" table:formula="of:=[.B3]*[Model_1.$B$2]+[.C3]*[Model_1.$B$3]+[.D3]*[Model_1.$B$4]+[.E3]*[Model_1.$B$5]+[Model_1.$B$6]" table:style-name="ce10">
            <text:p>-1.970842399</text:p>
          </table:table-cell>
          <table:table-cell table:number-columns-repeated="16377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41" table:style-name="ce9">
            <text:p>41</text:p>
          </table:table-cell>
          <table:table-cell office:value-type="float" office:value="130" table:style-name="ce9">
            <text:p>130</text:p>
          </table:table-cell>
          <table:table-cell office:value-type="float" office:value="204" table:style-name="ce9">
            <text:p>204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6">
            <text:p>-1</text:p>
          </table:table-cell>
          <table:table-cell office:value-type="float" office:value="0.71806237668458905" table:formula="of:=[.B4]*[Model_1.$B$2]+[.C4]*[Model_1.$B$3]+[.D4]*[Model_1.$B$4]+[.E4]*[Model_1.$B$5]+[Model_1.$B$6]" table:style-name="ce10">
            <text:p>0.718062377</text:p>
          </table:table-cell>
          <table:table-cell table:number-columns-repeated="16377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236" table:style-name="ce9">
            <text:p>236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6">
            <text:p>-1</text:p>
          </table:table-cell>
          <table:table-cell office:value-type="float" office:value="0.36900730915980517" table:formula="of:=[.B5]*[Model_1.$B$2]+[.C5]*[Model_1.$B$3]+[.D5]*[Model_1.$B$4]+[.E5]*[Model_1.$B$5]+[Model_1.$B$6]" table:style-name="ce10">
            <text:p>0.369007309</text:p>
          </table:table-cell>
          <table:table-cell table:number-columns-repeated="16377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57" table:style-name="ce9">
            <text:p>57</text:p>
          </table:table-cell>
          <table:table-cell office:value-type="float" office:value="120" table:style-name="ce9">
            <text:p>120</text:p>
          </table:table-cell>
          <table:table-cell office:value-type="float" office:value="354" table:style-name="ce9">
            <text:p>354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6">
            <text:p>-1</text:p>
          </table:table-cell>
          <table:table-cell office:value-type="float" office:value="-0.99999999344165147" table:formula="of:=[.B6]*[Model_1.$B$2]+[.C6]*[Model_1.$B$3]+[.D6]*[Model_1.$B$4]+[.E6]*[Model_1.$B$5]+[Model_1.$B$6]" table:style-name="ce10">
            <text:p>-0.999999993</text:p>
          </table:table-cell>
          <table:table-cell table:number-columns-repeated="16377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57" table:style-name="ce9">
            <text:p>57</text:p>
          </table:table-cell>
          <table:table-cell office:value-type="float" office:value="140" table:style-name="ce9">
            <text:p>140</text:p>
          </table:table-cell>
          <table:table-cell office:value-type="float" office:value="192" table:style-name="ce9">
            <text:p>192</text:p>
          </table:table-cell>
          <table:table-cell office:value-type="float" office:value="148" table:style-name="ce9">
            <text:p>148</text:p>
          </table:table-cell>
          <table:table-cell office:value-type="float" office:value="-1" table:style-name="ce6">
            <text:p>-1</text:p>
          </table:table-cell>
          <table:table-cell office:value-type="float" office:value="3.7081295301410329" table:formula="of:=[.B7]*[Model_1.$B$2]+[.C7]*[Model_1.$B$3]+[.D7]*[Model_1.$B$4]+[.E7]*[Model_1.$B$5]+[Model_1.$B$6]" table:style-name="ce10">
            <text:p>3.70812953</text:p>
          </table:table-cell>
          <table:table-cell table:number-columns-repeated="16377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56" table:style-name="ce9">
            <text:p>56</text:p>
          </table:table-cell>
          <table:table-cell office:value-type="float" office:value="140" table:style-name="ce9">
            <text:p>140</text:p>
          </table:table-cell>
          <table:table-cell office:value-type="float" office:value="294" table:style-name="ce9">
            <text:p>294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6">
            <text:p>-1</text:p>
          </table:table-cell>
          <table:table-cell office:value-type="float" office:value="0.75611872703765926" table:formula="of:=[.B8]*[Model_1.$B$2]+[.C8]*[Model_1.$B$3]+[.D8]*[Model_1.$B$4]+[.E8]*[Model_1.$B$5]+[Model_1.$B$6]" table:style-name="ce10">
            <text:p>0.756118727</text:p>
          </table:table-cell>
          <table:table-cell table:number-columns-repeated="16377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263" table:style-name="ce9">
            <text:p>263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6">
            <text:p>-1</text:p>
          </table:table-cell>
          <table:table-cell office:value-type="float" office:value="-0.36285451724515383" table:formula="of:=[.B9]*[Model_1.$B$2]+[.C9]*[Model_1.$B$3]+[.D9]*[Model_1.$B$4]+[.E9]*[Model_1.$B$5]+[Model_1.$B$6]" table:style-name="ce10">
            <text:p>-0.362854517</text:p>
          </table:table-cell>
          <table:table-cell table:number-columns-repeated="16377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52" table:style-name="ce9">
            <text:p>52</text:p>
          </table:table-cell>
          <table:table-cell office:value-type="float" office:value="172" table:style-name="ce9">
            <text:p>172</text:p>
          </table:table-cell>
          <table:table-cell office:value-type="float" office:value="199" table:style-name="ce9">
            <text:p>199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6">
            <text:p>-1</text:p>
          </table:table-cell>
          <table:table-cell office:value-type="float" office:value="1.0899293320216614" table:formula="of:=[.B10]*[Model_1.$B$2]+[.C10]*[Model_1.$B$3]+[.D10]*[Model_1.$B$4]+[.E10]*[Model_1.$B$5]+[Model_1.$B$6]" table:style-name="ce10">
            <text:p>1.089929332</text:p>
          </table:table-cell>
          <table:table-cell table:number-columns-repeated="16377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57" table:style-name="ce9">
            <text:p>57</text:p>
          </table:table-cell>
          <table:table-cell office:value-type="float" office:value="150" table:style-name="ce9">
            <text:p>150</text:p>
          </table:table-cell>
          <table:table-cell office:value-type="float" office:value="168" table:style-name="ce9">
            <text:p>168</text:p>
          </table:table-cell>
          <table:table-cell office:value-type="float" office:value="174" table:style-name="ce9">
            <text:p>174</text:p>
          </table:table-cell>
          <table:table-cell office:value-type="float" office:value="-1" table:style-name="ce6">
            <text:p>-1</text:p>
          </table:table-cell>
          <table:table-cell office:value-type="float" office:value="1.5629437030492568" table:formula="of:=[.B11]*[Model_1.$B$2]+[.C11]*[Model_1.$B$3]+[.D11]*[Model_1.$B$4]+[.E11]*[Model_1.$B$5]+[Model_1.$B$6]" table:style-name="ce10">
            <text:p>1.562943703</text:p>
          </table:table-cell>
          <table:table-cell table:number-columns-repeated="16377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54" table:style-name="ce9">
            <text:p>54</text:p>
          </table:table-cell>
          <table:table-cell office:value-type="float" office:value="140" table:style-name="ce9">
            <text:p>140</text:p>
          </table:table-cell>
          <table:table-cell office:value-type="float" office:value="239" table:style-name="ce9">
            <text:p>239</text:p>
          </table:table-cell>
          <table:table-cell office:value-type="float" office:value="160" table:style-name="ce9">
            <text:p>160</text:p>
          </table:table-cell>
          <table:table-cell office:value-type="float" office:value="-1" table:style-name="ce6">
            <text:p>-1</text:p>
          </table:table-cell>
          <table:table-cell office:value-type="float" office:value="1.3224981172972328" table:formula="of:=[.B12]*[Model_1.$B$2]+[.C12]*[Model_1.$B$3]+[.D12]*[Model_1.$B$4]+[.E12]*[Model_1.$B$5]+[Model_1.$B$6]" table:style-name="ce10">
            <text:p>1.322498117</text:p>
          </table:table-cell>
          <table:table-cell table:number-columns-repeated="16377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48" table:style-name="ce9">
            <text:p>48</text:p>
          </table:table-cell>
          <table:table-cell office:value-type="float" office:value="130" table:style-name="ce9">
            <text:p>130</text:p>
          </table:table-cell>
          <table:table-cell office:value-type="float" office:value="275" table:style-name="ce9">
            <text:p>275</text:p>
          </table:table-cell>
          <table:table-cell office:value-type="float" office:value="139" table:style-name="ce9">
            <text:p>139</text:p>
          </table:table-cell>
          <table:table-cell office:value-type="float" office:value="-1" table:style-name="ce6">
            <text:p>-1</text:p>
          </table:table-cell>
          <table:table-cell office:value-type="float" office:value="2.4352658381357202" table:formula="of:=[.B13]*[Model_1.$B$2]+[.C13]*[Model_1.$B$3]+[.D13]*[Model_1.$B$4]+[.E13]*[Model_1.$B$5]+[Model_1.$B$6]" table:style-name="ce10">
            <text:p>2.435265838</text:p>
          </table:table-cell>
          <table:table-cell table:number-columns-repeated="16377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266" table:style-name="ce9">
            <text:p>266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6">
            <text:p>-1</text:p>
          </table:table-cell>
          <table:table-cell office:value-type="float" office:value="-0.30004169182914353" table:formula="of:=[.B14]*[Model_1.$B$2]+[.C14]*[Model_1.$B$3]+[.D14]*[Model_1.$B$4]+[.E14]*[Model_1.$B$5]+[Model_1.$B$6]" table:style-name="ce10">
            <text:p>-0.300041692</text:p>
          </table:table-cell>
          <table:table-cell table:number-columns-repeated="16377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58" table:style-name="ce9">
            <text:p>58</text:p>
          </table:table-cell>
          <table:table-cell office:value-type="float" office:value="150" table:style-name="ce9">
            <text:p>150</text:p>
          </table:table-cell>
          <table:table-cell office:value-type="float" office:value="283" table:style-name="ce9">
            <text:p>283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6">
            <text:p>-1</text:p>
          </table:table-cell>
          <table:table-cell office:value-type="float" office:value="-1.5304336995214385E-2" table:formula="of:=[.B15]*[Model_1.$B$2]+[.C15]*[Model_1.$B$3]+[.D15]*[Model_1.$B$4]+[.E15]*[Model_1.$B$5]+[Model_1.$B$6]" table:style-name="ce10">
            <text:p>-0.015304337</text:p>
          </table:table-cell>
          <table:table-cell table:number-columns-repeated="16377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50" table:style-name="ce9">
            <text:p>50</text:p>
          </table:table-cell>
          <table:table-cell office:value-type="float" office:value="120" table:style-name="ce9">
            <text:p>120</text:p>
          </table:table-cell>
          <table:table-cell office:value-type="float" office:value="219" table:style-name="ce9">
            <text:p>219</text:p>
          </table:table-cell>
          <table:table-cell office:value-type="float" office:value="158" table:style-name="ce9">
            <text:p>158</text:p>
          </table:table-cell>
          <table:table-cell office:value-type="float" office:value="-1" table:style-name="ce6">
            <text:p>-1</text:p>
          </table:table-cell>
          <table:table-cell office:value-type="float" office:value="2.3707301599211412" table:formula="of:=[.B16]*[Model_1.$B$2]+[.C16]*[Model_1.$B$3]+[.D16]*[Model_1.$B$4]+[.E16]*[Model_1.$B$5]+[Model_1.$B$6]" table:style-name="ce10">
            <text:p>2.37073016</text:p>
          </table:table-cell>
          <table:table-cell table:number-columns-repeated="16377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58" table:style-name="ce9">
            <text:p>58</text:p>
          </table:table-cell>
          <table:table-cell office:value-type="float" office:value="120" table:style-name="ce9">
            <text:p>120</text:p>
          </table:table-cell>
          <table:table-cell office:value-type="float" office:value="340" table:style-name="ce9">
            <text:p>340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6">
            <text:p>-1</text:p>
          </table:table-cell>
          <table:table-cell office:value-type="float" office:value="-1.461996905608121" table:formula="of:=[.B17]*[Model_1.$B$2]+[.C17]*[Model_1.$B$3]+[.D17]*[Model_1.$B$4]+[.E17]*[Model_1.$B$5]+[Model_1.$B$6]" table:style-name="ce10">
            <text:p>-1.461996906</text:p>
          </table:table-cell>
          <table:table-cell table:number-columns-repeated="16377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43" table:style-name="ce9">
            <text:p>43</text:p>
          </table:table-cell>
          <table:table-cell office:value-type="float" office:value="150" table:style-name="ce9">
            <text:p>150</text:p>
          </table:table-cell>
          <table:table-cell office:value-type="float" office:value="247" table:style-name="ce9">
            <text:p>247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6">
            <text:p>-1</text:p>
          </table:table-cell>
          <table:table-cell office:value-type="float" office:value="-0.69135511122690829" table:formula="of:=[.B18]*[Model_1.$B$2]+[.C18]*[Model_1.$B$3]+[.D18]*[Model_1.$B$4]+[.E18]*[Model_1.$B$5]+[Model_1.$B$6]" table:style-name="ce10">
            <text:p>-0.691355111</text:p>
          </table:table-cell>
          <table:table-cell table:number-columns-repeated="16377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9" table:style-name="ce9">
            <text:p>69</text:p>
          </table:table-cell>
          <table:table-cell office:value-type="float" office:value="140" table:style-name="ce9">
            <text:p>140</text:p>
          </table:table-cell>
          <table:table-cell office:value-type="float" office:value="239" table:style-name="ce9">
            <text:p>239</text:p>
          </table:table-cell>
          <table:table-cell office:value-type="float" office:value="151" table:style-name="ce9">
            <text:p>151</text:p>
          </table:table-cell>
          <table:table-cell office:value-type="float" office:value="-1" table:style-name="ce6">
            <text:p>-1</text:p>
          </table:table-cell>
          <table:table-cell office:value-type="float" office:value="2.8588609881886171" table:formula="of:=[.B19]*[Model_1.$B$2]+[.C19]*[Model_1.$B$3]+[.D19]*[Model_1.$B$4]+[.E19]*[Model_1.$B$5]+[Model_1.$B$6]" table:style-name="ce10">
            <text:p>2.858860988</text:p>
          </table:table-cell>
          <table:table-cell table:number-columns-repeated="16377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59" table:style-name="ce9">
            <text:p>59</text:p>
          </table:table-cell>
          <table:table-cell office:value-type="float" office:value="135" table:style-name="ce9">
            <text:p>135</text:p>
          </table:table-cell>
          <table:table-cell office:value-type="float" office:value="234" table:style-name="ce9">
            <text:p>234</text:p>
          </table:table-cell>
          <table:table-cell office:value-type="float" office:value="161" table:style-name="ce9">
            <text:p>161</text:p>
          </table:table-cell>
          <table:table-cell office:value-type="float" office:value="-1" table:style-name="ce6">
            <text:p>-1</text:p>
          </table:table-cell>
          <table:table-cell office:value-type="float" office:value="1.7215144756298564" table:formula="of:=[.B20]*[Model_1.$B$2]+[.C20]*[Model_1.$B$3]+[.D20]*[Model_1.$B$4]+[.E20]*[Model_1.$B$5]+[Model_1.$B$6]" table:style-name="ce10">
            <text:p>1.721514476</text:p>
          </table:table-cell>
          <table:table-cell table:number-columns-repeated="16377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44" table:style-name="ce9">
            <text:p>44</text:p>
          </table:table-cell>
          <table:table-cell office:value-type="float" office:value="130" table:style-name="ce9">
            <text:p>130</text:p>
          </table:table-cell>
          <table:table-cell office:value-type="float" office:value="233" table:style-name="ce9">
            <text:p>233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6">
            <text:p>-1</text:p>
          </table:table-cell>
          <table:table-cell office:value-type="float" office:value="-0.49176558046264063" table:formula="of:=[.B21]*[Model_1.$B$2]+[.C21]*[Model_1.$B$3]+[.D21]*[Model_1.$B$4]+[.E21]*[Model_1.$B$5]+[Model_1.$B$6]" table:style-name="ce10">
            <text:p>-0.49176558</text:p>
          </table:table-cell>
          <table:table-cell table:number-columns-repeated="16377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42" table:style-name="ce9">
            <text:p>42</text:p>
          </table:table-cell>
          <table:table-cell office:value-type="float" office:value="140" table:style-name="ce9">
            <text:p>140</text:p>
          </table:table-cell>
          <table:table-cell office:value-type="float" office:value="226" table:style-name="ce9">
            <text:p>226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6">
            <text:p>-1</text:p>
          </table:table-cell>
          <table:table-cell office:value-type="float" office:value="-0.60728420608151268" table:formula="of:=[.B22]*[Model_1.$B$2]+[.C22]*[Model_1.$B$3]+[.D22]*[Model_1.$B$4]+[.E22]*[Model_1.$B$5]+[Model_1.$B$6]" table:style-name="ce10">
            <text:p>-0.607284206</text:p>
          </table:table-cell>
          <table:table-cell table:number-columns-repeated="16377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61" table:style-name="ce9">
            <text:p>61</text:p>
          </table:table-cell>
          <table:table-cell office:value-type="float" office:value="150" table:style-name="ce9">
            <text:p>150</text:p>
          </table:table-cell>
          <table:table-cell office:value-type="float" office:value="243" table:style-name="ce9">
            <text:p>243</text:p>
          </table:table-cell>
          <table:table-cell office:value-type="float" office:value="137" table:style-name="ce9">
            <text:p>137</text:p>
          </table:table-cell>
          <table:table-cell office:value-type="float" office:value="-1" table:style-name="ce6">
            <text:p>-1</text:p>
          </table:table-cell>
          <table:table-cell office:value-type="float" office:value="3.4204222875449162" table:formula="of:=[.B23]*[Model_1.$B$2]+[.C23]*[Model_1.$B$3]+[.D23]*[Model_1.$B$4]+[.E23]*[Model_1.$B$5]+[Model_1.$B$6]" table:style-name="ce10">
            <text:p>3.420422288</text:p>
          </table:table-cell>
          <table:table-cell table:number-columns-repeated="16377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40" table:style-name="ce9">
            <text:p>40</text:p>
          </table:table-cell>
          <table:table-cell office:value-type="float" office:value="140" table:style-name="ce9">
            <text:p>140</text:p>
          </table:table-cell>
          <table:table-cell office:value-type="float" office:value="199" table:style-name="ce9">
            <text:p>199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6">
            <text:p>-1</text:p>
          </table:table-cell>
          <table:table-cell office:value-type="float" office:value="-5.4525151506400249E-2" table:formula="of:=[.B24]*[Model_1.$B$2]+[.C24]*[Model_1.$B$3]+[.D24]*[Model_1.$B$4]+[.E24]*[Model_1.$B$5]+[Model_1.$B$6]" table:style-name="ce10">
            <text:p>-0.054525152</text:p>
          </table:table-cell>
          <table:table-cell table:number-columns-repeated="16377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71" table:style-name="ce9">
            <text:p>71</text:p>
          </table:table-cell>
          <table:table-cell office:value-type="float" office:value="160" table:style-name="ce9">
            <text:p>160</text:p>
          </table:table-cell>
          <table:table-cell office:value-type="float" office:value="302" table:style-name="ce9">
            <text:p>302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6">
            <text:p>-1</text:p>
          </table:table-cell>
          <table:table-cell office:value-type="float" office:value="-0.15224131319242673" table:formula="of:=[.B25]*[Model_1.$B$2]+[.C25]*[Model_1.$B$3]+[.D25]*[Model_1.$B$4]+[.E25]*[Model_1.$B$5]+[Model_1.$B$6]" table:style-name="ce10">
            <text:p>-0.152241313</text:p>
          </table:table-cell>
          <table:table-cell table:number-columns-repeated="16377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59" table:style-name="ce9">
            <text:p>59</text:p>
          </table:table-cell>
          <table:table-cell office:value-type="float" office:value="150" table:style-name="ce9">
            <text:p>150</text:p>
          </table:table-cell>
          <table:table-cell office:value-type="float" office:value="212" table:style-name="ce9">
            <text:p>212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6">
            <text:p>-1</text:p>
          </table:table-cell>
          <table:table-cell office:value-type="float" office:value="2.1958821606512018" table:formula="of:=[.B26]*[Model_1.$B$2]+[.C26]*[Model_1.$B$3]+[.D26]*[Model_1.$B$4]+[.E26]*[Model_1.$B$5]+[Model_1.$B$6]" table:style-name="ce10">
            <text:p>2.195882161</text:p>
          </table:table-cell>
          <table:table-cell table:number-columns-repeated="16377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65" table:style-name="ce9">
            <text:p>65</text:p>
          </table:table-cell>
          <table:table-cell office:value-type="float" office:value="140" table:style-name="ce9">
            <text:p>140</text:p>
          </table:table-cell>
          <table:table-cell office:value-type="float" office:value="417" table:style-name="ce9">
            <text:p>417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6">
            <text:p>-1</text:p>
          </table:table-cell>
          <table:table-cell office:value-type="float" office:value="-2.1417212387973663" table:formula="of:=[.B27]*[Model_1.$B$2]+[.C27]*[Model_1.$B$3]+[.D27]*[Model_1.$B$4]+[.E27]*[Model_1.$B$5]+[Model_1.$B$6]" table:style-name="ce10">
            <text:p>-2.141721239</text:p>
          </table:table-cell>
          <table:table-cell table:number-columns-repeated="16377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53" table:style-name="ce9">
            <text:p>53</text:p>
          </table:table-cell>
          <table:table-cell office:value-type="float" office:value="130" table:style-name="ce9">
            <text:p>130</text:p>
          </table:table-cell>
          <table:table-cell office:value-type="float" office:value="197" table:style-name="ce9">
            <text:p>197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6">
            <text:p>-1</text:p>
          </table:table-cell>
          <table:table-cell office:value-type="float" office:value="3.3130848063173737" table:formula="of:=[.B28]*[Model_1.$B$2]+[.C28]*[Model_1.$B$3]+[.D28]*[Model_1.$B$4]+[.E28]*[Model_1.$B$5]+[Model_1.$B$6]" table:style-name="ce10">
            <text:p>3.313084806</text:p>
          </table:table-cell>
          <table:table-cell table:number-columns-repeated="16377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41" table:style-name="ce9">
            <text:p>41</text:p>
          </table:table-cell>
          <table:table-cell office:value-type="float" office:value="105" table:style-name="ce9">
            <text:p>105</text:p>
          </table:table-cell>
          <table:table-cell office:value-type="float" office:value="198" table:style-name="ce9">
            <text:p>198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6">
            <text:p>-1</text:p>
          </table:table-cell>
          <table:table-cell office:value-type="float" office:value="1.9459530742755504" table:formula="of:=[.B29]*[Model_1.$B$2]+[.C29]*[Model_1.$B$3]+[.D29]*[Model_1.$B$4]+[.E29]*[Model_1.$B$5]+[Model_1.$B$6]" table:style-name="ce10">
            <text:p>1.945953074</text:p>
          </table:table-cell>
          <table:table-cell table:number-columns-repeated="16377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float" office:value="65" table:style-name="ce9">
            <text:p>65</text:p>
          </table:table-cell>
          <table:table-cell office:value-type="float" office:value="120" table:style-name="ce9">
            <text:p>120</text:p>
          </table:table-cell>
          <table:table-cell office:value-type="float" office:value="177" table:style-name="ce9">
            <text:p>177</text:p>
          </table:table-cell>
          <table:table-cell office:value-type="float" office:value="140" table:style-name="ce9">
            <text:p>140</text:p>
          </table:table-cell>
          <table:table-cell office:value-type="float" office:value="-1" table:style-name="ce6">
            <text:p>-1</text:p>
          </table:table-cell>
          <table:table-cell office:value-type="float" office:value="5.753590713409455" table:formula="of:=[.B30]*[Model_1.$B$2]+[.C30]*[Model_1.$B$3]+[.D30]*[Model_1.$B$4]+[.E30]*[Model_1.$B$5]+[Model_1.$B$6]" table:style-name="ce10">
            <text:p>5.753590713</text:p>
          </table:table-cell>
          <table:table-cell table:number-columns-repeated="16377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44" table:style-name="ce9">
            <text:p>44</text:p>
          </table:table-cell>
          <table:table-cell office:value-type="float" office:value="130" table:style-name="ce9">
            <text:p>130</text:p>
          </table:table-cell>
          <table:table-cell office:value-type="float" office:value="219" table:style-name="ce9">
            <text:p>219</text:p>
          </table:table-cell>
          <table:table-cell office:value-type="float" office:value="188" table:style-name="ce9">
            <text:p>188</text:p>
          </table:table-cell>
          <table:table-cell office:value-type="float" office:value="-1" table:style-name="ce6">
            <text:p>-1</text:p>
          </table:table-cell>
          <table:table-cell office:value-type="float" office:value="-1.000000001588937" table:formula="of:=[.B31]*[Model_1.$B$2]+[.C31]*[Model_1.$B$3]+[.D31]*[Model_1.$B$4]+[.E31]*[Model_1.$B$5]+[Model_1.$B$6]" table:style-name="ce10">
            <text:p>-1.000000002</text:p>
          </table:table-cell>
          <table:table-cell table:number-columns-repeated="16377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67" table:style-name="ce9">
            <text:p>67</text:p>
          </table:table-cell>
          <table:table-cell office:value-type="float" office:value="160" table:style-name="ce9">
            <text:p>160</text:p>
          </table:table-cell>
          <table:table-cell office:value-type="float" office:value="286" table:style-name="ce9">
            <text:p>286</text:p>
          </table:table-cell>
          <table:table-cell office:value-type="float" office:value="108" table:style-name="ce9">
            <text:p>108</text:p>
          </table:table-cell>
          <table:table-cell office:value-type="float" office:value="-1" table:style-name="ce6">
            <text:p>-1</text:p>
          </table:table-cell>
          <table:table-cell office:value-type="float" office:value="5.1019710017807398" table:formula="of:=[.B32]*[Model_1.$B$2]+[.C32]*[Model_1.$B$3]+[.D32]*[Model_1.$B$4]+[.E32]*[Model_1.$B$5]+[Model_1.$B$6]" table:style-name="ce10">
            <text:p>5.101971002</text:p>
          </table:table-cell>
          <table:table-cell table:number-columns-repeated="16377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229" table:style-name="ce9">
            <text:p>229</text:p>
          </table:table-cell>
          <table:table-cell office:value-type="float" office:value="129" table:style-name="ce9">
            <text:p>129</text:p>
          </table:table-cell>
          <table:table-cell office:value-type="float" office:value="-1" table:style-name="ce6">
            <text:p>-1</text:p>
          </table:table-cell>
          <table:table-cell office:value-type="float" office:value="5.6334818807577243" table:formula="of:=[.B33]*[Model_1.$B$2]+[.C33]*[Model_1.$B$3]+[.D33]*[Model_1.$B$4]+[.E33]*[Model_1.$B$5]+[Model_1.$B$6]" table:style-name="ce10">
            <text:p>5.633481881</text:p>
          </table:table-cell>
          <table:table-cell table:number-columns-repeated="16377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63" table:style-name="ce9">
            <text:p>63</text:p>
          </table:table-cell>
          <table:table-cell office:value-type="float" office:value="130" table:style-name="ce9">
            <text:p>130</text:p>
          </table:table-cell>
          <table:table-cell office:value-type="float" office:value="254" table:style-name="ce9">
            <text:p>254</text:p>
          </table:table-cell>
          <table:table-cell office:value-type="float" office:value="147" table:style-name="ce9">
            <text:p>147</text:p>
          </table:table-cell>
          <table:table-cell office:value-type="float" office:value="-1" table:style-name="ce6">
            <text:p>-1</text:p>
          </table:table-cell>
          <table:table-cell office:value-type="float" office:value="2.8815214298122349" table:formula="of:=[.B34]*[Model_1.$B$2]+[.C34]*[Model_1.$B$3]+[.D34]*[Model_1.$B$4]+[.E34]*[Model_1.$B$5]+[Model_1.$B$6]" table:style-name="ce10">
            <text:p>2.88152143</text:p>
          </table:table-cell>
          <table:table-cell table:number-columns-repeated="16377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56" table:style-name="ce9">
            <text:p>256</text:p>
          </table:table-cell>
          <table:table-cell office:value-type="float" office:value="142" table:style-name="ce9">
            <text:p>142</text:p>
          </table:table-cell>
          <table:table-cell office:value-type="float" office:value="-1" table:style-name="ce6">
            <text:p>-1</text:p>
          </table:table-cell>
          <table:table-cell office:value-type="float" office:value="2.9782861042200892" table:formula="of:=[.B35]*[Model_1.$B$2]+[.C35]*[Model_1.$B$3]+[.D35]*[Model_1.$B$4]+[.E35]*[Model_1.$B$5]+[Model_1.$B$6]" table:style-name="ce10">
            <text:p>2.978286104</text:p>
          </table:table-cell>
          <table:table-cell table:number-columns-repeated="16377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48" table:style-name="ce9">
            <text:p>48</text:p>
          </table:table-cell>
          <table:table-cell office:value-type="float" office:value="110" table:style-name="ce9">
            <text:p>110</text:p>
          </table:table-cell>
          <table:table-cell office:value-type="float" office:value="229" table:style-name="ce9">
            <text:p>229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6">
            <text:p>-1</text:p>
          </table:table-cell>
          <table:table-cell office:value-type="float" office:value="1.3868058384851025" table:formula="of:=[.B36]*[Model_1.$B$2]+[.C36]*[Model_1.$B$3]+[.D36]*[Model_1.$B$4]+[.E36]*[Model_1.$B$5]+[Model_1.$B$6]" table:style-name="ce10">
            <text:p>1.386805838</text:p>
          </table:table-cell>
          <table:table-cell table:number-columns-repeated="16377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60" table:style-name="ce9">
            <text:p>60</text:p>
          </table:table-cell>
          <table:table-cell office:value-type="float" office:value="130" table:style-name="ce9">
            <text:p>130</text:p>
          </table:table-cell>
          <table:table-cell office:value-type="float" office:value="206" table:style-name="ce9">
            <text:p>206</text:p>
          </table:table-cell>
          <table:table-cell office:value-type="float" office:value="132" table:style-name="ce9">
            <text:p>132</text:p>
          </table:table-cell>
          <table:table-cell office:value-type="float" office:value="-1" table:style-name="ce6">
            <text:p>-1</text:p>
          </table:table-cell>
          <table:table-cell office:value-type="float" office:value="5.2945587593022623" table:formula="of:=[.B37]*[Model_1.$B$2]+[.C37]*[Model_1.$B$3]+[.D37]*[Model_1.$B$4]+[.E37]*[Model_1.$B$5]+[Model_1.$B$6]" table:style-name="ce10">
            <text:p>5.294558759</text:p>
          </table:table-cell>
          <table:table-cell table:number-columns-repeated="16377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40" table:style-name="ce9">
            <text:p>40</text:p>
          </table:table-cell>
          <table:table-cell office:value-type="float" office:value="110" table:style-name="ce9">
            <text:p>110</text:p>
          </table:table-cell>
          <table:table-cell office:value-type="float" office:value="167" table:style-name="ce9">
            <text:p>167</text:p>
          </table:table-cell>
          <table:table-cell office:value-type="float" office:value="114" table:style-name="ce9">
            <text:p>114</text:p>
          </table:table-cell>
          <table:table-cell office:value-type="float" office:value="-1" table:style-name="ce6">
            <text:p>-1</text:p>
          </table:table-cell>
          <table:table-cell office:value-type="float" office:value="7.5553557966841112" table:formula="of:=[.B38]*[Model_1.$B$2]+[.C38]*[Model_1.$B$3]+[.D38]*[Model_1.$B$4]+[.E38]*[Model_1.$B$5]+[Model_1.$B$6]" table:style-name="ce10">
            <text:p>7.555355797</text:p>
          </table:table-cell>
          <table:table-cell table:number-columns-repeated="16377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43" table:style-name="ce9">
            <text:p>43</text:p>
          </table:table-cell>
          <table:table-cell office:value-type="float" office:value="120" table:style-name="ce9">
            <text:p>120</text:p>
          </table:table-cell>
          <table:table-cell office:value-type="float" office:value="177" table:style-name="ce9">
            <text:p>177</text:p>
          </table:table-cell>
          <table:table-cell office:value-type="float" office:value="120" table:style-name="ce9">
            <text:p>120</text:p>
          </table:table-cell>
          <table:table-cell office:value-type="float" office:value="-1" table:style-name="ce6">
            <text:p>-1</text:p>
          </table:table-cell>
          <table:table-cell office:value-type="float" office:value="6.6092549307242336" table:formula="of:=[.B39]*[Model_1.$B$2]+[.C39]*[Model_1.$B$3]+[.D39]*[Model_1.$B$4]+[.E39]*[Model_1.$B$5]+[Model_1.$B$6]" table:style-name="ce10">
            <text:p>6.609254931</text:p>
          </table:table-cell>
          <table:table-cell table:number-columns-repeated="16377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57" table:style-name="ce9">
            <text:p>57</text:p>
          </table:table-cell>
          <table:table-cell office:value-type="float" office:value="150" table:style-name="ce9">
            <text:p>150</text:p>
          </table:table-cell>
          <table:table-cell office:value-type="float" office:value="276" table:style-name="ce9">
            <text:p>276</text:p>
          </table:table-cell>
          <table:table-cell office:value-type="float" office:value="112" table:style-name="ce9">
            <text:p>112</text:p>
          </table:table-cell>
          <table:table-cell office:value-type="float" office:value="-1" table:style-name="ce6">
            <text:p>-1</text:p>
          </table:table-cell>
          <table:table-cell office:value-type="float" office:value="4.7879645978063117" table:formula="of:=[.B40]*[Model_1.$B$2]+[.C40]*[Model_1.$B$3]+[.D40]*[Model_1.$B$4]+[.E40]*[Model_1.$B$5]+[Model_1.$B$6]" table:style-name="ce10">
            <text:p>4.787964598</text:p>
          </table:table-cell>
          <table:table-cell table:number-columns-repeated="16377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55" table:style-name="ce9">
            <text:p>55</text:p>
          </table:table-cell>
          <table:table-cell office:value-type="float" office:value="132" table:style-name="ce9">
            <text:p>132</text:p>
          </table:table-cell>
          <table:table-cell office:value-type="float" office:value="353" table:style-name="ce9">
            <text:p>353</text:p>
          </table:table-cell>
          <table:table-cell office:value-type="float" office:value="132" table:style-name="ce9">
            <text:p>132</text:p>
          </table:table-cell>
          <table:table-cell office:value-type="float" office:value="-1" table:style-name="ce6">
            <text:p>-1</text:p>
          </table:table-cell>
          <table:table-cell office:value-type="float" office:value="1.4936359559217927" table:formula="of:=[.B41]*[Model_1.$B$2]+[.C41]*[Model_1.$B$3]+[.D41]*[Model_1.$B$4]+[.E41]*[Model_1.$B$5]+[Model_1.$B$6]" table:style-name="ce10">
            <text:p>1.493635956</text:p>
          </table:table-cell>
          <table:table-cell table:number-columns-repeated="16377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65" table:style-name="ce9">
            <text:p>65</text:p>
          </table:table-cell>
          <table:table-cell office:value-type="float" office:value="150" table:style-name="ce9">
            <text:p>150</text:p>
          </table:table-cell>
          <table:table-cell office:value-type="float" office:value="225" table:style-name="ce9">
            <text:p>225</text:p>
          </table:table-cell>
          <table:table-cell office:value-type="float" office:value="114" table:style-name="ce9">
            <text:p>114</text:p>
          </table:table-cell>
          <table:table-cell office:value-type="float" office:value="-1" table:style-name="ce6">
            <text:p>-1</text:p>
          </table:table-cell>
          <table:table-cell office:value-type="float" office:value="6.1893511983097369" table:formula="of:=[.B42]*[Model_1.$B$2]+[.C42]*[Model_1.$B$3]+[.D42]*[Model_1.$B$4]+[.E42]*[Model_1.$B$5]+[Model_1.$B$6]" table:style-name="ce10">
            <text:p>6.189351198</text:p>
          </table:table-cell>
          <table:table-cell table:number-columns-repeated="16377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58" table:style-name="ce9">
            <text:p>58</text:p>
          </table:table-cell>
          <table:table-cell office:value-type="float" office:value="112" table:style-name="ce9">
            <text:p>112</text:p>
          </table:table-cell>
          <table:table-cell office:value-type="float" office:value="230" table:style-name="ce9">
            <text:p>230</text:p>
          </table:table-cell>
          <table:table-cell office:value-type="float" office:value="165" table:style-name="ce9">
            <text:p>165</text:p>
          </table:table-cell>
          <table:table-cell office:value-type="float" office:value="-1" table:style-name="ce6">
            <text:p>-1</text:p>
          </table:table-cell>
          <table:table-cell office:value-type="float" office:value="2.0494225847865764" table:formula="of:=[.B43]*[Model_1.$B$2]+[.C43]*[Model_1.$B$3]+[.D43]*[Model_1.$B$4]+[.E43]*[Model_1.$B$5]+[Model_1.$B$6]" table:style-name="ce10">
            <text:p>2.049422585</text:p>
          </table:table-cell>
          <table:table-cell table:number-columns-repeated="16377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150" table:style-name="ce9">
            <text:p>150</text:p>
          </table:table-cell>
          <table:table-cell office:value-type="float" office:value="243" table:style-name="ce9">
            <text:p>243</text:p>
          </table:table-cell>
          <table:table-cell office:value-type="float" office:value="128" table:style-name="ce9">
            <text:p>128</text:p>
          </table:table-cell>
          <table:table-cell office:value-type="float" office:value="-1" table:style-name="ce6">
            <text:p>-1</text:p>
          </table:table-cell>
          <table:table-cell office:value-type="float" office:value="3.7546099254807537" table:formula="of:=[.B44]*[Model_1.$B$2]+[.C44]*[Model_1.$B$3]+[.D44]*[Model_1.$B$4]+[.E44]*[Model_1.$B$5]+[Model_1.$B$6]" table:style-name="ce10">
            <text:p>3.754609925</text:p>
          </table:table-cell>
          <table:table-cell table:number-columns-repeated="16377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44" table:style-name="ce9">
            <text:p>44</text:p>
          </table:table-cell>
          <table:table-cell office:value-type="float" office:value="112" table:style-name="ce9">
            <text:p>112</text:p>
          </table:table-cell>
          <table:table-cell office:value-type="float" office:value="290" table:style-name="ce9">
            <text:p>290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6">
            <text:p>-1</text:p>
          </table:table-cell>
          <table:table-cell office:value-type="float" office:value="1.091977613574759" table:formula="of:=[.B45]*[Model_1.$B$2]+[.C45]*[Model_1.$B$3]+[.D45]*[Model_1.$B$4]+[.E45]*[Model_1.$B$5]+[Model_1.$B$6]" table:style-name="ce10">
            <text:p>1.091977614</text:p>
          </table:table-cell>
          <table:table-cell table:number-columns-repeated="16377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60" table:style-name="ce9">
            <text:p>60</text:p>
          </table:table-cell>
          <table:table-cell office:value-type="float" office:value="130" table:style-name="ce9">
            <text:p>130</text:p>
          </table:table-cell>
          <table:table-cell office:value-type="float" office:value="253" table:style-name="ce9">
            <text:p>253</text:p>
          </table:table-cell>
          <table:table-cell office:value-type="float" office:value="144" table:style-name="ce9">
            <text:p>144</text:p>
          </table:table-cell>
          <table:table-cell office:value-type="float" office:value="-1" table:style-name="ce6">
            <text:p>-1</text:p>
          </table:table-cell>
          <table:table-cell office:value-type="float" office:value="3.0476398733379462" table:formula="of:=[.B46]*[Model_1.$B$2]+[.C46]*[Model_1.$B$3]+[.D46]*[Model_1.$B$4]+[.E46]*[Model_1.$B$5]+[Model_1.$B$6]" table:style-name="ce10">
            <text:p>3.047639873</text:p>
          </table:table-cell>
          <table:table-cell table:number-columns-repeated="16377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54" table:style-name="ce9">
            <text:p>54</text:p>
          </table:table-cell>
          <table:table-cell office:value-type="float" office:value="124" table:style-name="ce9">
            <text:p>124</text:p>
          </table:table-cell>
          <table:table-cell office:value-type="float" office:value="266" table:style-name="ce9">
            <text:p>266</text:p>
          </table:table-cell>
          <table:table-cell office:value-type="float" office:value="109" table:style-name="ce9">
            <text:p>109</text:p>
          </table:table-cell>
          <table:table-cell office:value-type="float" office:value="-1" table:style-name="ce6">
            <text:p>-1</text:p>
          </table:table-cell>
          <table:table-cell office:value-type="float" office:value="5.9074856293688853" table:formula="of:=[.B47]*[Model_1.$B$2]+[.C47]*[Model_1.$B$3]+[.D47]*[Model_1.$B$4]+[.E47]*[Model_1.$B$5]+[Model_1.$B$6]" table:style-name="ce10">
            <text:p>5.907485629</text:p>
          </table:table-cell>
          <table:table-cell table:number-columns-repeated="16377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float" office:value="50" table:style-name="ce9">
            <text:p>50</text:p>
          </table:table-cell>
          <table:table-cell office:value-type="float" office:value="140" table:style-name="ce9">
            <text:p>140</text:p>
          </table:table-cell>
          <table:table-cell office:value-type="float" office:value="233" table:style-name="ce9">
            <text:p>233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6">
            <text:p>-1</text:p>
          </table:table-cell>
          <table:table-cell office:value-type="float" office:value="1.0000000187365501" table:formula="of:=[.B48]*[Model_1.$B$2]+[.C48]*[Model_1.$B$3]+[.D48]*[Model_1.$B$4]+[.E48]*[Model_1.$B$5]+[Model_1.$B$6]" table:style-name="ce10">
            <text:p>1.000000019</text:p>
          </table:table-cell>
          <table:table-cell table:number-columns-repeated="16377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62" table:style-name="ce9">
            <text:p>62</text:p>
          </table:table-cell>
          <table:table-cell office:value-type="float" office:value="140" table:style-name="ce9">
            <text:p>140</text:p>
          </table:table-cell>
          <table:table-cell office:value-type="float" office:value="268" table:style-name="ce9">
            <text:p>268</text:p>
          </table:table-cell>
          <table:table-cell office:value-type="float" office:value="160" table:style-name="ce9">
            <text:p>160</text:p>
          </table:table-cell>
          <table:table-cell office:value-type="float" office:value="-1" table:style-name="ce6">
            <text:p>-1</text:p>
          </table:table-cell>
          <table:table-cell office:value-type="float" office:value="0.99936900000000151" table:formula="of:=[.B49]*[Model_1.$B$2]+[.C49]*[Model_1.$B$3]+[.D49]*[Model_1.$B$4]+[.E49]*[Model_1.$B$5]+[Model_1.$B$6]" table:style-name="ce10">
            <text:p>0.999369</text:p>
          </table:table-cell>
          <table:table-cell table:number-columns-repeated="16377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58" table:style-name="ce9">
            <text:p>58</text:p>
          </table:table-cell>
          <table:table-cell office:value-type="float" office:value="120" table:style-name="ce9">
            <text:p>120</text:p>
          </table:table-cell>
          <table:table-cell office:value-type="float" office:value="284" table:style-name="ce9">
            <text:p>284</text:p>
          </table:table-cell>
          <table:table-cell office:value-type="float" office:value="160" table:style-name="ce9">
            <text:p>160</text:p>
          </table:table-cell>
          <table:table-cell office:value-type="float" office:value="-1" table:style-name="ce6">
            <text:p>-1</text:p>
          </table:table-cell>
          <table:table-cell office:value-type="float" office:value="1.0000000045211195" table:formula="of:=[.B50]*[Model_1.$B$2]+[.C50]*[Model_1.$B$3]+[.D50]*[Model_1.$B$4]+[.E50]*[Model_1.$B$5]+[Model_1.$B$6]" table:style-name="ce10">
            <text:p>1.000000005</text:p>
          </table:table-cell>
          <table:table-cell table:number-columns-repeated="16377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float" office:value="60" table:style-name="ce12">
            <text:p>60</text:p>
          </table:table-cell>
          <table:table-cell office:value-type="float" office:value="117" table:style-name="ce12">
            <text:p>117</text:p>
          </table:table-cell>
          <table:table-cell office:value-type="float" office:value="230" table:style-name="ce12">
            <text:p>230</text:p>
          </table:table-cell>
          <table:table-cell office:value-type="float" office:value="160" table:style-name="ce12">
            <text:p>160</text:p>
          </table:table-cell>
          <table:table-cell office:value-type="float" office:value="-1" table:style-name="ce6">
            <text:p>-1</text:p>
          </table:table-cell>
          <table:table-cell office:value-type="float" office:value="2.4681344632616913" table:formula="of:=[.B51]*[Model_1.$B$2]+[.C51]*[Model_1.$B$3]+[.D51]*[Model_1.$B$4]+[.E51]*[Model_1.$B$5]+[Model_1.$B$6]" table:style-name="ce13">
            <text:p>2.468134463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Test_Data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Patient #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Blood Pressure</text:p>
          </table:table-cell>
          <table:table-cell office:value-type="string" table:style-name="ce3">
            <text:p>Cholesterol</text:p>
          </table:table-cell>
          <table:table-cell office:value-type="string" table:style-name="ce3">
            <text:p>Max Heart Rate</text:p>
          </table:table-cell>
          <table:table-cell office:value-type="string" table:style-name="ce3">
            <text:p>Diagnosis(Observed)</text:p>
          </table:table-cell>
          <table:table-cell office:value-type="string" table:style-name="ce3">
            <text:p>f(x,k)</text:p>
          </table:table-cell>
          <table:table-cell office:value-type="string" table:style-name="ce4">
            <text:p>Diagnosis(Predicted)</text:p>
          </table:table-cell>
          <table:table-cell table:number-columns-repeated="16376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64" table:style-name="ce6">
            <text:p>64</text:p>
          </table:table-cell>
          <table:table-cell office:value-type="float" office:value="140" table:style-name="ce6">
            <text:p>140</text:p>
          </table:table-cell>
          <table:table-cell office:value-type="float" office:value="313" table:style-name="ce6">
            <text:p>313</text:p>
          </table:table-cell>
          <table:table-cell office:value-type="float" office:value="133" table:style-name="ce6">
            <text:p>133</text:p>
          </table:table-cell>
          <table:table-cell office:value-type="float" office:value="-1" table:style-name="ce6">
            <text:p>-1</text:p>
          </table:table-cell>
          <table:table-cell office:value-type="float" office:value="0.44724729992920764" table:formula="of:=[.$L$3]*[.B2]+[.$L$4]*[.C2]+[.$L$5]*[.D2]+[.$L$6]*[.E2]+[.$L$7]" table:style-name="ce6">
            <text:p>0.4472473</text:p>
          </table:table-cell>
          <table:table-cell office:value-type="float" office:value="1" table:formula="of:=IF([.G2]&lt;=0;-1;1)" table:style-name="ce6">
            <text:p>1</text:p>
          </table:table-cell>
          <table:table-cell table:number-columns-repeated="2" table:style-name="ce1"/>
          <table:table-cell office:value-type="string" table:style-name="ce14">
            <text:p>Decision</text:p>
          </table:table-cell>
          <table:table-cell table:number-columns-repeated="16373" table:style-name="ce1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43" table:style-name="ce9">
            <text:p>43</text:p>
          </table:table-cell>
          <table:table-cell office:value-type="float" office:value="110" table:style-name="ce9">
            <text:p>110</text:p>
          </table:table-cell>
          <table:table-cell office:value-type="float" office:value="211" table:style-name="ce9">
            <text:p>211</text:p>
          </table:table-cell>
          <table:table-cell office:value-type="float" office:value="161" table:style-name="ce9">
            <text:p>161</text:p>
          </table:table-cell>
          <table:table-cell office:value-type="float" office:value="-1" table:style-name="ce9">
            <text:p>-1</text:p>
          </table:table-cell>
          <table:table-cell office:value-type="float" office:value="7.7225898933029669E-2" table:formula="of:=[.$L$3]*[.B3]+[.$L$4]*[.C3]+[.$L$5]*[.D3]+[.$L$6]*[.E3]+[.$L$7]" table:style-name="ce6">
            <text:p>0.077225899</text:p>
          </table:table-cell>
          <table:table-cell office:value-type="float" office:value="1" table:formula="of:=IF([.G3]&lt;=0;-1;1)" table:style-name="ce9">
            <text:p>1</text:p>
          </table:table-cell>
          <table:table-cell table:number-columns-repeated="2" table:style-name="ce1"/>
          <table:table-cell office:value-type="string" table:style-name="ce15">
            <text:p>Age</text:p>
          </table:table-cell>
          <table:table-cell office:value-type="float" office:value="2.9752043771804435E-3" table:style-name="ce16">
            <text:p>0.002975204</text:p>
          </table:table-cell>
          <table:table-cell table:number-columns-repeated="16372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45" table:style-name="ce9">
            <text:p>45</text:p>
          </table:table-cell>
          <table:table-cell office:value-type="float" office:value="142" table:style-name="ce9">
            <text:p>142</text:p>
          </table:table-cell>
          <table:table-cell office:value-type="float" office:value="309" table:style-name="ce9">
            <text:p>309</text:p>
          </table:table-cell>
          <table:table-cell office:value-type="float" office:value="147" table:style-name="ce9">
            <text:p>147</text:p>
          </table:table-cell>
          <table:table-cell office:value-type="float" office:value="1" table:style-name="ce9">
            <text:p>1</text:p>
          </table:table-cell>
          <table:table-cell office:value-type="float" office:value="-0.2209150268486848" table:formula="of:=[.$L$3]*[.B4]+[.$L$4]*[.C4]+[.$L$5]*[.D4]+[.$L$6]*[.E4]+[.$L$7]" table:style-name="ce6">
            <text:p>-0.220915027</text:p>
          </table:table-cell>
          <table:table-cell office:value-type="float" office:value="-1" table:formula="of:=IF([.G4]&lt;=0;-1;1)" table:style-name="ce9">
            <text:p>-1</text:p>
          </table:table-cell>
          <table:table-cell table:number-columns-repeated="2" table:style-name="ce1"/>
          <table:table-cell office:value-type="string" table:style-name="ce16">
            <text:p>Blood Pressure</text:p>
          </table:table-cell>
          <table:table-cell office:value-type="float" office:value="-3.0535488652133184E-2" table:style-name="ce17">
            <text:p>-0.030535489</text:p>
          </table:table-cell>
          <table:table-cell table:number-columns-repeated="16372"/>
        </table:table-row>
        <table:table-row table:style-name="ro1">
          <table:table-cell office:value-type="float" office:value="54" table:style-name="ce9">
            <text:p>54</text:p>
          </table:table-cell>
          <table:table-cell office:value-type="float" office:value="58" table:style-name="ce9">
            <text:p>58</text:p>
          </table:table-cell>
          <table:table-cell office:value-type="float" office:value="128" table:style-name="ce9">
            <text:p>128</text:p>
          </table:table-cell>
          <table:table-cell office:value-type="float" office:value="259" table:style-name="ce9">
            <text:p>259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9">
            <text:p>1</text:p>
          </table:table-cell>
          <table:table-cell office:value-type="float" office:value="0.84232084739403312" table:formula="of:=[.$L$3]*[.B5]+[.$L$4]*[.C5]+[.$L$5]*[.D5]+[.$L$6]*[.E5]+[.$L$7]" table:style-name="ce6">
            <text:p>0.842320847</text:p>
          </table:table-cell>
          <table:table-cell office:value-type="float" office:value="1" table:formula="of:=IF([.G5]&lt;=0;-1;1)" table:style-name="ce9">
            <text:p>1</text:p>
          </table:table-cell>
          <table:table-cell table:number-columns-repeated="2" table:style-name="ce1"/>
          <table:table-cell office:value-type="string" table:style-name="ce16">
            <text:p>Cholesterol</text:p>
          </table:table-cell>
          <table:table-cell office:value-type="float" office:value="1.3029982555849814E-3" table:style-name="ce16">
            <text:p>0.001302998</text:p>
          </table:table-cell>
          <table:table-cell table:number-columns-repeated="16372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50" table:style-name="ce9">
            <text:p>50</text:p>
          </table:table-cell>
          <table:table-cell office:value-type="float" office:value="144" table:style-name="ce9">
            <text:p>144</text:p>
          </table:table-cell>
          <table:table-cell office:value-type="float" office:value="200" table:style-name="ce9">
            <text:p>200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9">
            <text:p>1</text:p>
          </table:table-cell>
          <table:table-cell office:value-type="float" office:value="0.40888891780147496" table:formula="of:=[.$L$3]*[.B6]+[.$L$4]*[.C6]+[.$L$5]*[.D6]+[.$L$6]*[.E6]+[.$L$7]" table:style-name="ce6">
            <text:p>0.408888918</text:p>
          </table:table-cell>
          <table:table-cell office:value-type="float" office:value="1" table:formula="of:=IF([.G6]&lt;=0;-1;1)" table:style-name="ce9">
            <text:p>1</text:p>
          </table:table-cell>
          <table:table-cell table:number-columns-repeated="2" table:style-name="ce1"/>
          <table:table-cell office:value-type="string" table:style-name="ce16">
            <text:p>Max Heart Rate</text:p>
          </table:table-cell>
          <table:table-cell office:value-type="float" office:value="-3.8953605234632718E-2" table:style-name="ce16">
            <text:p>-0.038953605</text:p>
          </table:table-cell>
          <table:table-cell table:number-columns-repeated="16372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55" table:style-name="ce9">
            <text:p>55</text:p>
          </table:table-cell>
          <table:table-cell office:value-type="float" office:value="130" table:style-name="ce9">
            <text:p>130</text:p>
          </table:table-cell>
          <table:table-cell office:value-type="float" office:value="262" table:style-name="ce9">
            <text:p>262</text:p>
          </table:table-cell>
          <table:table-cell office:value-type="float" office:value="155" table:style-name="ce9">
            <text:p>155</text:p>
          </table:table-cell>
          <table:table-cell office:value-type="float" office:value="-1" table:style-name="ce9">
            <text:p>-1</text:p>
          </table:table-cell>
          <table:table-cell office:value-type="float" office:value="-0.19760687914083874" table:formula="of:=[.$L$3]*[.B7]+[.$L$4]*[.C7]+[.$L$5]*[.D7]+[.$L$6]*[.E7]+[.$L$7]" table:style-name="ce6">
            <text:p>-0.197606879</text:p>
          </table:table-cell>
          <table:table-cell office:value-type="float" office:value="-1" table:formula="of:=IF([.G7]&lt;=0;-1;1)" table:style-name="ce9">
            <text:p>-1</text:p>
          </table:table-cell>
          <table:table-cell table:number-columns-repeated="2" table:style-name="ce1"/>
          <table:table-cell office:value-type="string" table:style-name="ce16">
            <text:p>Intercept</text:p>
          </table:table-cell>
          <table:table-cell office:value-type="float" office:value="9.3047936732963574" table:style-name="ce16">
            <text:p>9.304793673</text:p>
          </table:table-cell>
          <table:table-cell table:number-columns-repeated="16372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62" table:style-name="ce9">
            <text:p>62</text:p>
          </table:table-cell>
          <table:table-cell office:value-type="float" office:value="150" table:style-name="ce9">
            <text:p>150</text:p>
          </table:table-cell>
          <table:table-cell office:value-type="float" office:value="244" table:style-name="ce9">
            <text:p>244</text:p>
          </table:table-cell>
          <table:table-cell office:value-type="float" office:value="154" table:style-name="ce9">
            <text:p>154</text:p>
          </table:table-cell>
          <table:table-cell office:value-type="float" office:value="1" table:style-name="ce9">
            <text:p>1</text:p>
          </table:table-cell>
          <table:table-cell office:value-type="float" office:value="-0.77199058490913508" table:formula="of:=[.$L$3]*[.B8]+[.$L$4]*[.C8]+[.$L$5]*[.D8]+[.$L$6]*[.E8]+[.$L$7]" table:style-name="ce6">
            <text:p>-0.771990585</text:p>
          </table:table-cell>
          <table:table-cell office:value-type="float" office:value="-1" table:formula="of:=IF([.G8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37" table:style-name="ce9">
            <text:p>37</text:p>
          </table:table-cell>
          <table:table-cell office:value-type="float" office:value="120" table:style-name="ce9">
            <text:p>120</text:p>
          </table:table-cell>
          <table:table-cell office:value-type="float" office:value="215" table:style-name="ce9">
            <text:p>215</text:p>
          </table:table-cell>
          <table:table-cell office:value-type="float" office:value="170" table:style-name="ce9">
            <text:p>170</text:p>
          </table:table-cell>
          <table:table-cell office:value-type="float" office:value="-1" table:style-name="ce9">
            <text:p>-1</text:p>
          </table:table-cell>
          <table:table-cell office:value-type="float" office:value="-0.59135066794073943" table:formula="of:=[.$L$3]*[.B9]+[.$L$4]*[.C9]+[.$L$5]*[.D9]+[.$L$6]*[.E9]+[.$L$7]" table:style-name="ce6">
            <text:p>-0.591350668</text:p>
          </table:table-cell>
          <table:table-cell office:value-type="float" office:value="-1" table:formula="of:=IF([.G9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38" table:style-name="ce9">
            <text:p>38</text:p>
          </table:table-cell>
          <table:table-cell office:value-type="float" office:value="120" table:style-name="ce9">
            <text:p>120</text:p>
          </table:table-cell>
          <table:table-cell office:value-type="float" office:value="231" table:style-name="ce9">
            <text:p>231</text:p>
          </table:table-cell>
          <table:table-cell office:value-type="float" office:value="182" table:style-name="ce9">
            <text:p>182</text:p>
          </table:table-cell>
          <table:table-cell office:value-type="float" office:value="1" table:style-name="ce9">
            <text:p>1</text:p>
          </table:table-cell>
          <table:table-cell office:value-type="float" office:value="-1.0349707542897928" table:formula="of:=[.$L$3]*[.B10]+[.$L$4]*[.C10]+[.$L$5]*[.D10]+[.$L$6]*[.E10]+[.$L$7]" table:style-name="ce6">
            <text:p>-1.034970754</text:p>
          </table:table-cell>
          <table:table-cell office:value-type="float" office:value="-1" table:formula="of:=IF([.G10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41" table:style-name="ce9">
            <text:p>41</text:p>
          </table:table-cell>
          <table:table-cell office:value-type="float" office:value="130" table:style-name="ce9">
            <text:p>130</text:p>
          </table:table-cell>
          <table:table-cell office:value-type="float" office:value="214" table:style-name="ce9">
            <text:p>214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9">
            <text:p>-1</text:p>
          </table:table-cell>
          <table:table-cell office:value-type="float" office:value="-0.80820052473966975" table:formula="of:=[.$L$3]*[.B11]+[.$L$4]*[.C11]+[.$L$5]*[.D11]+[.$L$6]*[.E11]+[.$L$7]" table:style-name="ce6">
            <text:p>-0.808200525</text:p>
          </table:table-cell>
          <table:table-cell office:value-type="float" office:value="-1" table:formula="of:=IF([.G11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float" office:value="66" table:style-name="ce9">
            <text:p>66</text:p>
          </table:table-cell>
          <table:table-cell office:value-type="float" office:value="178" table:style-name="ce9">
            <text:p>178</text:p>
          </table:table-cell>
          <table:table-cell office:value-type="float" office:value="228" table:style-name="ce9">
            <text:p>228</text:p>
          </table:table-cell>
          <table:table-cell office:value-type="float" office:value="165" table:style-name="ce9">
            <text:p>165</text:p>
          </table:table-cell>
          <table:table-cell office:value-type="float" office:value="1" table:style-name="ce9">
            <text:p>1</text:p>
          </table:table-cell>
          <table:table-cell office:value-type="float" office:value="-2.0644210793304634" table:formula="of:=[.$L$3]*[.B12]+[.$L$4]*[.C12]+[.$L$5]*[.D12]+[.$L$6]*[.E12]+[.$L$7]" table:style-name="ce6">
            <text:p>-2.064421079</text:p>
          </table:table-cell>
          <table:table-cell office:value-type="float" office:value="-1" table:formula="of:=IF([.G12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52" table:style-name="ce9">
            <text:p>52</text:p>
          </table:table-cell>
          <table:table-cell office:value-type="float" office:value="112" table:style-name="ce9">
            <text:p>112</text:p>
          </table:table-cell>
          <table:table-cell office:value-type="float" office:value="230" table:style-name="ce9">
            <text:p>230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9">
            <text:p>1</text:p>
          </table:table-cell>
          <table:table-cell office:value-type="float" office:value="0.10664233311413618" table:formula="of:=[.$L$3]*[.B13]+[.$L$4]*[.C13]+[.$L$5]*[.D13]+[.$L$6]*[.E13]+[.$L$7]" table:style-name="ce6">
            <text:p>0.106642333</text:p>
          </table:table-cell>
          <table:table-cell office:value-type="float" office:value="1" table:formula="of:=IF([.G13]&lt;=0;-1;1)" table:style-name="ce9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193" table:style-name="ce9">
            <text:p>193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9">
            <text:p>-1</text:p>
          </table:table-cell>
          <table:table-cell office:value-type="float" office:value="-0.25185890452011783" table:formula="of:=[.$L$3]*[.B14]+[.$L$4]*[.C14]+[.$L$5]*[.D14]+[.$L$6]*[.E14]+[.$L$7]" table:style-name="ce6">
            <text:p>-0.251858905</text:p>
          </table:table-cell>
          <table:table-cell office:value-type="float" office:value="-1" table:formula="of:=IF([.G14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46" table:style-name="ce9">
            <text:p>46</text:p>
          </table:table-cell>
          <table:table-cell office:value-type="float" office:value="105" table:style-name="ce9">
            <text:p>105</text:p>
          </table:table-cell>
          <table:table-cell office:value-type="float" office:value="204" table:style-name="ce9">
            <text:p>204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9">
            <text:p>-1</text:p>
          </table:table-cell>
          <table:table-cell office:value-type="float" office:value="-0.19878169004481627" table:formula="of:=[.$L$3]*[.B15]+[.$L$4]*[.C15]+[.$L$5]*[.D15]+[.$L$6]*[.E15]+[.$L$7]" table:style-name="ce6">
            <text:p>-0.19878169</text:p>
          </table:table-cell>
          <table:table-cell office:value-type="float" office:value="-1" table:formula="of:=IF([.G15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46" table:style-name="ce9">
            <text:p>46</text:p>
          </table:table-cell>
          <table:table-cell office:value-type="float" office:value="138" table:style-name="ce9">
            <text:p>138</text:p>
          </table:table-cell>
          <table:table-cell office:value-type="float" office:value="243" table:style-name="ce9">
            <text:p>243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9">
            <text:p>-1</text:p>
          </table:table-cell>
          <table:table-cell office:value-type="float" office:value="-0.37656377890474424" table:formula="of:=[.$L$3]*[.B16]+[.$L$4]*[.C16]+[.$L$5]*[.D16]+[.$L$6]*[.E16]+[.$L$7]" table:style-name="ce6">
            <text:p>-0.376563779</text:p>
          </table:table-cell>
          <table:table-cell office:value-type="float" office:value="-1" table:formula="of:=IF([.G16]&lt;=0;-1;1)" table:style-name="ce9">
            <text:p>-1</text:p>
          </table:table-cell>
          <table:table-cell table:number-columns-repeated="16376" table:style-name="ce1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64" table:style-name="ce9">
            <text:p>64</text:p>
          </table:table-cell>
          <table:table-cell office:value-type="float" office:value="130" table:style-name="ce9">
            <text:p>130</text:p>
          </table:table-cell>
          <table:table-cell office:value-type="float" office:value="303" table:style-name="ce9">
            <text:p>303</text:p>
          </table:table-cell>
          <table:table-cell office:value-type="float" office:value="122" table:style-name="ce9">
            <text:p>122</text:p>
          </table:table-cell>
          <table:table-cell office:value-type="float" office:value="-1" table:style-name="ce9">
            <text:p>-1</text:p>
          </table:table-cell>
          <table:table-cell office:value-type="float" office:value="1.1680618614756497" table:formula="of:=[.$L$3]*[.B17]+[.$L$4]*[.C17]+[.$L$5]*[.D17]+[.$L$6]*[.E17]+[.$L$7]" table:style-name="ce6">
            <text:p>1.168061861</text:p>
          </table:table-cell>
          <table:table-cell office:value-type="float" office:value="1" table:formula="of:=IF([.G17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table:style-name="ce9">
            <text:p>67</text:p>
          </table:table-cell>
          <table:table-cell office:value-type="float" office:value="59" table:style-name="ce9">
            <text:p>59</text:p>
          </table:table-cell>
          <table:table-cell office:value-type="float" office:value="138" table:style-name="ce9">
            <text:p>138</text:p>
          </table:table-cell>
          <table:table-cell office:value-type="float" office:value="271" table:style-name="ce9">
            <text:p>271</text:p>
          </table:table-cell>
          <table:table-cell office:value-type="float" office:value="182" table:style-name="ce9">
            <text:p>182</text:p>
          </table:table-cell>
          <table:table-cell office:value-type="float" office:value="-1" table:style-name="ce9">
            <text:p>-1</text:p>
          </table:table-cell>
          <table:table-cell office:value-type="float" office:value="-1.4700103278840011" table:formula="of:=[.$L$3]*[.B18]+[.$L$4]*[.C18]+[.$L$5]*[.D18]+[.$L$6]*[.E18]+[.$L$7]" table:style-name="ce6">
            <text:p>-1.470010328</text:p>
          </table:table-cell>
          <table:table-cell office:value-type="float" office:value="-1" table:formula="of:=IF([.G18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41" table:style-name="ce9">
            <text:p>41</text:p>
          </table:table-cell>
          <table:table-cell office:value-type="float" office:value="112" table:style-name="ce9">
            <text:p>112</text:p>
          </table:table-cell>
          <table:table-cell office:value-type="float" office:value="268" table:style-name="ce9">
            <text:p>268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9">
            <text:p>-1</text:p>
          </table:table-cell>
          <table:table-cell office:value-type="float" office:value="-0.34401424413821324" table:formula="of:=[.$L$3]*[.B19]+[.$L$4]*[.C19]+[.$L$5]*[.D19]+[.$L$6]*[.E19]+[.$L$7]" table:style-name="ce6">
            <text:p>-0.344014244</text:p>
          </table:table-cell>
          <table:table-cell office:value-type="float" office:value="-1" table:formula="of:=IF([.G19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54" table:style-name="ce9">
            <text:p>54</text:p>
          </table:table-cell>
          <table:table-cell office:value-type="float" office:value="108" table:style-name="ce9">
            <text:p>108</text:p>
          </table:table-cell>
          <table:table-cell office:value-type="float" office:value="267" table:style-name="ce9">
            <text:p>267</text:p>
          </table:table-cell>
          <table:table-cell office:value-type="float" office:value="167" table:style-name="ce9">
            <text:p>167</text:p>
          </table:table-cell>
          <table:table-cell office:value-type="float" office:value="-1" table:style-name="ce9">
            <text:p>-1</text:p>
          </table:table-cell>
          <table:table-cell office:value-type="float" office:value="1.0270395291243517E-2" table:formula="of:=[.$L$3]*[.B20]+[.$L$4]*[.C20]+[.$L$5]*[.D20]+[.$L$6]*[.E20]+[.$L$7]" table:style-name="ce6">
            <text:p>0.010270395</text:p>
          </table:table-cell>
          <table:table-cell office:value-type="float" office:value="1" table:formula="of:=IF([.G20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float" office:value="39" table:style-name="ce9">
            <text:p>39</text:p>
          </table:table-cell>
          <table:table-cell office:value-type="float" office:value="94" table:style-name="ce9">
            <text:p>94</text:p>
          </table:table-cell>
          <table:table-cell office:value-type="float" office:value="199" table:style-name="ce9">
            <text:p>199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9">
            <text:p>-1</text:p>
          </table:table-cell>
          <table:table-cell office:value-type="float" office:value="-0.16290797343197028" table:formula="of:=[.$L$3]*[.B21]+[.$L$4]*[.C21]+[.$L$5]*[.D21]+[.$L$6]*[.E21]+[.$L$7]" table:style-name="ce6">
            <text:p>-0.162907973</text:p>
          </table:table-cell>
          <table:table-cell office:value-type="float" office:value="-1" table:formula="of:=IF([.G21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53" table:style-name="ce9">
            <text:p>53</text:p>
          </table:table-cell>
          <table:table-cell office:value-type="float" office:value="123" table:style-name="ce9">
            <text:p>123</text:p>
          </table:table-cell>
          <table:table-cell office:value-type="float" office:value="282" table:style-name="ce9">
            <text:p>282</text:p>
          </table:table-cell>
          <table:table-cell office:value-type="float" office:value="95" table:style-name="ce9">
            <text:p>95</text:p>
          </table:table-cell>
          <table:table-cell office:value-type="float" office:value="1" table:style-name="ce9">
            <text:p>1</text:p>
          </table:table-cell>
          <table:table-cell office:value-type="float" office:value="2.3734674118593961" table:formula="of:=[.$L$3]*[.B22]+[.$L$4]*[.C22]+[.$L$5]*[.D22]+[.$L$6]*[.E22]+[.$L$7]" table:style-name="ce6">
            <text:p>2.373467412</text:p>
          </table:table-cell>
          <table:table-cell office:value-type="float" office:value="1" table:formula="of:=IF([.G22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float" office:value="63" table:style-name="ce9">
            <text:p>63</text:p>
          </table:table-cell>
          <table:table-cell office:value-type="float" office:value="108" table:style-name="ce9">
            <text:p>108</text:p>
          </table:table-cell>
          <table:table-cell office:value-type="float" office:value="269" table:style-name="ce9">
            <text:p>269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9">
            <text:p>1</text:p>
          </table:table-cell>
          <table:table-cell office:value-type="float" office:value="-3.8253979272226957E-2" table:formula="of:=[.$L$3]*[.B23]+[.$L$4]*[.C23]+[.$L$5]*[.D23]+[.$L$6]*[.E23]+[.$L$7]" table:style-name="ce6">
            <text:p>-0.038253979</text:p>
          </table:table-cell>
          <table:table-cell office:value-type="float" office:value="-1" table:formula="of:=IF([.G23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73" table:style-name="ce9">
            <text:p>73</text:p>
          </table:table-cell>
          <table:table-cell office:value-type="float" office:value="34" table:style-name="ce9">
            <text:p>34</text:p>
          </table:table-cell>
          <table:table-cell office:value-type="float" office:value="118" table:style-name="ce9">
            <text:p>118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9">
            <text:p>192</text:p>
          </table:table-cell>
          <table:table-cell office:value-type="float" office:value="-1" table:style-name="ce9">
            <text:p>-1</text:p>
          </table:table-cell>
          <table:table-cell office:value-type="float" office:value="-1.4026996102078595" table:formula="of:=[.$L$3]*[.B24]+[.$L$4]*[.C24]+[.$L$5]*[.D24]+[.$L$6]*[.E24]+[.$L$7]" table:style-name="ce6">
            <text:p>-1.40269961</text:p>
          </table:table-cell>
          <table:table-cell office:value-type="float" office:value="-1" table:formula="of:=IF([.G24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47" table:style-name="ce9">
            <text:p>47</text:p>
          </table:table-cell>
          <table:table-cell office:value-type="float" office:value="112" table:style-name="ce9">
            <text:p>112</text:p>
          </table:table-cell>
          <table:table-cell office:value-type="float" office:value="204" table:style-name="ce9">
            <text:p>204</text:p>
          </table:table-cell>
          <table:table-cell office:value-type="float" office:value="143" table:style-name="ce9">
            <text:p>143</text:p>
          </table:table-cell>
          <table:table-cell office:value-type="float" office:value="-1" table:style-name="ce9">
            <text:p>-1</text:p>
          </table:table-cell>
          <table:table-cell office:value-type="float" office:value="0.72009964557177852" table:formula="of:=[.$L$3]*[.B25]+[.$L$4]*[.C25]+[.$L$5]*[.D25]+[.$L$6]*[.E25]+[.$L$7]" table:style-name="ce6">
            <text:p>0.720099646</text:p>
          </table:table-cell>
          <table:table-cell office:value-type="float" office:value="1" table:formula="of:=IF([.G25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67" table:style-name="ce9">
            <text:p>67</text:p>
          </table:table-cell>
          <table:table-cell office:value-type="float" office:value="152" table:style-name="ce9">
            <text:p>152</text:p>
          </table:table-cell>
          <table:table-cell office:value-type="float" office:value="277" table:style-name="ce9">
            <text:p>277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9">
            <text:p>-1</text:p>
          </table:table-cell>
          <table:table-cell office:value-type="float" office:value="-1.476351492116585" table:formula="of:=[.$L$3]*[.B26]+[.$L$4]*[.C26]+[.$L$5]*[.D26]+[.$L$6]*[.E26]+[.$L$7]" table:style-name="ce6">
            <text:p>-1.476351492</text:p>
          </table:table-cell>
          <table:table-cell office:value-type="float" office:value="-1" table:formula="of:=IF([.G26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54" table:style-name="ce9">
            <text:p>54</text:p>
          </table:table-cell>
          <table:table-cell office:value-type="float" office:value="110" table:style-name="ce9">
            <text:p>110</text:p>
          </table:table-cell>
          <table:table-cell office:value-type="float" office:value="206" table:style-name="ce9">
            <text:p>206</text:p>
          </table:table-cell>
          <table:table-cell office:value-type="float" office:value="108" table:style-name="ce9">
            <text:p>108</text:p>
          </table:table-cell>
          <table:table-cell office:value-type="float" office:value="1" table:style-name="ce9">
            <text:p>1</text:p>
          </table:table-cell>
          <table:table-cell office:value-type="float" office:value="2.1679792332396239" table:formula="of:=[.$L$3]*[.B27]+[.$L$4]*[.C27]+[.$L$5]*[.D27]+[.$L$6]*[.E27]+[.$L$7]" table:style-name="ce6">
            <text:p>2.167979233</text:p>
          </table:table-cell>
          <table:table-cell office:value-type="float" office:value="1" table:formula="of:=IF([.G27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66" table:style-name="ce9">
            <text:p>66</text:p>
          </table:table-cell>
          <table:table-cell office:value-type="float" office:value="112" table:style-name="ce9">
            <text:p>112</text:p>
          </table:table-cell>
          <table:table-cell office:value-type="float" office:value="212" table:style-name="ce9">
            <text:p>212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9">
            <text:p>1</text:p>
          </table:table-cell>
          <table:table-cell office:value-type="float" office:value="1.2155421723638486" table:formula="of:=[.$L$3]*[.B28]+[.$L$4]*[.C28]+[.$L$5]*[.D28]+[.$L$6]*[.E28]+[.$L$7]" table:style-name="ce6">
            <text:p>1.215542172</text:p>
          </table:table-cell>
          <table:table-cell office:value-type="float" office:value="1" table:formula="of:=IF([.G28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52" table:style-name="ce9">
            <text:p>52</text:p>
          </table:table-cell>
          <table:table-cell office:value-type="float" office:value="136" table:style-name="ce9">
            <text:p>136</text:p>
          </table:table-cell>
          <table:table-cell office:value-type="float" office:value="196" table:style-name="ce9">
            <text:p>196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9">
            <text:p>-1</text:p>
          </table:table-cell>
          <table:table-cell office:value-type="float" office:value="-1.0210937823386459" table:formula="of:=[.$L$3]*[.B29]+[.$L$4]*[.C29]+[.$L$5]*[.D29]+[.$L$6]*[.E29]+[.$L$7]" table:style-name="ce6">
            <text:p>-1.021093782</text:p>
          </table:table-cell>
          <table:table-cell office:value-type="float" office:value="-1" table:formula="of:=IF([.G29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55" table:style-name="ce9">
            <text:p>55</text:p>
          </table:table-cell>
          <table:table-cell office:value-type="float" office:value="180" table:style-name="ce9">
            <text:p>180</text:p>
          </table:table-cell>
          <table:table-cell office:value-type="float" office:value="327" table:style-name="ce9">
            <text:p>327</text:p>
          </table:table-cell>
          <table:table-cell office:value-type="float" office:value="117" table:style-name="ce9">
            <text:p>117</text:p>
          </table:table-cell>
          <table:table-cell office:value-type="float" office:value="1" table:style-name="ce9">
            <text:p>1</text:p>
          </table:table-cell>
          <table:table-cell office:value-type="float" office:value="-0.15944942621842983" table:formula="of:=[.$L$3]*[.B30]+[.$L$4]*[.C30]+[.$L$5]*[.D30]+[.$L$6]*[.E30]+[.$L$7]" table:style-name="ce6">
            <text:p>-0.159449426</text:p>
          </table:table-cell>
          <table:table-cell office:value-type="float" office:value="-1" table:formula="of:=IF([.G3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float" office:value="49" table:style-name="ce9">
            <text:p>49</text:p>
          </table:table-cell>
          <table:table-cell office:value-type="float" office:value="118" table:style-name="ce9">
            <text:p>118</text:p>
          </table:table-cell>
          <table:table-cell office:value-type="float" office:value="149" table:style-name="ce9">
            <text:p>149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9">
            <text:p>1</text:p>
          </table:table-cell>
          <table:table-cell office:value-type="float" office:value="1.1333835073449237" table:formula="of:=[.$L$3]*[.B31]+[.$L$4]*[.C31]+[.$L$5]*[.D31]+[.$L$6]*[.E31]+[.$L$7]" table:style-name="ce6">
            <text:p>1.133383507</text:p>
          </table:table-cell>
          <table:table-cell office:value-type="float" office:value="1" table:formula="of:=IF([.G31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74" table:style-name="ce9">
            <text:p>74</text:p>
          </table:table-cell>
          <table:table-cell office:value-type="float" office:value="120" table:style-name="ce9">
            <text:p>120</text:p>
          </table:table-cell>
          <table:table-cell office:value-type="float" office:value="269" table:style-name="ce9">
            <text:p>269</text:p>
          </table:table-cell>
          <table:table-cell office:value-type="float" office:value="121" table:style-name="ce9">
            <text:p>121</text:p>
          </table:table-cell>
          <table:table-cell office:value-type="float" office:value="-1" table:style-name="ce9">
            <text:p>-1</text:p>
          </table:table-cell>
          <table:table-cell office:value-type="float" office:value="1.4978204563135291" table:formula="of:=[.$L$3]*[.B32]+[.$L$4]*[.C32]+[.$L$5]*[.D32]+[.$L$6]*[.E32]+[.$L$7]" table:style-name="ce6">
            <text:p>1.497820456</text:p>
          </table:table-cell>
          <table:table-cell office:value-type="float" office:value="1" table:formula="of:=IF([.G32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54" table:style-name="ce9">
            <text:p>54</text:p>
          </table:table-cell>
          <table:table-cell office:value-type="float" office:value="160" table:style-name="ce9">
            <text:p>160</text:p>
          </table:table-cell>
          <table:table-cell office:value-type="float" office:value="201" table:style-name="ce9">
            <text:p>201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9">
            <text:p>-1</text:p>
          </table:table-cell>
          <table:table-cell office:value-type="float" office:value="-1.5077584785497589" table:formula="of:=[.$L$3]*[.B33]+[.$L$4]*[.C33]+[.$L$5]*[.D33]+[.$L$6]*[.E33]+[.$L$7]" table:style-name="ce6">
            <text:p>-1.507758479</text:p>
          </table:table-cell>
          <table:table-cell office:value-type="float" office:value="-1" table:formula="of:=IF([.G33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54" table:style-name="ce9">
            <text:p>54</text:p>
          </table:table-cell>
          <table:table-cell office:value-type="float" office:value="122" table:style-name="ce9">
            <text:p>122</text:p>
          </table:table-cell>
          <table:table-cell office:value-type="float" office:value="286" table:style-name="ce9">
            <text:p>286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9">
            <text:p>1</text:p>
          </table:table-cell>
          <table:table-cell office:value-type="float" office:value="1.5941643879837626" table:formula="of:=[.$L$3]*[.B34]+[.$L$4]*[.C34]+[.$L$5]*[.D34]+[.$L$6]*[.E34]+[.$L$7]" table:style-name="ce6">
            <text:p>1.594164388</text:p>
          </table:table-cell>
          <table:table-cell office:value-type="float" office:value="1" table:formula="of:=IF([.G34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9">
            <text:p>84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83" table:style-name="ce9">
            <text:p>283</text:p>
          </table:table-cell>
          <table:table-cell office:value-type="float" office:value="103" table:style-name="ce9">
            <text:p>103</text:p>
          </table:table-cell>
          <table:table-cell office:value-type="float" office:value="1" table:style-name="ce9">
            <text:p>1</text:p>
          </table:table-cell>
          <table:table-cell office:value-type="float" office:value="1.8583187608045275" table:formula="of:=[.$L$3]*[.B35]+[.$L$4]*[.C35]+[.$L$5]*[.D35]+[.$L$6]*[.E35]+[.$L$7]" table:style-name="ce6">
            <text:p>1.858318761</text:p>
          </table:table-cell>
          <table:table-cell office:value-type="float" office:value="1" table:formula="of:=IF([.G35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float" office:value="46" table:style-name="ce9">
            <text:p>46</text:p>
          </table:table-cell>
          <table:table-cell office:value-type="float" office:value="120" table:style-name="ce9">
            <text:p>120</text:p>
          </table:table-cell>
          <table:table-cell office:value-type="float" office:value="249" table:style-name="ce9">
            <text:p>249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9">
            <text:p>1</text:p>
          </table:table-cell>
          <table:table-cell office:value-type="float" office:value="0.49252184824422507" table:formula="of:=[.$L$3]*[.B36]+[.$L$4]*[.C36]+[.$L$5]*[.D36]+[.$L$6]*[.E36]+[.$L$7]" table:style-name="ce6">
            <text:p>0.492521848</text:p>
          </table:table-cell>
          <table:table-cell office:value-type="float" office:value="1" table:formula="of:=IF([.G36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float" office:value="49" table:style-name="ce9">
            <text:p>49</text:p>
          </table:table-cell>
          <table:table-cell office:value-type="float" office:value="134" table:style-name="ce9">
            <text:p>134</text:p>
          </table:table-cell>
          <table:table-cell office:value-type="float" office:value="271" table:style-name="ce9">
            <text:p>271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9">
            <text:p>-1</text:p>
          </table:table-cell>
          <table:table-cell office:value-type="float" office:value="-0.59854831235461781" table:formula="of:=[.$L$3]*[.B37]+[.$L$4]*[.C37]+[.$L$5]*[.D37]+[.$L$6]*[.E37]+[.$L$7]" table:style-name="ce6">
            <text:p>-0.598548312</text:p>
          </table:table-cell>
          <table:table-cell office:value-type="float" office:value="-1" table:formula="of:=IF([.G37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float" office:value="42" table:style-name="ce9">
            <text:p>42</text:p>
          </table:table-cell>
          <table:table-cell office:value-type="float" office:value="120" table:style-name="ce9">
            <text:p>120</text:p>
          </table:table-cell>
          <table:table-cell office:value-type="float" office:value="295" table:style-name="ce9">
            <text:p>295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9">
            <text:p>-1</text:p>
          </table:table-cell>
          <table:table-cell office:value-type="float" office:value="-0.16060594373097636" table:formula="of:=[.$L$3]*[.B38]+[.$L$4]*[.C38]+[.$L$5]*[.D38]+[.$L$6]*[.E38]+[.$L$7]" table:style-name="ce6">
            <text:p>-0.160605944</text:p>
          </table:table-cell>
          <table:table-cell office:value-type="float" office:value="-1" table:formula="of:=IF([.G38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float" office:value="41" table:style-name="ce9">
            <text:p>41</text:p>
          </table:table-cell>
          <table:table-cell office:value-type="float" office:value="110" table:style-name="ce9">
            <text:p>110</text:p>
          </table:table-cell>
          <table:table-cell office:value-type="float" office:value="235" table:style-name="ce9">
            <text:p>235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9">
            <text:p>-1</text:p>
          </table:table-cell>
          <table:table-cell office:value-type="float" office:value="0.41417629018977031" table:formula="of:=[.$L$3]*[.B39]+[.$L$4]*[.C39]+[.$L$5]*[.D39]+[.$L$6]*[.E39]+[.$L$7]" table:style-name="ce6">
            <text:p>0.41417629</text:p>
          </table:table-cell>
          <table:table-cell office:value-type="float" office:value="1" table:formula="of:=IF([.G39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41" table:style-name="ce9">
            <text:p>41</text:p>
          </table:table-cell>
          <table:table-cell office:value-type="float" office:value="126" table:style-name="ce9">
            <text:p>126</text:p>
          </table:table-cell>
          <table:table-cell office:value-type="float" office:value="306" table:style-name="ce9">
            <text:p>306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9">
            <text:p>-1</text:p>
          </table:table-cell>
          <table:table-cell office:value-type="float" office:value="-0.37141470444415425" table:formula="of:=[.$L$3]*[.B40]+[.$L$4]*[.C40]+[.$L$5]*[.D40]+[.$L$6]*[.E40]+[.$L$7]" table:style-name="ce6">
            <text:p>-0.371414704</text:p>
          </table:table-cell>
          <table:table-cell office:value-type="float" office:value="-1" table:formula="of:=IF([.G4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269" table:style-name="ce9">
            <text:p>269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9">
            <text:p>-1</text:p>
          </table:table-cell>
          <table:table-cell office:value-type="float" office:value="-0.51796595949188706" table:formula="of:=[.$L$3]*[.B41]+[.$L$4]*[.C41]+[.$L$5]*[.D41]+[.$L$6]*[.E41]+[.$L$7]" table:style-name="ce6">
            <text:p>-0.517965959</text:p>
          </table:table-cell>
          <table:table-cell office:value-type="float" office:value="-1" table:formula="of:=IF([.G41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91" table:style-name="ce9">
            <text:p>91</text:p>
          </table:table-cell>
          <table:table-cell office:value-type="float" office:value="61" table:style-name="ce9">
            <text:p>61</text:p>
          </table:table-cell>
          <table:table-cell office:value-type="float" office:value="134" table:style-name="ce9">
            <text:p>134</text:p>
          </table:table-cell>
          <table:table-cell office:value-type="float" office:value="234" table:style-name="ce9">
            <text:p>234</text:p>
          </table:table-cell>
          <table:table-cell office:value-type="float" office:value="145" table:style-name="ce9">
            <text:p>145</text:p>
          </table:table-cell>
          <table:table-cell office:value-type="float" office:value="1" table:style-name="ce9">
            <text:p>1</text:p>
          </table:table-cell>
          <table:table-cell office:value-type="float" office:value="5.1154493703659654E-2" table:formula="of:=[.$L$3]*[.B42]+[.$L$4]*[.C42]+[.$L$5]*[.D42]+[.$L$6]*[.E42]+[.$L$7]" table:style-name="ce6">
            <text:p>0.051154494</text:p>
          </table:table-cell>
          <table:table-cell office:value-type="float" office:value="1" table:formula="of:=IF([.G42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9">
            <text:p>92</text:p>
          </table:table-cell>
          <table:table-cell office:value-type="float" office:value="60" table:style-name="ce9">
            <text:p>60</text:p>
          </table:table-cell>
          <table:table-cell office:value-type="float" office:value="120" table:style-name="ce9">
            <text:p>120</text:p>
          </table:table-cell>
          <table:table-cell office:value-type="float" office:value="178" table:style-name="ce9">
            <text:p>178</text:p>
          </table:table-cell>
          <table:table-cell office:value-type="float" office:value="96" table:style-name="ce9">
            <text:p>96</text:p>
          </table:table-cell>
          <table:table-cell office:value-type="float" office:value="-1" table:style-name="ce9">
            <text:p>-1</text:p>
          </table:table-cell>
          <table:table-cell office:value-type="float" office:value="2.3114348846405877" table:formula="of:=[.$L$3]*[.B43]+[.$L$4]*[.C43]+[.$L$5]*[.D43]+[.$L$6]*[.E43]+[.$L$7]" table:style-name="ce6">
            <text:p>2.311434885</text:p>
          </table:table-cell>
          <table:table-cell office:value-type="float" office:value="1" table:formula="of:=IF([.G43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237" table:style-name="ce9">
            <text:p>237</text:p>
          </table:table-cell>
          <table:table-cell office:value-type="float" office:value="71" table:style-name="ce9">
            <text:p>71</text:p>
          </table:table-cell>
          <table:table-cell office:value-type="float" office:value="1" table:style-name="ce9">
            <text:p>1</text:p>
          </table:table-cell>
          <table:table-cell office:value-type="float" office:value="3.3829783432261831" table:formula="of:=[.$L$3]*[.B44]+[.$L$4]*[.C44]+[.$L$5]*[.D44]+[.$L$6]*[.E44]+[.$L$7]" table:style-name="ce6">
            <text:p>3.382978343</text:p>
          </table:table-cell>
          <table:table-cell office:value-type="float" office:value="1" table:formula="of:=IF([.G44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float" office:value="58" table:style-name="ce9">
            <text:p>58</text:p>
          </table:table-cell>
          <table:table-cell office:value-type="float" office:value="100" table:style-name="ce9">
            <text:p>100</text:p>
          </table:table-cell>
          <table:table-cell office:value-type="float" office:value="234" table:style-name="ce9">
            <text:p>234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0.65194583716368726" table:formula="of:=[.$L$3]*[.B45]+[.$L$4]*[.C45]+[.$L$5]*[.D45]+[.$L$6]*[.E45]+[.$L$7]" table:style-name="ce6">
            <text:p>0.651945837</text:p>
          </table:table-cell>
          <table:table-cell office:value-type="float" office:value="1" table:formula="of:=IF([.G45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47" table:style-name="ce9">
            <text:p>47</text:p>
          </table:table-cell>
          <table:table-cell office:value-type="float" office:value="110" table:style-name="ce9">
            <text:p>110</text:p>
          </table:table-cell>
          <table:table-cell office:value-type="float" office:value="275" table:style-name="ce9">
            <text:p>275</text:p>
          </table:table-cell>
          <table:table-cell office:value-type="float" office:value="118" table:style-name="ce9">
            <text:p>118</text:p>
          </table:table-cell>
          <table:table-cell office:value-type="float" office:value="1" table:style-name="ce9">
            <text:p>1</text:p>
          </table:table-cell>
          <table:table-cell office:value-type="float" office:value="1.8475236298883972" table:formula="of:=[.$L$3]*[.B46]+[.$L$4]*[.C46]+[.$L$5]*[.D46]+[.$L$6]*[.E46]+[.$L$7]" table:style-name="ce6">
            <text:p>1.84752363</text:p>
          </table:table-cell>
          <table:table-cell office:value-type="float" office:value="1" table:formula="of:=IF([.G46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9">
            <text:p>96</text:p>
          </table:table-cell>
          <table:table-cell office:value-type="float" office:value="52" table:style-name="ce9">
            <text:p>52</text:p>
          </table:table-cell>
          <table:table-cell office:value-type="float" office:value="125" table:style-name="ce9">
            <text:p>125</text:p>
          </table:table-cell>
          <table:table-cell office:value-type="float" office:value="212" table:style-name="ce9">
            <text:p>212</text:p>
          </table:table-cell>
          <table:table-cell office:value-type="float" office:value="168" table:style-name="ce9">
            <text:p>168</text:p>
          </table:table-cell>
          <table:table-cell office:value-type="float" office:value="1" table:style-name="ce9">
            <text:p>1</text:p>
          </table:table-cell>
          <table:table-cell office:value-type="float" office:value="-0.62540182984118786" table:formula="of:=[.$L$3]*[.B47]+[.$L$4]*[.C47]+[.$L$5]*[.D47]+[.$L$6]*[.E47]+[.$L$7]" table:style-name="ce6">
            <text:p>-0.62540183</text:p>
          </table:table-cell>
          <table:table-cell office:value-type="float" office:value="-1" table:formula="of:=IF([.G47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float" office:value="62" table:style-name="ce9">
            <text:p>62</text:p>
          </table:table-cell>
          <table:table-cell office:value-type="float" office:value="128" table:style-name="ce9">
            <text:p>128</text:p>
          </table:table-cell>
          <table:table-cell office:value-type="float" office:value="208" table:style-name="ce9">
            <text:p>208</text:p>
          </table:table-cell>
          <table:table-cell office:value-type="float" office:value="140" table:style-name="ce9">
            <text:p>140</text:p>
          </table:table-cell>
          <table:table-cell office:value-type="float" office:value="-1" table:style-name="ce9">
            <text:p>-1</text:p>
          </table:table-cell>
          <table:table-cell office:value-type="float" office:value="0.39823270152159296" table:formula="of:=[.$L$3]*[.B48]+[.$L$4]*[.C48]+[.$L$5]*[.D48]+[.$L$6]*[.E48]+[.$L$7]" table:style-name="ce6">
            <text:p>0.398232702</text:p>
          </table:table-cell>
          <table:table-cell office:value-type="float" office:value="1" table:formula="of:=IF([.G48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float" office:value="57" table:style-name="ce9">
            <text:p>57</text:p>
          </table:table-cell>
          <table:table-cell office:value-type="float" office:value="110" table:style-name="ce9">
            <text:p>110</text:p>
          </table:table-cell>
          <table:table-cell office:value-type="float" office:value="201" table:style-name="ce9">
            <text:p>201</text:p>
          </table:table-cell>
          <table:table-cell office:value-type="float" office:value="126" table:style-name="ce9">
            <text:p>126</text:p>
          </table:table-cell>
          <table:table-cell office:value-type="float" office:value="-1" table:style-name="ce9">
            <text:p>-1</text:p>
          </table:table-cell>
          <table:table-cell office:value-type="float" office:value="1.4692249608698518" table:formula="of:=[.$L$3]*[.B49]+[.$L$4]*[.C49]+[.$L$5]*[.D49]+[.$L$6]*[.E49]+[.$L$7]" table:style-name="ce6">
            <text:p>1.469224961</text:p>
          </table:table-cell>
          <table:table-cell office:value-type="float" office:value="1" table:formula="of:=IF([.G49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float" office:value="58" table:style-name="ce9">
            <text:p>58</text:p>
          </table:table-cell>
          <table:table-cell office:value-type="float" office:value="146" table:style-name="ce9">
            <text:p>146</text:p>
          </table:table-cell>
          <table:table-cell office:value-type="float" office:value="218" table:style-name="ce9">
            <text:p>218</text:p>
          </table:table-cell>
          <table:table-cell office:value-type="float" office:value="105" table:style-name="ce9">
            <text:p>105</text:p>
          </table:table-cell>
          <table:table-cell office:value-type="float" office:value="1" table:style-name="ce9">
            <text:p>1</text:p>
          </table:table-cell>
          <table:table-cell office:value-type="float" office:value="1.2130992540424703" table:formula="of:=[.$L$3]*[.B50]+[.$L$4]*[.C50]+[.$L$5]*[.D50]+[.$L$6]*[.E50]+[.$L$7]" table:style-name="ce6">
            <text:p>1.213099254</text:p>
          </table:table-cell>
          <table:table-cell office:value-type="float" office:value="1" table:formula="of:=IF([.G50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64" table:style-name="ce9">
            <text:p>64</text:p>
          </table:table-cell>
          <table:table-cell office:value-type="float" office:value="128" table:style-name="ce9">
            <text:p>128</text:p>
          </table:table-cell>
          <table:table-cell office:value-type="float" office:value="263" table:style-name="ce9">
            <text:p>263</text:p>
          </table:table-cell>
          <table:table-cell office:value-type="float" office:value="105" table:style-name="ce9">
            <text:p>105</text:p>
          </table:table-cell>
          <table:table-cell office:value-type="float" office:value="-1" table:style-name="ce9">
            <text:p>-1</text:p>
          </table:table-cell>
          <table:table-cell office:value-type="float" office:value="1.8392241975452732" table:formula="of:=[.$L$3]*[.B51]+[.$L$4]*[.C51]+[.$L$5]*[.D51]+[.$L$6]*[.E51]+[.$L$7]" table:style-name="ce6">
            <text:p>1.839224198</text:p>
          </table:table-cell>
          <table:table-cell office:value-type="float" office:value="1" table:formula="of:=IF([.G51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9">
            <text:p>101</text:p>
          </table:table-cell>
          <table:table-cell office:value-type="float" office:value="51" table:style-name="ce9">
            <text:p>51</text:p>
          </table:table-cell>
          <table:table-cell office:value-type="float" office:value="120" table:style-name="ce9">
            <text:p>120</text:p>
          </table:table-cell>
          <table:table-cell office:value-type="float" office:value="295" table:style-name="ce9">
            <text:p>295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9">
            <text:p>-1</text:p>
          </table:table-cell>
          <table:table-cell office:value-type="float" office:value="6.0938921836809712E-2" table:formula="of:=[.$L$3]*[.B52]+[.$L$4]*[.C52]+[.$L$5]*[.D52]+[.$L$6]*[.E52]+[.$L$7]" table:style-name="ce6">
            <text:p>0.060938922</text:p>
          </table:table-cell>
          <table:table-cell office:value-type="float" office:value="1" table:formula="of:=IF([.G52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9">
            <text:p>102</text:p>
          </table:table-cell>
          <table:table-cell office:value-type="float" office:value="43" table:style-name="ce9">
            <text:p>43</text:p>
          </table:table-cell>
          <table:table-cell office:value-type="float" office:value="115" table:style-name="ce9">
            <text:p>115</text:p>
          </table:table-cell>
          <table:table-cell office:value-type="float" office:value="303" table:style-name="ce9">
            <text:p>303</text:p>
          </table:table-cell>
          <table:table-cell office:value-type="float" office:value="181" table:style-name="ce9">
            <text:p>181</text:p>
          </table:table-cell>
          <table:table-cell office:value-type="float" office:value="-1" table:style-name="ce9">
            <text:p>-1</text:p>
          </table:table-cell>
          <table:table-cell office:value-type="float" office:value="-0.73464780950647146" table:formula="of:=[.$L$3]*[.B53]+[.$L$4]*[.C53]+[.$L$5]*[.D53]+[.$L$6]*[.E53]+[.$L$7]" table:style-name="ce6">
            <text:p>-0.73464781</text:p>
          </table:table-cell>
          <table:table-cell office:value-type="float" office:value="-1" table:formula="of:=IF([.G53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03" table:style-name="ce9">
            <text:p>103</text:p>
          </table:table-cell>
          <table:table-cell office:value-type="float" office:value="42" table:style-name="ce9">
            <text:p>42</text:p>
          </table:table-cell>
          <table:table-cell office:value-type="float" office:value="120" table:style-name="ce9">
            <text:p>120</text:p>
          </table:table-cell>
          <table:table-cell office:value-type="float" office:value="209" table:style-name="ce9">
            <text:p>209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9">
            <text:p>-1</text:p>
          </table:table-cell>
          <table:table-cell office:value-type="float" office:value="-0.70115345129224593" table:formula="of:=[.$L$3]*[.B54]+[.$L$4]*[.C54]+[.$L$5]*[.D54]+[.$L$6]*[.E54]+[.$L$7]" table:style-name="ce6">
            <text:p>-0.701153451</text:p>
          </table:table-cell>
          <table:table-cell office:value-type="float" office:value="-1" table:formula="of:=IF([.G54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float" office:value="67" table:style-name="ce9">
            <text:p>67</text:p>
          </table:table-cell>
          <table:table-cell office:value-type="float" office:value="106" table:style-name="ce9">
            <text:p>106</text:p>
          </table:table-cell>
          <table:table-cell office:value-type="float" office:value="223" table:style-name="ce9">
            <text:p>223</text:p>
          </table:table-cell>
          <table:table-cell office:value-type="float" office:value="142" table:style-name="ce9">
            <text:p>142</text:p>
          </table:table-cell>
          <table:table-cell office:value-type="float" office:value="-1" table:style-name="ce9">
            <text:p>-1</text:p>
          </table:table-cell>
          <table:table-cell office:value-type="float" office:value="1.026527237118934" table:formula="of:=[.$L$3]*[.B55]+[.$L$4]*[.C55]+[.$L$5]*[.D55]+[.$L$6]*[.E55]+[.$L$7]" table:style-name="ce6">
            <text:p>1.026527237</text:p>
          </table:table-cell>
          <table:table-cell office:value-type="float" office:value="1" table:formula="of:=IF([.G55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9">
            <text:p>105</text:p>
          </table:table-cell>
          <table:table-cell office:value-type="float" office:value="76" table:style-name="ce9">
            <text:p>76</text:p>
          </table:table-cell>
          <table:table-cell office:value-type="float" office:value="140" table:style-name="ce9">
            <text:p>140</text:p>
          </table:table-cell>
          <table:table-cell office:value-type="float" office:value="197" table:style-name="ce9">
            <text:p>197</text:p>
          </table:table-cell>
          <table:table-cell office:value-type="float" office:value="116" table:style-name="ce9">
            <text:p>116</text:p>
          </table:table-cell>
          <table:table-cell office:value-type="float" office:value="-1" table:style-name="ce9">
            <text:p>-1</text:p>
          </table:table-cell>
          <table:table-cell office:value-type="float" office:value="0.99401324379627098" table:formula="of:=[.$L$3]*[.B56]+[.$L$4]*[.C56]+[.$L$5]*[.D56]+[.$L$6]*[.E56]+[.$L$7]" table:style-name="ce6">
            <text:p>0.994013244</text:p>
          </table:table-cell>
          <table:table-cell office:value-type="float" office:value="1" table:formula="of:=IF([.G56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9">
            <text:p>106</text:p>
          </table:table-cell>
          <table:table-cell office:value-type="float" office:value="70" table:style-name="ce9">
            <text:p>70</text:p>
          </table:table-cell>
          <table:table-cell office:value-type="float" office:value="156" table:style-name="ce9">
            <text:p>156</text:p>
          </table:table-cell>
          <table:table-cell office:value-type="float" office:value="245" table:style-name="ce9">
            <text:p>245</text:p>
          </table:table-cell>
          <table:table-cell office:value-type="float" office:value="143" table:style-name="ce9">
            <text:p>143</text:p>
          </table:table-cell>
          <table:table-cell office:value-type="float" office:value="-1" table:style-name="ce9">
            <text:p>-1</text:p>
          </table:table-cell>
          <table:table-cell office:value-type="float" office:value="-0.50160922596794677" table:formula="of:=[.$L$3]*[.B57]+[.$L$4]*[.C57]+[.$L$5]*[.D57]+[.$L$6]*[.E57]+[.$L$7]" table:style-name="ce6">
            <text:p>-0.501609226</text:p>
          </table:table-cell>
          <table:table-cell office:value-type="float" office:value="-1" table:formula="of:=IF([.G57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07" table:style-name="ce9">
            <text:p>107</text:p>
          </table:table-cell>
          <table:table-cell office:value-type="float" office:value="57" table:style-name="ce9">
            <text:p>57</text:p>
          </table:table-cell>
          <table:table-cell office:value-type="float" office:value="124" table:style-name="ce9">
            <text:p>124</text:p>
          </table:table-cell>
          <table:table-cell office:value-type="float" office:value="261" table:style-name="ce9">
            <text:p>261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9">
            <text:p>1</text:p>
          </table:table-cell>
          <table:table-cell office:value-type="float" office:value="0.53560393655559402" table:formula="of:=[.$L$3]*[.B58]+[.$L$4]*[.C58]+[.$L$5]*[.D58]+[.$L$6]*[.E58]+[.$L$7]" table:style-name="ce6">
            <text:p>0.535603937</text:p>
          </table:table-cell>
          <table:table-cell office:value-type="float" office:value="1" table:formula="of:=IF([.G58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table:style-name="ce9">
            <text:p>108</text:p>
          </table:table-cell>
          <table:table-cell office:value-type="float" office:value="44" table:style-name="ce9">
            <text:p>44</text:p>
          </table:table-cell>
          <table:table-cell office:value-type="float" office:value="118" table:style-name="ce9">
            <text:p>118</text:p>
          </table:table-cell>
          <table:table-cell office:value-type="float" office:value="242" table:style-name="ce9">
            <text:p>242</text:p>
          </table:table-cell>
          <table:table-cell office:value-type="float" office:value="149" table:style-name="ce9">
            <text:p>149</text:p>
          </table:table-cell>
          <table:table-cell office:value-type="float" office:value="-1" table:style-name="ce9">
            <text:p>-1</text:p>
          </table:table-cell>
          <table:table-cell office:value-type="float" office:value="0.3437534028318705" table:formula="of:=[.$L$3]*[.B59]+[.$L$4]*[.C59]+[.$L$5]*[.D59]+[.$L$6]*[.E59]+[.$L$7]" table:style-name="ce6">
            <text:p>0.343753403</text:p>
          </table:table-cell>
          <table:table-cell office:value-type="float" office:value="1" table:formula="of:=IF([.G59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9">
            <text:p>109</text:p>
          </table:table-cell>
          <table:table-cell office:value-type="float" office:value="58" table:style-name="ce9">
            <text:p>58</text:p>
          </table:table-cell>
          <table:table-cell office:value-type="float" office:value="136" table:style-name="ce9">
            <text:p>136</text:p>
          </table:table-cell>
          <table:table-cell office:value-type="float" office:value="319" table:style-name="ce9">
            <text:p>319</text:p>
          </table:table-cell>
          <table:table-cell office:value-type="float" office:value="152" table:style-name="ce9">
            <text:p>152</text:p>
          </table:table-cell>
          <table:table-cell office:value-type="float" office:value="1" table:style-name="ce9">
            <text:p>1</text:p>
          </table:table-cell>
          <table:table-cell office:value-type="float" office:value="-0.18076248164985564" table:formula="of:=[.$L$3]*[.B60]+[.$L$4]*[.C60]+[.$L$5]*[.D60]+[.$L$6]*[.E60]+[.$L$7]" table:style-name="ce6">
            <text:p>-0.180762482</text:p>
          </table:table-cell>
          <table:table-cell office:value-type="float" office:value="-1" table:formula="of:=IF([.G6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10" table:style-name="ce9">
            <text:p>110</text:p>
          </table:table-cell>
          <table:table-cell office:value-type="float" office:value="60" table:style-name="ce9">
            <text:p>60</text:p>
          </table:table-cell>
          <table:table-cell office:value-type="float" office:value="150" table:style-name="ce9">
            <text:p>150</text:p>
          </table:table-cell>
          <table:table-cell office:value-type="float" office:value="240" table:style-name="ce9">
            <text:p>240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9">
            <text:p>-1</text:p>
          </table:table-cell>
          <table:table-cell office:value-type="float" office:value="-1.4453642756745921" table:formula="of:=[.$L$3]*[.B61]+[.$L$4]*[.C61]+[.$L$5]*[.D61]+[.$L$6]*[.E61]+[.$L$7]" table:style-name="ce6">
            <text:p>-1.445364276</text:p>
          </table:table-cell>
          <table:table-cell office:value-type="float" office:value="-1" table:formula="of:=IF([.G61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11" table:style-name="ce9">
            <text:p>111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226" table:style-name="ce9">
            <text:p>226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9">
            <text:p>-1</text:p>
          </table:table-cell>
          <table:table-cell office:value-type="float" office:value="-0.51723765125440835" table:formula="of:=[.$L$3]*[.B62]+[.$L$4]*[.C62]+[.$L$5]*[.D62]+[.$L$6]*[.E62]+[.$L$7]" table:style-name="ce6">
            <text:p>-0.517237651</text:p>
          </table:table-cell>
          <table:table-cell office:value-type="float" office:value="-1" table:formula="of:=IF([.G62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12" table:style-name="ce9">
            <text:p>112</text:p>
          </table:table-cell>
          <table:table-cell office:value-type="float" office:value="61" table:style-name="ce9">
            <text:p>61</text:p>
          </table:table-cell>
          <table:table-cell office:value-type="float" office:value="138" table:style-name="ce9">
            <text:p>138</text:p>
          </table:table-cell>
          <table:table-cell office:value-type="float" office:value="166" table:style-name="ce9">
            <text:p>16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0.61948076240800276" table:formula="of:=[.$L$3]*[.B63]+[.$L$4]*[.C63]+[.$L$5]*[.D63]+[.$L$6]*[.E63]+[.$L$7]" table:style-name="ce6">
            <text:p>0.619480762</text:p>
          </table:table-cell>
          <table:table-cell office:value-type="float" office:value="1" table:formula="of:=IF([.G63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9">
            <text:p>113</text:p>
          </table:table-cell>
          <table:table-cell office:value-type="float" office:value="42" table:style-name="ce9">
            <text:p>42</text:p>
          </table:table-cell>
          <table:table-cell office:value-type="float" office:value="136" table:style-name="ce9">
            <text:p>136</text:p>
          </table:table-cell>
          <table:table-cell office:value-type="float" office:value="315" table:style-name="ce9">
            <text:p>315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0.81816959662800137" table:formula="of:=[.$L$3]*[.B64]+[.$L$4]*[.C64]+[.$L$5]*[.D64]+[.$L$6]*[.E64]+[.$L$7]" table:style-name="ce6">
            <text:p>0.818169597</text:p>
          </table:table-cell>
          <table:table-cell office:value-type="float" office:value="1" table:formula="of:=IF([.G64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9">
            <text:p>114</text:p>
          </table:table-cell>
          <table:table-cell office:value-type="float" office:value="52" table:style-name="ce9">
            <text:p>52</text:p>
          </table:table-cell>
          <table:table-cell office:value-type="float" office:value="128" table:style-name="ce9">
            <text:p>128</text:p>
          </table:table-cell>
          <table:table-cell office:value-type="float" office:value="204" table:style-name="ce9">
            <text:p>204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-0.25998901902667448" table:formula="of:=[.$L$3]*[.B65]+[.$L$4]*[.C65]+[.$L$5]*[.D65]+[.$L$6]*[.E65]+[.$L$7]" table:style-name="ce6">
            <text:p>-0.259989019</text:p>
          </table:table-cell>
          <table:table-cell office:value-type="float" office:value="-1" table:formula="of:=IF([.G65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15" table:style-name="ce9">
            <text:p>115</text:p>
          </table:table-cell>
          <table:table-cell office:value-type="float" office:value="59" table:style-name="ce9">
            <text:p>59</text:p>
          </table:table-cell>
          <table:table-cell office:value-type="float" office:value="126" table:style-name="ce9">
            <text:p>126</text:p>
          </table:table-cell>
          <table:table-cell office:value-type="float" office:value="218" table:style-name="ce9">
            <text:p>218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0.69712967965796402" table:formula="of:=[.$L$3]*[.B66]+[.$L$4]*[.C66]+[.$L$5]*[.D66]+[.$L$6]*[.E66]+[.$L$7]" table:style-name="ce6">
            <text:p>0.69712968</text:p>
          </table:table-cell>
          <table:table-cell office:value-type="float" office:value="1" table:formula="of:=IF([.G66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9">
            <text:p>116</text:p>
          </table:table-cell>
          <table:table-cell office:value-type="float" office:value="40" table:style-name="ce9">
            <text:p>40</text:p>
          </table:table-cell>
          <table:table-cell office:value-type="float" office:value="152" table:style-name="ce9">
            <text:p>152</text:p>
          </table:table-cell>
          <table:table-cell office:value-type="float" office:value="223" table:style-name="ce9">
            <text:p>223</text:p>
          </table:table-cell>
          <table:table-cell office:value-type="float" office:value="181" table:style-name="ce9">
            <text:p>181</text:p>
          </table:table-cell>
          <table:table-cell office:value-type="float" office:value="1" table:style-name="ce9">
            <text:p>1</text:p>
          </table:table-cell>
          <table:table-cell office:value-type="float" office:value="-1.977626363213739" table:formula="of:=[.$L$3]*[.B67]+[.$L$4]*[.C67]+[.$L$5]*[.D67]+[.$L$6]*[.E67]+[.$L$7]" table:style-name="ce6">
            <text:p>-1.977626363</text:p>
          </table:table-cell>
          <table:table-cell office:value-type="float" office:value="-1" table:formula="of:=IF([.G67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17" table:style-name="ce9">
            <text:p>117</text:p>
          </table:table-cell>
          <table:table-cell office:value-type="float" office:value="42" table:style-name="ce9">
            <text:p>42</text:p>
          </table:table-cell>
          <table:table-cell office:value-type="float" office:value="130" table:style-name="ce9">
            <text:p>130</text:p>
          </table:table-cell>
          <table:table-cell office:value-type="float" office:value="180" table:style-name="ce9">
            <text:p>180</text:p>
          </table:table-cell>
          <table:table-cell office:value-type="float" office:value="150" table:style-name="ce9">
            <text:p>150</text:p>
          </table:table-cell>
          <table:table-cell office:value-type="float" office:value="-1" table:style-name="ce9">
            <text:p>-1</text:p>
          </table:table-cell>
          <table:table-cell office:value-type="float" office:value="-0.14836236682898907" table:formula="of:=[.$L$3]*[.B68]+[.$L$4]*[.C68]+[.$L$5]*[.D68]+[.$L$6]*[.E68]+[.$L$7]" table:style-name="ce6">
            <text:p>-0.148362367</text:p>
          </table:table-cell>
          <table:table-cell office:value-type="float" office:value="-1" table:formula="of:=IF([.G68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18" table:style-name="ce9">
            <text:p>118</text:p>
          </table:table-cell>
          <table:table-cell office:value-type="float" office:value="61" table:style-name="ce9">
            <text:p>61</text:p>
          </table:table-cell>
          <table:table-cell office:value-type="float" office:value="140" table:style-name="ce9">
            <text:p>140</text:p>
          </table:table-cell>
          <table:table-cell office:value-type="float" office:value="207" table:style-name="ce9">
            <text:p>20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0.10543584553249552" table:formula="of:=[.$L$3]*[.B69]+[.$L$4]*[.C69]+[.$L$5]*[.D69]+[.$L$6]*[.E69]+[.$L$7]" table:style-name="ce6">
            <text:p>0.105435846</text:p>
          </table:table-cell>
          <table:table-cell office:value-type="float" office:value="1" table:formula="of:=IF([.G69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19" table:style-name="ce9">
            <text:p>119</text:p>
          </table:table-cell>
          <table:table-cell office:value-type="float" office:value="66" table:style-name="ce9">
            <text:p>66</text:p>
          </table:table-cell>
          <table:table-cell office:value-type="float" office:value="160" table:style-name="ce9">
            <text:p>160</text:p>
          </table:table-cell>
          <table:table-cell office:value-type="float" office:value="228" table:style-name="ce9">
            <text:p>228</text:p>
          </table:table-cell>
          <table:table-cell office:value-type="float" office:value="138" table:style-name="ce9">
            <text:p>138</text:p>
          </table:table-cell>
          <table:table-cell office:value-type="float" office:value="-1" table:style-name="ce9">
            <text:p>-1</text:p>
          </table:table-cell>
          <table:table-cell office:value-type="float" office:value="-0.46303494225698216" table:formula="of:=[.$L$3]*[.B70]+[.$L$4]*[.C70]+[.$L$5]*[.D70]+[.$L$6]*[.E70]+[.$L$7]" table:style-name="ce6">
            <text:p>-0.463034942</text:p>
          </table:table-cell>
          <table:table-cell office:value-type="float" office:value="-1" table:formula="of:=IF([.G7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20" table:style-name="ce9">
            <text:p>120</text:p>
          </table:table-cell>
          <table:table-cell office:value-type="float" office:value="46" table:style-name="ce9">
            <text:p>46</text:p>
          </table:table-cell>
          <table:table-cell office:value-type="float" office:value="140" table:style-name="ce9">
            <text:p>140</text:p>
          </table:table-cell>
          <table:table-cell office:value-type="float" office:value="311" table:style-name="ce9">
            <text:p>311</text:p>
          </table:table-cell>
          <table:table-cell office:value-type="float" office:value="120" table:style-name="ce9">
            <text:p>120</text:p>
          </table:table-cell>
          <table:table-cell office:value-type="float" office:value="1" table:style-name="ce9">
            <text:p>1</text:p>
          </table:table-cell>
          <table:table-cell office:value-type="float" office:value="0.89748449267901442" table:formula="of:=[.$L$3]*[.B71]+[.$L$4]*[.C71]+[.$L$5]*[.D71]+[.$L$6]*[.E71]+[.$L$7]" table:style-name="ce6">
            <text:p>0.897484493</text:p>
          </table:table-cell>
          <table:table-cell office:value-type="float" office:value="1" table:formula="of:=IF([.G71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21" table:style-name="ce9">
            <text:p>121</text:p>
          </table:table-cell>
          <table:table-cell office:value-type="float" office:value="71" table:style-name="ce9">
            <text:p>71</text:p>
          </table:table-cell>
          <table:table-cell office:value-type="float" office:value="112" table:style-name="ce9">
            <text:p>112</text:p>
          </table:table-cell>
          <table:table-cell office:value-type="float" office:value="149" table:style-name="ce9">
            <text:p>149</text:p>
          </table:table-cell>
          <table:table-cell office:value-type="float" office:value="125" table:style-name="ce9">
            <text:p>125</text:p>
          </table:table-cell>
          <table:table-cell office:value-type="float" office:value="-1" table:style-name="ce9">
            <text:p>-1</text:p>
          </table:table-cell>
          <table:table-cell office:value-type="float" office:value="1.4210045407903245" table:formula="of:=[.$L$3]*[.B72]+[.$L$4]*[.C72]+[.$L$5]*[.D72]+[.$L$6]*[.E72]+[.$L$7]" table:style-name="ce6">
            <text:p>1.421004541</text:p>
          </table:table-cell>
          <table:table-cell office:value-type="float" office:value="1" table:formula="of:=IF([.G72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22" table:style-name="ce9">
            <text:p>122</text:p>
          </table:table-cell>
          <table:table-cell office:value-type="float" office:value="59" table:style-name="ce9">
            <text:p>59</text:p>
          </table:table-cell>
          <table:table-cell office:value-type="float" office:value="134" table:style-name="ce9">
            <text:p>134</text:p>
          </table:table-cell>
          <table:table-cell office:value-type="float" office:value="204" table:style-name="ce9">
            <text:p>204</text:p>
          </table:table-cell>
          <table:table-cell office:value-type="float" office:value="162" table:style-name="ce9">
            <text:p>162</text:p>
          </table:table-cell>
          <table:table-cell office:value-type="float" office:value="1" table:style-name="ce9">
            <text:p>1</text:p>
          </table:table-cell>
          <table:table-cell office:value-type="float" office:value="-0.65609715170700689" table:formula="of:=[.$L$3]*[.B73]+[.$L$4]*[.C73]+[.$L$5]*[.D73]+[.$L$6]*[.E73]+[.$L$7]" table:style-name="ce6">
            <text:p>-0.656097152</text:p>
          </table:table-cell>
          <table:table-cell office:value-type="float" office:value="-1" table:formula="of:=IF([.G73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23" table:style-name="ce9">
            <text:p>123</text:p>
          </table:table-cell>
          <table:table-cell office:value-type="float" office:value="64" table:style-name="ce9">
            <text:p>64</text:p>
          </table:table-cell>
          <table:table-cell office:value-type="float" office:value="170" table:style-name="ce9">
            <text:p>170</text:p>
          </table:table-cell>
          <table:table-cell office:value-type="float" office:value="227" table:style-name="ce9">
            <text:p>227</text:p>
          </table:table-cell>
          <table:table-cell office:value-type="float" office:value="155" table:style-name="ce9">
            <text:p>155</text:p>
          </table:table-cell>
          <table:table-cell office:value-type="float" office:value="-1" table:style-name="ce9">
            <text:p>-1</text:p>
          </table:table-cell>
          <table:table-cell office:value-type="float" office:value="-1.4378545247770145" table:formula="of:=[.$L$3]*[.B74]+[.$L$4]*[.C74]+[.$L$5]*[.D74]+[.$L$6]*[.E74]+[.$L$7]" table:style-name="ce6">
            <text:p>-1.437854525</text:p>
          </table:table-cell>
          <table:table-cell office:value-type="float" office:value="-1" table:formula="of:=IF([.G74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24" table:style-name="ce9">
            <text:p>124</text:p>
          </table:table-cell>
          <table:table-cell office:value-type="float" office:value="66" table:style-name="ce9">
            <text:p>66</text:p>
          </table:table-cell>
          <table:table-cell office:value-type="float" office:value="146" table:style-name="ce9">
            <text:p>146</text:p>
          </table:table-cell>
          <table:table-cell office:value-type="float" office:value="278" table:style-name="ce9">
            <text:p>278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9">
            <text:p>-1</text:p>
          </table:table-cell>
          <table:table-cell office:value-type="float" office:value="-0.51573866163272619" table:formula="of:=[.$L$3]*[.B75]+[.$L$4]*[.C75]+[.$L$5]*[.D75]+[.$L$6]*[.E75]+[.$L$7]" table:style-name="ce6">
            <text:p>-0.515738662</text:p>
          </table:table-cell>
          <table:table-cell office:value-type="float" office:value="-1" table:formula="of:=IF([.G75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25" table:style-name="ce9">
            <text:p>125</text:p>
          </table:table-cell>
          <table:table-cell office:value-type="float" office:value="39" table:style-name="ce9">
            <text:p>39</text:p>
          </table:table-cell>
          <table:table-cell office:value-type="float" office:value="138" table:style-name="ce9">
            <text:p>138</text:p>
          </table:table-cell>
          <table:table-cell office:value-type="float" office:value="220" table:style-name="ce9">
            <text:p>220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9">
            <text:p>-1</text:p>
          </table:table-cell>
          <table:table-cell office:value-type="float" office:value="-0.42735916942346286" table:formula="of:=[.$L$3]*[.B76]+[.$L$4]*[.C76]+[.$L$5]*[.D76]+[.$L$6]*[.E76]+[.$L$7]" table:style-name="ce6">
            <text:p>-0.427359169</text:p>
          </table:table-cell>
          <table:table-cell office:value-type="float" office:value="-1" table:formula="of:=IF([.G76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26" table:style-name="ce9">
            <text:p>126</text:p>
          </table:table-cell>
          <table:table-cell office:value-type="float" office:value="57" table:style-name="ce9">
            <text:p>57</text:p>
          </table:table-cell>
          <table:table-cell office:value-type="float" office:value="154" table:style-name="ce9">
            <text:p>154</text:p>
          </table:table-cell>
          <table:table-cell office:value-type="float" office:value="232" table:style-name="ce9">
            <text:p>232</text:p>
          </table:table-cell>
          <table:table-cell office:value-type="float" office:value="164" table:style-name="ce9">
            <text:p>164</text:p>
          </table:table-cell>
          <table:table-cell office:value-type="float" office:value="1" table:style-name="ce9">
            <text:p>1</text:p>
          </table:table-cell>
          <table:table-cell office:value-type="float" office:value="-1.3141805928169177" table:formula="of:=[.$L$3]*[.B77]+[.$L$4]*[.C77]+[.$L$5]*[.D77]+[.$L$6]*[.E77]+[.$L$7]" table:style-name="ce6">
            <text:p>-1.314180593</text:p>
          </table:table-cell>
          <table:table-cell office:value-type="float" office:value="-1" table:formula="of:=IF([.G77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27" table:style-name="ce9">
            <text:p>127</text:p>
          </table:table-cell>
          <table:table-cell office:value-type="float" office:value="58" table:style-name="ce9">
            <text:p>58</text:p>
          </table:table-cell>
          <table:table-cell office:value-type="float" office:value="130" table:style-name="ce9">
            <text:p>130</text:p>
          </table:table-cell>
          <table:table-cell office:value-type="float" office:value="197" table:style-name="ce9">
            <text:p>197</text:p>
          </table:table-cell>
          <table:table-cell office:value-type="float" office:value="131" table:style-name="ce9">
            <text:p>131</text:p>
          </table:table-cell>
          <table:table-cell office:value-type="float" office:value="-1" table:style-name="ce9">
            <text:p>-1</text:p>
          </table:table-cell>
          <table:table-cell office:value-type="float" office:value="0.66151037300886451" table:formula="of:=[.$L$3]*[.B78]+[.$L$4]*[.C78]+[.$L$5]*[.D78]+[.$L$6]*[.E78]+[.$L$7]" table:style-name="ce6">
            <text:p>0.661510373</text:p>
          </table:table-cell>
          <table:table-cell office:value-type="float" office:value="1" table:formula="of:=IF([.G78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9">
            <text:p>128</text:p>
          </table:table-cell>
          <table:table-cell office:value-type="float" office:value="57" table:style-name="ce9">
            <text:p>57</text:p>
          </table:table-cell>
          <table:table-cell office:value-type="float" office:value="110" table:style-name="ce9">
            <text:p>110</text:p>
          </table:table-cell>
          <table:table-cell office:value-type="float" office:value="335" table:style-name="ce9">
            <text:p>335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0.9816154381294826" table:formula="of:=[.$L$3]*[.B79]+[.$L$4]*[.C79]+[.$L$5]*[.D79]+[.$L$6]*[.E79]+[.$L$7]" table:style-name="ce6">
            <text:p>0.981615438</text:p>
          </table:table-cell>
          <table:table-cell office:value-type="float" office:value="1" table:formula="of:=IF([.G79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9">
            <text:p>129</text:p>
          </table:table-cell>
          <table:table-cell office:value-type="float" office:value="47" table:style-name="ce9">
            <text:p>47</text:p>
          </table:table-cell>
          <table:table-cell office:value-type="float" office:value="130" table:style-name="ce9">
            <text:p>130</text:p>
          </table:table-cell>
          <table:table-cell office:value-type="float" office:value="253" table:style-name="ce9">
            <text:p>253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9">
            <text:p>-1</text:p>
          </table:table-cell>
          <table:table-cell office:value-type="float" office:value="-1.1680220240897317" table:formula="of:=[.$L$3]*[.B80]+[.$L$4]*[.C80]+[.$L$5]*[.D80]+[.$L$6]*[.E80]+[.$L$7]" table:style-name="ce6">
            <text:p>-1.168022024</text:p>
          </table:table-cell>
          <table:table-cell office:value-type="float" office:value="-1" table:formula="of:=IF([.G8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0" table:style-name="ce9">
            <text:p>130</text:p>
          </table:table-cell>
          <table:table-cell office:value-type="float" office:value="55" table:style-name="ce9">
            <text:p>55</text:p>
          </table:table-cell>
          <table:table-cell office:value-type="float" office:value="128" table:style-name="ce9">
            <text:p>128</text:p>
          </table:table-cell>
          <table:table-cell office:value-type="float" office:value="205" table:style-name="ce9">
            <text:p>205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9">
            <text:p>1</text:p>
          </table:table-cell>
          <table:table-cell office:value-type="float" office:value="0.76303332846090122" table:formula="of:=[.$L$3]*[.B81]+[.$L$4]*[.C81]+[.$L$5]*[.D81]+[.$L$6]*[.E81]+[.$L$7]" table:style-name="ce6">
            <text:p>0.763033328</text:p>
          </table:table-cell>
          <table:table-cell office:value-type="float" office:value="1" table:formula="of:=IF([.G81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9">
            <text:p>131</text:p>
          </table:table-cell>
          <table:table-cell office:value-type="float" office:value="35" table:style-name="ce9">
            <text:p>35</text:p>
          </table:table-cell>
          <table:table-cell office:value-type="float" office:value="122" table:style-name="ce9">
            <text:p>122</text:p>
          </table:table-cell>
          <table:table-cell office:value-type="float" office:value="192" table:style-name="ce9">
            <text:p>192</text:p>
          </table:table-cell>
          <table:table-cell office:value-type="float" office:value="174" table:style-name="ce9">
            <text:p>174</text:p>
          </table:table-cell>
          <table:table-cell office:value-type="float" office:value="-1" table:style-name="ce9">
            <text:p>-1</text:p>
          </table:table-cell>
          <table:table-cell office:value-type="float" office:value="-0.84415543481635247" table:formula="of:=[.$L$3]*[.B82]+[.$L$4]*[.C82]+[.$L$5]*[.D82]+[.$L$6]*[.E82]+[.$L$7]" table:style-name="ce6">
            <text:p>-0.844155435</text:p>
          </table:table-cell>
          <table:table-cell office:value-type="float" office:value="-1" table:formula="of:=IF([.G82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2" table:style-name="ce9">
            <text:p>132</text:p>
          </table:table-cell>
          <table:table-cell office:value-type="float" office:value="61" table:style-name="ce9">
            <text:p>61</text:p>
          </table:table-cell>
          <table:table-cell office:value-type="float" office:value="148" table:style-name="ce9">
            <text:p>148</text:p>
          </table:table-cell>
          <table:table-cell office:value-type="float" office:value="203" table:style-name="ce9">
            <text:p>203</text:p>
          </table:table-cell>
          <table:table-cell office:value-type="float" office:value="161" table:style-name="ce9">
            <text:p>161</text:p>
          </table:table-cell>
          <table:table-cell office:value-type="float" office:value="1" table:style-name="ce9">
            <text:p>1</text:p>
          </table:table-cell>
          <table:table-cell office:value-type="float" office:value="-1.0399929771034646" table:formula="of:=[.$L$3]*[.B83]+[.$L$4]*[.C83]+[.$L$5]*[.D83]+[.$L$6]*[.E83]+[.$L$7]" table:style-name="ce6">
            <text:p>-1.039992977</text:p>
          </table:table-cell>
          <table:table-cell office:value-type="float" office:value="-1" table:formula="of:=IF([.G83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3" table:style-name="ce9">
            <text:p>133</text:p>
          </table:table-cell>
          <table:table-cell office:value-type="float" office:value="58" table:style-name="ce9">
            <text:p>58</text:p>
          </table:table-cell>
          <table:table-cell office:value-type="float" office:value="114" table:style-name="ce9">
            <text:p>114</text:p>
          </table:table-cell>
          <table:table-cell office:value-type="float" office:value="318" table:style-name="ce9">
            <text:p>318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0.95715853325708444" table:formula="of:=[.$L$3]*[.B84]+[.$L$4]*[.C84]+[.$L$5]*[.D84]+[.$L$6]*[.E84]+[.$L$7]" table:style-name="ce6">
            <text:p>0.957158533</text:p>
          </table:table-cell>
          <table:table-cell office:value-type="float" office:value="1" table:formula="of:=IF([.G84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table:style-name="ce9">
            <text:p>134</text:p>
          </table:table-cell>
          <table:table-cell office:value-type="float" office:value="58" table:style-name="ce9">
            <text:p>58</text:p>
          </table:table-cell>
          <table:table-cell office:value-type="float" office:value="170" table:style-name="ce9">
            <text:p>170</text:p>
          </table:table-cell>
          <table:table-cell office:value-type="float" office:value="225" table:style-name="ce9">
            <text:p>225</text:p>
          </table:table-cell>
          <table:table-cell office:value-type="float" office:value="146" table:style-name="ce9">
            <text:p>146</text:p>
          </table:table-cell>
          <table:table-cell office:value-type="float" office:value="1" table:style-name="ce9">
            <text:p>1</text:p>
          </table:table-cell>
          <table:table-cell office:value-type="float" office:value="-1.1077293004395745" table:formula="of:=[.$L$3]*[.B85]+[.$L$4]*[.C85]+[.$L$5]*[.D85]+[.$L$6]*[.E85]+[.$L$7]" table:style-name="ce6">
            <text:p>-1.1077293</text:p>
          </table:table-cell>
          <table:table-cell office:value-type="float" office:value="-1" table:formula="of:=IF([.G85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5" table:style-name="ce9">
            <text:p>135</text:p>
          </table:table-cell>
          <table:table-cell office:value-type="float" office:value="58" table:style-name="ce9">
            <text:p>58</text:p>
          </table:table-cell>
          <table:table-cell office:value-type="float" office:value="125" table:style-name="ce9">
            <text:p>125</text:p>
          </table:table-cell>
          <table:table-cell office:value-type="float" office:value="220" table:style-name="ce9">
            <text:p>220</text:p>
          </table:table-cell>
          <table:table-cell office:value-type="float" office:value="144" table:style-name="ce9">
            <text:p>144</text:p>
          </table:table-cell>
          <table:table-cell office:value-type="float" office:value="-1" table:style-name="ce9">
            <text:p>-1</text:p>
          </table:table-cell>
          <table:table-cell office:value-type="float" office:value="0.33775990809776069" table:formula="of:=[.$L$3]*[.B86]+[.$L$4]*[.C86]+[.$L$5]*[.D86]+[.$L$6]*[.E86]+[.$L$7]" table:style-name="ce6">
            <text:p>0.337759908</text:p>
          </table:table-cell>
          <table:table-cell office:value-type="float" office:value="1" table:formula="of:=IF([.G86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9">
            <text:p>136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21" table:style-name="ce9">
            <text:p>221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9">
            <text:p>-1</text:p>
          </table:table-cell>
          <table:table-cell office:value-type="float" office:value="-0.55968344511970258" table:formula="of:=[.$L$3]*[.B87]+[.$L$4]*[.C87]+[.$L$5]*[.D87]+[.$L$6]*[.E87]+[.$L$7]" table:style-name="ce6">
            <text:p>-0.559683445</text:p>
          </table:table-cell>
          <table:table-cell office:value-type="float" office:value="-1" table:formula="of:=IF([.G87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7" table:style-name="ce9">
            <text:p>137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240" table:style-name="ce9">
            <text:p>240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9">
            <text:p>-1</text:p>
          </table:table-cell>
          <table:table-cell office:value-type="float" office:value="-0.46329322315005328" table:formula="of:=[.$L$3]*[.B88]+[.$L$4]*[.C88]+[.$L$5]*[.D88]+[.$L$6]*[.E88]+[.$L$7]" table:style-name="ce6">
            <text:p>-0.463293223</text:p>
          </table:table-cell>
          <table:table-cell office:value-type="float" office:value="-1" table:formula="of:=IF([.G88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8" table:style-name="ce9">
            <text:p>138</text:p>
          </table:table-cell>
          <table:table-cell office:value-type="float" office:value="67" table:style-name="ce9">
            <text:p>67</text:p>
          </table:table-cell>
          <table:table-cell office:value-type="float" office:value="152" table:style-name="ce9">
            <text:p>152</text:p>
          </table:table-cell>
          <table:table-cell office:value-type="float" office:value="212" table:style-name="ce9">
            <text:p>212</text:p>
          </table:table-cell>
          <table:table-cell office:value-type="float" office:value="150" table:style-name="ce9">
            <text:p>150</text:p>
          </table:table-cell>
          <table:table-cell office:value-type="float" office:value="1" table:style-name="ce9">
            <text:p>1</text:p>
          </table:table-cell>
          <table:table-cell office:value-type="float" office:value="-0.70406706356769" table:formula="of:=[.$L$3]*[.B89]+[.$L$4]*[.C89]+[.$L$5]*[.D89]+[.$L$6]*[.E89]+[.$L$7]" table:style-name="ce6">
            <text:p>-0.704067064</text:p>
          </table:table-cell>
          <table:table-cell office:value-type="float" office:value="-1" table:formula="of:=IF([.G89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39" table:style-name="ce9">
            <text:p>139</text:p>
          </table:table-cell>
          <table:table-cell office:value-type="float" office:value="55" table:style-name="ce9">
            <text:p>55</text:p>
          </table:table-cell>
          <table:table-cell office:value-type="float" office:value="132" table:style-name="ce9">
            <text:p>132</text:p>
          </table:table-cell>
          <table:table-cell office:value-type="float" office:value="342" table:style-name="ce9">
            <text:p>342</text:p>
          </table:table-cell>
          <table:table-cell office:value-type="float" office:value="166" table:style-name="ce9">
            <text:p>166</text:p>
          </table:table-cell>
          <table:table-cell office:value-type="float" office:value="-1" table:style-name="ce9">
            <text:p>-1</text:p>
          </table:table-cell>
          <table:table-cell office:value-type="float" office:value="-0.5829276535792669" table:formula="of:=[.$L$3]*[.B90]+[.$L$4]*[.C90]+[.$L$5]*[.D90]+[.$L$6]*[.E90]+[.$L$7]" table:style-name="ce6">
            <text:p>-0.582927654</text:p>
          </table:table-cell>
          <table:table-cell office:value-type="float" office:value="-1" table:formula="of:=IF([.G9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40" table:style-name="ce9">
            <text:p>140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169" table:style-name="ce9">
            <text:p>169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9">
            <text:p>1</text:p>
          </table:table-cell>
          <table:table-cell office:value-type="float" office:value="0.38233157904306658" table:formula="of:=[.$L$3]*[.B91]+[.$L$4]*[.C91]+[.$L$5]*[.D91]+[.$L$6]*[.E91]+[.$L$7]" table:style-name="ce6">
            <text:p>0.382331579</text:p>
          </table:table-cell>
          <table:table-cell office:value-type="float" office:value="1" table:formula="of:=IF([.G91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41" table:style-name="ce9">
            <text:p>141</text:p>
          </table:table-cell>
          <table:table-cell office:value-type="float" office:value="63" table:style-name="ce9">
            <text:p>63</text:p>
          </table:table-cell>
          <table:table-cell office:value-type="float" office:value="140" table:style-name="ce9">
            <text:p>140</text:p>
          </table:table-cell>
          <table:table-cell office:value-type="float" office:value="187" table:style-name="ce9">
            <text:p>187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9">
            <text:p>1</text:p>
          </table:table-cell>
          <table:table-cell office:value-type="float" office:value="-0.14839534223264117" table:formula="of:=[.$L$3]*[.B92]+[.$L$4]*[.C92]+[.$L$5]*[.D92]+[.$L$6]*[.E92]+[.$L$7]" table:style-name="ce6">
            <text:p>-0.148395342</text:p>
          </table:table-cell>
          <table:table-cell office:value-type="float" office:value="-1" table:formula="of:=IF([.G92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42" table:style-name="ce9">
            <text:p>142</text:p>
          </table:table-cell>
          <table:table-cell office:value-type="float" office:value="63" table:style-name="ce9">
            <text:p>63</text:p>
          </table:table-cell>
          <table:table-cell office:value-type="float" office:value="124" table:style-name="ce9">
            <text:p>124</text:p>
          </table:table-cell>
          <table:table-cell office:value-type="float" office:value="197" table:style-name="ce9">
            <text:p>197</text:p>
          </table:table-cell>
          <table:table-cell office:value-type="float" office:value="136" table:style-name="ce9">
            <text:p>136</text:p>
          </table:table-cell>
          <table:table-cell office:value-type="float" office:value="1" table:style-name="ce9">
            <text:p>1</text:p>
          </table:table-cell>
          <table:table-cell office:value-type="float" office:value="0.66483130063440221" table:formula="of:=[.$L$3]*[.B93]+[.$L$4]*[.C93]+[.$L$5]*[.D93]+[.$L$6]*[.E93]+[.$L$7]" table:style-name="ce6">
            <text:p>0.664831301</text:p>
          </table:table-cell>
          <table:table-cell office:value-type="float" office:value="1" table:formula="of:=IF([.G93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9">
            <text:p>143</text:p>
          </table:table-cell>
          <table:table-cell office:value-type="float" office:value="41" table:style-name="ce9">
            <text:p>41</text:p>
          </table:table-cell>
          <table:table-cell office:value-type="float" office:value="120" table:style-name="ce9">
            <text:p>120</text:p>
          </table:table-cell>
          <table:table-cell office:value-type="float" office:value="157" table:style-name="ce9">
            <text:p>157</text:p>
          </table:table-cell>
          <table:table-cell office:value-type="float" office:value="182" table:style-name="ce9">
            <text:p>182</text:p>
          </table:table-cell>
          <table:table-cell office:value-type="float" office:value="-1" table:style-name="ce9">
            <text:p>-1</text:p>
          </table:table-cell>
          <table:table-cell office:value-type="float" office:value="-1.1224670120715388" table:formula="of:=[.$L$3]*[.B94]+[.$L$4]*[.C94]+[.$L$5]*[.D94]+[.$L$6]*[.E94]+[.$L$7]" table:style-name="ce6">
            <text:p>-1.122467012</text:p>
          </table:table-cell>
          <table:table-cell office:value-type="float" office:value="-1" table:formula="of:=IF([.G94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44" table:style-name="ce9">
            <text:p>144</text:p>
          </table:table-cell>
          <table:table-cell office:value-type="float" office:value="59" table:style-name="ce9">
            <text:p>59</text:p>
          </table:table-cell>
          <table:table-cell office:value-type="float" office:value="164" table:style-name="ce9">
            <text:p>164</text:p>
          </table:table-cell>
          <table:table-cell office:value-type="float" office:value="176" table:style-name="ce9">
            <text:p>176</text:p>
          </table:table-cell>
          <table:table-cell office:value-type="float" office:value="90" table:style-name="ce9">
            <text:p>90</text:p>
          </table:table-cell>
          <table:table-cell office:value-type="float" office:value="1" table:style-name="ce9">
            <text:p>1</text:p>
          </table:table-cell>
          <table:table-cell office:value-type="float" office:value="1.1960138144661734" table:formula="of:=[.$L$3]*[.B95]+[.$L$4]*[.C95]+[.$L$5]*[.D95]+[.$L$6]*[.E95]+[.$L$7]" table:style-name="ce6">
            <text:p>1.196013814</text:p>
          </table:table-cell>
          <table:table-cell office:value-type="float" office:value="1" table:formula="of:=IF([.G95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9">
            <text:p>145</text:p>
          </table:table-cell>
          <table:table-cell office:value-type="float" office:value="57" table:style-name="ce9">
            <text:p>57</text:p>
          </table:table-cell>
          <table:table-cell office:value-type="float" office:value="140" table:style-name="ce9">
            <text:p>140</text:p>
          </table:table-cell>
          <table:table-cell office:value-type="float" office:value="241" table:style-name="ce9">
            <text:p>241</text:p>
          </table:table-cell>
          <table:table-cell office:value-type="float" office:value="123" table:style-name="ce9">
            <text:p>123</text:p>
          </table:table-cell>
          <table:table-cell office:value-type="float" office:value="1" table:style-name="ce9">
            <text:p>1</text:p>
          </table:table-cell>
          <table:table-cell office:value-type="float" office:value="0.72214104723315309" table:formula="of:=[.$L$3]*[.B96]+[.$L$4]*[.C96]+[.$L$5]*[.D96]+[.$L$6]*[.E96]+[.$L$7]" table:style-name="ce6">
            <text:p>0.722141047</text:p>
          </table:table-cell>
          <table:table-cell office:value-type="float" office:value="1" table:formula="of:=IF([.G96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9">
            <text:p>146</text:p>
          </table:table-cell>
          <table:table-cell office:value-type="float" office:value="45" table:style-name="ce9">
            <text:p>45</text:p>
          </table:table-cell>
          <table:table-cell office:value-type="float" office:value="110" table:style-name="ce9">
            <text:p>110</text:p>
          </table:table-cell>
          <table:table-cell office:value-type="float" office:value="264" table:style-name="ce9">
            <text:p>264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9">
            <text:p>1</text:p>
          </table:table-cell>
          <table:table-cell office:value-type="float" office:value="1.2818897670377449" table:formula="of:=[.$L$3]*[.B97]+[.$L$4]*[.C97]+[.$L$5]*[.D97]+[.$L$6]*[.E97]+[.$L$7]" table:style-name="ce6">
            <text:p>1.281889767</text:p>
          </table:table-cell>
          <table:table-cell office:value-type="float" office:value="1" table:formula="of:=IF([.G97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47" table:style-name="ce9">
            <text:p>147</text:p>
          </table:table-cell>
          <table:table-cell office:value-type="float" office:value="68" table:style-name="ce9">
            <text:p>68</text:p>
          </table:table-cell>
          <table:table-cell office:value-type="float" office:value="144" table:style-name="ce9">
            <text:p>144</text:p>
          </table:table-cell>
          <table:table-cell office:value-type="float" office:value="193" table:style-name="ce9">
            <text:p>193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9">
            <text:p>1</text:p>
          </table:table-cell>
          <table:table-cell office:value-type="float" office:value="-0.13098246971786232" table:formula="of:=[.$L$3]*[.B98]+[.$L$4]*[.C98]+[.$L$5]*[.D98]+[.$L$6]*[.E98]+[.$L$7]" table:style-name="ce6">
            <text:p>-0.13098247</text:p>
          </table:table-cell>
          <table:table-cell office:value-type="float" office:value="-1" table:formula="of:=IF([.G98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48" table:style-name="ce9">
            <text:p>148</text:p>
          </table:table-cell>
          <table:table-cell office:value-type="float" office:value="57" table:style-name="ce9">
            <text:p>57</text:p>
          </table:table-cell>
          <table:table-cell office:value-type="float" office:value="130" table:style-name="ce9">
            <text:p>130</text:p>
          </table:table-cell>
          <table:table-cell office:value-type="float" office:value="131" table:style-name="ce9">
            <text:p>131</text:p>
          </table:table-cell>
          <table:table-cell office:value-type="float" office:value="115" table:style-name="ce9">
            <text:p>115</text:p>
          </table:table-cell>
          <table:table-cell office:value-type="float" office:value="1" table:style-name="ce9">
            <text:p>1</text:p>
          </table:table-cell>
          <table:table-cell office:value-type="float" office:value="1.1957949675171982" table:formula="of:=[.$L$3]*[.B99]+[.$L$4]*[.C99]+[.$L$5]*[.D99]+[.$L$6]*[.E99]+[.$L$7]" table:style-name="ce6">
            <text:p>1.195794968</text:p>
          </table:table-cell>
          <table:table-cell office:value-type="float" office:value="1" table:formula="of:=IF([.G99]&lt;=0;-1;1)" table:style-name="ce9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table:style-name="ce9">
            <text:p>149</text:p>
          </table:table-cell>
          <table:table-cell office:value-type="float" office:value="57" table:style-name="ce9">
            <text:p>57</text:p>
          </table:table-cell>
          <table:table-cell office:value-type="float" office:value="130" table:style-name="ce9">
            <text:p>130</text:p>
          </table:table-cell>
          <table:table-cell office:value-type="float" office:value="236" table:style-name="ce9">
            <text:p>236</text:p>
          </table:table-cell>
          <table:table-cell office:value-type="float" office:value="174" table:style-name="ce9">
            <text:p>174</text:p>
          </table:table-cell>
          <table:table-cell office:value-type="float" office:value="1" table:style-name="ce9">
            <text:p>1</text:p>
          </table:table-cell>
          <table:table-cell office:value-type="float" office:value="-0.9656529244897083" table:formula="of:=[.$L$3]*[.B100]+[.$L$4]*[.C100]+[.$L$5]*[.D100]+[.$L$6]*[.E100]+[.$L$7]" table:style-name="ce6">
            <text:p>-0.965652924</text:p>
          </table:table-cell>
          <table:table-cell office:value-type="float" office:value="-1" table:formula="of:=IF([.G100]&lt;=0;-1;1)" table:style-name="ce9">
            <text:p>-1</text:p>
          </table:table-cell>
          <table:table-cell table:number-columns-repeated="16376"/>
        </table:table-row>
        <table:table-row table:style-name="ro1">
          <table:table-cell office:value-type="float" office:value="150" table:style-name="ce9">
            <text:p>150</text:p>
          </table:table-cell>
          <table:table-cell office:value-type="float" office:value="38" table:style-name="ce9">
            <text:p>38</text:p>
          </table:table-cell>
          <table:table-cell office:value-type="float" office:value="138" table:style-name="ce9">
            <text:p>138</text:p>
          </table:table-cell>
          <table:table-cell office:value-type="float" office:value="175" table:style-name="ce9">
            <text:p>175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9">
            <text:p>-1</text:p>
          </table:table-cell>
          <table:table-cell office:value-type="float" office:value="-1.306995005229254" table:formula="of:=[.$L$3]*[.B101]+[.$L$4]*[.C101]+[.$L$5]*[.D101]+[.$L$6]*[.E101]+[.$L$7]" table:style-name="ce6">
            <text:p>-1.306995005</text:p>
          </table:table-cell>
          <table:table-cell office:value-type="float" office:value="-1" table:formula="of:=IF([.G101]&lt;=0;-1;1)" table:style-name="ce9">
            <text:p>-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Model_1" table:style-name="ta1">
        <table:table-column table:style-name="co11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4">
            <text:p>Decision</text:p>
          </table:table-cell>
          <table:table-cell table:style-name="ce18"/>
          <table:table-cell table:style-name="ce1"/>
          <table:table-cell office:value-type="string" table:style-name="ce19">
            <text:p>Objective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ge</text:p>
          </table:table-cell>
          <table:table-cell office:value-type="float" office:value="4.6237508959828699E-2" table:style-name="ce21">
            <text:p>0.046237509</text:p>
          </table:table-cell>
          <table:table-cell table:style-name="ce22"/>
          <table:table-cell office:value-type="float" office:value="1.2284682630882046E-2" table:formula="of:=[.B2]^2+[.B3]^2+[.B4]^2+[.B5]^2" table:style-name="ce23">
            <text:p>0.01228468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lood Pressure</text:p>
          </table:table-cell>
          <table:table-cell office:value-type="float" office:value="-2.8397098610459193E-2" table:style-name="ce24">
            <text:p>-0.0283970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Cholesterol</text:p>
          </table:table-cell>
          <table:table-cell office:value-type="float" office:value="-2.3897558240546981E-2" table:style-name="ce24">
            <text:p>-0.0238975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Max Heart Rate</text:p>
          </table:table-cell>
          <table:table-cell office:value-type="float" office:value="-9.3644470721550493E-2" table:style-name="ce24">
            <text:p>-0.0936444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Intercept</text:p>
          </table:table-cell>
          <table:table-cell office:value-type="float" office:value="23.495898173869577" table:style-name="ce25">
            <text:p>23.49589817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Model_2" table:style-name="ta1"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2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6">
            <text:p>Patient #</text:p>
          </table:table-cell>
          <table:table-cell office:value-type="string" table:style-name="ce26">
            <text:p>Age</text:p>
          </table:table-cell>
          <table:table-cell office:value-type="string" table:style-name="ce26">
            <text:p>Blood Pressure</text:p>
          </table:table-cell>
          <table:table-cell office:value-type="string" table:style-name="ce26">
            <text:p>Cholesterol</text:p>
          </table:table-cell>
          <table:table-cell office:value-type="string" table:style-name="ce26">
            <text:p>Max Heart Rate</text:p>
          </table:table-cell>
          <table:table-cell office:value-type="string" table:style-name="ce27">
            <text:p>Diagnosis(Observed)</text:p>
          </table:table-cell>
          <table:table-cell office:value-type="string" table:style-name="ce27">
            <text:p>f(x,k)</text:p>
          </table:table-cell>
          <table:table-cell office:value-type="string" table:style-name="ce28">
            <text:p>Diagnosis(Predicted)</text:p>
          </table:table-cell>
          <table:table-cell office:value-type="string" table:style-name="ce29">
            <text:p>y(k)</text:p>
          </table:table-cell>
          <table:table-cell office:value-type="string" table:style-name="ce26">
            <text:p>f(x,k)+1</text:p>
          </table:table-cell>
          <table:table-cell office:value-type="string" table:style-name="ce26">
            <text:p>1-f(x,k)</text:p>
          </table:table-cell>
          <table:table-cell office:value-type="string" table:style-name="ce26">
            <text:p>y(k)^2</text:p>
          </table:table-cell>
          <table:table-cell office:value-type="string" table:style-name="ce30">
            <text:p>If(Predicted=Observed)</text:p>
          </table:table-cell>
          <table:table-cell office:value-type="string" table:style-name="ce27">
            <text:p>Lambda</text:p>
          </table:table-cell>
          <table:table-cell table:number-columns-repeated="1637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63" table:style-name="ce6">
            <text:p>63</text:p>
          </table:table-cell>
          <table:table-cell office:value-type="float" office:value="145" table:style-name="ce6">
            <text:p>145</text:p>
          </table:table-cell>
          <table:table-cell office:value-type="float" office:value="233" table:style-name="ce6">
            <text:p>233</text:p>
          </table:table-cell>
          <table:table-cell office:value-type="float" office:value="150" table:style-name="ce6">
            <text:p>150</text:p>
          </table:table-cell>
          <table:table-cell office:value-type="float" office:value="-1" table:style-name="ce31">
            <text:p>-1</text:p>
          </table:table-cell>
          <table:table-cell office:value-type="float" office:value="-0.46489839372240205" table:formula="of:=[.$B$55]*[.B2]+[.$B$56]*[.C2]+[.$B$57]*[.D2]+[.$B$58]*[.E2]+[.$B$59]" table:style-name="ce6">
            <text:p>-0.464898394</text:p>
          </table:table-cell>
          <table:table-cell office:value-type="float" office:value="-1" table:formula="of:=IF([.G2]&lt;=0;-1;1)" table:style-name="ce32">
            <text:p>-1</text:p>
          </table:table-cell>
          <table:table-cell office:value-type="float" office:value="0.53510160627759795" table:formula="of:=MAX(0;[.G2]+1)" table:style-name="ce33">
            <text:p>0.535101606</text:p>
          </table:table-cell>
          <table:table-cell office:value-type="float" office:value="0.53510160627759795" table:formula="of:=[.G2]+1" table:style-name="ce6">
            <text:p>0.535101606</text:p>
          </table:table-cell>
          <table:table-cell office:value-type="float" office:value="1.464898393722402" table:formula="of:=1-[.G2]" table:style-name="ce31">
            <text:p>1.464898394</text:p>
          </table:table-cell>
          <table:table-cell office:value-type="float" office:value="0.28633372904086546" table:formula="of:=[.I2]^2" table:style-name="ce31">
            <text:p>0.286333729</text:p>
          </table:table-cell>
          <table:table-cell office:value-type="float" office:value="1" table:formula="of:=IF([.H2]=[.F2];1;0)" table:style-name="ce32">
            <text:p>1</text:p>
          </table:table-cell>
          <table:table-cell office:value-type="float" office:value="70" table:style-name="ce33">
            <text:p>70</text:p>
          </table:table-cell>
          <table:table-cell table:number-columns-repeated="1637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7" table:style-name="ce9">
            <text:p>37</text:p>
          </table:table-cell>
          <table:table-cell office:value-type="float" office:value="130" table:style-name="ce9">
            <text:p>130</text:p>
          </table:table-cell>
          <table:table-cell office:value-type="float" office:value="250" table:style-name="ce9">
            <text:p>250</text:p>
          </table:table-cell>
          <table:table-cell office:value-type="float" office:value="187" table:style-name="ce9">
            <text:p>187</text:p>
          </table:table-cell>
          <table:table-cell office:value-type="float" office:value="-1" table:style-name="ce34">
            <text:p>-1</text:p>
          </table:table-cell>
          <table:table-cell office:value-type="float" office:value="-1.4870285797645639" table:formula="of:=[.$B$55]*[.B3]+[.$B$56]*[.C3]+[.$B$57]*[.D3]+[.$B$58]*[.E3]+[.$B$59]" table:style-name="ce9">
            <text:p>-1.48702858</text:p>
          </table:table-cell>
          <table:table-cell office:value-type="float" office:value="-1" table:formula="of:=IF([.G3]&lt;=0;-1;1)" table:style-name="ce32">
            <text:p>-1</text:p>
          </table:table-cell>
          <table:table-cell office:value-type="float" office:value="0" table:formula="of:=MAX(0;[.G3]+1)" table:style-name="ce35">
            <text:p>0</text:p>
          </table:table-cell>
          <table:table-cell office:value-type="float" office:value="-0.48702857976456393" table:formula="of:=[.G3]+1" table:style-name="ce9">
            <text:p>-0.48702858</text:p>
          </table:table-cell>
          <table:table-cell office:value-type="float" office:value="2.4870285797645639" table:formula="of:=1-[.G3]" table:style-name="ce34">
            <text:p>2.48702858</text:p>
          </table:table-cell>
          <table:table-cell office:value-type="float" office:value="0" table:formula="of:=[.I3]^2" table:style-name="ce34">
            <text:p>0</text:p>
          </table:table-cell>
          <table:table-cell office:value-type="float" office:value="1" table:formula="of:=IF([.H3]=[.F3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41" table:style-name="ce9">
            <text:p>41</text:p>
          </table:table-cell>
          <table:table-cell office:value-type="float" office:value="130" table:style-name="ce9">
            <text:p>130</text:p>
          </table:table-cell>
          <table:table-cell office:value-type="float" office:value="204" table:style-name="ce9">
            <text:p>204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0.96115200296143222" table:formula="of:=[.$B$55]*[.B4]+[.$B$56]*[.C4]+[.$B$57]*[.D4]+[.$B$58]*[.E4]+[.$B$59]" table:style-name="ce9">
            <text:p>-0.961152003</text:p>
          </table:table-cell>
          <table:table-cell office:value-type="float" office:value="-1" table:formula="of:=IF([.G4]&lt;=0;-1;1)" table:style-name="ce32">
            <text:p>-1</text:p>
          </table:table-cell>
          <table:table-cell office:value-type="float" office:value="3.8847997038567783E-2" table:formula="of:=MAX(0;[.G4]+1)" table:style-name="ce35">
            <text:p>0.038847997</text:p>
          </table:table-cell>
          <table:table-cell office:value-type="float" office:value="3.8847997038567783E-2" table:formula="of:=[.G4]+1" table:style-name="ce9">
            <text:p>0.038847997</text:p>
          </table:table-cell>
          <table:table-cell office:value-type="float" office:value="1.9611520029614322" table:formula="of:=1-[.G4]" table:style-name="ce34">
            <text:p>1.961152003</text:p>
          </table:table-cell>
          <table:table-cell office:value-type="float" office:value="1.5091668739085713E-3" table:formula="of:=[.I4]^2" table:style-name="ce34">
            <text:p>0.001509167</text:p>
          </table:table-cell>
          <table:table-cell office:value-type="float" office:value="1" table:formula="of:=IF([.H4]=[.F4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236" table:style-name="ce9">
            <text:p>236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34">
            <text:p>-1</text:p>
          </table:table-cell>
          <table:table-cell office:value-type="float" office:value="-0.81232133230329673" table:formula="of:=[.$B$55]*[.B5]+[.$B$56]*[.C5]+[.$B$57]*[.D5]+[.$B$58]*[.E5]+[.$B$59]" table:style-name="ce9">
            <text:p>-0.812321332</text:p>
          </table:table-cell>
          <table:table-cell office:value-type="float" office:value="-1" table:formula="of:=IF([.G5]&lt;=0;-1;1)" table:style-name="ce32">
            <text:p>-1</text:p>
          </table:table-cell>
          <table:table-cell office:value-type="float" office:value="0.18767866769670327" table:formula="of:=MAX(0;[.G5]+1)" table:style-name="ce35">
            <text:p>0.187678668</text:p>
          </table:table-cell>
          <table:table-cell office:value-type="float" office:value="0.18767866769670327" table:formula="of:=[.G5]+1" table:style-name="ce9">
            <text:p>0.187678668</text:p>
          </table:table-cell>
          <table:table-cell office:value-type="float" office:value="1.8123213323032967" table:formula="of:=1-[.G5]" table:style-name="ce34">
            <text:p>1.812321332</text:p>
          </table:table-cell>
          <table:table-cell office:value-type="float" office:value="3.522328230840957E-2" table:formula="of:=[.I5]^2" table:style-name="ce34">
            <text:p>0.035223282</text:p>
          </table:table-cell>
          <table:table-cell office:value-type="float" office:value="1" table:formula="of:=IF([.H5]=[.F5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57" table:style-name="ce9">
            <text:p>57</text:p>
          </table:table-cell>
          <table:table-cell office:value-type="float" office:value="120" table:style-name="ce9">
            <text:p>120</text:p>
          </table:table-cell>
          <table:table-cell office:value-type="float" office:value="354" table:style-name="ce9">
            <text:p>354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8.2084670836563234E-2" table:formula="of:=[.$B$55]*[.B6]+[.$B$56]*[.C6]+[.$B$57]*[.D6]+[.$B$58]*[.E6]+[.$B$59]" table:style-name="ce9">
            <text:p>-0.082084671</text:p>
          </table:table-cell>
          <table:table-cell office:value-type="float" office:value="-1" table:formula="of:=IF([.G6]&lt;=0;-1;1)" table:style-name="ce32">
            <text:p>-1</text:p>
          </table:table-cell>
          <table:table-cell office:value-type="float" office:value="0.91791532916343677" table:formula="of:=MAX(0;[.G6]+1)" table:style-name="ce35">
            <text:p>0.917915329</text:p>
          </table:table-cell>
          <table:table-cell office:value-type="float" office:value="0.91791532916343677" table:formula="of:=[.G6]+1" table:style-name="ce9">
            <text:p>0.917915329</text:p>
          </table:table-cell>
          <table:table-cell office:value-type="float" office:value="1.0820846708365632" table:formula="of:=1-[.G6]" table:style-name="ce34">
            <text:p>1.082084671</text:p>
          </table:table-cell>
          <table:table-cell office:value-type="float" office:value="0.84256855151322052" table:formula="of:=[.I6]^2" table:style-name="ce34">
            <text:p>0.842568552</text:p>
          </table:table-cell>
          <table:table-cell office:value-type="float" office:value="1" table:formula="of:=IF([.H6]=[.F6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57" table:style-name="ce9">
            <text:p>57</text:p>
          </table:table-cell>
          <table:table-cell office:value-type="float" office:value="140" table:style-name="ce9">
            <text:p>140</text:p>
          </table:table-cell>
          <table:table-cell office:value-type="float" office:value="192" table:style-name="ce9">
            <text:p>192</text:p>
          </table:table-cell>
          <table:table-cell office:value-type="float" office:value="148" table:style-name="ce9">
            <text:p>148</text:p>
          </table:table-cell>
          <table:table-cell office:value-type="float" office:value="-1" table:style-name="ce34">
            <text:p>-1</text:p>
          </table:table-cell>
          <table:table-cell office:value-type="float" office:value="-0.30977966756268671" table:formula="of:=[.$B$55]*[.B7]+[.$B$56]*[.C7]+[.$B$57]*[.D7]+[.$B$58]*[.E7]+[.$B$59]" table:style-name="ce9">
            <text:p>-0.309779668</text:p>
          </table:table-cell>
          <table:table-cell office:value-type="float" office:value="-1" table:formula="of:=IF([.G7]&lt;=0;-1;1)" table:style-name="ce32">
            <text:p>-1</text:p>
          </table:table-cell>
          <table:table-cell office:value-type="float" office:value="0.69022033243731329" table:formula="of:=MAX(0;[.G7]+1)" table:style-name="ce35">
            <text:p>0.690220332</text:p>
          </table:table-cell>
          <table:table-cell office:value-type="float" office:value="0.69022033243731329" table:formula="of:=[.G7]+1" table:style-name="ce9">
            <text:p>0.690220332</text:p>
          </table:table-cell>
          <table:table-cell office:value-type="float" office:value="1.3097796675626867" table:formula="of:=1-[.G7]" table:style-name="ce34">
            <text:p>1.309779668</text:p>
          </table:table-cell>
          <table:table-cell office:value-type="float" office:value="0.47640410730987526" table:formula="of:=[.I7]^2" table:style-name="ce34">
            <text:p>0.476404107</text:p>
          </table:table-cell>
          <table:table-cell office:value-type="float" office:value="1" table:formula="of:=IF([.H7]=[.F7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56" table:style-name="ce9">
            <text:p>56</text:p>
          </table:table-cell>
          <table:table-cell office:value-type="float" office:value="140" table:style-name="ce9">
            <text:p>140</text:p>
          </table:table-cell>
          <table:table-cell office:value-type="float" office:value="294" table:style-name="ce9">
            <text:p>294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34">
            <text:p>-1</text:p>
          </table:table-cell>
          <table:table-cell office:value-type="float" office:value="-0.37182729426957017" table:formula="of:=[.$B$55]*[.B8]+[.$B$56]*[.C8]+[.$B$57]*[.D8]+[.$B$58]*[.E8]+[.$B$59]" table:style-name="ce9">
            <text:p>-0.371827294</text:p>
          </table:table-cell>
          <table:table-cell office:value-type="float" office:value="-1" table:formula="of:=IF([.G8]&lt;=0;-1;1)" table:style-name="ce32">
            <text:p>-1</text:p>
          </table:table-cell>
          <table:table-cell office:value-type="float" office:value="0.62817270573042983" table:formula="of:=MAX(0;[.G8]+1)" table:style-name="ce35">
            <text:p>0.628172706</text:p>
          </table:table-cell>
          <table:table-cell office:value-type="float" office:value="0.62817270573042983" table:formula="of:=[.G8]+1" table:style-name="ce9">
            <text:p>0.628172706</text:p>
          </table:table-cell>
          <table:table-cell office:value-type="float" office:value="1.3718272942695702" table:formula="of:=1-[.G8]" table:style-name="ce34">
            <text:p>1.371827294</text:p>
          </table:table-cell>
          <table:table-cell office:value-type="float" office:value="0.39460094822468916" table:formula="of:=[.I8]^2" table:style-name="ce34">
            <text:p>0.394600948</text:p>
          </table:table-cell>
          <table:table-cell office:value-type="float" office:value="1" table:formula="of:=IF([.H8]=[.F8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263" table:style-name="ce9">
            <text:p>263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34">
            <text:p>-1</text:p>
          </table:table-cell>
          <table:table-cell office:value-type="float" office:value="-0.61863786198026283" table:formula="of:=[.$B$55]*[.B9]+[.$B$56]*[.C9]+[.$B$57]*[.D9]+[.$B$58]*[.E9]+[.$B$59]" table:style-name="ce9">
            <text:p>-0.618637862</text:p>
          </table:table-cell>
          <table:table-cell office:value-type="float" office:value="-1" table:formula="of:=IF([.G9]&lt;=0;-1;1)" table:style-name="ce32">
            <text:p>-1</text:p>
          </table:table-cell>
          <table:table-cell office:value-type="float" office:value="0.38136213801973717" table:formula="of:=MAX(0;[.G9]+1)" table:style-name="ce35">
            <text:p>0.381362138</text:p>
          </table:table-cell>
          <table:table-cell office:value-type="float" office:value="0.38136213801973717" table:formula="of:=[.G9]+1" table:style-name="ce9">
            <text:p>0.381362138</text:p>
          </table:table-cell>
          <table:table-cell office:value-type="float" office:value="1.6186378619802628" table:formula="of:=1-[.G9]" table:style-name="ce34">
            <text:p>1.618637862</text:p>
          </table:table-cell>
          <table:table-cell office:value-type="float" office:value="0.14543708031498506" table:formula="of:=[.I9]^2" table:style-name="ce34">
            <text:p>0.14543708</text:p>
          </table:table-cell>
          <table:table-cell office:value-type="float" office:value="1" table:formula="of:=IF([.H9]=[.F9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52" table:style-name="ce9">
            <text:p>52</text:p>
          </table:table-cell>
          <table:table-cell office:value-type="float" office:value="172" table:style-name="ce9">
            <text:p>172</text:p>
          </table:table-cell>
          <table:table-cell office:value-type="float" office:value="199" table:style-name="ce9">
            <text:p>199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.7982782088721248" table:formula="of:=[.$B$55]*[.B10]+[.$B$56]*[.C10]+[.$B$57]*[.D10]+[.$B$58]*[.E10]+[.$B$59]" table:style-name="ce9">
            <text:p>-1.798278209</text:p>
          </table:table-cell>
          <table:table-cell office:value-type="float" office:value="-1" table:formula="of:=IF([.G10]&lt;=0;-1;1)" table:style-name="ce32">
            <text:p>-1</text:p>
          </table:table-cell>
          <table:table-cell office:value-type="float" office:value="0" table:formula="of:=MAX(0;[.G10]+1)" table:style-name="ce35">
            <text:p>0</text:p>
          </table:table-cell>
          <table:table-cell office:value-type="float" office:value="-0.79827820887212475" table:formula="of:=[.G10]+1" table:style-name="ce9">
            <text:p>-0.798278209</text:p>
          </table:table-cell>
          <table:table-cell office:value-type="float" office:value="2.7982782088721248" table:formula="of:=1-[.G10]" table:style-name="ce34">
            <text:p>2.798278209</text:p>
          </table:table-cell>
          <table:table-cell office:value-type="float" office:value="0" table:formula="of:=[.I10]^2" table:style-name="ce34">
            <text:p>0</text:p>
          </table:table-cell>
          <table:table-cell office:value-type="float" office:value="1" table:formula="of:=IF([.H10]=[.F10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57" table:style-name="ce9">
            <text:p>57</text:p>
          </table:table-cell>
          <table:table-cell office:value-type="float" office:value="150" table:style-name="ce9">
            <text:p>150</text:p>
          </table:table-cell>
          <table:table-cell office:value-type="float" office:value="168" table:style-name="ce9">
            <text:p>168</text:p>
          </table:table-cell>
          <table:table-cell office:value-type="float" office:value="174" table:style-name="ce9">
            <text:p>174</text:p>
          </table:table-cell>
          <table:table-cell office:value-type="float" office:value="-1" table:style-name="ce34">
            <text:p>-1</text:p>
          </table:table-cell>
          <table:table-cell office:value-type="float" office:value="-1.6329210544892856" table:formula="of:=[.$B$55]*[.B11]+[.$B$56]*[.C11]+[.$B$57]*[.D11]+[.$B$58]*[.E11]+[.$B$59]" table:style-name="ce9">
            <text:p>-1.632921054</text:p>
          </table:table-cell>
          <table:table-cell office:value-type="float" office:value="-1" table:formula="of:=IF([.G11]&lt;=0;-1;1)" table:style-name="ce32">
            <text:p>-1</text:p>
          </table:table-cell>
          <table:table-cell office:value-type="float" office:value="0" table:formula="of:=MAX(0;[.G11]+1)" table:style-name="ce35">
            <text:p>0</text:p>
          </table:table-cell>
          <table:table-cell office:value-type="float" office:value="-0.63292105448928559" table:formula="of:=[.G11]+1" table:style-name="ce9">
            <text:p>-0.632921054</text:p>
          </table:table-cell>
          <table:table-cell office:value-type="float" office:value="2.6329210544892856" table:formula="of:=1-[.G11]" table:style-name="ce34">
            <text:p>2.632921054</text:p>
          </table:table-cell>
          <table:table-cell office:value-type="float" office:value="0" table:formula="of:=[.I11]^2" table:style-name="ce34">
            <text:p>0</text:p>
          </table:table-cell>
          <table:table-cell office:value-type="float" office:value="1" table:formula="of:=IF([.H11]=[.F11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54" table:style-name="ce9">
            <text:p>54</text:p>
          </table:table-cell>
          <table:table-cell office:value-type="float" office:value="140" table:style-name="ce9">
            <text:p>140</text:p>
          </table:table-cell>
          <table:table-cell office:value-type="float" office:value="239" table:style-name="ce9">
            <text:p>239</text:p>
          </table:table-cell>
          <table:table-cell office:value-type="float" office:value="160" table:style-name="ce9">
            <text:p>160</text:p>
          </table:table-cell>
          <table:table-cell office:value-type="float" office:value="-1" table:style-name="ce34">
            <text:p>-1</text:p>
          </table:table-cell>
          <table:table-cell office:value-type="float" office:value="-0.7167130637184016" table:formula="of:=[.$B$55]*[.B12]+[.$B$56]*[.C12]+[.$B$57]*[.D12]+[.$B$58]*[.E12]+[.$B$59]" table:style-name="ce9">
            <text:p>-0.716713064</text:p>
          </table:table-cell>
          <table:table-cell office:value-type="float" office:value="-1" table:formula="of:=IF([.G12]&lt;=0;-1;1)" table:style-name="ce32">
            <text:p>-1</text:p>
          </table:table-cell>
          <table:table-cell office:value-type="float" office:value="0.2832869362815984" table:formula="of:=MAX(0;[.G12]+1)" table:style-name="ce35">
            <text:p>0.283286936</text:p>
          </table:table-cell>
          <table:table-cell office:value-type="float" office:value="0.2832869362815984" table:formula="of:=[.G12]+1" table:style-name="ce9">
            <text:p>0.283286936</text:p>
          </table:table-cell>
          <table:table-cell office:value-type="float" office:value="1.7167130637184016" table:formula="of:=1-[.G12]" table:style-name="ce34">
            <text:p>1.716713064</text:p>
          </table:table-cell>
          <table:table-cell office:value-type="float" office:value="8.0251488267814391E-2" table:formula="of:=[.I12]^2" table:style-name="ce34">
            <text:p>0.080251488</text:p>
          </table:table-cell>
          <table:table-cell office:value-type="float" office:value="1" table:formula="of:=IF([.H12]=[.F12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48" table:style-name="ce9">
            <text:p>48</text:p>
          </table:table-cell>
          <table:table-cell office:value-type="float" office:value="130" table:style-name="ce9">
            <text:p>130</text:p>
          </table:table-cell>
          <table:table-cell office:value-type="float" office:value="275" table:style-name="ce9">
            <text:p>275</text:p>
          </table:table-cell>
          <table:table-cell office:value-type="float" office:value="139" table:style-name="ce9">
            <text:p>139</text:p>
          </table:table-cell>
          <table:table-cell office:value-type="float" office:value="-1" table:style-name="ce34">
            <text:p>-1</text:p>
          </table:table-cell>
          <table:table-cell office:value-type="float" office:value="0.41404804084353053" table:formula="of:=[.$B$55]*[.B13]+[.$B$56]*[.C13]+[.$B$57]*[.D13]+[.$B$58]*[.E13]+[.$B$59]" table:style-name="ce9">
            <text:p>0.414048041</text:p>
          </table:table-cell>
          <table:table-cell office:value-type="float" office:value="1" table:formula="of:=IF([.G13]&lt;=0;-1;1)" table:style-name="ce32">
            <text:p>1</text:p>
          </table:table-cell>
          <table:table-cell office:value-type="float" office:value="1.4140480408435305" table:formula="of:=MAX(0;[.G13]+1)" table:style-name="ce35">
            <text:p>1.414048041</text:p>
          </table:table-cell>
          <table:table-cell office:value-type="float" office:value="1.4140480408435305" table:formula="of:=[.G13]+1" table:style-name="ce9">
            <text:p>1.414048041</text:p>
          </table:table-cell>
          <table:table-cell office:value-type="float" office:value="0.58595195915646947" table:formula="of:=1-[.G13]" table:style-name="ce34">
            <text:p>0.585951959</text:p>
          </table:table-cell>
          <table:table-cell office:value-type="float" office:value="1.999531861813427" table:formula="of:=[.I13]^2" table:style-name="ce34">
            <text:p>1.999531862</text:p>
          </table:table-cell>
          <table:table-cell office:value-type="float" office:value="0" table:formula="of:=IF([.H13]=[.F13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266" table:style-name="ce9">
            <text:p>266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34">
            <text:p>-1</text:p>
          </table:table-cell>
          <table:table-cell office:value-type="float" office:value="-0.82059996290115933" table:formula="of:=[.$B$55]*[.B14]+[.$B$56]*[.C14]+[.$B$57]*[.D14]+[.$B$58]*[.E14]+[.$B$59]" table:style-name="ce9">
            <text:p>-0.820599963</text:p>
          </table:table-cell>
          <table:table-cell office:value-type="float" office:value="-1" table:formula="of:=IF([.G14]&lt;=0;-1;1)" table:style-name="ce32">
            <text:p>-1</text:p>
          </table:table-cell>
          <table:table-cell office:value-type="float" office:value="0.17940003709884067" table:formula="of:=MAX(0;[.G14]+1)" table:style-name="ce35">
            <text:p>0.179400037</text:p>
          </table:table-cell>
          <table:table-cell office:value-type="float" office:value="0.17940003709884067" table:formula="of:=[.G14]+1" table:style-name="ce9">
            <text:p>0.179400037</text:p>
          </table:table-cell>
          <table:table-cell office:value-type="float" office:value="1.8205999629011593" table:formula="of:=1-[.G14]" table:style-name="ce34">
            <text:p>1.820599963</text:p>
          </table:table-cell>
          <table:table-cell office:value-type="float" office:value="3.2184373311065412E-2" table:formula="of:=[.I14]^2" table:style-name="ce34">
            <text:p>0.032184373</text:p>
          </table:table-cell>
          <table:table-cell office:value-type="float" office:value="1" table:formula="of:=IF([.H14]=[.F14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58" table:style-name="ce9">
            <text:p>58</text:p>
          </table:table-cell>
          <table:table-cell office:value-type="float" office:value="150" table:style-name="ce9">
            <text:p>150</text:p>
          </table:table-cell>
          <table:table-cell office:value-type="float" office:value="283" table:style-name="ce9">
            <text:p>283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.0214839487822918" table:formula="of:=[.$B$55]*[.B15]+[.$B$56]*[.C15]+[.$B$57]*[.D15]+[.$B$58]*[.E15]+[.$B$59]" table:style-name="ce9">
            <text:p>-1.021483949</text:p>
          </table:table-cell>
          <table:table-cell office:value-type="float" office:value="-1" table:formula="of:=IF([.G15]&lt;=0;-1;1)" table:style-name="ce32">
            <text:p>-1</text:p>
          </table:table-cell>
          <table:table-cell office:value-type="float" office:value="0" table:formula="of:=MAX(0;[.G15]+1)" table:style-name="ce35">
            <text:p>0</text:p>
          </table:table-cell>
          <table:table-cell office:value-type="float" office:value="-2.1483948782291762E-2" table:formula="of:=[.G15]+1" table:style-name="ce9">
            <text:p>-0.021483949</text:p>
          </table:table-cell>
          <table:table-cell office:value-type="float" office:value="2.0214839487822918" table:formula="of:=1-[.G15]" table:style-name="ce34">
            <text:p>2.021483949</text:p>
          </table:table-cell>
          <table:table-cell office:value-type="float" office:value="0" table:formula="of:=[.I15]^2" table:style-name="ce34">
            <text:p>0</text:p>
          </table:table-cell>
          <table:table-cell office:value-type="float" office:value="1" table:formula="of:=IF([.H15]=[.F15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50" table:style-name="ce9">
            <text:p>50</text:p>
          </table:table-cell>
          <table:table-cell office:value-type="float" office:value="120" table:style-name="ce9">
            <text:p>120</text:p>
          </table:table-cell>
          <table:table-cell office:value-type="float" office:value="219" table:style-name="ce9">
            <text:p>219</text:p>
          </table:table-cell>
          <table:table-cell office:value-type="float" office:value="158" table:style-name="ce9">
            <text:p>158</text:p>
          </table:table-cell>
          <table:table-cell office:value-type="float" office:value="-1" table:style-name="ce34">
            <text:p>-1</text:p>
          </table:table-cell>
          <table:table-cell office:value-type="float" office:value="-8.4697163528609565E-2" table:formula="of:=[.$B$55]*[.B16]+[.$B$56]*[.C16]+[.$B$57]*[.D16]+[.$B$58]*[.E16]+[.$B$59]" table:style-name="ce9">
            <text:p>-0.084697164</text:p>
          </table:table-cell>
          <table:table-cell office:value-type="float" office:value="-1" table:formula="of:=IF([.G16]&lt;=0;-1;1)" table:style-name="ce32">
            <text:p>-1</text:p>
          </table:table-cell>
          <table:table-cell office:value-type="float" office:value="0.91530283647139044" table:formula="of:=MAX(0;[.G16]+1)" table:style-name="ce35">
            <text:p>0.915302836</text:p>
          </table:table-cell>
          <table:table-cell office:value-type="float" office:value="0.91530283647139044" table:formula="of:=[.G16]+1" table:style-name="ce9">
            <text:p>0.915302836</text:p>
          </table:table-cell>
          <table:table-cell office:value-type="float" office:value="1.0846971635286096" table:formula="of:=1-[.G16]" table:style-name="ce34">
            <text:p>1.084697164</text:p>
          </table:table-cell>
          <table:table-cell office:value-type="float" office:value="0.83777928245257294" table:formula="of:=[.I16]^2" table:style-name="ce34">
            <text:p>0.837779282</text:p>
          </table:table-cell>
          <table:table-cell office:value-type="float" office:value="1" table:formula="of:=IF([.H16]=[.F16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float" office:value="58" table:style-name="ce9">
            <text:p>58</text:p>
          </table:table-cell>
          <table:table-cell office:value-type="float" office:value="120" table:style-name="ce9">
            <text:p>120</text:p>
          </table:table-cell>
          <table:table-cell office:value-type="float" office:value="340" table:style-name="ce9">
            <text:p>340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0.44222814916468245" table:formula="of:=[.$B$55]*[.B17]+[.$B$56]*[.C17]+[.$B$57]*[.D17]+[.$B$58]*[.E17]+[.$B$59]" table:style-name="ce9">
            <text:p>-0.442228149</text:p>
          </table:table-cell>
          <table:table-cell office:value-type="float" office:value="-1" table:formula="of:=IF([.G17]&lt;=0;-1;1)" table:style-name="ce32">
            <text:p>-1</text:p>
          </table:table-cell>
          <table:table-cell office:value-type="float" office:value="0.55777185083531755" table:formula="of:=MAX(0;[.G17]+1)" table:style-name="ce35">
            <text:p>0.557771851</text:p>
          </table:table-cell>
          <table:table-cell office:value-type="float" office:value="0.55777185083531755" table:formula="of:=[.G17]+1" table:style-name="ce9">
            <text:p>0.557771851</text:p>
          </table:table-cell>
          <table:table-cell office:value-type="float" office:value="1.4422281491646824" table:formula="of:=1-[.G17]" table:style-name="ce34">
            <text:p>1.442228149</text:p>
          </table:table-cell>
          <table:table-cell office:value-type="float" office:value="0.31110943758425574" table:formula="of:=[.I17]^2" table:style-name="ce34">
            <text:p>0.311109438</text:p>
          </table:table-cell>
          <table:table-cell office:value-type="float" office:value="1" table:formula="of:=IF([.H17]=[.F17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float" office:value="43" table:style-name="ce9">
            <text:p>43</text:p>
          </table:table-cell>
          <table:table-cell office:value-type="float" office:value="150" table:style-name="ce9">
            <text:p>150</text:p>
          </table:table-cell>
          <table:table-cell office:value-type="float" office:value="247" table:style-name="ce9">
            <text:p>247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34">
            <text:p>-1</text:p>
          </table:table-cell>
          <table:table-cell office:value-type="float" office:value="-1.4539172721717382" table:formula="of:=[.$B$55]*[.B18]+[.$B$56]*[.C18]+[.$B$57]*[.D18]+[.$B$58]*[.E18]+[.$B$59]" table:style-name="ce9">
            <text:p>-1.453917272</text:p>
          </table:table-cell>
          <table:table-cell office:value-type="float" office:value="-1" table:formula="of:=IF([.G18]&lt;=0;-1;1)" table:style-name="ce32">
            <text:p>-1</text:p>
          </table:table-cell>
          <table:table-cell office:value-type="float" office:value="0" table:formula="of:=MAX(0;[.G18]+1)" table:style-name="ce35">
            <text:p>0</text:p>
          </table:table-cell>
          <table:table-cell office:value-type="float" office:value="-0.45391727217173816" table:formula="of:=[.G18]+1" table:style-name="ce9">
            <text:p>-0.453917272</text:p>
          </table:table-cell>
          <table:table-cell office:value-type="float" office:value="2.4539172721717382" table:formula="of:=1-[.G18]" table:style-name="ce34">
            <text:p>2.453917272</text:p>
          </table:table-cell>
          <table:table-cell office:value-type="float" office:value="0" table:formula="of:=[.I18]^2" table:style-name="ce34">
            <text:p>0</text:p>
          </table:table-cell>
          <table:table-cell office:value-type="float" office:value="1" table:formula="of:=IF([.H18]=[.F18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69" table:style-name="ce9">
            <text:p>69</text:p>
          </table:table-cell>
          <table:table-cell office:value-type="float" office:value="140" table:style-name="ce9">
            <text:p>140</text:p>
          </table:table-cell>
          <table:table-cell office:value-type="float" office:value="239" table:style-name="ce9">
            <text:p>239</text:p>
          </table:table-cell>
          <table:table-cell office:value-type="float" office:value="151" table:style-name="ce9">
            <text:p>151</text:p>
          </table:table-cell>
          <table:table-cell office:value-type="float" office:value="-1" table:style-name="ce34">
            <text:p>-1</text:p>
          </table:table-cell>
          <table:table-cell office:value-type="float" office:value="-0.33094097156793545" table:formula="of:=[.$B$55]*[.B19]+[.$B$56]*[.C19]+[.$B$57]*[.D19]+[.$B$58]*[.E19]+[.$B$59]" table:style-name="ce9">
            <text:p>-0.330940972</text:p>
          </table:table-cell>
          <table:table-cell office:value-type="float" office:value="-1" table:formula="of:=IF([.G19]&lt;=0;-1;1)" table:style-name="ce32">
            <text:p>-1</text:p>
          </table:table-cell>
          <table:table-cell office:value-type="float" office:value="0.66905902843206455" table:formula="of:=MAX(0;[.G19]+1)" table:style-name="ce35">
            <text:p>0.669059028</text:p>
          </table:table-cell>
          <table:table-cell office:value-type="float" office:value="0.66905902843206455" table:formula="of:=[.G19]+1" table:style-name="ce9">
            <text:p>0.669059028</text:p>
          </table:table-cell>
          <table:table-cell office:value-type="float" office:value="1.3309409715679354" table:formula="of:=1-[.G19]" table:style-name="ce34">
            <text:p>1.330940972</text:p>
          </table:table-cell>
          <table:table-cell office:value-type="float" office:value="0.44763998352645817" table:formula="of:=[.I19]^2" table:style-name="ce34">
            <text:p>0.447639984</text:p>
          </table:table-cell>
          <table:table-cell office:value-type="float" office:value="1" table:formula="of:=IF([.H19]=[.F19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float" office:value="59" table:style-name="ce9">
            <text:p>59</text:p>
          </table:table-cell>
          <table:table-cell office:value-type="float" office:value="135" table:style-name="ce9">
            <text:p>135</text:p>
          </table:table-cell>
          <table:table-cell office:value-type="float" office:value="234" table:style-name="ce9">
            <text:p>234</text:p>
          </table:table-cell>
          <table:table-cell office:value-type="float" office:value="161" table:style-name="ce9">
            <text:p>161</text:p>
          </table:table-cell>
          <table:table-cell office:value-type="float" office:value="-1" table:style-name="ce34">
            <text:p>-1</text:p>
          </table:table-cell>
          <table:table-cell office:value-type="float" office:value="-0.59974915551013375" table:formula="of:=[.$B$55]*[.B20]+[.$B$56]*[.C20]+[.$B$57]*[.D20]+[.$B$58]*[.E20]+[.$B$59]" table:style-name="ce9">
            <text:p>-0.599749156</text:p>
          </table:table-cell>
          <table:table-cell office:value-type="float" office:value="-1" table:formula="of:=IF([.G20]&lt;=0;-1;1)" table:style-name="ce32">
            <text:p>-1</text:p>
          </table:table-cell>
          <table:table-cell office:value-type="float" office:value="0.40025084448986625" table:formula="of:=MAX(0;[.G20]+1)" table:style-name="ce35">
            <text:p>0.400250844</text:p>
          </table:table-cell>
          <table:table-cell office:value-type="float" office:value="0.40025084448986625" table:formula="of:=[.G20]+1" table:style-name="ce9">
            <text:p>0.400250844</text:p>
          </table:table-cell>
          <table:table-cell office:value-type="float" office:value="1.5997491555101337" table:formula="of:=1-[.G20]" table:style-name="ce34">
            <text:p>1.599749156</text:p>
          </table:table-cell>
          <table:table-cell office:value-type="float" office:value="0.16020073851485109" table:formula="of:=[.I20]^2" table:style-name="ce34">
            <text:p>0.160200739</text:p>
          </table:table-cell>
          <table:table-cell office:value-type="float" office:value="1" table:formula="of:=IF([.H20]=[.F20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44" table:style-name="ce9">
            <text:p>44</text:p>
          </table:table-cell>
          <table:table-cell office:value-type="float" office:value="130" table:style-name="ce9">
            <text:p>130</text:p>
          </table:table-cell>
          <table:table-cell office:value-type="float" office:value="233" table:style-name="ce9">
            <text:p>233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34">
            <text:p>-1</text:p>
          </table:table-cell>
          <table:table-cell office:value-type="float" office:value="-1.1834819886256422" table:formula="of:=[.$B$55]*[.B21]+[.$B$56]*[.C21]+[.$B$57]*[.D21]+[.$B$58]*[.E21]+[.$B$59]" table:style-name="ce9">
            <text:p>-1.183481989</text:p>
          </table:table-cell>
          <table:table-cell office:value-type="float" office:value="-1" table:formula="of:=IF([.G21]&lt;=0;-1;1)" table:style-name="ce32">
            <text:p>-1</text:p>
          </table:table-cell>
          <table:table-cell office:value-type="float" office:value="0" table:formula="of:=MAX(0;[.G21]+1)" table:style-name="ce35">
            <text:p>0</text:p>
          </table:table-cell>
          <table:table-cell office:value-type="float" office:value="-0.18348198862564224" table:formula="of:=[.G21]+1" table:style-name="ce9">
            <text:p>-0.183481989</text:p>
          </table:table-cell>
          <table:table-cell office:value-type="float" office:value="2.1834819886256422" table:formula="of:=1-[.G21]" table:style-name="ce34">
            <text:p>2.183481989</text:p>
          </table:table-cell>
          <table:table-cell office:value-type="float" office:value="0" table:formula="of:=[.I21]^2" table:style-name="ce34">
            <text:p>0</text:p>
          </table:table-cell>
          <table:table-cell office:value-type="float" office:value="1" table:formula="of:=IF([.H21]=[.F21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42" table:style-name="ce9">
            <text:p>42</text:p>
          </table:table-cell>
          <table:table-cell office:value-type="float" office:value="140" table:style-name="ce9">
            <text:p>140</text:p>
          </table:table-cell>
          <table:table-cell office:value-type="float" office:value="226" table:style-name="ce9">
            <text:p>226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34">
            <text:p>-1</text:p>
          </table:table-cell>
          <table:table-cell office:value-type="float" office:value="-1.4558606578606632" table:formula="of:=[.$B$55]*[.B22]+[.$B$56]*[.C22]+[.$B$57]*[.D22]+[.$B$58]*[.E22]+[.$B$59]" table:style-name="ce9">
            <text:p>-1.455860658</text:p>
          </table:table-cell>
          <table:table-cell office:value-type="float" office:value="-1" table:formula="of:=IF([.G22]&lt;=0;-1;1)" table:style-name="ce32">
            <text:p>-1</text:p>
          </table:table-cell>
          <table:table-cell office:value-type="float" office:value="0" table:formula="of:=MAX(0;[.G22]+1)" table:style-name="ce35">
            <text:p>0</text:p>
          </table:table-cell>
          <table:table-cell office:value-type="float" office:value="-0.45586065786066321" table:formula="of:=[.G22]+1" table:style-name="ce9">
            <text:p>-0.455860658</text:p>
          </table:table-cell>
          <table:table-cell office:value-type="float" office:value="2.4558606578606632" table:formula="of:=1-[.G22]" table:style-name="ce34">
            <text:p>2.455860658</text:p>
          </table:table-cell>
          <table:table-cell office:value-type="float" office:value="0" table:formula="of:=[.I22]^2" table:style-name="ce34">
            <text:p>0</text:p>
          </table:table-cell>
          <table:table-cell office:value-type="float" office:value="1" table:formula="of:=IF([.H22]=[.F22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float" office:value="61" table:style-name="ce9">
            <text:p>61</text:p>
          </table:table-cell>
          <table:table-cell office:value-type="float" office:value="150" table:style-name="ce9">
            <text:p>150</text:p>
          </table:table-cell>
          <table:table-cell office:value-type="float" office:value="243" table:style-name="ce9">
            <text:p>243</text:p>
          </table:table-cell>
          <table:table-cell office:value-type="float" office:value="137" table:style-name="ce9">
            <text:p>137</text:p>
          </table:table-cell>
          <table:table-cell office:value-type="float" office:value="-1" table:style-name="ce34">
            <text:p>-1</text:p>
          </table:table-cell>
          <table:table-cell office:value-type="float" office:value="-0.10752934954087046" table:formula="of:=[.$B$55]*[.B23]+[.$B$56]*[.C23]+[.$B$57]*[.D23]+[.$B$58]*[.E23]+[.$B$59]" table:style-name="ce9">
            <text:p>-0.10752935</text:p>
          </table:table-cell>
          <table:table-cell office:value-type="float" office:value="-1" table:formula="of:=IF([.G23]&lt;=0;-1;1)" table:style-name="ce32">
            <text:p>-1</text:p>
          </table:table-cell>
          <table:table-cell office:value-type="float" office:value="0.89247065045912954" table:formula="of:=MAX(0;[.G23]+1)" table:style-name="ce35">
            <text:p>0.89247065</text:p>
          </table:table-cell>
          <table:table-cell office:value-type="float" office:value="0.89247065045912954" table:formula="of:=[.G23]+1" table:style-name="ce9">
            <text:p>0.89247065</text:p>
          </table:table-cell>
          <table:table-cell office:value-type="float" office:value="1.1075293495408705" table:formula="of:=1-[.G23]" table:style-name="ce34">
            <text:p>1.10752935</text:p>
          </table:table-cell>
          <table:table-cell office:value-type="float" office:value="0.7965038619309418" table:formula="of:=[.I23]^2" table:style-name="ce34">
            <text:p>0.796503862</text:p>
          </table:table-cell>
          <table:table-cell office:value-type="float" office:value="1" table:formula="of:=IF([.H23]=[.F23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40" table:style-name="ce9">
            <text:p>40</text:p>
          </table:table-cell>
          <table:table-cell office:value-type="float" office:value="140" table:style-name="ce9">
            <text:p>140</text:p>
          </table:table-cell>
          <table:table-cell office:value-type="float" office:value="199" table:style-name="ce9">
            <text:p>199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34">
            <text:p>-1</text:p>
          </table:table-cell>
          <table:table-cell office:value-type="float" office:value="-1.4963284123140301" table:formula="of:=[.$B$55]*[.B24]+[.$B$56]*[.C24]+[.$B$57]*[.D24]+[.$B$58]*[.E24]+[.$B$59]" table:style-name="ce9">
            <text:p>-1.496328412</text:p>
          </table:table-cell>
          <table:table-cell office:value-type="float" office:value="-1" table:formula="of:=IF([.G24]&lt;=0;-1;1)" table:style-name="ce32">
            <text:p>-1</text:p>
          </table:table-cell>
          <table:table-cell office:value-type="float" office:value="0" table:formula="of:=MAX(0;[.G24]+1)" table:style-name="ce35">
            <text:p>0</text:p>
          </table:table-cell>
          <table:table-cell office:value-type="float" office:value="-0.49632841231403013" table:formula="of:=[.G24]+1" table:style-name="ce9">
            <text:p>-0.496328412</text:p>
          </table:table-cell>
          <table:table-cell office:value-type="float" office:value="2.4963284123140301" table:formula="of:=1-[.G24]" table:style-name="ce34">
            <text:p>2.496328412</text:p>
          </table:table-cell>
          <table:table-cell office:value-type="float" office:value="0" table:formula="of:=[.I24]^2" table:style-name="ce34">
            <text:p>0</text:p>
          </table:table-cell>
          <table:table-cell office:value-type="float" office:value="1" table:formula="of:=IF([.H24]=[.F24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71" table:style-name="ce9">
            <text:p>71</text:p>
          </table:table-cell>
          <table:table-cell office:value-type="float" office:value="160" table:style-name="ce9">
            <text:p>160</text:p>
          </table:table-cell>
          <table:table-cell office:value-type="float" office:value="302" table:style-name="ce9">
            <text:p>302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.257427813826995" table:formula="of:=[.$B$55]*[.B25]+[.$B$56]*[.C25]+[.$B$57]*[.D25]+[.$B$58]*[.E25]+[.$B$59]" table:style-name="ce9">
            <text:p>-1.257427814</text:p>
          </table:table-cell>
          <table:table-cell office:value-type="float" office:value="-1" table:formula="of:=IF([.G25]&lt;=0;-1;1)" table:style-name="ce32">
            <text:p>-1</text:p>
          </table:table-cell>
          <table:table-cell office:value-type="float" office:value="0" table:formula="of:=MAX(0;[.G25]+1)" table:style-name="ce35">
            <text:p>0</text:p>
          </table:table-cell>
          <table:table-cell office:value-type="float" office:value="-0.25742781382699498" table:formula="of:=[.G25]+1" table:style-name="ce9">
            <text:p>-0.257427814</text:p>
          </table:table-cell>
          <table:table-cell office:value-type="float" office:value="2.257427813826995" table:formula="of:=1-[.G25]" table:style-name="ce34">
            <text:p>2.257427814</text:p>
          </table:table-cell>
          <table:table-cell office:value-type="float" office:value="0" table:formula="of:=[.I25]^2" table:style-name="ce34">
            <text:p>0</text:p>
          </table:table-cell>
          <table:table-cell office:value-type="float" office:value="1" table:formula="of:=IF([.H25]=[.F25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float" office:value="59" table:style-name="ce9">
            <text:p>59</text:p>
          </table:table-cell>
          <table:table-cell office:value-type="float" office:value="150" table:style-name="ce9">
            <text:p>150</text:p>
          </table:table-cell>
          <table:table-cell office:value-type="float" office:value="212" table:style-name="ce9">
            <text:p>212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34">
            <text:p>-1</text:p>
          </table:table-cell>
          <table:table-cell office:value-type="float" office:value="-0.91925581739739748" table:formula="of:=[.$B$55]*[.B26]+[.$B$56]*[.C26]+[.$B$57]*[.D26]+[.$B$58]*[.E26]+[.$B$59]" table:style-name="ce9">
            <text:p>-0.919255817</text:p>
          </table:table-cell>
          <table:table-cell office:value-type="float" office:value="-1" table:formula="of:=IF([.G26]&lt;=0;-1;1)" table:style-name="ce32">
            <text:p>-1</text:p>
          </table:table-cell>
          <table:table-cell office:value-type="float" office:value="8.0744182602602521E-2" table:formula="of:=MAX(0;[.G26]+1)" table:style-name="ce35">
            <text:p>0.080744183</text:p>
          </table:table-cell>
          <table:table-cell office:value-type="float" office:value="8.0744182602602521E-2" table:formula="of:=[.G26]+1" table:style-name="ce9">
            <text:p>0.080744183</text:p>
          </table:table-cell>
          <table:table-cell office:value-type="float" office:value="1.9192558173973975" table:formula="of:=1-[.G26]" table:style-name="ce34">
            <text:p>1.919255817</text:p>
          </table:table-cell>
          <table:table-cell office:value-type="float" office:value="6.5196230241624199E-3" table:formula="of:=[.I26]^2" table:style-name="ce34">
            <text:p>0.006519623</text:p>
          </table:table-cell>
          <table:table-cell office:value-type="float" office:value="1" table:formula="of:=IF([.H26]=[.F26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65" table:style-name="ce9">
            <text:p>65</text:p>
          </table:table-cell>
          <table:table-cell office:value-type="float" office:value="140" table:style-name="ce9">
            <text:p>140</text:p>
          </table:table-cell>
          <table:table-cell office:value-type="float" office:value="417" table:style-name="ce9">
            <text:p>417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34">
            <text:p>-1</text:p>
          </table:table-cell>
          <table:table-cell office:value-type="float" office:value="-0.34099300769199914" table:formula="of:=[.$B$55]*[.B27]+[.$B$56]*[.C27]+[.$B$57]*[.D27]+[.$B$58]*[.E27]+[.$B$59]" table:style-name="ce9">
            <text:p>-0.340993008</text:p>
          </table:table-cell>
          <table:table-cell office:value-type="float" office:value="-1" table:formula="of:=IF([.G27]&lt;=0;-1;1)" table:style-name="ce32">
            <text:p>-1</text:p>
          </table:table-cell>
          <table:table-cell office:value-type="float" office:value="0.65900699230800086" table:formula="of:=MAX(0;[.G27]+1)" table:style-name="ce35">
            <text:p>0.659006992</text:p>
          </table:table-cell>
          <table:table-cell office:value-type="float" office:value="0.65900699230800086" table:formula="of:=[.G27]+1" table:style-name="ce9">
            <text:p>0.659006992</text:p>
          </table:table-cell>
          <table:table-cell office:value-type="float" office:value="1.3409930076919991" table:formula="of:=1-[.G27]" table:style-name="ce34">
            <text:p>1.340993008</text:p>
          </table:table-cell>
          <table:table-cell office:value-type="float" office:value="0.4342902159108375" table:formula="of:=[.I27]^2" table:style-name="ce34">
            <text:p>0.434290216</text:p>
          </table:table-cell>
          <table:table-cell office:value-type="float" office:value="1" table:formula="of:=IF([.H27]=[.F27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float" office:value="53" table:style-name="ce9">
            <text:p>53</text:p>
          </table:table-cell>
          <table:table-cell office:value-type="float" office:value="130" table:style-name="ce9">
            <text:p>130</text:p>
          </table:table-cell>
          <table:table-cell office:value-type="float" office:value="197" table:style-name="ce9">
            <text:p>197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0.17131990184761037" table:formula="of:=[.$B$55]*[.B28]+[.$B$56]*[.C28]+[.$B$57]*[.D28]+[.$B$58]*[.E28]+[.$B$59]" table:style-name="ce9">
            <text:p>-0.171319902</text:p>
          </table:table-cell>
          <table:table-cell office:value-type="float" office:value="-1" table:formula="of:=IF([.G28]&lt;=0;-1;1)" table:style-name="ce32">
            <text:p>-1</text:p>
          </table:table-cell>
          <table:table-cell office:value-type="float" office:value="0.82868009815238963" table:formula="of:=MAX(0;[.G28]+1)" table:style-name="ce35">
            <text:p>0.828680098</text:p>
          </table:table-cell>
          <table:table-cell office:value-type="float" office:value="0.82868009815238963" table:formula="of:=[.G28]+1" table:style-name="ce9">
            <text:p>0.828680098</text:p>
          </table:table-cell>
          <table:table-cell office:value-type="float" office:value="1.1713199018476104" table:formula="of:=1-[.G28]" table:style-name="ce34">
            <text:p>1.171319902</text:p>
          </table:table-cell>
          <table:table-cell office:value-type="float" office:value="0.68671070507385412" table:formula="of:=[.I28]^2" table:style-name="ce34">
            <text:p>0.686710705</text:p>
          </table:table-cell>
          <table:table-cell office:value-type="float" office:value="1" table:formula="of:=IF([.H28]=[.F28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41" table:style-name="ce9">
            <text:p>41</text:p>
          </table:table-cell>
          <table:table-cell office:value-type="float" office:value="105" table:style-name="ce9">
            <text:p>105</text:p>
          </table:table-cell>
          <table:table-cell office:value-type="float" office:value="198" table:style-name="ce9">
            <text:p>198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34">
            <text:p>-1</text:p>
          </table:table-cell>
          <table:table-cell office:value-type="float" office:value="-7.5370229320595783E-2" table:formula="of:=[.$B$55]*[.B29]+[.$B$56]*[.C29]+[.$B$57]*[.D29]+[.$B$58]*[.E29]+[.$B$59]" table:style-name="ce9">
            <text:p>-0.075370229</text:p>
          </table:table-cell>
          <table:table-cell office:value-type="float" office:value="-1" table:formula="of:=IF([.G29]&lt;=0;-1;1)" table:style-name="ce32">
            <text:p>-1</text:p>
          </table:table-cell>
          <table:table-cell office:value-type="float" office:value="0.92462977067940422" table:formula="of:=MAX(0;[.G29]+1)" table:style-name="ce35">
            <text:p>0.924629771</text:p>
          </table:table-cell>
          <table:table-cell office:value-type="float" office:value="0.92462977067940422" table:formula="of:=[.G29]+1" table:style-name="ce9">
            <text:p>0.924629771</text:p>
          </table:table-cell>
          <table:table-cell office:value-type="float" office:value="1.0753702293205958" table:formula="of:=1-[.G29]" table:style-name="ce34">
            <text:p>1.075370229</text:p>
          </table:table-cell>
          <table:table-cell office:value-type="float" office:value="0.85494021282664767" table:formula="of:=[.I29]^2" table:style-name="ce34">
            <text:p>0.854940213</text:p>
          </table:table-cell>
          <table:table-cell office:value-type="float" office:value="1" table:formula="of:=IF([.H29]=[.F29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float" office:value="65" table:style-name="ce9">
            <text:p>65</text:p>
          </table:table-cell>
          <table:table-cell office:value-type="float" office:value="120" table:style-name="ce9">
            <text:p>120</text:p>
          </table:table-cell>
          <table:table-cell office:value-type="float" office:value="177" table:style-name="ce9">
            <text:p>177</text:p>
          </table:table-cell>
          <table:table-cell office:value-type="float" office:value="140" table:style-name="ce9">
            <text:p>140</text:p>
          </table:table-cell>
          <table:table-cell office:value-type="float" office:value="-1" table:style-name="ce34">
            <text:p>-1</text:p>
          </table:table-cell>
          <table:table-cell office:value-type="float" office:value="0.59137018497918525" table:formula="of:=[.$B$55]*[.B30]+[.$B$56]*[.C30]+[.$B$57]*[.D30]+[.$B$58]*[.E30]+[.$B$59]" table:style-name="ce9">
            <text:p>0.591370185</text:p>
          </table:table-cell>
          <table:table-cell office:value-type="float" office:value="1" table:formula="of:=IF([.G30]&lt;=0;-1;1)" table:style-name="ce32">
            <text:p>1</text:p>
          </table:table-cell>
          <table:table-cell office:value-type="float" office:value="1.5913701849791853" table:formula="of:=MAX(0;[.G30]+1)" table:style-name="ce35">
            <text:p>1.591370185</text:p>
          </table:table-cell>
          <table:table-cell office:value-type="float" office:value="1.5913701849791853" table:formula="of:=[.G30]+1" table:style-name="ce9">
            <text:p>1.591370185</text:p>
          </table:table-cell>
          <table:table-cell office:value-type="float" office:value="0.40862981502081475" table:formula="of:=1-[.G30]" table:style-name="ce34">
            <text:p>0.408629815</text:p>
          </table:table-cell>
          <table:table-cell office:value-type="float" office:value="2.5324590656406865" table:formula="of:=[.I30]^2" table:style-name="ce34">
            <text:p>2.532459066</text:p>
          </table:table-cell>
          <table:table-cell office:value-type="float" office:value="0" table:formula="of:=IF([.H30]=[.F30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float" office:value="44" table:style-name="ce9">
            <text:p>44</text:p>
          </table:table-cell>
          <table:table-cell office:value-type="float" office:value="130" table:style-name="ce9">
            <text:p>130</text:p>
          </table:table-cell>
          <table:table-cell office:value-type="float" office:value="219" table:style-name="ce9">
            <text:p>219</text:p>
          </table:table-cell>
          <table:table-cell office:value-type="float" office:value="188" table:style-name="ce9">
            <text:p>188</text:p>
          </table:table-cell>
          <table:table-cell office:value-type="float" office:value="-1" table:style-name="ce34">
            <text:p>-1</text:p>
          </table:table-cell>
          <table:table-cell office:value-type="float" office:value="-1.5463613824658289" table:formula="of:=[.$B$55]*[.B31]+[.$B$56]*[.C31]+[.$B$57]*[.D31]+[.$B$58]*[.E31]+[.$B$59]" table:style-name="ce9">
            <text:p>-1.546361382</text:p>
          </table:table-cell>
          <table:table-cell office:value-type="float" office:value="-1" table:formula="of:=IF([.G31]&lt;=0;-1;1)" table:style-name="ce32">
            <text:p>-1</text:p>
          </table:table-cell>
          <table:table-cell office:value-type="float" office:value="0" table:formula="of:=MAX(0;[.G31]+1)" table:style-name="ce35">
            <text:p>0</text:p>
          </table:table-cell>
          <table:table-cell office:value-type="float" office:value="-0.54636138246582888" table:formula="of:=[.G31]+1" table:style-name="ce9">
            <text:p>-0.546361382</text:p>
          </table:table-cell>
          <table:table-cell office:value-type="float" office:value="2.5463613824658289" table:formula="of:=1-[.G31]" table:style-name="ce34">
            <text:p>2.546361382</text:p>
          </table:table-cell>
          <table:table-cell office:value-type="float" office:value="0" table:formula="of:=[.I31]^2" table:style-name="ce34">
            <text:p>0</text:p>
          </table:table-cell>
          <table:table-cell office:value-type="float" office:value="1" table:formula="of:=IF([.H31]=[.F31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67" table:style-name="ce9">
            <text:p>67</text:p>
          </table:table-cell>
          <table:table-cell office:value-type="float" office:value="160" table:style-name="ce9">
            <text:p>160</text:p>
          </table:table-cell>
          <table:table-cell office:value-type="float" office:value="286" table:style-name="ce9">
            <text:p>286</text:p>
          </table:table-cell>
          <table:table-cell office:value-type="float" office:value="108" table:style-name="ce9">
            <text:p>108</text:p>
          </table:table-cell>
          <table:table-cell office:value-type="float" office:value="1" table:style-name="ce34">
            <text:p>1</text:p>
          </table:table-cell>
          <table:table-cell office:value-type="float" office:value="0.77929035594647011" table:formula="of:=[.$B$55]*[.B32]+[.$B$56]*[.C32]+[.$B$57]*[.D32]+[.$B$58]*[.E32]+[.$B$59]" table:style-name="ce9">
            <text:p>0.779290356</text:p>
          </table:table-cell>
          <table:table-cell office:value-type="float" office:value="1" table:formula="of:=IF([.G32]&lt;=0;-1;1)" table:style-name="ce32">
            <text:p>1</text:p>
          </table:table-cell>
          <table:table-cell office:value-type="float" office:value="0.22070964405352989" table:formula="of:=MAX(0;1-[.G32])" table:style-name="ce35">
            <text:p>0.220709644</text:p>
          </table:table-cell>
          <table:table-cell office:value-type="float" office:value="1.7792903559464701" table:formula="of:=[.G32]+1" table:style-name="ce9">
            <text:p>1.779290356</text:p>
          </table:table-cell>
          <table:table-cell office:value-type="float" office:value="0.22070964405352989" table:formula="of:=1-[.G32]" table:style-name="ce34">
            <text:p>0.220709644</text:p>
          </table:table-cell>
          <table:table-cell office:value-type="float" office:value="4.8712746978235862E-2" table:formula="of:=[.I32]^2" table:style-name="ce34">
            <text:p>0.048712747</text:p>
          </table:table-cell>
          <table:table-cell office:value-type="float" office:value="1" table:formula="of:=IF([.H32]=[.F32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229" table:style-name="ce9">
            <text:p>229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34">
            <text:p>1</text:p>
          </table:table-cell>
          <table:table-cell office:value-type="float" office:value="1.0855823449223116" table:formula="of:=[.$B$55]*[.B33]+[.$B$56]*[.C33]+[.$B$57]*[.D33]+[.$B$58]*[.E33]+[.$B$59]" table:style-name="ce9">
            <text:p>1.085582345</text:p>
          </table:table-cell>
          <table:table-cell office:value-type="float" office:value="1" table:formula="of:=IF([.G33]&lt;=0;-1;1)" table:style-name="ce32">
            <text:p>1</text:p>
          </table:table-cell>
          <table:table-cell office:value-type="float" office:value="0" table:formula="of:=MAX(0;1-[.G33])" table:style-name="ce35">
            <text:p>0</text:p>
          </table:table-cell>
          <table:table-cell office:value-type="float" office:value="2.0855823449223116" table:formula="of:=[.G33]+1" table:style-name="ce9">
            <text:p>2.085582345</text:p>
          </table:table-cell>
          <table:table-cell office:value-type="float" office:value="-8.5582344922311648E-2" table:formula="of:=1-[.G33]" table:style-name="ce34">
            <text:p>-0.085582345</text:p>
          </table:table-cell>
          <table:table-cell office:value-type="float" office:value="0" table:formula="of:=[.I33]^2" table:style-name="ce34">
            <text:p>0</text:p>
          </table:table-cell>
          <table:table-cell office:value-type="float" office:value="1" table:formula="of:=IF([.H33]=[.F33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float" office:value="63" table:style-name="ce9">
            <text:p>63</text:p>
          </table:table-cell>
          <table:table-cell office:value-type="float" office:value="130" table:style-name="ce9">
            <text:p>130</text:p>
          </table:table-cell>
          <table:table-cell office:value-type="float" office:value="254" table:style-name="ce9">
            <text:p>254</text:p>
          </table:table-cell>
          <table:table-cell office:value-type="float" office:value="147" table:style-name="ce9">
            <text:p>147</text:p>
          </table:table-cell>
          <table:table-cell office:value-type="float" office:value="1" table:style-name="ce34">
            <text:p>1</text:p>
          </table:table-cell>
          <table:table-cell office:value-type="float" office:value="0.1214380691067003" table:formula="of:=[.$B$55]*[.B34]+[.$B$56]*[.C34]+[.$B$57]*[.D34]+[.$B$58]*[.E34]+[.$B$59]" table:style-name="ce9">
            <text:p>0.121438069</text:p>
          </table:table-cell>
          <table:table-cell office:value-type="float" office:value="1" table:formula="of:=IF([.G34]&lt;=0;-1;1)" table:style-name="ce32">
            <text:p>1</text:p>
          </table:table-cell>
          <table:table-cell office:value-type="float" office:value="0.8785619308932997" table:formula="of:=MAX(0;1-[.G34])" table:style-name="ce35">
            <text:p>0.878561931</text:p>
          </table:table-cell>
          <table:table-cell office:value-type="float" office:value="1.1214380691067003" table:formula="of:=[.G34]+1" table:style-name="ce9">
            <text:p>1.121438069</text:p>
          </table:table-cell>
          <table:table-cell office:value-type="float" office:value="0.8785619308932997" table:formula="of:=1-[.G34]" table:style-name="ce34">
            <text:p>0.878561931</text:p>
          </table:table-cell>
          <table:table-cell office:value-type="float" office:value="0.77187106641496317" table:formula="of:=[.I34]^2" table:style-name="ce34">
            <text:p>0.771871066</text:p>
          </table:table-cell>
          <table:table-cell office:value-type="float" office:value="1" table:formula="of:=IF([.H34]=[.F34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56" table:style-name="ce9">
            <text:p>256</text:p>
          </table:table-cell>
          <table:table-cell office:value-type="float" office:value="142" table:style-name="ce9">
            <text:p>142</text:p>
          </table:table-cell>
          <table:table-cell office:value-type="float" office:value="1" table:style-name="ce34">
            <text:p>1</text:p>
          </table:table-cell>
          <table:table-cell office:value-type="float" office:value="0.29639748418522061" table:formula="of:=[.$B$55]*[.B35]+[.$B$56]*[.C35]+[.$B$57]*[.D35]+[.$B$58]*[.E35]+[.$B$59]" table:style-name="ce9">
            <text:p>0.296397484</text:p>
          </table:table-cell>
          <table:table-cell office:value-type="float" office:value="1" table:formula="of:=IF([.G35]&lt;=0;-1;1)" table:style-name="ce32">
            <text:p>1</text:p>
          </table:table-cell>
          <table:table-cell office:value-type="float" office:value="0.70360251581477939" table:formula="of:=MAX(0;1-[.G35])" table:style-name="ce35">
            <text:p>0.703602516</text:p>
          </table:table-cell>
          <table:table-cell office:value-type="float" office:value="1.2963974841852206" table:formula="of:=[.G35]+1" table:style-name="ce9">
            <text:p>1.296397484</text:p>
          </table:table-cell>
          <table:table-cell office:value-type="float" office:value="0.70360251581477939" table:formula="of:=1-[.G35]" table:style-name="ce34">
            <text:p>0.703602516</text:p>
          </table:table-cell>
          <table:table-cell office:value-type="float" office:value="0.49505650026088688" table:formula="of:=[.I35]^2" table:style-name="ce34">
            <text:p>0.4950565</text:p>
          </table:table-cell>
          <table:table-cell office:value-type="float" office:value="1" table:formula="of:=IF([.H35]=[.F35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48" table:style-name="ce9">
            <text:p>48</text:p>
          </table:table-cell>
          <table:table-cell office:value-type="float" office:value="110" table:style-name="ce9">
            <text:p>110</text:p>
          </table:table-cell>
          <table:table-cell office:value-type="float" office:value="229" table:style-name="ce9">
            <text:p>229</text:p>
          </table:table-cell>
          <table:table-cell office:value-type="float" office:value="168" table:style-name="ce9">
            <text:p>168</text:p>
          </table:table-cell>
          <table:table-cell office:value-type="float" office:value="1" table:style-name="ce34">
            <text:p>1</text:p>
          </table:table-cell>
          <table:table-cell office:value-type="float" office:value="-0.1641070798747446" table:formula="of:=[.$B$55]*[.B36]+[.$B$56]*[.C36]+[.$B$57]*[.D36]+[.$B$58]*[.E36]+[.$B$59]" table:style-name="ce9">
            <text:p>-0.16410708</text:p>
          </table:table-cell>
          <table:table-cell office:value-type="float" office:value="-1" table:formula="of:=IF([.G36]&lt;=0;-1;1)" table:style-name="ce32">
            <text:p>-1</text:p>
          </table:table-cell>
          <table:table-cell office:value-type="float" office:value="1.1641070798747446" table:formula="of:=MAX(0;1-[.G36])" table:style-name="ce35">
            <text:p>1.16410708</text:p>
          </table:table-cell>
          <table:table-cell office:value-type="float" office:value="0.8358929201252554" table:formula="of:=[.G36]+1" table:style-name="ce9">
            <text:p>0.83589292</text:p>
          </table:table-cell>
          <table:table-cell office:value-type="float" office:value="1.1641070798747446" table:formula="of:=1-[.G36]" table:style-name="ce34">
            <text:p>1.16410708</text:p>
          </table:table-cell>
          <table:table-cell office:value-type="float" office:value="1.355145293414505" table:formula="of:=[.I36]^2" table:style-name="ce34">
            <text:p>1.355145293</text:p>
          </table:table-cell>
          <table:table-cell office:value-type="float" office:value="0" table:formula="of:=IF([.H36]=[.F36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60" table:style-name="ce9">
            <text:p>60</text:p>
          </table:table-cell>
          <table:table-cell office:value-type="float" office:value="130" table:style-name="ce9">
            <text:p>130</text:p>
          </table:table-cell>
          <table:table-cell office:value-type="float" office:value="206" table:style-name="ce9">
            <text:p>206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0.62557094670098046" table:formula="of:=[.$B$55]*[.B37]+[.$B$56]*[.C37]+[.$B$57]*[.D37]+[.$B$58]*[.E37]+[.$B$59]" table:style-name="ce9">
            <text:p>0.625570947</text:p>
          </table:table-cell>
          <table:table-cell office:value-type="float" office:value="1" table:formula="of:=IF([.G37]&lt;=0;-1;1)" table:style-name="ce32">
            <text:p>1</text:p>
          </table:table-cell>
          <table:table-cell office:value-type="float" office:value="0.37442905329901954" table:formula="of:=MAX(0;1-[.G37])" table:style-name="ce35">
            <text:p>0.374429053</text:p>
          </table:table-cell>
          <table:table-cell office:value-type="float" office:value="1.6255709467009805" table:formula="of:=[.G37]+1" table:style-name="ce9">
            <text:p>1.625570947</text:p>
          </table:table-cell>
          <table:table-cell office:value-type="float" office:value="0.37442905329901954" table:formula="of:=1-[.G37]" table:style-name="ce34">
            <text:p>0.374429053</text:p>
          </table:table-cell>
          <table:table-cell office:value-type="float" office:value="0.14019711595440001" table:formula="of:=[.I37]^2" table:style-name="ce34">
            <text:p>0.140197116</text:p>
          </table:table-cell>
          <table:table-cell office:value-type="float" office:value="1" table:formula="of:=IF([.H37]=[.F37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float" office:value="40" table:style-name="ce9">
            <text:p>40</text:p>
          </table:table-cell>
          <table:table-cell office:value-type="float" office:value="110" table:style-name="ce9">
            <text:p>110</text:p>
          </table:table-cell>
          <table:table-cell office:value-type="float" office:value="167" table:style-name="ce9">
            <text:p>167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34">
            <text:p>1</text:p>
          </table:table-cell>
          <table:table-cell office:value-type="float" office:value="1.8020447434895344" table:formula="of:=[.$B$55]*[.B38]+[.$B$56]*[.C38]+[.$B$57]*[.D38]+[.$B$58]*[.E38]+[.$B$59]" table:style-name="ce9">
            <text:p>1.802044743</text:p>
          </table:table-cell>
          <table:table-cell office:value-type="float" office:value="1" table:formula="of:=IF([.G38]&lt;=0;-1;1)" table:style-name="ce32">
            <text:p>1</text:p>
          </table:table-cell>
          <table:table-cell office:value-type="float" office:value="0" table:formula="of:=MAX(0;1-[.G38])" table:style-name="ce35">
            <text:p>0</text:p>
          </table:table-cell>
          <table:table-cell office:value-type="float" office:value="2.8020447434895344" table:formula="of:=[.G38]+1" table:style-name="ce9">
            <text:p>2.802044743</text:p>
          </table:table-cell>
          <table:table-cell office:value-type="float" office:value="-0.80204474348953436" table:formula="of:=1-[.G38]" table:style-name="ce34">
            <text:p>-0.802044743</text:p>
          </table:table-cell>
          <table:table-cell office:value-type="float" office:value="0" table:formula="of:=[.I38]^2" table:style-name="ce34">
            <text:p>0</text:p>
          </table:table-cell>
          <table:table-cell office:value-type="float" office:value="1" table:formula="of:=IF([.H38]=[.F38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43" table:style-name="ce9">
            <text:p>43</text:p>
          </table:table-cell>
          <table:table-cell office:value-type="float" office:value="120" table:style-name="ce9">
            <text:p>120</text:p>
          </table:table-cell>
          <table:table-cell office:value-type="float" office:value="177" table:style-name="ce9">
            <text:p>177</text:p>
          </table:table-cell>
          <table:table-cell office:value-type="float" office:value="120" table:style-name="ce9">
            <text:p>120</text:p>
          </table:table-cell>
          <table:table-cell office:value-type="float" office:value="1" table:style-name="ce34">
            <text:p>1</text:p>
          </table:table-cell>
          <table:table-cell office:value-type="float" office:value="1.2972541758681091" table:formula="of:=[.$B$55]*[.B39]+[.$B$56]*[.C39]+[.$B$57]*[.D39]+[.$B$58]*[.E39]+[.$B$59]" table:style-name="ce9">
            <text:p>1.297254176</text:p>
          </table:table-cell>
          <table:table-cell office:value-type="float" office:value="1" table:formula="of:=IF([.G39]&lt;=0;-1;1)" table:style-name="ce32">
            <text:p>1</text:p>
          </table:table-cell>
          <table:table-cell office:value-type="float" office:value="0" table:formula="of:=MAX(0;1-[.G39])" table:style-name="ce35">
            <text:p>0</text:p>
          </table:table-cell>
          <table:table-cell office:value-type="float" office:value="2.2972541758681091" table:formula="of:=[.G39]+1" table:style-name="ce9">
            <text:p>2.297254176</text:p>
          </table:table-cell>
          <table:table-cell office:value-type="float" office:value="-0.29725417586810909" table:formula="of:=1-[.G39]" table:style-name="ce34">
            <text:p>-0.297254176</text:p>
          </table:table-cell>
          <table:table-cell office:value-type="float" office:value="0" table:formula="of:=[.I39]^2" table:style-name="ce34">
            <text:p>0</text:p>
          </table:table-cell>
          <table:table-cell office:value-type="float" office:value="1" table:formula="of:=IF([.H39]=[.F39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57" table:style-name="ce9">
            <text:p>57</text:p>
          </table:table-cell>
          <table:table-cell office:value-type="float" office:value="150" table:style-name="ce9">
            <text:p>150</text:p>
          </table:table-cell>
          <table:table-cell office:value-type="float" office:value="276" table:style-name="ce9">
            <text:p>276</text:p>
          </table:table-cell>
          <table:table-cell office:value-type="float" office:value="112" table:style-name="ce9">
            <text:p>112</text:p>
          </table:table-cell>
          <table:table-cell office:value-type="float" office:value="1" table:style-name="ce34">
            <text:p>1</text:p>
          </table:table-cell>
          <table:table-cell office:value-type="float" office:value="0.88189244890624074" table:formula="of:=[.$B$55]*[.B40]+[.$B$56]*[.C40]+[.$B$57]*[.D40]+[.$B$58]*[.E40]+[.$B$59]" table:style-name="ce9">
            <text:p>0.881892449</text:p>
          </table:table-cell>
          <table:table-cell office:value-type="float" office:value="1" table:formula="of:=IF([.G40]&lt;=0;-1;1)" table:style-name="ce32">
            <text:p>1</text:p>
          </table:table-cell>
          <table:table-cell office:value-type="float" office:value="0.11810755109375926" table:formula="of:=MAX(0;1-[.G40])" table:style-name="ce35">
            <text:p>0.118107551</text:p>
          </table:table-cell>
          <table:table-cell office:value-type="float" office:value="1.8818924489062407" table:formula="of:=[.G40]+1" table:style-name="ce9">
            <text:p>1.881892449</text:p>
          </table:table-cell>
          <table:table-cell office:value-type="float" office:value="0.11810755109375926" table:formula="of:=1-[.G40]" table:style-name="ce34">
            <text:p>0.118107551</text:p>
          </table:table-cell>
          <table:table-cell office:value-type="float" office:value="1.3949393625364953E-2" table:formula="of:=[.I40]^2" table:style-name="ce34">
            <text:p>0.013949394</text:p>
          </table:table-cell>
          <table:table-cell office:value-type="float" office:value="1" table:formula="of:=IF([.H40]=[.F40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55" table:style-name="ce9">
            <text:p>55</text:p>
          </table:table-cell>
          <table:table-cell office:value-type="float" office:value="132" table:style-name="ce9">
            <text:p>132</text:p>
          </table:table-cell>
          <table:table-cell office:value-type="float" office:value="353" table:style-name="ce9">
            <text:p>353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0.74319722450650438" table:formula="of:=[.$B$55]*[.B41]+[.$B$56]*[.C41]+[.$B$57]*[.D41]+[.$B$58]*[.E41]+[.$B$59]" table:style-name="ce9">
            <text:p>0.743197225</text:p>
          </table:table-cell>
          <table:table-cell office:value-type="float" office:value="1" table:formula="of:=IF([.G41]&lt;=0;-1;1)" table:style-name="ce32">
            <text:p>1</text:p>
          </table:table-cell>
          <table:table-cell office:value-type="float" office:value="0.25680277549349562" table:formula="of:=MAX(0;1-[.G41])" table:style-name="ce35">
            <text:p>0.256802775</text:p>
          </table:table-cell>
          <table:table-cell office:value-type="float" office:value="1.7431972245065044" table:formula="of:=[.G41]+1" table:style-name="ce9">
            <text:p>1.743197225</text:p>
          </table:table-cell>
          <table:table-cell office:value-type="float" office:value="0.25680277549349562" table:formula="of:=1-[.G41]" table:style-name="ce34">
            <text:p>0.256802775</text:p>
          </table:table-cell>
          <table:table-cell office:value-type="float" office:value="6.5947665501162711E-2" table:formula="of:=[.I41]^2" table:style-name="ce34">
            <text:p>0.065947666</text:p>
          </table:table-cell>
          <table:table-cell office:value-type="float" office:value="1" table:formula="of:=IF([.H41]=[.F41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65" table:style-name="ce9">
            <text:p>65</text:p>
          </table:table-cell>
          <table:table-cell office:value-type="float" office:value="150" table:style-name="ce9">
            <text:p>150</text:p>
          </table:table-cell>
          <table:table-cell office:value-type="float" office:value="225" table:style-name="ce9">
            <text:p>225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34">
            <text:p>1</text:p>
          </table:table-cell>
          <table:table-cell office:value-type="float" office:value="0.76106894886544474" table:formula="of:=[.$B$55]*[.B42]+[.$B$56]*[.C42]+[.$B$57]*[.D42]+[.$B$58]*[.E42]+[.$B$59]" table:style-name="ce9">
            <text:p>0.761068949</text:p>
          </table:table-cell>
          <table:table-cell office:value-type="float" office:value="1" table:formula="of:=IF([.G42]&lt;=0;-1;1)" table:style-name="ce32">
            <text:p>1</text:p>
          </table:table-cell>
          <table:table-cell office:value-type="float" office:value="0.23893105113455526" table:formula="of:=MAX(0;1-[.G42])" table:style-name="ce35">
            <text:p>0.238931051</text:p>
          </table:table-cell>
          <table:table-cell office:value-type="float" office:value="1.7610689488654447" table:formula="of:=[.G42]+1" table:style-name="ce9">
            <text:p>1.761068949</text:p>
          </table:table-cell>
          <table:table-cell office:value-type="float" office:value="0.23893105113455526" table:formula="of:=1-[.G42]" table:style-name="ce34">
            <text:p>0.238931051</text:p>
          </table:table-cell>
          <table:table-cell office:value-type="float" office:value="5.708804719626346E-2" table:formula="of:=[.I42]^2" table:style-name="ce34">
            <text:p>0.057088047</text:p>
          </table:table-cell>
          <table:table-cell office:value-type="float" office:value="1" table:formula="of:=IF([.H42]=[.F42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58" table:style-name="ce9">
            <text:p>58</text:p>
          </table:table-cell>
          <table:table-cell office:value-type="float" office:value="112" table:style-name="ce9">
            <text:p>112</text:p>
          </table:table-cell>
          <table:table-cell office:value-type="float" office:value="230" table:style-name="ce9">
            <text:p>230</text:p>
          </table:table-cell>
          <table:table-cell office:value-type="float" office:value="165" table:style-name="ce9">
            <text:p>165</text:p>
          </table:table-cell>
          <table:table-cell office:value-type="float" office:value="1" table:style-name="ce34">
            <text:p>1</text:p>
          </table:table-cell>
          <table:table-cell office:value-type="float" office:value="-7.9768165145379655E-2" table:formula="of:=[.$B$55]*[.B43]+[.$B$56]*[.C43]+[.$B$57]*[.D43]+[.$B$58]*[.E43]+[.$B$59]" table:style-name="ce9">
            <text:p>-0.079768165</text:p>
          </table:table-cell>
          <table:table-cell office:value-type="float" office:value="-1" table:formula="of:=IF([.G43]&lt;=0;-1;1)" table:style-name="ce32">
            <text:p>-1</text:p>
          </table:table-cell>
          <table:table-cell office:value-type="float" office:value="1.0797681651453797" table:formula="of:=MAX(0;1-[.G43])" table:style-name="ce35">
            <text:p>1.079768165</text:p>
          </table:table-cell>
          <table:table-cell office:value-type="float" office:value="0.92023183485462035" table:formula="of:=[.G43]+1" table:style-name="ce9">
            <text:p>0.920231835</text:p>
          </table:table-cell>
          <table:table-cell office:value-type="float" office:value="1.0797681651453797" table:formula="of:=1-[.G43]" table:style-name="ce34">
            <text:p>1.079768165</text:p>
          </table:table-cell>
          <table:table-cell office:value-type="float" office:value="1.1658992904614198" table:formula="of:=[.I43]^2" table:style-name="ce34">
            <text:p>1.16589929</text:p>
          </table:table-cell>
          <table:table-cell office:value-type="float" office:value="0" table:formula="of:=IF([.H43]=[.F43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150" table:style-name="ce9">
            <text:p>150</text:p>
          </table:table-cell>
          <table:table-cell office:value-type="float" office:value="243" table:style-name="ce9">
            <text:p>243</text:p>
          </table:table-cell>
          <table:table-cell office:value-type="float" office:value="128" table:style-name="ce9">
            <text:p>128</text:p>
          </table:table-cell>
          <table:table-cell office:value-type="float" office:value="1" table:style-name="ce34">
            <text:p>1</text:p>
          </table:table-cell>
          <table:table-cell office:value-type="float" office:value="0.20710893929587115" table:formula="of:=[.$B$55]*[.B44]+[.$B$56]*[.C44]+[.$B$57]*[.D44]+[.$B$58]*[.E44]+[.$B$59]" table:style-name="ce9">
            <text:p>0.207108939</text:p>
          </table:table-cell>
          <table:table-cell office:value-type="float" office:value="1" table:formula="of:=IF([.G44]&lt;=0;-1;1)" table:style-name="ce32">
            <text:p>1</text:p>
          </table:table-cell>
          <table:table-cell office:value-type="float" office:value="0.79289106070412885" table:formula="of:=MAX(0;1-[.G44])" table:style-name="ce35">
            <text:p>0.792891061</text:p>
          </table:table-cell>
          <table:table-cell office:value-type="float" office:value="1.2071089392958712" table:formula="of:=[.G44]+1" table:style-name="ce9">
            <text:p>1.207108939</text:p>
          </table:table-cell>
          <table:table-cell office:value-type="float" office:value="0.79289106070412885" table:formula="of:=1-[.G44]" table:style-name="ce34">
            <text:p>0.792891061</text:p>
          </table:table-cell>
          <table:table-cell office:value-type="float" office:value="0.62867623414451856" table:formula="of:=[.I44]^2" table:style-name="ce34">
            <text:p>0.628676234</text:p>
          </table:table-cell>
          <table:table-cell office:value-type="float" office:value="1" table:formula="of:=IF([.H44]=[.F44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44" table:style-name="ce9">
            <text:p>44</text:p>
          </table:table-cell>
          <table:table-cell office:value-type="float" office:value="112" table:style-name="ce9">
            <text:p>112</text:p>
          </table:table-cell>
          <table:table-cell office:value-type="float" office:value="290" table:style-name="ce9">
            <text:p>290</text:p>
          </table:table-cell>
          <table:table-cell office:value-type="float" office:value="153" table:style-name="ce9">
            <text:p>153</text:p>
          </table:table-cell>
          <table:table-cell office:value-type="float" office:value="1" table:style-name="ce34">
            <text:p>1</text:p>
          </table:table-cell>
          <table:table-cell office:value-type="float" office:value="0.41934221570995511" table:formula="of:=[.$B$55]*[.B45]+[.$B$56]*[.C45]+[.$B$57]*[.D45]+[.$B$58]*[.E45]+[.$B$59]" table:style-name="ce9">
            <text:p>0.419342216</text:p>
          </table:table-cell>
          <table:table-cell office:value-type="float" office:value="1" table:formula="of:=IF([.G45]&lt;=0;-1;1)" table:style-name="ce32">
            <text:p>1</text:p>
          </table:table-cell>
          <table:table-cell office:value-type="float" office:value="0.58065778429004489" table:formula="of:=MAX(0;1-[.G45])" table:style-name="ce35">
            <text:p>0.580657784</text:p>
          </table:table-cell>
          <table:table-cell office:value-type="float" office:value="1.4193422157099551" table:formula="of:=[.G45]+1" table:style-name="ce9">
            <text:p>1.419342216</text:p>
          </table:table-cell>
          <table:table-cell office:value-type="float" office:value="0.58065778429004489" table:formula="of:=1-[.G45]" table:style-name="ce34">
            <text:p>0.580657784</text:p>
          </table:table-cell>
          <table:table-cell office:value-type="float" office:value="0.33716346245662432" table:formula="of:=[.I45]^2" table:style-name="ce34">
            <text:p>0.337163462</text:p>
          </table:table-cell>
          <table:table-cell office:value-type="float" office:value="1" table:formula="of:=IF([.H45]=[.F45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60" table:style-name="ce9">
            <text:p>60</text:p>
          </table:table-cell>
          <table:table-cell office:value-type="float" office:value="130" table:style-name="ce9">
            <text:p>130</text:p>
          </table:table-cell>
          <table:table-cell office:value-type="float" office:value="253" table:style-name="ce9">
            <text:p>253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0.22684529708146606" table:formula="of:=[.$B$55]*[.B46]+[.$B$56]*[.C46]+[.$B$57]*[.D46]+[.$B$58]*[.E46]+[.$B$59]" table:style-name="ce9">
            <text:p>0.226845297</text:p>
          </table:table-cell>
          <table:table-cell office:value-type="float" office:value="1" table:formula="of:=IF([.G46]&lt;=0;-1;1)" table:style-name="ce32">
            <text:p>1</text:p>
          </table:table-cell>
          <table:table-cell office:value-type="float" office:value="0.77315470291853394" table:formula="of:=MAX(0;1-[.G46])" table:style-name="ce35">
            <text:p>0.773154703</text:p>
          </table:table-cell>
          <table:table-cell office:value-type="float" office:value="1.2268452970814661" table:formula="of:=[.G46]+1" table:style-name="ce9">
            <text:p>1.226845297</text:p>
          </table:table-cell>
          <table:table-cell office:value-type="float" office:value="0.77315470291853394" table:formula="of:=1-[.G46]" table:style-name="ce34">
            <text:p>0.773154703</text:p>
          </table:table-cell>
          <table:table-cell office:value-type="float" office:value="0.59776819464504649" table:formula="of:=[.I46]^2" table:style-name="ce34">
            <text:p>0.597768195</text:p>
          </table:table-cell>
          <table:table-cell office:value-type="float" office:value="1" table:formula="of:=IF([.H46]=[.F46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54" table:style-name="ce9">
            <text:p>54</text:p>
          </table:table-cell>
          <table:table-cell office:value-type="float" office:value="124" table:style-name="ce9">
            <text:p>124</text:p>
          </table:table-cell>
          <table:table-cell office:value-type="float" office:value="266" table:style-name="ce9">
            <text:p>26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34">
            <text:p>1</text:p>
          </table:table-cell>
          <table:table-cell office:value-type="float" office:value="1.7455919409177074" table:formula="of:=[.$B$55]*[.B47]+[.$B$56]*[.C47]+[.$B$57]*[.D47]+[.$B$58]*[.E47]+[.$B$59]" table:style-name="ce9">
            <text:p>1.745591941</text:p>
          </table:table-cell>
          <table:table-cell office:value-type="float" office:value="1" table:formula="of:=IF([.G47]&lt;=0;-1;1)" table:style-name="ce32">
            <text:p>1</text:p>
          </table:table-cell>
          <table:table-cell office:value-type="float" office:value="0" table:formula="of:=MAX(0;1-[.G47])" table:style-name="ce35">
            <text:p>0</text:p>
          </table:table-cell>
          <table:table-cell office:value-type="float" office:value="2.7455919409177074" table:formula="of:=[.G47]+1" table:style-name="ce9">
            <text:p>2.745591941</text:p>
          </table:table-cell>
          <table:table-cell office:value-type="float" office:value="-0.74559194091770742" table:formula="of:=1-[.G47]" table:style-name="ce34">
            <text:p>-0.745591941</text:p>
          </table:table-cell>
          <table:table-cell office:value-type="float" office:value="0" table:formula="of:=[.I47]^2" table:style-name="ce34">
            <text:p>0</text:p>
          </table:table-cell>
          <table:table-cell office:value-type="float" office:value="1" table:formula="of:=IF([.H47]=[.F47];1;0)" table:style-name="ce36">
            <text:p>1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float" office:value="50" table:style-name="ce9">
            <text:p>50</text:p>
          </table:table-cell>
          <table:table-cell office:value-type="float" office:value="140" table:style-name="ce9">
            <text:p>140</text:p>
          </table:table-cell>
          <table:table-cell office:value-type="float" office:value="233" table:style-name="ce9">
            <text:p>2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34">
            <text:p>1</text:p>
          </table:table-cell>
          <table:table-cell office:value-type="float" office:value="-0.85034471746298657" table:formula="of:=[.$B$55]*[.B48]+[.$B$56]*[.C48]+[.$B$57]*[.D48]+[.$B$58]*[.E48]+[.$B$59]" table:style-name="ce9">
            <text:p>-0.850344717</text:p>
          </table:table-cell>
          <table:table-cell office:value-type="float" office:value="-1" table:formula="of:=IF([.G48]&lt;=0;-1;1)" table:style-name="ce32">
            <text:p>-1</text:p>
          </table:table-cell>
          <table:table-cell office:value-type="float" office:value="1.8503447174629866" table:formula="of:=MAX(0;1-[.G48])" table:style-name="ce35">
            <text:p>1.850344717</text:p>
          </table:table-cell>
          <table:table-cell office:value-type="float" office:value="0.14965528253701343" table:formula="of:=[.G48]+1" table:style-name="ce9">
            <text:p>0.149655283</text:p>
          </table:table-cell>
          <table:table-cell office:value-type="float" office:value="1.8503447174629866" table:formula="of:=1-[.G48]" table:style-name="ce34">
            <text:p>1.850344717</text:p>
          </table:table-cell>
          <table:table-cell office:value-type="float" office:value="3.4237755734431796" table:formula="of:=[.I48]^2" table:style-name="ce34">
            <text:p>3.423775573</text:p>
          </table:table-cell>
          <table:table-cell office:value-type="float" office:value="0" table:formula="of:=IF([.H48]=[.F48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62" table:style-name="ce9">
            <text:p>62</text:p>
          </table:table-cell>
          <table:table-cell office:value-type="float" office:value="140" table:style-name="ce9">
            <text:p>140</text:p>
          </table:table-cell>
          <table:table-cell office:value-type="float" office:value="268" table:style-name="ce9">
            <text:p>268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34">
            <text:p>1</text:p>
          </table:table-cell>
          <table:table-cell office:value-type="float" office:value="-0.65723752556824699" table:formula="of:=[.$B$55]*[.B49]+[.$B$56]*[.C49]+[.$B$57]*[.D49]+[.$B$58]*[.E49]+[.$B$59]" table:style-name="ce9">
            <text:p>-0.657237526</text:p>
          </table:table-cell>
          <table:table-cell office:value-type="float" office:value="-1" table:formula="of:=IF([.G49]&lt;=0;-1;1)" table:style-name="ce32">
            <text:p>-1</text:p>
          </table:table-cell>
          <table:table-cell office:value-type="float" office:value="1.657237525568247" table:formula="of:=MAX(0;1-[.G49])" table:style-name="ce35">
            <text:p>1.657237526</text:p>
          </table:table-cell>
          <table:table-cell office:value-type="float" office:value="0.34276247443175301" table:formula="of:=[.G49]+1" table:style-name="ce9">
            <text:p>0.342762474</text:p>
          </table:table-cell>
          <table:table-cell office:value-type="float" office:value="1.657237525568247" table:formula="of:=1-[.G49]" table:style-name="ce34">
            <text:p>1.657237526</text:p>
          </table:table-cell>
          <table:table-cell office:value-type="float" office:value="2.7464362161515661" table:formula="of:=[.I49]^2" table:style-name="ce34">
            <text:p>2.746436216</text:p>
          </table:table-cell>
          <table:table-cell office:value-type="float" office:value="0" table:formula="of:=IF([.H49]=[.F49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58" table:style-name="ce9">
            <text:p>58</text:p>
          </table:table-cell>
          <table:table-cell office:value-type="float" office:value="120" table:style-name="ce9">
            <text:p>120</text:p>
          </table:table-cell>
          <table:table-cell office:value-type="float" office:value="284" table:style-name="ce9">
            <text:p>284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34">
            <text:p>1</text:p>
          </table:table-cell>
          <table:table-cell office:value-type="float" office:value="-5.5167807354912668E-2" table:formula="of:=[.$B$55]*[.B50]+[.$B$56]*[.C50]+[.$B$57]*[.D50]+[.$B$58]*[.E50]+[.$B$59]" table:style-name="ce9">
            <text:p>-0.055167807</text:p>
          </table:table-cell>
          <table:table-cell office:value-type="float" office:value="-1" table:formula="of:=IF([.G50]&lt;=0;-1;1)" table:style-name="ce32">
            <text:p>-1</text:p>
          </table:table-cell>
          <table:table-cell office:value-type="float" office:value="1.0551678073549127" table:formula="of:=MAX(0;1-[.G50])" table:style-name="ce35">
            <text:p>1.055167807</text:p>
          </table:table-cell>
          <table:table-cell office:value-type="float" office:value="0.94483219264508733" table:formula="of:=[.G50]+1" table:style-name="ce9">
            <text:p>0.944832193</text:p>
          </table:table-cell>
          <table:table-cell office:value-type="float" office:value="1.0551678073549127" table:formula="of:=1-[.G50]" table:style-name="ce34">
            <text:p>1.055167807</text:p>
          </table:table-cell>
          <table:table-cell office:value-type="float" office:value="1.113379101678174" table:formula="of:=[.I50]^2" table:style-name="ce34">
            <text:p>1.113379102</text:p>
          </table:table-cell>
          <table:table-cell office:value-type="float" office:value="0" table:formula="of:=IF([.H50]=[.F50];1;0)" table:style-name="ce36">
            <text:p>0</text:p>
          </table:table-cell>
          <table:table-cell table:style-name="ce37"/>
          <table:table-cell table:number-columns-repeated="16370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float" office:value="60" table:style-name="ce12">
            <text:p>60</text:p>
          </table:table-cell>
          <table:table-cell office:value-type="float" office:value="117" table:style-name="ce12">
            <text:p>117</text:p>
          </table:table-cell>
          <table:table-cell office:value-type="float" office:value="230" table:style-name="ce12">
            <text:p>230</text:p>
          </table:table-cell>
          <table:table-cell office:value-type="float" office:value="160" table:style-name="ce12">
            <text:p>160</text:p>
          </table:table-cell>
          <table:table-cell office:value-type="float" office:value="1" table:style-name="ce38">
            <text:p>1</text:p>
          </table:table-cell>
          <table:table-cell office:value-type="float" office:value="-3.0846564899276174E-2" table:formula="of:=[.$B$55]*[.B51]+[.$B$56]*[.C51]+[.$B$57]*[.D51]+[.$B$58]*[.E51]+[.$B$59]" table:style-name="ce9">
            <text:p>-0.030846565</text:p>
          </table:table-cell>
          <table:table-cell office:value-type="float" office:value="-1" table:formula="of:=IF([.G51]&lt;=0;-1;1)" table:style-name="ce32">
            <text:p>-1</text:p>
          </table:table-cell>
          <table:table-cell office:value-type="float" office:value="1.0308465648992762" table:formula="of:=MAX(0;1-[.G51])" table:style-name="ce35">
            <text:p>1.030846565</text:p>
          </table:table-cell>
          <table:table-cell office:value-type="float" office:value="0.96915343510072383" table:formula="of:=[.G51]+1" table:style-name="ce9">
            <text:p>0.969153435</text:p>
          </table:table-cell>
          <table:table-cell office:value-type="float" office:value="1.0308465648992762" table:formula="of:=1-[.G51]" table:style-name="ce39">
            <text:p>1.030846565</text:p>
          </table:table-cell>
          <table:table-cell office:value-type="float" office:value="1.0626446403646377" table:formula="of:=[.I51]^2" table:style-name="ce39">
            <text:p>1.06264464</text:p>
          </table:table-cell>
          <table:table-cell office:value-type="float" office:value="0" table:formula="of:=IF([.H51]=[.F51];1;0)" table:style-name="ce40">
            <text:p>0</text:p>
          </table:table-cell>
          <table:table-cell table:style-name="ce33"/>
          <table:table-cell table:number-columns-repeated="16370"/>
        </table:table-row>
        <table:table-row table:style-name="ro1">
          <table:table-cell table:number-columns-repeated="10" table:style-name="ce1"/>
          <table:table-cell office:value-type="string" table:style-name="ce41">
            <text:p>Total:</text:p>
          </table:table-cell>
          <table:table-cell office:value-type="float" office:value="25.385908258154476" table:formula="of:=SUM([.L2:.L51])" table:style-name="ce42">
            <text:p>25.38590826</text:p>
          </table:table-cell>
          <table:table-cell office:value-type="float" office:value="42" table:formula="of:=SUM([.M2:.M51])" table:style-name="ce43">
            <text:p>42</text:p>
          </table:table-cell>
          <table:table-cell table:number-columns-repeated="1637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Decision</text:p>
          </table:table-cell>
          <table:table-cell table:style-name="ce18"/>
          <table:table-cell table:style-name="ce1"/>
          <table:table-cell office:value-type="string" table:style-name="ce19">
            <text:p>Objective</text:p>
          </table:table-cell>
          <table:table-cell table:style-name="ce1"/>
          <table:table-cell office:value-type="string" table:style-name="ce14">
            <text:p>Accurac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7">
            <text:p>Age</text:p>
          </table:table-cell>
          <table:table-cell office:value-type="float" office:value="2.735915512066324E-3" table:style-name="ce16">
            <text:p>0.002735916</text:p>
          </table:table-cell>
          <table:table-cell table:style-name="ce22"/>
          <table:table-cell office:value-type="float" office:value="25.550640204482868" table:formula="of:=[.L52]+[.N2]*([.B55]^2+[.B56]^2+[.B57]^2+[.B58]^2)" table:style-name="ce44">
            <text:p>25.5506402</text:p>
          </table:table-cell>
          <table:table-cell table:style-name="ce1"/>
          <table:table-cell office:value-type="float" office:value="84" table:formula="of:=([.M52]/50)*100" table:style-name="ce17">
            <text:p>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6">
            <text:p>Blood Pressure</text:p>
          </table:table-cell>
          <table:table-cell office:value-type="float" office:value="-2.961375276332489E-2" table:style-name="ce16">
            <text:p>-0.0296137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Cholesterol</text:p>
          </table:table-cell>
          <table:table-cell office:value-type="float" office:value="1.2961453121939088E-3" table:style-name="ce16">
            <text:p>0.0012961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Max Heart Rate</text:p>
          </table:table-cell>
          <table:table-cell office:value-type="float" office:value="-3.8303706607719118E-2" table:style-name="ce16">
            <text:p>-0.0383037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Intercept</text:p>
          </table:table-cell>
          <table:table-cell office:value-type="float" office:value="9.100287213116216" table:style-name="ce16">
            <text:p>9.100287213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Model_3" table:style-name="ta1"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6" table:number-columns-repeated="4" table:default-cell-style-name="ce1"/>
        <table:table-column table:style-name="co11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6" table:number-columns-repeated="16366" table:default-cell-style-name="ce1"/>
        <table:table-row table:style-name="ro1">
          <table:table-cell office:value-type="string" table:style-name="ce2">
            <text:p>Patient #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Blood Pressure</text:p>
          </table:table-cell>
          <table:table-cell office:value-type="string" table:style-name="ce3">
            <text:p>Cholesterol</text:p>
          </table:table-cell>
          <table:table-cell office:value-type="string" table:style-name="ce3">
            <text:p>Max Heart Rate</text:p>
          </table:table-cell>
          <table:table-cell office:value-type="string" table:style-name="ce3">
            <text:p>Diagnosis(Observed)</text:p>
          </table:table-cell>
          <table:table-cell office:value-type="string" table:style-name="ce45">
            <text:p>z</text:p>
          </table:table-cell>
          <table:table-cell office:value-type="string" table:style-name="ce3">
            <text:p>f(x,k)</text:p>
          </table:table-cell>
          <table:table-cell office:value-type="string" table:style-name="ce46">
            <text:p>Diagnosis(Predicted)</text:p>
          </table:table-cell>
          <table:table-cell office:value-type="string" table:style-name="ce3">
            <text:p>f(x,k)+1</text:p>
          </table:table-cell>
          <table:table-cell office:value-type="string" table:style-name="ce3">
            <text:p>1-f(x,k)</text:p>
          </table:table-cell>
          <table:table-cell office:value-type="string" table:style-name="ce3">
            <text:p>y(k)</text:p>
          </table:table-cell>
          <table:table-cell office:value-type="string" table:style-name="ce3">
            <text:p>y(k)^2</text:p>
          </table:table-cell>
          <table:table-cell office:value-type="string" table:style-name="ce47">
            <text:p>(1-2zk)f(x,k)+1</text:p>
          </table:table-cell>
          <table:table-cell office:value-type="string" table:style-name="ce48">
            <text:p>If(Predicted=Observed)</text:p>
          </table:table-cell>
          <table:table-cell office:value-type="string" table:style-name="ce49">
            <text:p>Lambda</text:p>
          </table:table-cell>
          <table:table-cell table:number-columns-repeated="16368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63" table:style-name="ce6">
            <text:p>63</text:p>
          </table:table-cell>
          <table:table-cell office:value-type="float" office:value="145" table:style-name="ce6">
            <text:p>145</text:p>
          </table:table-cell>
          <table:table-cell office:value-type="float" office:value="233" table:style-name="ce6">
            <text:p>233</text:p>
          </table:table-cell>
          <table:table-cell office:value-type="float" office:value="150" table:style-name="ce6">
            <text:p>150</text:p>
          </table:table-cell>
          <table:table-cell office:value-type="float" office:value="-1" table:style-name="ce6">
            <text:p>-1</text:p>
          </table:table-cell>
          <table:table-cell table:style-name="ce1"/>
          <table:table-cell office:value-type="float" office:value="-0.46476272503737803" table:formula="of:=[.$B$55]*[.B2]+[.$B$56]*[.C2]+[.$B$57]*[.D2]+[.$B$58]*[.E2]+[.$B$59]" table:style-name="ce6">
            <text:p>-0.464762725</text:p>
          </table:table-cell>
          <table:table-cell office:value-type="float" office:value="-1" table:formula="of:=IF([.H2]&lt;0;-1;1)" table:style-name="ce32">
            <text:p>-1</text:p>
          </table:table-cell>
          <table:table-cell office:value-type="float" office:value="0.53523727496262197" table:formula="of:=[.H2]+1" table:style-name="ce6">
            <text:p>0.535237275</text:p>
          </table:table-cell>
          <table:table-cell office:value-type="float" office:value="1.464762725037378" table:formula="of:=1-[.H2]" table:style-name="ce6">
            <text:p>1.464762725</text:p>
          </table:table-cell>
          <table:table-cell office:value-type="float" office:value="0.53523727496262197" table:formula="of:=MAX(0;1+[.H2])" table:style-name="ce31">
            <text:p>0.535237275</text:p>
          </table:table-cell>
          <table:table-cell office:value-type="float" office:value="0.28647894050941342" table:formula="of:=[.L2]^2" table:style-name="ce6">
            <text:p>0.286478941</text:p>
          </table:table-cell>
          <table:table-cell office:value-type="float" office:value="0.53523727496262197" table:formula="of:=(1-2*([.G2]))*[.J2]" table:style-name="ce31">
            <text:p>0.535237275</text:p>
          </table:table-cell>
          <table:table-cell office:value-type="float" office:value="1" table:formula="of:=IF([.I2]=[.F2];1;0)" table:style-name="ce36">
            <text:p>1</text:p>
          </table:table-cell>
          <table:table-cell office:value-type="float" office:value="70" table:style-name="ce33">
            <text:p>70</text:p>
          </table:table-cell>
          <table:table-cell table:number-columns-repeated="16368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37" table:style-name="ce9">
            <text:p>37</text:p>
          </table:table-cell>
          <table:table-cell office:value-type="float" office:value="130" table:style-name="ce9">
            <text:p>130</text:p>
          </table:table-cell>
          <table:table-cell office:value-type="float" office:value="250" table:style-name="ce9">
            <text:p>250</text:p>
          </table:table-cell>
          <table:table-cell office:value-type="float" office:value="187" table:style-name="ce9">
            <text:p>187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4869399221741375" table:formula="of:=[.$B$55]*[.B3]+[.$B$56]*[.C3]+[.$B$57]*[.D3]+[.$B$58]*[.E3]+[.$B$59]" table:style-name="ce9">
            <text:p>-1.486939922</text:p>
          </table:table-cell>
          <table:table-cell office:value-type="float" office:value="-1" table:formula="of:=IF([.H3]&lt;0;-1;1)" table:style-name="ce32">
            <text:p>-1</text:p>
          </table:table-cell>
          <table:table-cell office:value-type="float" office:value="-0.48693992217413751" table:formula="of:=[.H3]+1" table:style-name="ce9">
            <text:p>-0.486939922</text:p>
          </table:table-cell>
          <table:table-cell office:value-type="float" office:value="2.4869399221741375" table:formula="of:=1-[.H3]" table:style-name="ce9">
            <text:p>2.486939922</text:p>
          </table:table-cell>
          <table:table-cell office:value-type="float" office:value="0" table:formula="of:=MAX(0;1+[.H3])" table:style-name="ce34">
            <text:p>0</text:p>
          </table:table-cell>
          <table:table-cell office:value-type="float" office:value="0" table:formula="of:=[.L3]^2" table:style-name="ce9">
            <text:p>0</text:p>
          </table:table-cell>
          <table:table-cell office:value-type="float" office:value="-0.48693992217413751" table:formula="of:=(1-2*([.G3]))*[.J3]" table:style-name="ce34">
            <text:p>-0.486939922</text:p>
          </table:table-cell>
          <table:table-cell office:value-type="float" office:value="1" table:formula="of:=IF([.I3]=[.F3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41" table:style-name="ce9">
            <text:p>41</text:p>
          </table:table-cell>
          <table:table-cell office:value-type="float" office:value="130" table:style-name="ce9">
            <text:p>130</text:p>
          </table:table-cell>
          <table:table-cell office:value-type="float" office:value="204" table:style-name="ce9">
            <text:p>204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9611390565694915" table:formula="of:=[.$B$55]*[.B4]+[.$B$56]*[.C4]+[.$B$57]*[.D4]+[.$B$58]*[.E4]+[.$B$59]" table:style-name="ce9">
            <text:p>-0.961139057</text:p>
          </table:table-cell>
          <table:table-cell office:value-type="float" office:value="-1" table:formula="of:=IF([.H4]&lt;0;-1;1)" table:style-name="ce32">
            <text:p>-1</text:p>
          </table:table-cell>
          <table:table-cell office:value-type="float" office:value="3.8860943430508499E-2" table:formula="of:=[.H4]+1" table:style-name="ce9">
            <text:p>0.038860943</text:p>
          </table:table-cell>
          <table:table-cell office:value-type="float" office:value="1.9611390565694915" table:formula="of:=1-[.H4]" table:style-name="ce9">
            <text:p>1.961139057</text:p>
          </table:table-cell>
          <table:table-cell office:value-type="float" office:value="3.8860943430508499E-2" table:formula="of:=MAX(0;1+[.H4])" table:style-name="ce34">
            <text:p>0.038860943</text:p>
          </table:table-cell>
          <table:table-cell office:value-type="float" office:value="1.5101729243091817E-3" table:formula="of:=[.L4]^2" table:style-name="ce9">
            <text:p>0.001510173</text:p>
          </table:table-cell>
          <table:table-cell office:value-type="float" office:value="3.8860943430508499E-2" table:formula="of:=(1-2*([.G4]))*[.J4]" table:style-name="ce34">
            <text:p>0.038860943</text:p>
          </table:table-cell>
          <table:table-cell office:value-type="float" office:value="1" table:formula="of:=IF([.I4]=[.F4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236" table:style-name="ce9">
            <text:p>236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8122829196648631" table:formula="of:=[.$B$55]*[.B5]+[.$B$56]*[.C5]+[.$B$57]*[.D5]+[.$B$58]*[.E5]+[.$B$59]" table:style-name="ce9">
            <text:p>-0.81228292</text:p>
          </table:table-cell>
          <table:table-cell office:value-type="float" office:value="-1" table:formula="of:=IF([.H5]&lt;0;-1;1)" table:style-name="ce32">
            <text:p>-1</text:p>
          </table:table-cell>
          <table:table-cell office:value-type="float" office:value="0.1877170803351369" table:formula="of:=[.H5]+1" table:style-name="ce9">
            <text:p>0.18771708</text:p>
          </table:table-cell>
          <table:table-cell office:value-type="float" office:value="1.8122829196648631" table:formula="of:=1-[.H5]" table:style-name="ce9">
            <text:p>1.81228292</text:p>
          </table:table-cell>
          <table:table-cell office:value-type="float" office:value="0.1877170803351369" table:formula="of:=MAX(0;1+[.H5])" table:style-name="ce34">
            <text:p>0.18771708</text:p>
          </table:table-cell>
          <table:table-cell office:value-type="float" office:value="3.5237702249548239E-2" table:formula="of:=[.L5]^2" table:style-name="ce9">
            <text:p>0.035237702</text:p>
          </table:table-cell>
          <table:table-cell office:value-type="float" office:value="0.1877170803351369" table:formula="of:=(1-2*([.G5]))*[.J5]" table:style-name="ce34">
            <text:p>0.18771708</text:p>
          </table:table-cell>
          <table:table-cell office:value-type="float" office:value="1" table:formula="of:=IF([.I5]=[.F5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57" table:style-name="ce9">
            <text:p>57</text:p>
          </table:table-cell>
          <table:table-cell office:value-type="float" office:value="120" table:style-name="ce9">
            <text:p>120</text:p>
          </table:table-cell>
          <table:table-cell office:value-type="float" office:value="354" table:style-name="ce9">
            <text:p>354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8.2104138262982573E-2" table:formula="of:=[.$B$55]*[.B6]+[.$B$56]*[.C6]+[.$B$57]*[.D6]+[.$B$58]*[.E6]+[.$B$59]" table:style-name="ce9">
            <text:p>-0.082104138</text:p>
          </table:table-cell>
          <table:table-cell office:value-type="float" office:value="-1" table:formula="of:=IF([.H6]&lt;0;-1;1)" table:style-name="ce32">
            <text:p>-1</text:p>
          </table:table-cell>
          <table:table-cell office:value-type="float" office:value="0.91789586173701743" table:formula="of:=[.H6]+1" table:style-name="ce9">
            <text:p>0.917895862</text:p>
          </table:table-cell>
          <table:table-cell office:value-type="float" office:value="1.0821041382629826" table:formula="of:=1-[.H6]" table:style-name="ce9">
            <text:p>1.082104138</text:p>
          </table:table-cell>
          <table:table-cell office:value-type="float" office:value="0.91789586173701743" table:formula="of:=MAX(0;1+[.H6])" table:style-name="ce34">
            <text:p>0.917895862</text:p>
          </table:table-cell>
          <table:table-cell office:value-type="float" office:value="0.84253281299394178" table:formula="of:=[.L6]^2" table:style-name="ce9">
            <text:p>0.842532813</text:p>
          </table:table-cell>
          <table:table-cell office:value-type="float" office:value="0.91789586173701743" table:formula="of:=(1-2*([.G6]))*[.J6]" table:style-name="ce34">
            <text:p>0.917895862</text:p>
          </table:table-cell>
          <table:table-cell office:value-type="float" office:value="1" table:formula="of:=IF([.I6]=[.F6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57" table:style-name="ce9">
            <text:p>57</text:p>
          </table:table-cell>
          <table:table-cell office:value-type="float" office:value="140" table:style-name="ce9">
            <text:p>140</text:p>
          </table:table-cell>
          <table:table-cell office:value-type="float" office:value="192" table:style-name="ce9">
            <text:p>192</text:p>
          </table:table-cell>
          <table:table-cell office:value-type="float" office:value="148" table:style-name="ce9">
            <text:p>14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30973827950810673" table:formula="of:=[.$B$55]*[.B7]+[.$B$56]*[.C7]+[.$B$57]*[.D7]+[.$B$58]*[.E7]+[.$B$59]" table:style-name="ce9">
            <text:p>-0.30973828</text:p>
          </table:table-cell>
          <table:table-cell office:value-type="float" office:value="-1" table:formula="of:=IF([.H7]&lt;0;-1;1)" table:style-name="ce32">
            <text:p>-1</text:p>
          </table:table-cell>
          <table:table-cell office:value-type="float" office:value="0.69026172049189327" table:formula="of:=[.H7]+1" table:style-name="ce9">
            <text:p>0.69026172</text:p>
          </table:table-cell>
          <table:table-cell office:value-type="float" office:value="1.3097382795081067" table:formula="of:=1-[.H7]" table:style-name="ce9">
            <text:p>1.30973828</text:p>
          </table:table-cell>
          <table:table-cell office:value-type="float" office:value="0.69026172049189327" table:formula="of:=MAX(0;1+[.H7])" table:style-name="ce34">
            <text:p>0.69026172</text:p>
          </table:table-cell>
          <table:table-cell office:value-type="float" office:value="0.4764612427764286" table:formula="of:=[.L7]^2" table:style-name="ce9">
            <text:p>0.476461243</text:p>
          </table:table-cell>
          <table:table-cell office:value-type="float" office:value="0.69026172049189327" table:formula="of:=(1-2*([.G7]))*[.J7]" table:style-name="ce34">
            <text:p>0.69026172</text:p>
          </table:table-cell>
          <table:table-cell office:value-type="float" office:value="1" table:formula="of:=IF([.I7]=[.F7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56" table:style-name="ce9">
            <text:p>56</text:p>
          </table:table-cell>
          <table:table-cell office:value-type="float" office:value="140" table:style-name="ce9">
            <text:p>140</text:p>
          </table:table-cell>
          <table:table-cell office:value-type="float" office:value="294" table:style-name="ce9">
            <text:p>294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37174174265751603" table:formula="of:=[.$B$55]*[.B8]+[.$B$56]*[.C8]+[.$B$57]*[.D8]+[.$B$58]*[.E8]+[.$B$59]" table:style-name="ce9">
            <text:p>-0.371741743</text:p>
          </table:table-cell>
          <table:table-cell office:value-type="float" office:value="-1" table:formula="of:=IF([.H8]&lt;0;-1;1)" table:style-name="ce32">
            <text:p>-1</text:p>
          </table:table-cell>
          <table:table-cell office:value-type="float" office:value="0.62825825734248397" table:formula="of:=[.H8]+1" table:style-name="ce9">
            <text:p>0.628258257</text:p>
          </table:table-cell>
          <table:table-cell office:value-type="float" office:value="1.371741742657516" table:formula="of:=1-[.H8]" table:style-name="ce9">
            <text:p>1.371741743</text:p>
          </table:table-cell>
          <table:table-cell office:value-type="float" office:value="0.62825825734248397" table:formula="of:=MAX(0;1+[.H8])" table:style-name="ce34">
            <text:p>0.628258257</text:p>
          </table:table-cell>
          <table:table-cell office:value-type="float" office:value="0.39470843791901483" table:formula="of:=[.L8]^2" table:style-name="ce9">
            <text:p>0.394708438</text:p>
          </table:table-cell>
          <table:table-cell office:value-type="float" office:value="0.62825825734248397" table:formula="of:=(1-2*([.G8]))*[.J8]" table:style-name="ce34">
            <text:p>0.628258257</text:p>
          </table:table-cell>
          <table:table-cell office:value-type="float" office:value="1" table:formula="of:=IF([.I8]=[.F8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263" table:style-name="ce9">
            <text:p>263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61868228952440774" table:formula="of:=[.$B$55]*[.B9]+[.$B$56]*[.C9]+[.$B$57]*[.D9]+[.$B$58]*[.E9]+[.$B$59]" table:style-name="ce9">
            <text:p>-0.61868229</text:p>
          </table:table-cell>
          <table:table-cell office:value-type="float" office:value="-1" table:formula="of:=IF([.H9]&lt;0;-1;1)" table:style-name="ce32">
            <text:p>-1</text:p>
          </table:table-cell>
          <table:table-cell office:value-type="float" office:value="0.38131771047559226" table:formula="of:=[.H9]+1" table:style-name="ce9">
            <text:p>0.38131771</text:p>
          </table:table-cell>
          <table:table-cell office:value-type="float" office:value="1.6186822895244077" table:formula="of:=1-[.H9]" table:style-name="ce9">
            <text:p>1.61868229</text:p>
          </table:table-cell>
          <table:table-cell office:value-type="float" office:value="0.38131771047559226" table:formula="of:=MAX(0;1+[.H9])" table:style-name="ce34">
            <text:p>0.38131771</text:p>
          </table:table-cell>
          <table:table-cell office:value-type="float" office:value="0.14540319632234761" table:formula="of:=[.L9]^2" table:style-name="ce9">
            <text:p>0.145403196</text:p>
          </table:table-cell>
          <table:table-cell office:value-type="float" office:value="0.38131771047559226" table:formula="of:=(1-2*([.G9]))*[.J9]" table:style-name="ce34">
            <text:p>0.38131771</text:p>
          </table:table-cell>
          <table:table-cell office:value-type="float" office:value="1" table:formula="of:=IF([.I9]=[.F9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52" table:style-name="ce9">
            <text:p>52</text:p>
          </table:table-cell>
          <table:table-cell office:value-type="float" office:value="172" table:style-name="ce9">
            <text:p>172</text:p>
          </table:table-cell>
          <table:table-cell office:value-type="float" office:value="199" table:style-name="ce9">
            <text:p>199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7978923909839892" table:formula="of:=[.$B$55]*[.B10]+[.$B$56]*[.C10]+[.$B$57]*[.D10]+[.$B$58]*[.E10]+[.$B$59]" table:style-name="ce9">
            <text:p>-1.797892391</text:p>
          </table:table-cell>
          <table:table-cell office:value-type="float" office:value="-1" table:formula="of:=IF([.H10]&lt;0;-1;1)" table:style-name="ce32">
            <text:p>-1</text:p>
          </table:table-cell>
          <table:table-cell office:value-type="float" office:value="-0.79789239098398923" table:formula="of:=[.H10]+1" table:style-name="ce9">
            <text:p>-0.797892391</text:p>
          </table:table-cell>
          <table:table-cell office:value-type="float" office:value="2.7978923909839892" table:formula="of:=1-[.H10]" table:style-name="ce9">
            <text:p>2.797892391</text:p>
          </table:table-cell>
          <table:table-cell office:value-type="float" office:value="0" table:formula="of:=MAX(0;1+[.H10])" table:style-name="ce34">
            <text:p>0</text:p>
          </table:table-cell>
          <table:table-cell office:value-type="float" office:value="0" table:formula="of:=[.L10]^2" table:style-name="ce9">
            <text:p>0</text:p>
          </table:table-cell>
          <table:table-cell office:value-type="float" office:value="-0.79789239098398923" table:formula="of:=(1-2*([.G10]))*[.J10]" table:style-name="ce34">
            <text:p>-0.797892391</text:p>
          </table:table-cell>
          <table:table-cell office:value-type="float" office:value="1" table:formula="of:=IF([.I10]=[.F10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57" table:style-name="ce9">
            <text:p>57</text:p>
          </table:table-cell>
          <table:table-cell office:value-type="float" office:value="150" table:style-name="ce9">
            <text:p>150</text:p>
          </table:table-cell>
          <table:table-cell office:value-type="float" office:value="168" table:style-name="ce9">
            <text:p>168</text:p>
          </table:table-cell>
          <table:table-cell office:value-type="float" office:value="174" table:style-name="ce9">
            <text:p>174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6326450186624726" table:formula="of:=[.$B$55]*[.B11]+[.$B$56]*[.C11]+[.$B$57]*[.D11]+[.$B$58]*[.E11]+[.$B$59]" table:style-name="ce9">
            <text:p>-1.632645019</text:p>
          </table:table-cell>
          <table:table-cell office:value-type="float" office:value="-1" table:formula="of:=IF([.H11]&lt;0;-1;1)" table:style-name="ce32">
            <text:p>-1</text:p>
          </table:table-cell>
          <table:table-cell office:value-type="float" office:value="-0.63264501866247258" table:formula="of:=[.H11]+1" table:style-name="ce9">
            <text:p>-0.632645019</text:p>
          </table:table-cell>
          <table:table-cell office:value-type="float" office:value="2.6326450186624726" table:formula="of:=1-[.H11]" table:style-name="ce9">
            <text:p>2.632645019</text:p>
          </table:table-cell>
          <table:table-cell office:value-type="float" office:value="0" table:formula="of:=MAX(0;1+[.H11])" table:style-name="ce34">
            <text:p>0</text:p>
          </table:table-cell>
          <table:table-cell office:value-type="float" office:value="0" table:formula="of:=[.L11]^2" table:style-name="ce9">
            <text:p>0</text:p>
          </table:table-cell>
          <table:table-cell office:value-type="float" office:value="-0.63264501866247258" table:formula="of:=(1-2*([.G11]))*[.J11]" table:style-name="ce34">
            <text:p>-0.632645019</text:p>
          </table:table-cell>
          <table:table-cell office:value-type="float" office:value="1" table:formula="of:=IF([.I11]=[.F11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54" table:style-name="ce9">
            <text:p>54</text:p>
          </table:table-cell>
          <table:table-cell office:value-type="float" office:value="140" table:style-name="ce9">
            <text:p>140</text:p>
          </table:table-cell>
          <table:table-cell office:value-type="float" office:value="239" table:style-name="ce9">
            <text:p>239</text:p>
          </table:table-cell>
          <table:table-cell office:value-type="float" office:value="160" table:style-name="ce9">
            <text:p>160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71660808289437306" table:formula="of:=[.$B$55]*[.B12]+[.$B$56]*[.C12]+[.$B$57]*[.D12]+[.$B$58]*[.E12]+[.$B$59]" table:style-name="ce9">
            <text:p>-0.716608083</text:p>
          </table:table-cell>
          <table:table-cell office:value-type="float" office:value="-1" table:formula="of:=IF([.H12]&lt;0;-1;1)" table:style-name="ce32">
            <text:p>-1</text:p>
          </table:table-cell>
          <table:table-cell office:value-type="float" office:value="0.28339191710562694" table:formula="of:=[.H12]+1" table:style-name="ce9">
            <text:p>0.283391917</text:p>
          </table:table-cell>
          <table:table-cell office:value-type="float" office:value="1.7166080828943731" table:formula="of:=1-[.H12]" table:style-name="ce9">
            <text:p>1.716608083</text:p>
          </table:table-cell>
          <table:table-cell office:value-type="float" office:value="0.28339191710562694" table:formula="of:=MAX(0;1+[.H12])" table:style-name="ce34">
            <text:p>0.283391917</text:p>
          </table:table-cell>
          <table:table-cell office:value-type="float" office:value="8.0310978680802531E-2" table:formula="of:=[.L12]^2" table:style-name="ce9">
            <text:p>0.080310979</text:p>
          </table:table-cell>
          <table:table-cell office:value-type="float" office:value="0.28339191710562694" table:formula="of:=(1-2*([.G12]))*[.J12]" table:style-name="ce34">
            <text:p>0.283391917</text:p>
          </table:table-cell>
          <table:table-cell office:value-type="float" office:value="1" table:formula="of:=IF([.I12]=[.F12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48" table:style-name="ce9">
            <text:p>48</text:p>
          </table:table-cell>
          <table:table-cell office:value-type="float" office:value="130" table:style-name="ce9">
            <text:p>130</text:p>
          </table:table-cell>
          <table:table-cell office:value-type="float" office:value="275" table:style-name="ce9">
            <text:p>275</text:p>
          </table:table-cell>
          <table:table-cell office:value-type="float" office:value="139" table:style-name="ce9">
            <text:p>139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0.41391983199210713" table:formula="of:=[.$B$55]*[.B13]+[.$B$56]*[.C13]+[.$B$57]*[.D13]+[.$B$58]*[.E13]+[.$B$59]" table:style-name="ce9">
            <text:p>0.413919832</text:p>
          </table:table-cell>
          <table:table-cell office:value-type="float" office:value="1" table:formula="of:=IF([.H13]&lt;0;-1;1)" table:style-name="ce32">
            <text:p>1</text:p>
          </table:table-cell>
          <table:table-cell office:value-type="float" office:value="1.4139198319921071" table:formula="of:=[.H13]+1" table:style-name="ce9">
            <text:p>1.413919832</text:p>
          </table:table-cell>
          <table:table-cell office:value-type="float" office:value="0.58608016800789287" table:formula="of:=1-[.H13]" table:style-name="ce9">
            <text:p>0.586080168</text:p>
          </table:table-cell>
          <table:table-cell office:value-type="float" office:value="1.4139198319921071" table:formula="of:=MAX(0;1+[.H13])" table:style-name="ce34">
            <text:p>1.413919832</text:p>
          </table:table-cell>
          <table:table-cell office:value-type="float" office:value="1.9991692913005885" table:formula="of:=[.L13]^2" table:style-name="ce9">
            <text:p>1.999169291</text:p>
          </table:table-cell>
          <table:table-cell office:value-type="float" office:value="1.4139198319921071" table:formula="of:=(1-2*([.G13]))*[.J13]" table:style-name="ce34">
            <text:p>1.413919832</text:p>
          </table:table-cell>
          <table:table-cell office:value-type="float" office:value="0" table:formula="of:=IF([.I13]=[.F13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266" table:style-name="ce9">
            <text:p>266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82054078996709201" table:formula="of:=[.$B$55]*[.B14]+[.$B$56]*[.C14]+[.$B$57]*[.D14]+[.$B$58]*[.E14]+[.$B$59]" table:style-name="ce9">
            <text:p>-0.82054079</text:p>
          </table:table-cell>
          <table:table-cell office:value-type="float" office:value="-1" table:formula="of:=IF([.H14]&lt;0;-1;1)" table:style-name="ce32">
            <text:p>-1</text:p>
          </table:table-cell>
          <table:table-cell office:value-type="float" office:value="0.17945921003290799" table:formula="of:=[.H14]+1" table:style-name="ce9">
            <text:p>0.17945921</text:p>
          </table:table-cell>
          <table:table-cell office:value-type="float" office:value="1.820540789967092" table:formula="of:=1-[.H14]" table:style-name="ce9">
            <text:p>1.82054079</text:p>
          </table:table-cell>
          <table:table-cell office:value-type="float" office:value="0.17945921003290799" table:formula="of:=MAX(0;1+[.H14])" table:style-name="ce34">
            <text:p>0.17945921</text:p>
          </table:table-cell>
          <table:table-cell office:value-type="float" office:value="3.2205608065635383E-2" table:formula="of:=[.L14]^2" table:style-name="ce9">
            <text:p>0.032205608</text:p>
          </table:table-cell>
          <table:table-cell office:value-type="float" office:value="0.17945921003290799" table:formula="of:=(1-2*([.G14]))*[.J14]" table:style-name="ce34">
            <text:p>0.17945921</text:p>
          </table:table-cell>
          <table:table-cell office:value-type="float" office:value="1" table:formula="of:=IF([.I14]=[.F14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58" table:style-name="ce9">
            <text:p>58</text:p>
          </table:table-cell>
          <table:table-cell office:value-type="float" office:value="150" table:style-name="ce9">
            <text:p>150</text:p>
          </table:table-cell>
          <table:table-cell office:value-type="float" office:value="283" table:style-name="ce9">
            <text:p>283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0212491201422758" table:formula="of:=[.$B$55]*[.B15]+[.$B$56]*[.C15]+[.$B$57]*[.D15]+[.$B$58]*[.E15]+[.$B$59]" table:style-name="ce9">
            <text:p>-1.02124912</text:p>
          </table:table-cell>
          <table:table-cell office:value-type="float" office:value="-1" table:formula="of:=IF([.H15]&lt;0;-1;1)" table:style-name="ce32">
            <text:p>-1</text:p>
          </table:table-cell>
          <table:table-cell office:value-type="float" office:value="-2.1249120142275757E-2" table:formula="of:=[.H15]+1" table:style-name="ce9">
            <text:p>-0.02124912</text:p>
          </table:table-cell>
          <table:table-cell office:value-type="float" office:value="2.0212491201422758" table:formula="of:=1-[.H15]" table:style-name="ce9">
            <text:p>2.02124912</text:p>
          </table:table-cell>
          <table:table-cell office:value-type="float" office:value="0" table:formula="of:=MAX(0;1+[.H15])" table:style-name="ce34">
            <text:p>0</text:p>
          </table:table-cell>
          <table:table-cell office:value-type="float" office:value="0" table:formula="of:=[.L15]^2" table:style-name="ce9">
            <text:p>0</text:p>
          </table:table-cell>
          <table:table-cell office:value-type="float" office:value="-2.1249120142275757E-2" table:formula="of:=(1-2*([.G15]))*[.J15]" table:style-name="ce34">
            <text:p>-0.02124912</text:p>
          </table:table-cell>
          <table:table-cell office:value-type="float" office:value="1" table:formula="of:=IF([.I15]=[.F15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50" table:style-name="ce9">
            <text:p>50</text:p>
          </table:table-cell>
          <table:table-cell office:value-type="float" office:value="120" table:style-name="ce9">
            <text:p>120</text:p>
          </table:table-cell>
          <table:table-cell office:value-type="float" office:value="219" table:style-name="ce9">
            <text:p>219</text:p>
          </table:table-cell>
          <table:table-cell office:value-type="float" office:value="158" table:style-name="ce9">
            <text:p>15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8.4806997380274751E-2" table:formula="of:=[.$B$55]*[.B16]+[.$B$56]*[.C16]+[.$B$57]*[.D16]+[.$B$58]*[.E16]+[.$B$59]" table:style-name="ce9">
            <text:p>-0.084806997</text:p>
          </table:table-cell>
          <table:table-cell office:value-type="float" office:value="-1" table:formula="of:=IF([.H16]&lt;0;-1;1)" table:style-name="ce32">
            <text:p>-1</text:p>
          </table:table-cell>
          <table:table-cell office:value-type="float" office:value="0.91519300261972525" table:formula="of:=[.H16]+1" table:style-name="ce9">
            <text:p>0.915193003</text:p>
          </table:table-cell>
          <table:table-cell office:value-type="float" office:value="1.0848069973802748" table:formula="of:=1-[.H16]" table:style-name="ce9">
            <text:p>1.084806997</text:p>
          </table:table-cell>
          <table:table-cell office:value-type="float" office:value="0.91519300261972525" table:formula="of:=MAX(0;1+[.H16])" table:style-name="ce34">
            <text:p>0.915193003</text:p>
          </table:table-cell>
          <table:table-cell office:value-type="float" office:value="0.83757823204410842" table:formula="of:=[.L16]^2" table:style-name="ce9">
            <text:p>0.837578232</text:p>
          </table:table-cell>
          <table:table-cell office:value-type="float" office:value="0.91519300261972525" table:formula="of:=(1-2*([.G16]))*[.J16]" table:style-name="ce34">
            <text:p>0.915193003</text:p>
          </table:table-cell>
          <table:table-cell office:value-type="float" office:value="1" table:formula="of:=IF([.I16]=[.F16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58" table:style-name="ce9">
            <text:p>58</text:p>
          </table:table-cell>
          <table:table-cell office:value-type="float" office:value="120" table:style-name="ce9">
            <text:p>120</text:p>
          </table:table-cell>
          <table:table-cell office:value-type="float" office:value="340" table:style-name="ce9">
            <text:p>340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44219364150439588" table:formula="of:=[.$B$55]*[.B17]+[.$B$56]*[.C17]+[.$B$57]*[.D17]+[.$B$58]*[.E17]+[.$B$59]" table:style-name="ce9">
            <text:p>-0.442193642</text:p>
          </table:table-cell>
          <table:table-cell office:value-type="float" office:value="-1" table:formula="of:=IF([.H17]&lt;0;-1;1)" table:style-name="ce32">
            <text:p>-1</text:p>
          </table:table-cell>
          <table:table-cell office:value-type="float" office:value="0.55780635849560412" table:formula="of:=[.H17]+1" table:style-name="ce9">
            <text:p>0.557806358</text:p>
          </table:table-cell>
          <table:table-cell office:value-type="float" office:value="1.4421936415043959" table:formula="of:=1-[.H17]" table:style-name="ce9">
            <text:p>1.442193642</text:p>
          </table:table-cell>
          <table:table-cell office:value-type="float" office:value="0.55780635849560412" table:formula="of:=MAX(0;1+[.H17])" table:style-name="ce34">
            <text:p>0.557806358</text:p>
          </table:table-cell>
          <table:table-cell office:value-type="float" office:value="0.31114793357812642" table:formula="of:=[.L17]^2" table:style-name="ce9">
            <text:p>0.311147934</text:p>
          </table:table-cell>
          <table:table-cell office:value-type="float" office:value="0.55780635849560412" table:formula="of:=(1-2*([.G17]))*[.J17]" table:style-name="ce34">
            <text:p>0.557806358</text:p>
          </table:table-cell>
          <table:table-cell office:value-type="float" office:value="1" table:formula="of:=IF([.I17]=[.F17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43" table:style-name="ce9">
            <text:p>43</text:p>
          </table:table-cell>
          <table:table-cell office:value-type="float" office:value="150" table:style-name="ce9">
            <text:p>150</text:p>
          </table:table-cell>
          <table:table-cell office:value-type="float" office:value="247" table:style-name="ce9">
            <text:p>247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4537121035656888" table:formula="of:=[.$B$55]*[.B18]+[.$B$56]*[.C18]+[.$B$57]*[.D18]+[.$B$58]*[.E18]+[.$B$59]" table:style-name="ce9">
            <text:p>-1.453712104</text:p>
          </table:table-cell>
          <table:table-cell office:value-type="float" office:value="-1" table:formula="of:=IF([.H18]&lt;0;-1;1)" table:style-name="ce32">
            <text:p>-1</text:p>
          </table:table-cell>
          <table:table-cell office:value-type="float" office:value="-0.45371210356568881" table:formula="of:=[.H18]+1" table:style-name="ce9">
            <text:p>-0.453712104</text:p>
          </table:table-cell>
          <table:table-cell office:value-type="float" office:value="2.4537121035656888" table:formula="of:=1-[.H18]" table:style-name="ce9">
            <text:p>2.453712104</text:p>
          </table:table-cell>
          <table:table-cell office:value-type="float" office:value="0" table:formula="of:=MAX(0;1+[.H18])" table:style-name="ce34">
            <text:p>0</text:p>
          </table:table-cell>
          <table:table-cell office:value-type="float" office:value="0" table:formula="of:=[.L18]^2" table:style-name="ce9">
            <text:p>0</text:p>
          </table:table-cell>
          <table:table-cell office:value-type="float" office:value="-0.45371210356568881" table:formula="of:=(1-2*([.G18]))*[.J18]" table:style-name="ce34">
            <text:p>-0.453712104</text:p>
          </table:table-cell>
          <table:table-cell office:value-type="float" office:value="1" table:formula="of:=IF([.I18]=[.F18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69" table:style-name="ce9">
            <text:p>69</text:p>
          </table:table-cell>
          <table:table-cell office:value-type="float" office:value="140" table:style-name="ce9">
            <text:p>140</text:p>
          </table:table-cell>
          <table:table-cell office:value-type="float" office:value="239" table:style-name="ce9">
            <text:p>239</text:p>
          </table:table-cell>
          <table:table-cell office:value-type="float" office:value="151" table:style-name="ce9">
            <text:p>151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33081350666756393" table:formula="of:=[.$B$55]*[.B19]+[.$B$56]*[.C19]+[.$B$57]*[.D19]+[.$B$58]*[.E19]+[.$B$59]" table:style-name="ce9">
            <text:p>-0.330813507</text:p>
          </table:table-cell>
          <table:table-cell office:value-type="float" office:value="-1" table:formula="of:=IF([.H19]&lt;0;-1;1)" table:style-name="ce32">
            <text:p>-1</text:p>
          </table:table-cell>
          <table:table-cell office:value-type="float" office:value="0.66918649333243607" table:formula="of:=[.H19]+1" table:style-name="ce9">
            <text:p>0.669186493</text:p>
          </table:table-cell>
          <table:table-cell office:value-type="float" office:value="1.3308135066675639" table:formula="of:=1-[.H19]" table:style-name="ce9">
            <text:p>1.330813507</text:p>
          </table:table-cell>
          <table:table-cell office:value-type="float" office:value="0.66918649333243607" table:formula="of:=MAX(0;1+[.H19])" table:style-name="ce34">
            <text:p>0.669186493</text:p>
          </table:table-cell>
          <table:table-cell office:value-type="float" office:value="0.44781056285856252" table:formula="of:=[.L19]^2" table:style-name="ce9">
            <text:p>0.447810563</text:p>
          </table:table-cell>
          <table:table-cell office:value-type="float" office:value="0.66918649333243607" table:formula="of:=(1-2*([.G19]))*[.J19]" table:style-name="ce34">
            <text:p>0.669186493</text:p>
          </table:table-cell>
          <table:table-cell office:value-type="float" office:value="1" table:formula="of:=IF([.I19]=[.F19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59" table:style-name="ce9">
            <text:p>59</text:p>
          </table:table-cell>
          <table:table-cell office:value-type="float" office:value="135" table:style-name="ce9">
            <text:p>135</text:p>
          </table:table-cell>
          <table:table-cell office:value-type="float" office:value="234" table:style-name="ce9">
            <text:p>234</text:p>
          </table:table-cell>
          <table:table-cell office:value-type="float" office:value="161" table:style-name="ce9">
            <text:p>161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59965952423780422" table:formula="of:=[.$B$55]*[.B20]+[.$B$56]*[.C20]+[.$B$57]*[.D20]+[.$B$58]*[.E20]+[.$B$59]" table:style-name="ce9">
            <text:p>-0.599659524</text:p>
          </table:table-cell>
          <table:table-cell office:value-type="float" office:value="-1" table:formula="of:=IF([.H20]&lt;0;-1;1)" table:style-name="ce32">
            <text:p>-1</text:p>
          </table:table-cell>
          <table:table-cell office:value-type="float" office:value="0.40034047576219578" table:formula="of:=[.H20]+1" table:style-name="ce9">
            <text:p>0.400340476</text:p>
          </table:table-cell>
          <table:table-cell office:value-type="float" office:value="1.5996595242378042" table:formula="of:=1-[.H20]" table:style-name="ce9">
            <text:p>1.599659524</text:p>
          </table:table-cell>
          <table:table-cell office:value-type="float" office:value="0.40034047576219578" table:formula="of:=MAX(0;1+[.H20])" table:style-name="ce34">
            <text:p>0.400340476</text:p>
          </table:table-cell>
          <table:table-cell office:value-type="float" office:value="0.16027249653350126" table:formula="of:=[.L20]^2" table:style-name="ce9">
            <text:p>0.160272497</text:p>
          </table:table-cell>
          <table:table-cell office:value-type="float" office:value="0.40034047576219578" table:formula="of:=(1-2*([.G20]))*[.J20]" table:style-name="ce34">
            <text:p>0.400340476</text:p>
          </table:table-cell>
          <table:table-cell office:value-type="float" office:value="1" table:formula="of:=IF([.I20]=[.F20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44" table:style-name="ce9">
            <text:p>44</text:p>
          </table:table-cell>
          <table:table-cell office:value-type="float" office:value="130" table:style-name="ce9">
            <text:p>130</text:p>
          </table:table-cell>
          <table:table-cell office:value-type="float" office:value="233" table:style-name="ce9">
            <text:p>233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1834081035539725" table:formula="of:=[.$B$55]*[.B21]+[.$B$56]*[.C21]+[.$B$57]*[.D21]+[.$B$58]*[.E21]+[.$B$59]" table:style-name="ce9">
            <text:p>-1.183408104</text:p>
          </table:table-cell>
          <table:table-cell office:value-type="float" office:value="-1" table:formula="of:=IF([.H21]&lt;0;-1;1)" table:style-name="ce32">
            <text:p>-1</text:p>
          </table:table-cell>
          <table:table-cell office:value-type="float" office:value="-0.18340810355397252" table:formula="of:=[.H21]+1" table:style-name="ce9">
            <text:p>-0.183408104</text:p>
          </table:table-cell>
          <table:table-cell office:value-type="float" office:value="2.1834081035539725" table:formula="of:=1-[.H21]" table:style-name="ce9">
            <text:p>2.183408104</text:p>
          </table:table-cell>
          <table:table-cell office:value-type="float" office:value="0" table:formula="of:=MAX(0;1+[.H21])" table:style-name="ce34">
            <text:p>0</text:p>
          </table:table-cell>
          <table:table-cell office:value-type="float" office:value="0" table:formula="of:=[.L21]^2" table:style-name="ce9">
            <text:p>0</text:p>
          </table:table-cell>
          <table:table-cell office:value-type="float" office:value="-0.18340810355397252" table:formula="of:=(1-2*([.G21]))*[.J21]" table:style-name="ce34">
            <text:p>-0.183408104</text:p>
          </table:table-cell>
          <table:table-cell office:value-type="float" office:value="1" table:formula="of:=IF([.I21]=[.F21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42" table:style-name="ce9">
            <text:p>42</text:p>
          </table:table-cell>
          <table:table-cell office:value-type="float" office:value="140" table:style-name="ce9">
            <text:p>140</text:p>
          </table:table-cell>
          <table:table-cell office:value-type="float" office:value="226" table:style-name="ce9">
            <text:p>226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4557140804674589" table:formula="of:=[.$B$55]*[.B22]+[.$B$56]*[.C22]+[.$B$57]*[.D22]+[.$B$58]*[.E22]+[.$B$59]" table:style-name="ce9">
            <text:p>-1.45571408</text:p>
          </table:table-cell>
          <table:table-cell office:value-type="float" office:value="-1" table:formula="of:=IF([.H22]&lt;0;-1;1)" table:style-name="ce32">
            <text:p>-1</text:p>
          </table:table-cell>
          <table:table-cell office:value-type="float" office:value="-0.45571408046745887" table:formula="of:=[.H22]+1" table:style-name="ce9">
            <text:p>-0.45571408</text:p>
          </table:table-cell>
          <table:table-cell office:value-type="float" office:value="2.4557140804674589" table:formula="of:=1-[.H22]" table:style-name="ce9">
            <text:p>2.45571408</text:p>
          </table:table-cell>
          <table:table-cell office:value-type="float" office:value="0" table:formula="of:=MAX(0;1+[.H22])" table:style-name="ce34">
            <text:p>0</text:p>
          </table:table-cell>
          <table:table-cell office:value-type="float" office:value="0" table:formula="of:=[.L22]^2" table:style-name="ce9">
            <text:p>0</text:p>
          </table:table-cell>
          <table:table-cell office:value-type="float" office:value="-0.45571408046745887" table:formula="of:=(1-2*([.G22]))*[.J22]" table:style-name="ce34">
            <text:p>-0.45571408</text:p>
          </table:table-cell>
          <table:table-cell office:value-type="float" office:value="1" table:formula="of:=IF([.I22]=[.F22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61" table:style-name="ce9">
            <text:p>61</text:p>
          </table:table-cell>
          <table:table-cell office:value-type="float" office:value="150" table:style-name="ce9">
            <text:p>150</text:p>
          </table:table-cell>
          <table:table-cell office:value-type="float" office:value="243" table:style-name="ce9">
            <text:p>243</text:p>
          </table:table-cell>
          <table:table-cell office:value-type="float" office:value="137" table:style-name="ce9">
            <text:p>137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1074315588014727" table:formula="of:=[.$B$55]*[.B23]+[.$B$56]*[.C23]+[.$B$57]*[.D23]+[.$B$58]*[.E23]+[.$B$59]" table:style-name="ce9">
            <text:p>-0.107431559</text:p>
          </table:table-cell>
          <table:table-cell office:value-type="float" office:value="-1" table:formula="of:=IF([.H23]&lt;0;-1;1)" table:style-name="ce32">
            <text:p>-1</text:p>
          </table:table-cell>
          <table:table-cell office:value-type="float" office:value="0.8925684411985273" table:formula="of:=[.H23]+1" table:style-name="ce9">
            <text:p>0.892568441</text:p>
          </table:table-cell>
          <table:table-cell office:value-type="float" office:value="1.1074315588014727" table:formula="of:=1-[.H23]" table:style-name="ce9">
            <text:p>1.107431559</text:p>
          </table:table-cell>
          <table:table-cell office:value-type="float" office:value="0.8925684411985273" table:formula="of:=MAX(0;1+[.H23])" table:style-name="ce34">
            <text:p>0.892568441</text:p>
          </table:table-cell>
          <table:table-cell office:value-type="float" office:value="0.79667842222356888" table:formula="of:=[.L23]^2" table:style-name="ce9">
            <text:p>0.796678422</text:p>
          </table:table-cell>
          <table:table-cell office:value-type="float" office:value="0.8925684411985273" table:formula="of:=(1-2*([.G23]))*[.J23]" table:style-name="ce34">
            <text:p>0.892568441</text:p>
          </table:table-cell>
          <table:table-cell office:value-type="float" office:value="1" table:formula="of:=IF([.I23]=[.F23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40" table:style-name="ce9">
            <text:p>40</text:p>
          </table:table-cell>
          <table:table-cell office:value-type="float" office:value="140" table:style-name="ce9">
            <text:p>140</text:p>
          </table:table-cell>
          <table:table-cell office:value-type="float" office:value="199" table:style-name="ce9">
            <text:p>199</text:p>
          </table:table-cell>
          <table:table-cell office:value-type="float" office:value="178" table:style-name="ce9">
            <text:p>17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4961971231156994" table:formula="of:=[.$B$55]*[.B24]+[.$B$56]*[.C24]+[.$B$57]*[.D24]+[.$B$58]*[.E24]+[.$B$59]" table:style-name="ce9">
            <text:p>-1.496197123</text:p>
          </table:table-cell>
          <table:table-cell office:value-type="float" office:value="-1" table:formula="of:=IF([.H24]&lt;0;-1;1)" table:style-name="ce32">
            <text:p>-1</text:p>
          </table:table-cell>
          <table:table-cell office:value-type="float" office:value="-0.49619712311569941" table:formula="of:=[.H24]+1" table:style-name="ce9">
            <text:p>-0.496197123</text:p>
          </table:table-cell>
          <table:table-cell office:value-type="float" office:value="2.4961971231156994" table:formula="of:=1-[.H24]" table:style-name="ce9">
            <text:p>2.496197123</text:p>
          </table:table-cell>
          <table:table-cell office:value-type="float" office:value="0" table:formula="of:=MAX(0;1+[.H24])" table:style-name="ce34">
            <text:p>0</text:p>
          </table:table-cell>
          <table:table-cell office:value-type="float" office:value="0" table:formula="of:=[.L24]^2" table:style-name="ce9">
            <text:p>0</text:p>
          </table:table-cell>
          <table:table-cell office:value-type="float" office:value="-0.49619712311569941" table:formula="of:=(1-2*([.G24]))*[.J24]" table:style-name="ce34">
            <text:p>-0.496197123</text:p>
          </table:table-cell>
          <table:table-cell office:value-type="float" office:value="1" table:formula="of:=IF([.I24]=[.F24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71" table:style-name="ce9">
            <text:p>71</text:p>
          </table:table-cell>
          <table:table-cell office:value-type="float" office:value="160" table:style-name="ce9">
            <text:p>160</text:p>
          </table:table-cell>
          <table:table-cell office:value-type="float" office:value="302" table:style-name="ce9">
            <text:p>302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2570350565713024" table:formula="of:=[.$B$55]*[.B25]+[.$B$56]*[.C25]+[.$B$57]*[.D25]+[.$B$58]*[.E25]+[.$B$59]" table:style-name="ce9">
            <text:p>-1.257035057</text:p>
          </table:table-cell>
          <table:table-cell office:value-type="float" office:value="-1" table:formula="of:=IF([.H25]&lt;0;-1;1)" table:style-name="ce32">
            <text:p>-1</text:p>
          </table:table-cell>
          <table:table-cell office:value-type="float" office:value="-0.25703505657130243" table:formula="of:=[.H25]+1" table:style-name="ce9">
            <text:p>-0.257035057</text:p>
          </table:table-cell>
          <table:table-cell office:value-type="float" office:value="2.2570350565713024" table:formula="of:=1-[.H25]" table:style-name="ce9">
            <text:p>2.257035057</text:p>
          </table:table-cell>
          <table:table-cell office:value-type="float" office:value="0" table:formula="of:=MAX(0;1+[.H25])" table:style-name="ce34">
            <text:p>0</text:p>
          </table:table-cell>
          <table:table-cell office:value-type="float" office:value="0" table:formula="of:=[.L25]^2" table:style-name="ce9">
            <text:p>0</text:p>
          </table:table-cell>
          <table:table-cell office:value-type="float" office:value="-0.25703505657130243" table:formula="of:=(1-2*([.G25]))*[.J25]" table:style-name="ce34">
            <text:p>-0.257035057</text:p>
          </table:table-cell>
          <table:table-cell office:value-type="float" office:value="1" table:formula="of:=IF([.I25]=[.F25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59" table:style-name="ce9">
            <text:p>59</text:p>
          </table:table-cell>
          <table:table-cell office:value-type="float" office:value="150" table:style-name="ce9">
            <text:p>150</text:p>
          </table:table-cell>
          <table:table-cell office:value-type="float" office:value="212" table:style-name="ce9">
            <text:p>212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91905897301801431" table:formula="of:=[.$B$55]*[.B26]+[.$B$56]*[.C26]+[.$B$57]*[.D26]+[.$B$58]*[.E26]+[.$B$59]" table:style-name="ce9">
            <text:p>-0.919058973</text:p>
          </table:table-cell>
          <table:table-cell office:value-type="float" office:value="-1" table:formula="of:=IF([.H26]&lt;0;-1;1)" table:style-name="ce32">
            <text:p>-1</text:p>
          </table:table-cell>
          <table:table-cell office:value-type="float" office:value="8.0941026981985686E-2" table:formula="of:=[.H26]+1" table:style-name="ce9">
            <text:p>0.080941027</text:p>
          </table:table-cell>
          <table:table-cell office:value-type="float" office:value="1.9190589730180143" table:formula="of:=1-[.H26]" table:style-name="ce9">
            <text:p>1.919058973</text:p>
          </table:table-cell>
          <table:table-cell office:value-type="float" office:value="8.0941026981985686E-2" table:formula="of:=MAX(0;1+[.H26])" table:style-name="ce34">
            <text:p>0.080941027</text:p>
          </table:table-cell>
          <table:table-cell office:value-type="float" office:value="6.5514498488985348E-3" table:formula="of:=[.L26]^2" table:style-name="ce9">
            <text:p>0.00655145</text:p>
          </table:table-cell>
          <table:table-cell office:value-type="float" office:value="8.0941026981985686E-2" table:formula="of:=(1-2*([.G26]))*[.J26]" table:style-name="ce34">
            <text:p>0.080941027</text:p>
          </table:table-cell>
          <table:table-cell office:value-type="float" office:value="1" table:formula="of:=IF([.I26]=[.F26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65" table:style-name="ce9">
            <text:p>65</text:p>
          </table:table-cell>
          <table:table-cell office:value-type="float" office:value="140" table:style-name="ce9">
            <text:p>140</text:p>
          </table:table-cell>
          <table:table-cell office:value-type="float" office:value="417" table:style-name="ce9">
            <text:p>417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34081533237209349" table:formula="of:=[.$B$55]*[.B27]+[.$B$56]*[.C27]+[.$B$57]*[.D27]+[.$B$58]*[.E27]+[.$B$59]" table:style-name="ce9">
            <text:p>-0.340815332</text:p>
          </table:table-cell>
          <table:table-cell office:value-type="float" office:value="-1" table:formula="of:=IF([.H27]&lt;0;-1;1)" table:style-name="ce32">
            <text:p>-1</text:p>
          </table:table-cell>
          <table:table-cell office:value-type="float" office:value="0.65918466762790651" table:formula="of:=[.H27]+1" table:style-name="ce9">
            <text:p>0.659184668</text:p>
          </table:table-cell>
          <table:table-cell office:value-type="float" office:value="1.3408153323720935" table:formula="of:=1-[.H27]" table:style-name="ce9">
            <text:p>1.340815332</text:p>
          </table:table-cell>
          <table:table-cell office:value-type="float" office:value="0.65918466762790651" table:formula="of:=MAX(0;1+[.H27])" table:style-name="ce34">
            <text:p>0.659184668</text:p>
          </table:table-cell>
          <table:table-cell office:value-type="float" office:value="0.43452442603571356" table:formula="of:=[.L27]^2" table:style-name="ce9">
            <text:p>0.434524426</text:p>
          </table:table-cell>
          <table:table-cell office:value-type="float" office:value="0.65918466762790651" table:formula="of:=(1-2*([.G27]))*[.J27]" table:style-name="ce34">
            <text:p>0.659184668</text:p>
          </table:table-cell>
          <table:table-cell office:value-type="float" office:value="1" table:formula="of:=IF([.I27]=[.F27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53" table:style-name="ce9">
            <text:p>53</text:p>
          </table:table-cell>
          <table:table-cell office:value-type="float" office:value="130" table:style-name="ce9">
            <text:p>130</text:p>
          </table:table-cell>
          <table:table-cell office:value-type="float" office:value="197" table:style-name="ce9">
            <text:p>197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0.17136405258431786" table:formula="of:=[.$B$55]*[.B28]+[.$B$56]*[.C28]+[.$B$57]*[.D28]+[.$B$58]*[.E28]+[.$B$59]" table:style-name="ce9">
            <text:p>-0.171364053</text:p>
          </table:table-cell>
          <table:table-cell office:value-type="float" office:value="-1" table:formula="of:=IF([.H28]&lt;0;-1;1)" table:style-name="ce32">
            <text:p>-1</text:p>
          </table:table-cell>
          <table:table-cell office:value-type="float" office:value="0.82863594741568214" table:formula="of:=[.H28]+1" table:style-name="ce9">
            <text:p>0.828635947</text:p>
          </table:table-cell>
          <table:table-cell office:value-type="float" office:value="1.1713640525843179" table:formula="of:=1-[.H28]" table:style-name="ce9">
            <text:p>1.171364053</text:p>
          </table:table-cell>
          <table:table-cell office:value-type="float" office:value="0.82863594741568214" table:formula="of:=MAX(0;1+[.H28])" table:style-name="ce34">
            <text:p>0.828635947</text:p>
          </table:table-cell>
          <table:table-cell office:value-type="float" office:value="0.68663753334948519" table:formula="of:=[.L28]^2" table:style-name="ce9">
            <text:p>0.686637533</text:p>
          </table:table-cell>
          <table:table-cell office:value-type="float" office:value="0.82863594741568214" table:formula="of:=(1-2*([.G28]))*[.J28]" table:style-name="ce34">
            <text:p>0.828635947</text:p>
          </table:table-cell>
          <table:table-cell office:value-type="float" office:value="1" table:formula="of:=IF([.I28]=[.F28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41" table:style-name="ce9">
            <text:p>41</text:p>
          </table:table-cell>
          <table:table-cell office:value-type="float" office:value="105" table:style-name="ce9">
            <text:p>105</text:p>
          </table:table-cell>
          <table:table-cell office:value-type="float" office:value="198" table:style-name="ce9">
            <text:p>198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7.5605883832929877E-2" table:formula="of:=[.$B$55]*[.B29]+[.$B$56]*[.C29]+[.$B$57]*[.D29]+[.$B$58]*[.E29]+[.$B$59]" table:style-name="ce9">
            <text:p>-0.075605884</text:p>
          </table:table-cell>
          <table:table-cell office:value-type="float" office:value="-1" table:formula="of:=IF([.H29]&lt;0;-1;1)" table:style-name="ce32">
            <text:p>-1</text:p>
          </table:table-cell>
          <table:table-cell office:value-type="float" office:value="0.92439411616707012" table:formula="of:=[.H29]+1" table:style-name="ce9">
            <text:p>0.924394116</text:p>
          </table:table-cell>
          <table:table-cell office:value-type="float" office:value="1.0756058838329299" table:formula="of:=1-[.H29]" table:style-name="ce9">
            <text:p>1.075605884</text:p>
          </table:table-cell>
          <table:table-cell office:value-type="float" office:value="0.92439411616707012" table:formula="of:=MAX(0;1+[.H29])" table:style-name="ce34">
            <text:p>0.924394116</text:p>
          </table:table-cell>
          <table:table-cell office:value-type="float" office:value="0.85450448200429874" table:formula="of:=[.L29]^2" table:style-name="ce9">
            <text:p>0.854504482</text:p>
          </table:table-cell>
          <table:table-cell office:value-type="float" office:value="0.92439411616707012" table:formula="of:=(1-2*([.G29]))*[.J29]" table:style-name="ce34">
            <text:p>0.924394116</text:p>
          </table:table-cell>
          <table:table-cell office:value-type="float" office:value="1" table:formula="of:=IF([.I29]=[.F29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44" table:style-name="ce9">
            <text:p>44</text:p>
          </table:table-cell>
          <table:table-cell office:value-type="float" office:value="130" table:style-name="ce9">
            <text:p>130</text:p>
          </table:table-cell>
          <table:table-cell office:value-type="float" office:value="219" table:style-name="ce9">
            <text:p>219</text:p>
          </table:table-cell>
          <table:table-cell office:value-type="float" office:value="188" table:style-name="ce9">
            <text:p>188</text:p>
          </table:table-cell>
          <table:table-cell office:value-type="float" office:value="-1" table:style-name="ce9">
            <text:p>-1</text:p>
          </table:table-cell>
          <table:table-cell table:style-name="ce1"/>
          <table:table-cell office:value-type="float" office:value="-1.5462384754207807" table:formula="of:=[.$B$55]*[.B30]+[.$B$56]*[.C30]+[.$B$57]*[.D30]+[.$B$58]*[.E30]+[.$B$59]" table:style-name="ce9">
            <text:p>-1.546238475</text:p>
          </table:table-cell>
          <table:table-cell office:value-type="float" office:value="-1" table:formula="of:=IF([.H30]&lt;0;-1;1)" table:style-name="ce32">
            <text:p>-1</text:p>
          </table:table-cell>
          <table:table-cell office:value-type="float" office:value="-0.54623847542078074" table:formula="of:=[.H30]+1" table:style-name="ce9">
            <text:p>-0.546238475</text:p>
          </table:table-cell>
          <table:table-cell office:value-type="float" office:value="2.5462384754207807" table:formula="of:=1-[.H30]" table:style-name="ce9">
            <text:p>2.546238475</text:p>
          </table:table-cell>
          <table:table-cell office:value-type="float" office:value="0" table:formula="of:=MAX(0;1+[.H30])" table:style-name="ce34">
            <text:p>0</text:p>
          </table:table-cell>
          <table:table-cell office:value-type="float" office:value="0" table:formula="of:=[.L30]^2" table:style-name="ce9">
            <text:p>0</text:p>
          </table:table-cell>
          <table:table-cell office:value-type="float" office:value="-0.54623847542078074" table:formula="of:=(1-2*([.G30]))*[.J30]" table:style-name="ce34">
            <text:p>-0.546238475</text:p>
          </table:table-cell>
          <table:table-cell office:value-type="float" office:value="1" table:formula="of:=IF([.I30]=[.F30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67" table:style-name="ce9">
            <text:p>67</text:p>
          </table:table-cell>
          <table:table-cell office:value-type="float" office:value="160" table:style-name="ce9">
            <text:p>160</text:p>
          </table:table-cell>
          <table:table-cell office:value-type="float" office:value="286" table:style-name="ce9">
            <text:p>286</text:p>
          </table:table-cell>
          <table:table-cell office:value-type="float" office:value="108" table:style-name="ce9">
            <text:p>108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77934923569295833" table:formula="of:=[.$B$55]*[.B31]+[.$B$56]*[.C31]+[.$B$57]*[.D31]+[.$B$58]*[.E31]+[.$B$59]" table:style-name="ce9">
            <text:p>0.779349236</text:p>
          </table:table-cell>
          <table:table-cell office:value-type="float" office:value="1" table:formula="of:=IF([.H31]&lt;0;-1;1)" table:style-name="ce32">
            <text:p>1</text:p>
          </table:table-cell>
          <table:table-cell office:value-type="float" office:value="1.7793492356929583" table:formula="of:=[.H31]+1" table:style-name="ce9">
            <text:p>1.779349236</text:p>
          </table:table-cell>
          <table:table-cell office:value-type="float" office:value="0.22065076430704167" table:formula="of:=1-[.H31]" table:style-name="ce9">
            <text:p>0.220650764</text:p>
          </table:table-cell>
          <table:table-cell office:value-type="float" office:value="0.22065076430704167" table:formula="of:=MAX(0;1-[.H31])" table:style-name="ce34">
            <text:p>0.220650764</text:p>
          </table:table-cell>
          <table:table-cell office:value-type="float" office:value="4.8686759789281657E-2" table:formula="of:=[.L31]^2" table:style-name="ce9">
            <text:p>0.04868676</text:p>
          </table:table-cell>
          <table:table-cell office:value-type="float" office:value="1.7793492356929583" table:formula="of:=(1-2*([.G31]))*[.J31]" table:style-name="ce34">
            <text:p>1.779349236</text:p>
          </table:table-cell>
          <table:table-cell office:value-type="float" office:value="1" table:formula="of:=IF([.I31]=[.F31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229" table:style-name="ce9">
            <text:p>229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.0853917555317238" table:formula="of:=[.$B$55]*[.B32]+[.$B$56]*[.C32]+[.$B$57]*[.D32]+[.$B$58]*[.E32]+[.$B$59]" table:style-name="ce9">
            <text:p>1.085391756</text:p>
          </table:table-cell>
          <table:table-cell office:value-type="float" office:value="1" table:formula="of:=IF([.H32]&lt;0;-1;1)" table:style-name="ce32">
            <text:p>1</text:p>
          </table:table-cell>
          <table:table-cell office:value-type="float" office:value="2.0853917555317238" table:formula="of:=[.H32]+1" table:style-name="ce9">
            <text:p>2.085391756</text:p>
          </table:table-cell>
          <table:table-cell office:value-type="float" office:value="-8.5391755531723845E-2" table:formula="of:=1-[.H32]" table:style-name="ce9">
            <text:p>-0.085391756</text:p>
          </table:table-cell>
          <table:table-cell office:value-type="float" office:value="0" table:formula="of:=MAX(0;1-[.H32])" table:style-name="ce34">
            <text:p>0</text:p>
          </table:table-cell>
          <table:table-cell office:value-type="float" office:value="0" table:formula="of:=[.L32]^2" table:style-name="ce9">
            <text:p>0</text:p>
          </table:table-cell>
          <table:table-cell office:value-type="float" office:value="2.0853917555317238" table:formula="of:=(1-2*([.G32]))*[.J32]" table:style-name="ce34">
            <text:p>2.085391756</text:p>
          </table:table-cell>
          <table:table-cell office:value-type="float" office:value="1" table:formula="of:=IF([.I32]=[.F32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63" table:style-name="ce9">
            <text:p>63</text:p>
          </table:table-cell>
          <table:table-cell office:value-type="float" office:value="130" table:style-name="ce9">
            <text:p>130</text:p>
          </table:table-cell>
          <table:table-cell office:value-type="float" office:value="254" table:style-name="ce9">
            <text:p>254</text:p>
          </table:table-cell>
          <table:table-cell office:value-type="float" office:value="147" table:style-name="ce9">
            <text:p>147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12142602664529889" table:formula="of:=[.$B$55]*[.B33]+[.$B$56]*[.C33]+[.$B$57]*[.D33]+[.$B$58]*[.E33]+[.$B$59]" table:style-name="ce9">
            <text:p>0.121426027</text:p>
          </table:table-cell>
          <table:table-cell office:value-type="float" office:value="1" table:formula="of:=IF([.H33]&lt;0;-1;1)" table:style-name="ce32">
            <text:p>1</text:p>
          </table:table-cell>
          <table:table-cell office:value-type="float" office:value="1.1214260266452989" table:formula="of:=[.H33]+1" table:style-name="ce9">
            <text:p>1.121426027</text:p>
          </table:table-cell>
          <table:table-cell office:value-type="float" office:value="0.87857397335470111" table:formula="of:=1-[.H33]" table:style-name="ce9">
            <text:p>0.878573973</text:p>
          </table:table-cell>
          <table:table-cell office:value-type="float" office:value="0.87857397335470111" table:formula="of:=MAX(0;1-[.H33])" table:style-name="ce34">
            <text:p>0.878573973</text:p>
          </table:table-cell>
          <table:table-cell office:value-type="float" office:value="0.77189222665626711" table:formula="of:=[.L33]^2" table:style-name="ce9">
            <text:p>0.771892227</text:p>
          </table:table-cell>
          <table:table-cell office:value-type="float" office:value="1.1214260266452989" table:formula="of:=(1-2*([.G33]))*[.J33]" table:style-name="ce34">
            <text:p>1.121426027</text:p>
          </table:table-cell>
          <table:table-cell office:value-type="float" office:value="1" table:formula="of:=IF([.I33]=[.F33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56" table:style-name="ce9">
            <text:p>256</text:p>
          </table:table-cell>
          <table:table-cell office:value-type="float" office:value="142" table:style-name="ce9">
            <text:p>14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29632238380396991" table:formula="of:=[.$B$55]*[.B34]+[.$B$56]*[.C34]+[.$B$57]*[.D34]+[.$B$58]*[.E34]+[.$B$59]" table:style-name="ce9">
            <text:p>0.296322384</text:p>
          </table:table-cell>
          <table:table-cell office:value-type="float" office:value="1" table:formula="of:=IF([.H34]&lt;0;-1;1)" table:style-name="ce32">
            <text:p>1</text:p>
          </table:table-cell>
          <table:table-cell office:value-type="float" office:value="1.2963223838039699" table:formula="of:=[.H34]+1" table:style-name="ce9">
            <text:p>1.296322384</text:p>
          </table:table-cell>
          <table:table-cell office:value-type="float" office:value="0.70367761619603009" table:formula="of:=1-[.H34]" table:style-name="ce9">
            <text:p>0.703677616</text:p>
          </table:table-cell>
          <table:table-cell office:value-type="float" office:value="0.70367761619603009" table:formula="of:=MAX(0;1-[.H34])" table:style-name="ce34">
            <text:p>0.703677616</text:p>
          </table:table-cell>
          <table:table-cell office:value-type="float" office:value="0.49516218753532742" table:formula="of:=[.L34]^2" table:style-name="ce9">
            <text:p>0.495162188</text:p>
          </table:table-cell>
          <table:table-cell office:value-type="float" office:value="1.2963223838039699" table:formula="of:=(1-2*([.G34]))*[.J34]" table:style-name="ce34">
            <text:p>1.296322384</text:p>
          </table:table-cell>
          <table:table-cell office:value-type="float" office:value="1" table:formula="of:=IF([.I34]=[.F34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48" table:style-name="ce9">
            <text:p>48</text:p>
          </table:table-cell>
          <table:table-cell office:value-type="float" office:value="110" table:style-name="ce9">
            <text:p>110</text:p>
          </table:table-cell>
          <table:table-cell office:value-type="float" office:value="229" table:style-name="ce9">
            <text:p>229</text:p>
          </table:table-cell>
          <table:table-cell office:value-type="float" office:value="168" table:style-name="ce9">
            <text:p>168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-0.16425700788121844" table:formula="of:=[.$B$55]*[.B35]+[.$B$56]*[.C35]+[.$B$57]*[.D35]+[.$B$58]*[.E35]+[.$B$59]" table:style-name="ce9">
            <text:p>-0.164257008</text:p>
          </table:table-cell>
          <table:table-cell office:value-type="float" office:value="-1" table:formula="of:=IF([.H35]&lt;0;-1;1)" table:style-name="ce32">
            <text:p>-1</text:p>
          </table:table-cell>
          <table:table-cell office:value-type="float" office:value="0.83574299211878156" table:formula="of:=[.H35]+1" table:style-name="ce9">
            <text:p>0.835742992</text:p>
          </table:table-cell>
          <table:table-cell office:value-type="float" office:value="1.1642570078812184" table:formula="of:=1-[.H35]" table:style-name="ce9">
            <text:p>1.164257008</text:p>
          </table:table-cell>
          <table:table-cell office:value-type="float" office:value="1.1642570078812184" table:formula="of:=MAX(0;1-[.H35])" table:style-name="ce34">
            <text:p>1.164257008</text:p>
          </table:table-cell>
          <table:table-cell office:value-type="float" office:value="1.3554943804005275" table:formula="of:=[.L35]^2" table:style-name="ce9">
            <text:p>1.35549438</text:p>
          </table:table-cell>
          <table:table-cell office:value-type="float" office:value="0.83574299211878156" table:formula="of:=(1-2*([.G35]))*[.J35]" table:style-name="ce34">
            <text:p>0.835742992</text:p>
          </table:table-cell>
          <table:table-cell office:value-type="float" office:value="0" table:formula="of:=IF([.I35]=[.F35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float" office:value="60" table:style-name="ce9">
            <text:p>60</text:p>
          </table:table-cell>
          <table:table-cell office:value-type="float" office:value="130" table:style-name="ce9">
            <text:p>130</text:p>
          </table:table-cell>
          <table:table-cell office:value-type="float" office:value="206" table:style-name="ce9">
            <text:p>206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62544812258349047" table:formula="of:=[.$B$55]*[.B36]+[.$B$56]*[.C36]+[.$B$57]*[.D36]+[.$B$58]*[.E36]+[.$B$59]" table:style-name="ce9">
            <text:p>0.625448123</text:p>
          </table:table-cell>
          <table:table-cell office:value-type="float" office:value="1" table:formula="of:=IF([.H36]&lt;0;-1;1)" table:style-name="ce32">
            <text:p>1</text:p>
          </table:table-cell>
          <table:table-cell office:value-type="float" office:value="1.6254481225834905" table:formula="of:=[.H36]+1" table:style-name="ce9">
            <text:p>1.625448123</text:p>
          </table:table-cell>
          <table:table-cell office:value-type="float" office:value="0.37455187741650953" table:formula="of:=1-[.H36]" table:style-name="ce9">
            <text:p>0.374551877</text:p>
          </table:table-cell>
          <table:table-cell office:value-type="float" office:value="0.37455187741650953" table:formula="of:=MAX(0;1-[.H36])" table:style-name="ce34">
            <text:p>0.374551877</text:p>
          </table:table-cell>
          <table:table-cell office:value-type="float" office:value="0.14028910887623197" table:formula="of:=[.L36]^2" table:style-name="ce9">
            <text:p>0.140289109</text:p>
          </table:table-cell>
          <table:table-cell office:value-type="float" office:value="1.6254481225834905" table:formula="of:=(1-2*([.G36]))*[.J36]" table:style-name="ce34">
            <text:p>1.625448123</text:p>
          </table:table-cell>
          <table:table-cell office:value-type="float" office:value="1" table:formula="of:=IF([.I36]=[.F36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40" table:style-name="ce9">
            <text:p>40</text:p>
          </table:table-cell>
          <table:table-cell office:value-type="float" office:value="110" table:style-name="ce9">
            <text:p>110</text:p>
          </table:table-cell>
          <table:table-cell office:value-type="float" office:value="167" table:style-name="ce9">
            <text:p>167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.8015319562413614" table:formula="of:=[.$B$55]*[.B37]+[.$B$56]*[.C37]+[.$B$57]*[.D37]+[.$B$58]*[.E37]+[.$B$59]" table:style-name="ce9">
            <text:p>1.801531956</text:p>
          </table:table-cell>
          <table:table-cell office:value-type="float" office:value="1" table:formula="of:=IF([.H37]&lt;0;-1;1)" table:style-name="ce32">
            <text:p>1</text:p>
          </table:table-cell>
          <table:table-cell office:value-type="float" office:value="2.8015319562413614" table:formula="of:=[.H37]+1" table:style-name="ce9">
            <text:p>2.801531956</text:p>
          </table:table-cell>
          <table:table-cell office:value-type="float" office:value="-0.80153195624136142" table:formula="of:=1-[.H37]" table:style-name="ce9">
            <text:p>-0.801531956</text:p>
          </table:table-cell>
          <table:table-cell office:value-type="float" office:value="0" table:formula="of:=MAX(0;1-[.H37])" table:style-name="ce34">
            <text:p>0</text:p>
          </table:table-cell>
          <table:table-cell office:value-type="float" office:value="0" table:formula="of:=[.L37]^2" table:style-name="ce9">
            <text:p>0</text:p>
          </table:table-cell>
          <table:table-cell office:value-type="float" office:value="2.8015319562413614" table:formula="of:=(1-2*([.G37]))*[.J37]" table:style-name="ce34">
            <text:p>2.801531956</text:p>
          </table:table-cell>
          <table:table-cell office:value-type="float" office:value="1" table:formula="of:=IF([.I37]=[.F37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43" table:style-name="ce9">
            <text:p>43</text:p>
          </table:table-cell>
          <table:table-cell office:value-type="float" office:value="120" table:style-name="ce9">
            <text:p>120</text:p>
          </table:table-cell>
          <table:table-cell office:value-type="float" office:value="177" table:style-name="ce9">
            <text:p>177</text:p>
          </table:table-cell>
          <table:table-cell office:value-type="float" office:value="120" table:style-name="ce9">
            <text:p>120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.2968825338619805" table:formula="of:=[.$B$55]*[.B38]+[.$B$56]*[.C38]+[.$B$57]*[.D38]+[.$B$58]*[.E38]+[.$B$59]" table:style-name="ce9">
            <text:p>1.296882534</text:p>
          </table:table-cell>
          <table:table-cell office:value-type="float" office:value="1" table:formula="of:=IF([.H38]&lt;0;-1;1)" table:style-name="ce32">
            <text:p>1</text:p>
          </table:table-cell>
          <table:table-cell office:value-type="float" office:value="2.2968825338619805" table:formula="of:=[.H38]+1" table:style-name="ce9">
            <text:p>2.296882534</text:p>
          </table:table-cell>
          <table:table-cell office:value-type="float" office:value="-0.29688253386198049" table:formula="of:=1-[.H38]" table:style-name="ce9">
            <text:p>-0.296882534</text:p>
          </table:table-cell>
          <table:table-cell office:value-type="float" office:value="0" table:formula="of:=MAX(0;1-[.H38])" table:style-name="ce34">
            <text:p>0</text:p>
          </table:table-cell>
          <table:table-cell office:value-type="float" office:value="0" table:formula="of:=[.L38]^2" table:style-name="ce9">
            <text:p>0</text:p>
          </table:table-cell>
          <table:table-cell office:value-type="float" office:value="2.2968825338619805" table:formula="of:=(1-2*([.G38]))*[.J38]" table:style-name="ce34">
            <text:p>2.296882534</text:p>
          </table:table-cell>
          <table:table-cell office:value-type="float" office:value="1" table:formula="of:=IF([.I38]=[.F38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float" office:value="57" table:style-name="ce9">
            <text:p>57</text:p>
          </table:table-cell>
          <table:table-cell office:value-type="float" office:value="150" table:style-name="ce9">
            <text:p>150</text:p>
          </table:table-cell>
          <table:table-cell office:value-type="float" office:value="276" table:style-name="ce9">
            <text:p>276</text:p>
          </table:table-cell>
          <table:table-cell office:value-type="float" office:value="112" table:style-name="ce9">
            <text:p>11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88183308119913306" table:formula="of:=[.$B$55]*[.B39]+[.$B$56]*[.C39]+[.$B$57]*[.D39]+[.$B$58]*[.E39]+[.$B$59]" table:style-name="ce9">
            <text:p>0.881833081</text:p>
          </table:table-cell>
          <table:table-cell office:value-type="float" office:value="1" table:formula="of:=IF([.H39]&lt;0;-1;1)" table:style-name="ce32">
            <text:p>1</text:p>
          </table:table-cell>
          <table:table-cell office:value-type="float" office:value="1.8818330811991331" table:formula="of:=[.H39]+1" table:style-name="ce9">
            <text:p>1.881833081</text:p>
          </table:table-cell>
          <table:table-cell office:value-type="float" office:value="0.11816691880086694" table:formula="of:=1-[.H39]" table:style-name="ce9">
            <text:p>0.118166919</text:p>
          </table:table-cell>
          <table:table-cell office:value-type="float" office:value="0.11816691880086694" table:formula="of:=MAX(0;1-[.H39])" table:style-name="ce34">
            <text:p>0.118166919</text:p>
          </table:table-cell>
          <table:table-cell office:value-type="float" office:value="1.396342069889068E-2" table:formula="of:=[.L39]^2" table:style-name="ce9">
            <text:p>0.013963421</text:p>
          </table:table-cell>
          <table:table-cell office:value-type="float" office:value="1.8818330811991331" table:formula="of:=(1-2*([.G39]))*[.J39]" table:style-name="ce34">
            <text:p>1.881833081</text:p>
          </table:table-cell>
          <table:table-cell office:value-type="float" office:value="1" table:formula="of:=IF([.I39]=[.F39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float" office:value="55" table:style-name="ce9">
            <text:p>55</text:p>
          </table:table-cell>
          <table:table-cell office:value-type="float" office:value="132" table:style-name="ce9">
            <text:p>132</text:p>
          </table:table-cell>
          <table:table-cell office:value-type="float" office:value="353" table:style-name="ce9">
            <text:p>353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74309688681562669" table:formula="of:=[.$B$55]*[.B40]+[.$B$56]*[.C40]+[.$B$57]*[.D40]+[.$B$58]*[.E40]+[.$B$59]" table:style-name="ce9">
            <text:p>0.743096887</text:p>
          </table:table-cell>
          <table:table-cell office:value-type="float" office:value="1" table:formula="of:=IF([.H40]&lt;0;-1;1)" table:style-name="ce32">
            <text:p>1</text:p>
          </table:table-cell>
          <table:table-cell office:value-type="float" office:value="1.7430968868156267" table:formula="of:=[.H40]+1" table:style-name="ce9">
            <text:p>1.743096887</text:p>
          </table:table-cell>
          <table:table-cell office:value-type="float" office:value="0.25690311318437331" table:formula="of:=1-[.H40]" table:style-name="ce9">
            <text:p>0.256903113</text:p>
          </table:table-cell>
          <table:table-cell office:value-type="float" office:value="0.25690311318437331" table:formula="of:=MAX(0;1-[.H40])" table:style-name="ce34">
            <text:p>0.256903113</text:p>
          </table:table-cell>
          <table:table-cell office:value-type="float" office:value="6.5999209563822922E-2" table:formula="of:=[.L40]^2" table:style-name="ce9">
            <text:p>0.06599921</text:p>
          </table:table-cell>
          <table:table-cell office:value-type="float" office:value="1.7430968868156267" table:formula="of:=(1-2*([.G40]))*[.J40]" table:style-name="ce34">
            <text:p>1.743096887</text:p>
          </table:table-cell>
          <table:table-cell office:value-type="float" office:value="1" table:formula="of:=IF([.I40]=[.F40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65" table:style-name="ce9">
            <text:p>65</text:p>
          </table:table-cell>
          <table:table-cell office:value-type="float" office:value="150" table:style-name="ce9">
            <text:p>150</text:p>
          </table:table-cell>
          <table:table-cell office:value-type="float" office:value="225" table:style-name="ce9">
            <text:p>225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76105055404133637" table:formula="of:=[.$B$55]*[.B41]+[.$B$56]*[.C41]+[.$B$57]*[.D41]+[.$B$58]*[.E41]+[.$B$59]" table:style-name="ce9">
            <text:p>0.761050554</text:p>
          </table:table-cell>
          <table:table-cell office:value-type="float" office:value="1" table:formula="of:=IF([.H41]&lt;0;-1;1)" table:style-name="ce32">
            <text:p>1</text:p>
          </table:table-cell>
          <table:table-cell office:value-type="float" office:value="1.7610505540413364" table:formula="of:=[.H41]+1" table:style-name="ce9">
            <text:p>1.761050554</text:p>
          </table:table-cell>
          <table:table-cell office:value-type="float" office:value="0.23894944595866363" table:formula="of:=1-[.H41]" table:style-name="ce9">
            <text:p>0.238949446</text:p>
          </table:table-cell>
          <table:table-cell office:value-type="float" office:value="0.23894944595866363" table:formula="of:=MAX(0;1-[.H41])" table:style-name="ce34">
            <text:p>0.238949446</text:p>
          </table:table-cell>
          <table:table-cell office:value-type="float" office:value="5.7096837723952312E-2" table:formula="of:=[.L41]^2" table:style-name="ce9">
            <text:p>0.057096838</text:p>
          </table:table-cell>
          <table:table-cell office:value-type="float" office:value="1.7610505540413364" table:formula="of:=(1-2*([.G41]))*[.J41]" table:style-name="ce34">
            <text:p>1.761050554</text:p>
          </table:table-cell>
          <table:table-cell office:value-type="float" office:value="1" table:formula="of:=IF([.I41]=[.F41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float" office:value="58" table:style-name="ce9">
            <text:p>58</text:p>
          </table:table-cell>
          <table:table-cell office:value-type="float" office:value="112" table:style-name="ce9">
            <text:p>112</text:p>
          </table:table-cell>
          <table:table-cell office:value-type="float" office:value="230" table:style-name="ce9">
            <text:p>230</text:p>
          </table:table-cell>
          <table:table-cell office:value-type="float" office:value="165" table:style-name="ce9">
            <text:p>165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-7.9867683394656552E-2" table:formula="of:=[.$B$55]*[.B42]+[.$B$56]*[.C42]+[.$B$57]*[.D42]+[.$B$58]*[.E42]+[.$B$59]" table:style-name="ce9">
            <text:p>-0.079867683</text:p>
          </table:table-cell>
          <table:table-cell office:value-type="float" office:value="-1" table:formula="of:=IF([.H42]&lt;0;-1;1)" table:style-name="ce32">
            <text:p>-1</text:p>
          </table:table-cell>
          <table:table-cell office:value-type="float" office:value="0.92013231660534345" table:formula="of:=[.H42]+1" table:style-name="ce9">
            <text:p>0.920132317</text:p>
          </table:table-cell>
          <table:table-cell office:value-type="float" office:value="1.0798676833946566" table:formula="of:=1-[.H42]" table:style-name="ce9">
            <text:p>1.079867683</text:p>
          </table:table-cell>
          <table:table-cell office:value-type="float" office:value="1.0798676833946566" table:formula="of:=MAX(0;1-[.H42])" table:style-name="ce34">
            <text:p>1.079867683</text:p>
          </table:table-cell>
          <table:table-cell office:value-type="float" office:value="1.1661142136401421" table:formula="of:=[.L42]^2" table:style-name="ce9">
            <text:p>1.166114214</text:p>
          </table:table-cell>
          <table:table-cell office:value-type="float" office:value="0.92013231660534345" table:formula="of:=(1-2*([.G42]))*[.J42]" table:style-name="ce34">
            <text:p>0.920132317</text:p>
          </table:table-cell>
          <table:table-cell office:value-type="float" office:value="0" table:formula="of:=IF([.I42]=[.F42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150" table:style-name="ce9">
            <text:p>150</text:p>
          </table:table-cell>
          <table:table-cell office:value-type="float" office:value="243" table:style-name="ce9">
            <text:p>243</text:p>
          </table:table-cell>
          <table:table-cell office:value-type="float" office:value="128" table:style-name="ce9">
            <text:p>128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20710043316510429" table:formula="of:=[.$B$55]*[.B43]+[.$B$56]*[.C43]+[.$B$57]*[.D43]+[.$B$58]*[.E43]+[.$B$59]" table:style-name="ce9">
            <text:p>0.207100433</text:p>
          </table:table-cell>
          <table:table-cell office:value-type="float" office:value="1" table:formula="of:=IF([.H43]&lt;0;-1;1)" table:style-name="ce32">
            <text:p>1</text:p>
          </table:table-cell>
          <table:table-cell office:value-type="float" office:value="1.2071004331651043" table:formula="of:=[.H43]+1" table:style-name="ce9">
            <text:p>1.207100433</text:p>
          </table:table-cell>
          <table:table-cell office:value-type="float" office:value="0.79289956683489571" table:formula="of:=1-[.H43]" table:style-name="ce9">
            <text:p>0.792899567</text:p>
          </table:table-cell>
          <table:table-cell office:value-type="float" office:value="0.79289956683489571" table:formula="of:=MAX(0;1-[.H43])" table:style-name="ce34">
            <text:p>0.792899567</text:p>
          </table:table-cell>
          <table:table-cell office:value-type="float" office:value="0.62868972308696525" table:formula="of:=[.L43]^2" table:style-name="ce9">
            <text:p>0.628689723</text:p>
          </table:table-cell>
          <table:table-cell office:value-type="float" office:value="1.2071004331651043" table:formula="of:=(1-2*([.G43]))*[.J43]" table:style-name="ce34">
            <text:p>1.207100433</text:p>
          </table:table-cell>
          <table:table-cell office:value-type="float" office:value="1" table:formula="of:=IF([.I43]=[.F43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44" table:style-name="ce9">
            <text:p>44</text:p>
          </table:table-cell>
          <table:table-cell office:value-type="float" office:value="112" table:style-name="ce9">
            <text:p>112</text:p>
          </table:table-cell>
          <table:table-cell office:value-type="float" office:value="290" table:style-name="ce9">
            <text:p>290</text:p>
          </table:table-cell>
          <table:table-cell office:value-type="float" office:value="153" table:style-name="ce9">
            <text:p>153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41911623030537903" table:formula="of:=[.$B$55]*[.B44]+[.$B$56]*[.C44]+[.$B$57]*[.D44]+[.$B$58]*[.E44]+[.$B$59]" table:style-name="ce9">
            <text:p>0.41911623</text:p>
          </table:table-cell>
          <table:table-cell office:value-type="float" office:value="1" table:formula="of:=IF([.H44]&lt;0;-1;1)" table:style-name="ce32">
            <text:p>1</text:p>
          </table:table-cell>
          <table:table-cell office:value-type="float" office:value="1.419116230305379" table:formula="of:=[.H44]+1" table:style-name="ce9">
            <text:p>1.41911623</text:p>
          </table:table-cell>
          <table:table-cell office:value-type="float" office:value="0.58088376969462097" table:formula="of:=1-[.H44]" table:style-name="ce9">
            <text:p>0.58088377</text:p>
          </table:table-cell>
          <table:table-cell office:value-type="float" office:value="0.58088376969462097" table:formula="of:=MAX(0;1-[.H44])" table:style-name="ce34">
            <text:p>0.58088377</text:p>
          </table:table-cell>
          <table:table-cell office:value-type="float" office:value="0.33742595389463342" table:formula="of:=[.L44]^2" table:style-name="ce9">
            <text:p>0.337425954</text:p>
          </table:table-cell>
          <table:table-cell office:value-type="float" office:value="1.419116230305379" table:formula="of:=(1-2*([.G44]))*[.J44]" table:style-name="ce34">
            <text:p>1.41911623</text:p>
          </table:table-cell>
          <table:table-cell office:value-type="float" office:value="1" table:formula="of:=IF([.I44]=[.F44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60" table:style-name="ce9">
            <text:p>60</text:p>
          </table:table-cell>
          <table:table-cell office:value-type="float" office:value="130" table:style-name="ce9">
            <text:p>130</text:p>
          </table:table-cell>
          <table:table-cell office:value-type="float" office:value="253" table:style-name="ce9">
            <text:p>253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0.22680092507340177" table:formula="of:=[.$B$55]*[.B45]+[.$B$56]*[.C45]+[.$B$57]*[.D45]+[.$B$58]*[.E45]+[.$B$59]" table:style-name="ce9">
            <text:p>0.226800925</text:p>
          </table:table-cell>
          <table:table-cell office:value-type="float" office:value="1" table:formula="of:=IF([.H45]&lt;0;-1;1)" table:style-name="ce32">
            <text:p>1</text:p>
          </table:table-cell>
          <table:table-cell office:value-type="float" office:value="1.2268009250734018" table:formula="of:=[.H45]+1" table:style-name="ce9">
            <text:p>1.226800925</text:p>
          </table:table-cell>
          <table:table-cell office:value-type="float" office:value="0.77319907492659823" table:formula="of:=1-[.H45]" table:style-name="ce9">
            <text:p>0.773199075</text:p>
          </table:table-cell>
          <table:table-cell office:value-type="float" office:value="0.77319907492659823" table:formula="of:=MAX(0;1-[.H45])" table:style-name="ce34">
            <text:p>0.773199075</text:p>
          </table:table-cell>
          <table:table-cell office:value-type="float" office:value="0.5978368094673473" table:formula="of:=[.L45]^2" table:style-name="ce9">
            <text:p>0.597836809</text:p>
          </table:table-cell>
          <table:table-cell office:value-type="float" office:value="1.2268009250734018" table:formula="of:=(1-2*([.G45]))*[.J45]" table:style-name="ce34">
            <text:p>1.226800925</text:p>
          </table:table-cell>
          <table:table-cell office:value-type="float" office:value="1" table:formula="of:=IF([.I45]=[.F45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54" table:style-name="ce9">
            <text:p>54</text:p>
          </table:table-cell>
          <table:table-cell office:value-type="float" office:value="124" table:style-name="ce9">
            <text:p>124</text:p>
          </table:table-cell>
          <table:table-cell office:value-type="float" office:value="266" table:style-name="ce9">
            <text:p>26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.7452650975127462" table:formula="of:=[.$B$55]*[.B46]+[.$B$56]*[.C46]+[.$B$57]*[.D46]+[.$B$58]*[.E46]+[.$B$59]" table:style-name="ce9">
            <text:p>1.745265098</text:p>
          </table:table-cell>
          <table:table-cell office:value-type="float" office:value="1" table:formula="of:=IF([.H46]&lt;0;-1;1)" table:style-name="ce32">
            <text:p>1</text:p>
          </table:table-cell>
          <table:table-cell office:value-type="float" office:value="2.7452650975127462" table:formula="of:=[.H46]+1" table:style-name="ce9">
            <text:p>2.745265098</text:p>
          </table:table-cell>
          <table:table-cell office:value-type="float" office:value="-0.74526509751274617" table:formula="of:=1-[.H46]" table:style-name="ce9">
            <text:p>-0.745265098</text:p>
          </table:table-cell>
          <table:table-cell office:value-type="float" office:value="0" table:formula="of:=MAX(0;1-[.H46])" table:style-name="ce34">
            <text:p>0</text:p>
          </table:table-cell>
          <table:table-cell office:value-type="float" office:value="0" table:formula="of:=[.L46]^2" table:style-name="ce9">
            <text:p>0</text:p>
          </table:table-cell>
          <table:table-cell office:value-type="float" office:value="2.7452650975127462" table:formula="of:=(1-2*([.G46]))*[.J46]" table:style-name="ce34">
            <text:p>2.745265098</text:p>
          </table:table-cell>
          <table:table-cell office:value-type="float" office:value="1" table:formula="of:=IF([.I46]=[.F46];1;0)" table:style-name="ce36">
            <text:p>1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float" office:value="50" table:style-name="ce9">
            <text:p>50</text:p>
          </table:table-cell>
          <table:table-cell office:value-type="float" office:value="140" table:style-name="ce9">
            <text:p>140</text:p>
          </table:table-cell>
          <table:table-cell office:value-type="float" office:value="233" table:style-name="ce9">
            <text:p>2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-0.85024347421068214" table:formula="of:=[.$B$55]*[.B47]+[.$B$56]*[.C47]+[.$B$57]*[.D47]+[.$B$58]*[.E47]+[.$B$59]" table:style-name="ce9">
            <text:p>-0.850243474</text:p>
          </table:table-cell>
          <table:table-cell office:value-type="float" office:value="-1" table:formula="of:=IF([.H47]&lt;0;-1;1)" table:style-name="ce32">
            <text:p>-1</text:p>
          </table:table-cell>
          <table:table-cell office:value-type="float" office:value="0.14975652578931786" table:formula="of:=[.H47]+1" table:style-name="ce9">
            <text:p>0.149756526</text:p>
          </table:table-cell>
          <table:table-cell office:value-type="float" office:value="1.8502434742106821" table:formula="of:=1-[.H47]" table:style-name="ce9">
            <text:p>1.850243474</text:p>
          </table:table-cell>
          <table:table-cell office:value-type="float" office:value="1.8502434742106821" table:formula="of:=MAX(0;1-[.H47])" table:style-name="ce34">
            <text:p>1.850243474</text:p>
          </table:table-cell>
          <table:table-cell office:value-type="float" office:value="3.423400913859215" table:formula="of:=[.L47]^2" table:style-name="ce9">
            <text:p>3.423400914</text:p>
          </table:table-cell>
          <table:table-cell office:value-type="float" office:value="0.14975652578931786" table:formula="of:=(1-2*([.G47]))*[.J47]" table:style-name="ce34">
            <text:p>0.149756526</text:p>
          </table:table-cell>
          <table:table-cell office:value-type="float" office:value="0" table:formula="of:=IF([.I47]=[.F47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float" office:value="65" table:style-name="ce9">
            <text:p>65</text:p>
          </table:table-cell>
          <table:table-cell office:value-type="float" office:value="120" table:style-name="ce9">
            <text:p>120</text:p>
          </table:table-cell>
          <table:table-cell office:value-type="float" office:value="177" table:style-name="ce9">
            <text:p>177</text:p>
          </table:table-cell>
          <table:table-cell office:value-type="float" office:value="140" table:style-name="ce9">
            <text:p>140</text:p>
          </table:table-cell>
          <table:table-cell office:value-type="float" office:value="-1" table:style-name="ce9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0.59122265062973689" table:formula="of:=[.$B$55]*[.B48]+[.$B$56]*[.C48]+[.$B$57]*[.D48]+[.$B$58]*[.E48]+[.$B$59]" table:style-name="ce9">
            <text:p>0.591222651</text:p>
          </table:table-cell>
          <table:table-cell office:value-type="float" office:value="1" table:formula="of:=IF([.H48]&lt;0;-1;1)" table:style-name="ce32">
            <text:p>1</text:p>
          </table:table-cell>
          <table:table-cell office:value-type="float" office:value="1.5912226506297369" table:formula="of:=[.H48]+1" table:style-name="ce9">
            <text:p>1.591222651</text:p>
          </table:table-cell>
          <table:table-cell office:value-type="float" office:value="0.40877734937026311" table:formula="of:=1-[.H48]" table:style-name="ce9">
            <text:p>0.408777349</text:p>
          </table:table-cell>
          <table:table-cell office:value-type="float" office:value="1.5912226506297369" table:formula="of:=MAX(0;1+[.H48])" table:style-name="ce34">
            <text:p>1.591222651</text:p>
          </table:table-cell>
          <table:table-cell office:value-type="float" office:value="2.5319895238771255" table:formula="of:=[.L48]^2" table:style-name="ce9">
            <text:p>2.531989524</text:p>
          </table:table-cell>
          <table:table-cell office:value-type="float" office:value="1.5912226506297369" table:formula="of:=(1-2*([.G48]))*[.J48]" table:style-name="ce34">
            <text:p>1.591222651</text:p>
          </table:table-cell>
          <table:table-cell office:value-type="float" office:value="0" table:formula="of:=IF([.I48]=[.F48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62" table:style-name="ce9">
            <text:p>62</text:p>
          </table:table-cell>
          <table:table-cell office:value-type="float" office:value="140" table:style-name="ce9">
            <text:p>140</text:p>
          </table:table-cell>
          <table:table-cell office:value-type="float" office:value="268" table:style-name="ce9">
            <text:p>268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0.65708713920507122" table:formula="of:=[.$B$55]*[.B49]+[.$B$56]*[.C49]+[.$B$57]*[.D49]+[.$B$58]*[.E49]+[.$B$59]" table:style-name="ce9">
            <text:p>-0.657087139</text:p>
          </table:table-cell>
          <table:table-cell office:value-type="float" office:value="-1" table:formula="of:=IF([.H49]&lt;0;-1;1)" table:style-name="ce32">
            <text:p>-1</text:p>
          </table:table-cell>
          <table:table-cell office:value-type="float" office:value="0.34291286079492878" table:formula="of:=[.H49]+1" table:style-name="ce9">
            <text:p>0.342912861</text:p>
          </table:table-cell>
          <table:table-cell office:value-type="float" office:value="1.6570871392050712" table:formula="of:=1-[.H49]" table:style-name="ce9">
            <text:p>1.657087139</text:p>
          </table:table-cell>
          <table:table-cell office:value-type="float" office:value="1.6570871392050712" table:formula="of:=MAX(0;1-[.H49])" table:style-name="ce34">
            <text:p>1.657087139</text:p>
          </table:table-cell>
          <table:table-cell office:value-type="float" office:value="2.745937786918847" table:formula="of:=[.L49]^2" table:style-name="ce9">
            <text:p>2.745937787</text:p>
          </table:table-cell>
          <table:table-cell office:value-type="float" office:value="-0.34291286079492878" table:formula="of:=(1-2*([.G49]))*[.J49]" table:style-name="ce34">
            <text:p>-0.342912861</text:p>
          </table:table-cell>
          <table:table-cell office:value-type="float" office:value="0" table:formula="of:=IF([.I49]=[.F49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58" table:style-name="ce9">
            <text:p>58</text:p>
          </table:table-cell>
          <table:table-cell office:value-type="float" office:value="120" table:style-name="ce9">
            <text:p>120</text:p>
          </table:table-cell>
          <table:table-cell office:value-type="float" office:value="284" table:style-name="ce9">
            <text:p>284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5.5213545793460383E-2" table:formula="of:=[.$B$55]*[.B50]+[.$B$56]*[.C50]+[.$B$57]*[.D50]+[.$B$58]*[.E50]+[.$B$59]" table:style-name="ce9">
            <text:p>-0.055213546</text:p>
          </table:table-cell>
          <table:table-cell office:value-type="float" office:value="-1" table:formula="of:=IF([.H50]&lt;0;-1;1)" table:style-name="ce32">
            <text:p>-1</text:p>
          </table:table-cell>
          <table:table-cell office:value-type="float" office:value="0.94478645420653962" table:formula="of:=[.H50]+1" table:style-name="ce9">
            <text:p>0.944786454</text:p>
          </table:table-cell>
          <table:table-cell office:value-type="float" office:value="1.0552135457934604" table:formula="of:=1-[.H50]" table:style-name="ce9">
            <text:p>1.055213546</text:p>
          </table:table-cell>
          <table:table-cell office:value-type="float" office:value="1.0552135457934604" table:formula="of:=MAX(0;1-[.H50])" table:style-name="ce34">
            <text:p>1.055213546</text:p>
          </table:table-cell>
          <table:table-cell office:value-type="float" office:value="1.1134756272260073" table:formula="of:=[.L50]^2" table:style-name="ce9">
            <text:p>1.113475627</text:p>
          </table:table-cell>
          <table:table-cell office:value-type="float" office:value="-0.94478645420653962" table:formula="of:=(1-2*([.G50]))*[.J50]" table:style-name="ce34">
            <text:p>-0.944786454</text:p>
          </table:table-cell>
          <table:table-cell office:value-type="float" office:value="0" table:formula="of:=IF([.I50]=[.F50];1;0)" table:style-name="ce36">
            <text:p>0</text:p>
          </table:table-cell>
          <table:table-cell table:style-name="ce37"/>
          <table:table-cell table:number-columns-repeated="1636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60" table:style-name="ce9">
            <text:p>60</text:p>
          </table:table-cell>
          <table:table-cell office:value-type="float" office:value="117" table:style-name="ce9">
            <text:p>117</text:p>
          </table:table-cell>
          <table:table-cell office:value-type="float" office:value="230" table:style-name="ce9">
            <text:p>230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3.0920086297040683E-2" table:formula="of:=[.$B$55]*[.B51]+[.$B$56]*[.C51]+[.$B$57]*[.D51]+[.$B$58]*[.E51]+[.$B$59]" table:style-name="ce9">
            <text:p>-0.030920086</text:p>
          </table:table-cell>
          <table:table-cell office:value-type="float" office:value="-1" table:formula="of:=IF([.H51]&lt;0;-1;1)" table:style-name="ce32">
            <text:p>-1</text:p>
          </table:table-cell>
          <table:table-cell office:value-type="float" office:value="0.96907991370295932" table:formula="of:=[.H51]+1" table:style-name="ce9">
            <text:p>0.969079914</text:p>
          </table:table-cell>
          <table:table-cell office:value-type="float" office:value="1.0309200862970407" table:formula="of:=1-[.H51]" table:style-name="ce9">
            <text:p>1.030920086</text:p>
          </table:table-cell>
          <table:table-cell office:value-type="float" office:value="1.0309200862970407" table:formula="of:=MAX(0;1-[.H51])" table:style-name="ce39">
            <text:p>1.030920086</text:p>
          </table:table-cell>
          <table:table-cell office:value-type="float" office:value="1.0627962243306979" table:formula="of:=[.L51]^2" table:style-name="ce50">
            <text:p>1.062796224</text:p>
          </table:table-cell>
          <table:table-cell office:value-type="float" office:value="-0.96907991370295932" table:formula="of:=(1-2*([.G51]))*[.J51]" table:style-name="ce34">
            <text:p>-0.969079914</text:p>
          </table:table-cell>
          <table:table-cell office:value-type="float" office:value="0" table:formula="of:=IF([.I51]=[.F51];1;0)" table:style-name="ce40">
            <text:p>0</text:p>
          </table:table-cell>
          <table:table-cell table:style-name="ce33"/>
          <table:table-cell table:number-columns-repeated="16368"/>
        </table:table-row>
        <table:table-row table:style-name="ro1">
          <table:table-cell table:number-columns-repeated="11" table:style-name="ce1"/>
          <table:table-cell office:value-type="string" table:style-name="ce41">
            <text:p>Total:</text:p>
          </table:table-cell>
          <table:table-cell office:value-type="float" office:value="25.385974829763576" table:formula="of:=SUM([.M2:.M51])" table:style-name="ce41">
            <text:p>25.38597483</text:p>
          </table:table-cell>
          <table:table-cell table:style-name="ce1"/>
          <table:table-cell office:value-type="float" office:value="42" table:formula="of:=SUM([.O2:.O51])" table:style-name="ce43">
            <text:p>42</text:p>
          </table:table-cell>
          <table:table-cell table:number-columns-repeated="1636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Decision</text:p>
          </table:table-cell>
          <table:table-cell table:style-name="ce18"/>
          <table:table-cell table:style-name="ce1"/>
          <table:table-cell office:value-type="string" table:style-name="ce19">
            <text:p>Objective</text:p>
          </table:table-cell>
          <table:table-cell table:style-name="ce1"/>
          <table:table-cell office:value-type="string" table:style-name="ce14">
            <text:p>Accurac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Age</text:p>
          </table:table-cell>
          <table:table-cell office:value-type="float" office:value="2.7408686253935399E-3" table:style-name="ce16">
            <text:p>0.002740869</text:p>
          </table:table-cell>
          <table:table-cell table:style-name="ce22"/>
          <table:table-cell office:value-type="float" office:value="25.550640637301314" table:formula="of:=[.M52]+[.P2]*([.B55]^2+[.B56]^2+[.B57]^2+[.B58]^2)" table:style-name="ce23">
            <text:p>25.55064064</text:p>
          </table:table-cell>
          <table:table-cell table:style-name="ce1"/>
          <table:table-cell office:value-type="float" office:value="84" table:formula="of:=([.O52]/50)*100" table:style-name="ce17">
            <text:p>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6">
            <text:p>Blood Pressure</text:p>
          </table:table-cell>
          <table:table-cell office:value-type="float" office:value="-2.9604777680179224E-2" table:style-name="ce17">
            <text:p>-0.0296047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Cholesterol</text:p>
          </table:table-cell>
          <table:table-cell office:value-type="float" office:value="1.2963446443500881E-3" table:style-name="ce16">
            <text:p>0.0012963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Max Heart Rate</text:p>
          </table:table-cell>
          <table:table-cell office:value-type="float" office:value="-3.8297949649545089E-2" table:style-name="ce16">
            <text:p>-0.038297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6">
            <text:p>Intercept</text:p>
          </table:table-cell>
          <table:table-cell office:value-type="float" office:value="9.0978994604870103" table:style-name="ce16">
            <text:p>9.09789946</text:p>
          </table:table-cell>
          <table:table-cell table:number-columns-repeated="16382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Test_Data_Model_2" table:style-name="ta1"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9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5" table:default-cell-style-name="ce1"/>
        <table:table-column table:style-name="co11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2">
            <text:p>Patient #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Blood Pressure</text:p>
          </table:table-cell>
          <table:table-cell office:value-type="string" table:style-name="ce3">
            <text:p>Cholesterol</text:p>
          </table:table-cell>
          <table:table-cell office:value-type="string" table:style-name="ce3">
            <text:p>Max Heart Rate</text:p>
          </table:table-cell>
          <table:table-cell office:value-type="string" table:style-name="ce4">
            <text:p>Diagnosis(Observed)</text:p>
          </table:table-cell>
          <table:table-cell office:value-type="string" table:style-name="ce51">
            <text:p>Diagnosis(Predicted)</text:p>
          </table:table-cell>
          <table:table-cell office:value-type="string" table:style-name="ce51">
            <text:p>If(Observed=Predicted)</text:p>
          </table:table-cell>
          <table:table-cell office:value-type="string" table:style-name="ce4">
            <text:p>f(x,k)</text:p>
          </table:table-cell>
          <table:table-cell office:value-type="string" table:style-name="ce2">
            <text:p>y(k)</text:p>
          </table:table-cell>
          <table:table-cell office:value-type="string" table:style-name="ce3">
            <text:p>f(x,k)+1</text:p>
          </table:table-cell>
          <table:table-cell office:value-type="string" table:style-name="ce47">
            <text:p>1-f(x,k)</text:p>
          </table:table-cell>
          <table:table-cell office:value-type="string" table:style-name="ce3">
            <text:p>y(k)^2</text:p>
          </table:table-cell>
          <table:table-cell office:value-type="string" table:style-name="ce49">
            <text:p>Lambda</text:p>
          </table:table-cell>
          <table:table-cell table:number-columns-repeated="16370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64" table:style-name="ce6">
            <text:p>64</text:p>
          </table:table-cell>
          <table:table-cell office:value-type="float" office:value="140" table:style-name="ce6">
            <text:p>140</text:p>
          </table:table-cell>
          <table:table-cell office:value-type="float" office:value="313" table:style-name="ce6">
            <text:p>313</text:p>
          </table:table-cell>
          <table:table-cell office:value-type="float" office:value="133" table:style-name="ce6">
            <text:p>133</text:p>
          </table:table-cell>
          <table:table-cell office:value-type="float" office:value="-1" table:style-name="ce31">
            <text:p>-1</text:p>
          </table:table-cell>
          <table:table-cell office:value-type="float" office:value="1" table:formula="of:=IF([.I2]&lt;=0;-1;1)" table:style-name="ce52">
            <text:p>1</text:p>
          </table:table-cell>
          <table:table-cell office:value-type="float" office:value="0" table:formula="of:=IF([.F2]=[.G2];1;0)" table:style-name="ce52">
            <text:p>0</text:p>
          </table:table-cell>
          <table:table-cell office:value-type="float" office:value="0.44722387045349699" table:formula="of:=[.B2]*[.$B$105]+[.C2]*[.$B$106]+[.D2]*[.$B$107]+[.E2]*[.$B$108]+[.$B$109]" table:style-name="ce6">
            <text:p>0.44722387</text:p>
          </table:table-cell>
          <table:table-cell office:value-type="float" office:value="1.447223870453497" table:formula="of:=MAX(0;1+[.I2])" table:style-name="ce6">
            <text:p>1.44722387</text:p>
          </table:table-cell>
          <table:table-cell office:value-type="float" office:value="1.447223870453497" table:formula="of:=[.I2]+1" table:style-name="ce6">
            <text:p>1.44722387</text:p>
          </table:table-cell>
          <table:table-cell office:value-type="float" office:value="0.55277612954650301" table:formula="of:=1-[.I2]" table:style-name="ce6">
            <text:p>0.55277613</text:p>
          </table:table-cell>
          <table:table-cell office:value-type="float" office:value="2.0944569312104004" table:formula="of:=[.J2]^2" table:style-name="ce6">
            <text:p>2.094456931</text:p>
          </table:table-cell>
          <table:table-cell office:value-type="float" office:value="70" table:style-name="ce53">
            <text:p>70</text:p>
          </table:table-cell>
          <table:table-cell table:number-columns-repeated="16370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43" table:style-name="ce9">
            <text:p>43</text:p>
          </table:table-cell>
          <table:table-cell office:value-type="float" office:value="110" table:style-name="ce9">
            <text:p>110</text:p>
          </table:table-cell>
          <table:table-cell office:value-type="float" office:value="211" table:style-name="ce9">
            <text:p>211</text:p>
          </table:table-cell>
          <table:table-cell office:value-type="float" office:value="161" table:style-name="ce9">
            <text:p>161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]&lt;=0;-1;1)" table:style-name="ce52">
            <text:p>1</text:p>
          </table:table-cell>
          <table:table-cell office:value-type="float" office:value="0" table:formula="of:=IF([.F3]=[.G3];1;0)" table:style-name="ce52">
            <text:p>0</text:p>
          </table:table-cell>
          <table:table-cell office:value-type="float" office:value="7.7256259142549411E-2" table:formula="of:=[.B3]*[.$B$105]+[.C3]*[.$B$106]+[.D3]*[.$B$107]+[.E3]*[.$B$108]+[.$B$109]" table:style-name="ce6">
            <text:p>0.077256259</text:p>
          </table:table-cell>
          <table:table-cell office:value-type="float" office:value="1.0772562591425494" table:formula="of:=MAX(0;1+[.I3])" table:style-name="ce9">
            <text:p>1.077256259</text:p>
          </table:table-cell>
          <table:table-cell office:value-type="float" office:value="1.0772562591425494" table:formula="of:=[.I3]+1" table:style-name="ce9">
            <text:p>1.077256259</text:p>
          </table:table-cell>
          <table:table-cell office:value-type="float" office:value="0.92274374085745059" table:formula="of:=1-[.I3]" table:style-name="ce9">
            <text:p>0.922743741</text:p>
          </table:table-cell>
          <table:table-cell office:value-type="float" office:value="1.1604810478617995" table:formula="of:=[.J3]^2" table:style-name="ce9">
            <text:p>1.16048104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55" table:style-name="ce9">
            <text:p>55</text:p>
          </table:table-cell>
          <table:table-cell office:value-type="float" office:value="130" table:style-name="ce9">
            <text:p>130</text:p>
          </table:table-cell>
          <table:table-cell office:value-type="float" office:value="262" table:style-name="ce9">
            <text:p>262</text:p>
          </table:table-cell>
          <table:table-cell office:value-type="float" office:value="155" table:style-name="ce9">
            <text:p>155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]&lt;=0;-1;1)" table:style-name="ce52">
            <text:p>-1</text:p>
          </table:table-cell>
          <table:table-cell office:value-type="float" office:value="1" table:formula="of:=IF([.F4]=[.G4];1;0)" table:style-name="ce52">
            <text:p>1</text:p>
          </table:table-cell>
          <table:table-cell office:value-type="float" office:value="-0.19760877420379153" table:formula="of:=[.B4]*[.$B$105]+[.C4]*[.$B$106]+[.D4]*[.$B$107]+[.E4]*[.$B$108]+[.$B$109]" table:style-name="ce6">
            <text:p>-0.197608774</text:p>
          </table:table-cell>
          <table:table-cell office:value-type="float" office:value="0.80239122579620847" table:formula="of:=MAX(0;1+[.I4])" table:style-name="ce9">
            <text:p>0.802391226</text:p>
          </table:table-cell>
          <table:table-cell office:value-type="float" office:value="0.80239122579620847" table:formula="of:=[.I4]+1" table:style-name="ce9">
            <text:p>0.802391226</text:p>
          </table:table-cell>
          <table:table-cell office:value-type="float" office:value="1.1976087742037915" table:formula="of:=1-[.I4]" table:style-name="ce9">
            <text:p>1.197608774</text:p>
          </table:table-cell>
          <table:table-cell office:value-type="float" office:value="0.64383167923474205" table:formula="of:=[.J4]^2" table:style-name="ce9">
            <text:p>0.64383167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37" table:style-name="ce9">
            <text:p>37</text:p>
          </table:table-cell>
          <table:table-cell office:value-type="float" office:value="120" table:style-name="ce9">
            <text:p>120</text:p>
          </table:table-cell>
          <table:table-cell office:value-type="float" office:value="215" table:style-name="ce9">
            <text:p>215</text:p>
          </table:table-cell>
          <table:table-cell office:value-type="float" office:value="170" table:style-name="ce9">
            <text:p>170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]&lt;=0;-1;1)" table:style-name="ce52">
            <text:p>-1</text:p>
          </table:table-cell>
          <table:table-cell office:value-type="float" office:value="1" table:formula="of:=IF([.F5]=[.G5];1;0)" table:style-name="ce52">
            <text:p>1</text:p>
          </table:table-cell>
          <table:table-cell office:value-type="float" office:value="-0.59130223393418646" table:formula="of:=[.B5]*[.$B$105]+[.C5]*[.$B$106]+[.D5]*[.$B$107]+[.E5]*[.$B$108]+[.$B$109]" table:style-name="ce6">
            <text:p>-0.591302234</text:p>
          </table:table-cell>
          <table:table-cell office:value-type="float" office:value="0.40869776606581354" table:formula="of:=MAX(0;1+[.I5])" table:style-name="ce9">
            <text:p>0.408697766</text:p>
          </table:table-cell>
          <table:table-cell office:value-type="float" office:value="0.40869776606581354" table:formula="of:=[.I5]+1" table:style-name="ce9">
            <text:p>0.408697766</text:p>
          </table:table-cell>
          <table:table-cell office:value-type="float" office:value="1.5913022339341865" table:formula="of:=1-[.I5]" table:style-name="ce9">
            <text:p>1.591302234</text:p>
          </table:table-cell>
          <table:table-cell office:value-type="float" office:value="0.16703386398718645" table:formula="of:=[.J5]^2" table:style-name="ce9">
            <text:p>0.16703386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41" table:style-name="ce9">
            <text:p>41</text:p>
          </table:table-cell>
          <table:table-cell office:value-type="float" office:value="130" table:style-name="ce9">
            <text:p>130</text:p>
          </table:table-cell>
          <table:table-cell office:value-type="float" office:value="214" table:style-name="ce9">
            <text:p>214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6]&lt;=0;-1;1)" table:style-name="ce52">
            <text:p>-1</text:p>
          </table:table-cell>
          <table:table-cell office:value-type="float" office:value="1" table:formula="of:=IF([.F6]=[.G6];1;0)" table:style-name="ce52">
            <text:p>1</text:p>
          </table:table-cell>
          <table:table-cell office:value-type="float" office:value="-0.80815508578923989" table:formula="of:=[.B6]*[.$B$105]+[.C6]*[.$B$106]+[.D6]*[.$B$107]+[.E6]*[.$B$108]+[.$B$109]" table:style-name="ce6">
            <text:p>-0.808155086</text:p>
          </table:table-cell>
          <table:table-cell office:value-type="float" office:value="0.19184491421076011" table:formula="of:=MAX(0;1+[.I6])" table:style-name="ce9">
            <text:p>0.191844914</text:p>
          </table:table-cell>
          <table:table-cell office:value-type="float" office:value="0.19184491421076011" table:formula="of:=[.I6]+1" table:style-name="ce9">
            <text:p>0.191844914</text:p>
          </table:table-cell>
          <table:table-cell office:value-type="float" office:value="1.8081550857892399" table:formula="of:=1-[.I6]" table:style-name="ce9">
            <text:p>1.808155086</text:p>
          </table:table-cell>
          <table:table-cell office:value-type="float" office:value="3.6804471108533909E-2" table:formula="of:=[.J6]^2" table:style-name="ce9">
            <text:p>0.03680447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193" table:style-name="ce9">
            <text:p>193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7]&lt;=0;-1;1)" table:style-name="ce52">
            <text:p>-1</text:p>
          </table:table-cell>
          <table:table-cell office:value-type="float" office:value="1" table:formula="of:=IF([.F7]=[.G7];1;0)" table:style-name="ce52">
            <text:p>1</text:p>
          </table:table-cell>
          <table:table-cell office:value-type="float" office:value="-0.25185415104241393" table:formula="of:=[.B7]*[.$B$105]+[.C7]*[.$B$106]+[.D7]*[.$B$107]+[.E7]*[.$B$108]+[.$B$109]" table:style-name="ce6">
            <text:p>-0.251854151</text:p>
          </table:table-cell>
          <table:table-cell office:value-type="float" office:value="0.74814584895758607" table:formula="of:=MAX(0;1+[.I7])" table:style-name="ce9">
            <text:p>0.748145849</text:p>
          </table:table-cell>
          <table:table-cell office:value-type="float" office:value="0.74814584895758607" table:formula="of:=[.I7]+1" table:style-name="ce9">
            <text:p>0.748145849</text:p>
          </table:table-cell>
          <table:table-cell office:value-type="float" office:value="1.2518541510424139" table:formula="of:=1-[.I7]" table:style-name="ce9">
            <text:p>1.251854151</text:p>
          </table:table-cell>
          <table:table-cell office:value-type="float" office:value="0.55972221131246713" table:formula="of:=[.J7]^2" table:style-name="ce9">
            <text:p>0.55972221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46" table:style-name="ce9">
            <text:p>46</text:p>
          </table:table-cell>
          <table:table-cell office:value-type="float" office:value="105" table:style-name="ce9">
            <text:p>105</text:p>
          </table:table-cell>
          <table:table-cell office:value-type="float" office:value="204" table:style-name="ce9">
            <text:p>204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8]&lt;=0;-1;1)" table:style-name="ce52">
            <text:p>-1</text:p>
          </table:table-cell>
          <table:table-cell office:value-type="float" office:value="1" table:formula="of:=IF([.F8]=[.G8];1;0)" table:style-name="ce52">
            <text:p>1</text:p>
          </table:table-cell>
          <table:table-cell office:value-type="float" office:value="-0.1987677510268373" table:formula="of:=[.B8]*[.$B$105]+[.C8]*[.$B$106]+[.D8]*[.$B$107]+[.E8]*[.$B$108]+[.$B$109]" table:style-name="ce6">
            <text:p>-0.198767751</text:p>
          </table:table-cell>
          <table:table-cell office:value-type="float" office:value="0.8012322489731627" table:formula="of:=MAX(0;1+[.I8])" table:style-name="ce9">
            <text:p>0.801232249</text:p>
          </table:table-cell>
          <table:table-cell office:value-type="float" office:value="0.8012322489731627" table:formula="of:=[.I8]+1" table:style-name="ce9">
            <text:p>0.801232249</text:p>
          </table:table-cell>
          <table:table-cell office:value-type="float" office:value="1.1987677510268373" table:formula="of:=1-[.I8]" table:style-name="ce9">
            <text:p>1.198767751</text:p>
          </table:table-cell>
          <table:table-cell office:value-type="float" office:value="0.64197311679459212" table:formula="of:=[.J8]^2" table:style-name="ce9">
            <text:p>0.64197311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46" table:style-name="ce9">
            <text:p>46</text:p>
          </table:table-cell>
          <table:table-cell office:value-type="float" office:value="138" table:style-name="ce9">
            <text:p>138</text:p>
          </table:table-cell>
          <table:table-cell office:value-type="float" office:value="243" table:style-name="ce9">
            <text:p>243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9]&lt;=0;-1;1)" table:style-name="ce52">
            <text:p>-1</text:p>
          </table:table-cell>
          <table:table-cell office:value-type="float" office:value="1" table:formula="of:=IF([.F9]=[.G9];1;0)" table:style-name="ce52">
            <text:p>1</text:p>
          </table:table-cell>
          <table:table-cell office:value-type="float" office:value="-0.37652660130148341" table:formula="of:=[.B9]*[.$B$105]+[.C9]*[.$B$106]+[.D9]*[.$B$107]+[.E9]*[.$B$108]+[.$B$109]" table:style-name="ce6">
            <text:p>-0.376526601</text:p>
          </table:table-cell>
          <table:table-cell office:value-type="float" office:value="0.62347339869851659" table:formula="of:=MAX(0;1+[.I9])" table:style-name="ce9">
            <text:p>0.623473399</text:p>
          </table:table-cell>
          <table:table-cell office:value-type="float" office:value="0.62347339869851659" table:formula="of:=[.I9]+1" table:style-name="ce9">
            <text:p>0.623473399</text:p>
          </table:table-cell>
          <table:table-cell office:value-type="float" office:value="1.3765266013014834" table:formula="of:=1-[.I9]" table:style-name="ce9">
            <text:p>1.376526601</text:p>
          </table:table-cell>
          <table:table-cell office:value-type="float" office:value="0.38871907888467944" table:formula="of:=[.J9]^2" table:style-name="ce9">
            <text:p>0.38871907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64" table:style-name="ce9">
            <text:p>64</text:p>
          </table:table-cell>
          <table:table-cell office:value-type="float" office:value="130" table:style-name="ce9">
            <text:p>130</text:p>
          </table:table-cell>
          <table:table-cell office:value-type="float" office:value="303" table:style-name="ce9">
            <text:p>303</text:p>
          </table:table-cell>
          <table:table-cell office:value-type="float" office:value="122" table:style-name="ce9">
            <text:p>122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0]&lt;=0;-1;1)" table:style-name="ce52">
            <text:p>1</text:p>
          </table:table-cell>
          <table:table-cell office:value-type="float" office:value="0" table:formula="of:=IF([.F10]=[.G10];1;0)" table:style-name="ce52">
            <text:p>0</text:p>
          </table:table-cell>
          <table:table-cell office:value-type="float" office:value="1.1680406208396477" table:formula="of:=[.B10]*[.$B$105]+[.C10]*[.$B$106]+[.D10]*[.$B$107]+[.E10]*[.$B$108]+[.$B$109]" table:style-name="ce6">
            <text:p>1.168040621</text:p>
          </table:table-cell>
          <table:table-cell office:value-type="float" office:value="2.1680406208396477" table:formula="of:=MAX(0;1+[.I10])" table:style-name="ce9">
            <text:p>2.168040621</text:p>
          </table:table-cell>
          <table:table-cell office:value-type="float" office:value="2.1680406208396477" table:formula="of:=[.I10]+1" table:style-name="ce9">
            <text:p>2.168040621</text:p>
          </table:table-cell>
          <table:table-cell office:value-type="float" office:value="-0.16804062083964766" table:formula="of:=1-[.I10]" table:style-name="ce9">
            <text:p>-0.168040621</text:p>
          </table:table-cell>
          <table:table-cell office:value-type="float" office:value="4.7004001336107653" table:formula="of:=[.J10]^2" table:style-name="ce9">
            <text:p>4.70040013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7" table:style-name="ce9">
            <text:p>67</text:p>
          </table:table-cell>
          <table:table-cell office:value-type="float" office:value="59" table:style-name="ce9">
            <text:p>59</text:p>
          </table:table-cell>
          <table:table-cell office:value-type="float" office:value="138" table:style-name="ce9">
            <text:p>138</text:p>
          </table:table-cell>
          <table:table-cell office:value-type="float" office:value="271" table:style-name="ce9">
            <text:p>271</text:p>
          </table:table-cell>
          <table:table-cell office:value-type="float" office:value="182" table:style-name="ce9">
            <text:p>18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1]&lt;=0;-1;1)" table:style-name="ce52">
            <text:p>-1</text:p>
          </table:table-cell>
          <table:table-cell office:value-type="float" office:value="1" table:formula="of:=IF([.F11]=[.G11];1;0)" table:style-name="ce52">
            <text:p>1</text:p>
          </table:table-cell>
          <table:table-cell office:value-type="float" office:value="-1.4700362484189107" table:formula="of:=[.B11]*[.$B$105]+[.C11]*[.$B$106]+[.D11]*[.$B$107]+[.E11]*[.$B$108]+[.$B$109]" table:style-name="ce6">
            <text:p>-1.470036248</text:p>
          </table:table-cell>
          <table:table-cell office:value-type="float" office:value="0" table:formula="of:=MAX(0;1+[.I11])" table:style-name="ce9">
            <text:p>0</text:p>
          </table:table-cell>
          <table:table-cell office:value-type="float" office:value="-0.47003624841891067" table:formula="of:=[.I11]+1" table:style-name="ce9">
            <text:p>-0.470036248</text:p>
          </table:table-cell>
          <table:table-cell office:value-type="float" office:value="2.4700362484189107" table:formula="of:=1-[.I11]" table:style-name="ce9">
            <text:p>2.470036248</text:p>
          </table:table-cell>
          <table:table-cell office:value-type="float" office:value="0" table:formula="of:=[.J11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41" table:style-name="ce9">
            <text:p>41</text:p>
          </table:table-cell>
          <table:table-cell office:value-type="float" office:value="112" table:style-name="ce9">
            <text:p>112</text:p>
          </table:table-cell>
          <table:table-cell office:value-type="float" office:value="268" table:style-name="ce9">
            <text:p>268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2]&lt;=0;-1;1)" table:style-name="ce52">
            <text:p>-1</text:p>
          </table:table-cell>
          <table:table-cell office:value-type="float" office:value="1" table:formula="of:=IF([.F12]=[.G12];1;0)" table:style-name="ce52">
            <text:p>1</text:p>
          </table:table-cell>
          <table:table-cell office:value-type="float" office:value="-0.34400005265994515" table:formula="of:=[.B12]*[.$B$105]+[.C12]*[.$B$106]+[.D12]*[.$B$107]+[.E12]*[.$B$108]+[.$B$109]" table:style-name="ce6">
            <text:p>-0.344000053</text:p>
          </table:table-cell>
          <table:table-cell office:value-type="float" office:value="0.65599994734005485" table:formula="of:=MAX(0;1+[.I12])" table:style-name="ce9">
            <text:p>0.655999947</text:p>
          </table:table-cell>
          <table:table-cell office:value-type="float" office:value="0.65599994734005485" table:formula="of:=[.I12]+1" table:style-name="ce9">
            <text:p>0.655999947</text:p>
          </table:table-cell>
          <table:table-cell office:value-type="float" office:value="1.3440000526599452" table:formula="of:=1-[.I12]" table:style-name="ce9">
            <text:p>1.344000053</text:p>
          </table:table-cell>
          <table:table-cell office:value-type="float" office:value="0.43033593091015471" table:formula="of:=[.J12]^2" table:style-name="ce9">
            <text:p>0.43033593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54" table:style-name="ce9">
            <text:p>54</text:p>
          </table:table-cell>
          <table:table-cell office:value-type="float" office:value="108" table:style-name="ce9">
            <text:p>108</text:p>
          </table:table-cell>
          <table:table-cell office:value-type="float" office:value="267" table:style-name="ce9">
            <text:p>267</text:p>
          </table:table-cell>
          <table:table-cell office:value-type="float" office:value="167" table:style-name="ce9">
            <text:p>167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3]&lt;=0;-1;1)" table:style-name="ce52">
            <text:p>1</text:p>
          </table:table-cell>
          <table:table-cell office:value-type="float" office:value="0" table:formula="of:=IF([.F13]=[.G13];1;0)" table:style-name="ce52">
            <text:p>0</text:p>
          </table:table-cell>
          <table:table-cell office:value-type="float" office:value="1.0247379714508398E-2" table:formula="of:=[.B13]*[.$B$105]+[.C13]*[.$B$106]+[.D13]*[.$B$107]+[.E13]*[.$B$108]+[.$B$109]" table:style-name="ce6">
            <text:p>0.01024738</text:p>
          </table:table-cell>
          <table:table-cell office:value-type="float" office:value="1.0102473797145084" table:formula="of:=MAX(0;1+[.I13])" table:style-name="ce9">
            <text:p>1.01024738</text:p>
          </table:table-cell>
          <table:table-cell office:value-type="float" office:value="1.0102473797145084" table:formula="of:=[.I13]+1" table:style-name="ce9">
            <text:p>1.01024738</text:p>
          </table:table-cell>
          <table:table-cell office:value-type="float" office:value="0.9897526202854916" table:formula="of:=1-[.I13]" table:style-name="ce9">
            <text:p>0.98975262</text:p>
          </table:table-cell>
          <table:table-cell office:value-type="float" office:value="1.0205997682200301" table:formula="of:=[.J13]^2" table:style-name="ce9">
            <text:p>1.02059976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float" office:value="39" table:style-name="ce9">
            <text:p>39</text:p>
          </table:table-cell>
          <table:table-cell office:value-type="float" office:value="94" table:style-name="ce9">
            <text:p>94</text:p>
          </table:table-cell>
          <table:table-cell office:value-type="float" office:value="199" table:style-name="ce9">
            <text:p>199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4]&lt;=0;-1;1)" table:style-name="ce52">
            <text:p>-1</text:p>
          </table:table-cell>
          <table:table-cell office:value-type="float" office:value="1" table:formula="of:=IF([.F14]=[.G14];1;0)" table:style-name="ce52">
            <text:p>1</text:p>
          </table:table-cell>
          <table:table-cell office:value-type="float" office:value="-0.16288415853703775" table:formula="of:=[.B14]*[.$B$105]+[.C14]*[.$B$106]+[.D14]*[.$B$107]+[.E14]*[.$B$108]+[.$B$109]" table:style-name="ce6">
            <text:p>-0.162884159</text:p>
          </table:table-cell>
          <table:table-cell office:value-type="float" office:value="0.83711584146296225" table:formula="of:=MAX(0;1+[.I14])" table:style-name="ce9">
            <text:p>0.837115841</text:p>
          </table:table-cell>
          <table:table-cell office:value-type="float" office:value="0.83711584146296225" table:formula="of:=[.I14]+1" table:style-name="ce9">
            <text:p>0.837115841</text:p>
          </table:table-cell>
          <table:table-cell office:value-type="float" office:value="1.1628841585370377" table:formula="of:=1-[.I14]" table:style-name="ce9">
            <text:p>1.162884159</text:p>
          </table:table-cell>
          <table:table-cell office:value-type="float" office:value="0.70076293202824336" table:formula="of:=[.J14]^2" table:style-name="ce9">
            <text:p>0.70076293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3" table:style-name="ce9">
            <text:p>73</text:p>
          </table:table-cell>
          <table:table-cell office:value-type="float" office:value="34" table:style-name="ce9">
            <text:p>34</text:p>
          </table:table-cell>
          <table:table-cell office:value-type="float" office:value="118" table:style-name="ce9">
            <text:p>118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9">
            <text:p>19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5]&lt;=0;-1;1)" table:style-name="ce52">
            <text:p>-1</text:p>
          </table:table-cell>
          <table:table-cell office:value-type="float" office:value="1" table:formula="of:=IF([.F15]=[.G15];1;0)" table:style-name="ce52">
            <text:p>1</text:p>
          </table:table-cell>
          <table:table-cell office:value-type="float" office:value="-1.4026550457154787" table:formula="of:=[.B15]*[.$B$105]+[.C15]*[.$B$106]+[.D15]*[.$B$107]+[.E15]*[.$B$108]+[.$B$109]" table:style-name="ce6">
            <text:p>-1.402655046</text:p>
          </table:table-cell>
          <table:table-cell office:value-type="float" office:value="0" table:formula="of:=MAX(0;1+[.I15])" table:style-name="ce9">
            <text:p>0</text:p>
          </table:table-cell>
          <table:table-cell office:value-type="float" office:value="-0.40265504571547872" table:formula="of:=[.I15]+1" table:style-name="ce9">
            <text:p>-0.402655046</text:p>
          </table:table-cell>
          <table:table-cell office:value-type="float" office:value="2.4026550457154787" table:formula="of:=1-[.I15]" table:style-name="ce9">
            <text:p>2.402655046</text:p>
          </table:table-cell>
          <table:table-cell office:value-type="float" office:value="0" table:formula="of:=[.J15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47" table:style-name="ce9">
            <text:p>47</text:p>
          </table:table-cell>
          <table:table-cell office:value-type="float" office:value="112" table:style-name="ce9">
            <text:p>112</text:p>
          </table:table-cell>
          <table:table-cell office:value-type="float" office:value="204" table:style-name="ce9">
            <text:p>204</text:p>
          </table:table-cell>
          <table:table-cell office:value-type="float" office:value="143" table:style-name="ce9">
            <text:p>143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6]&lt;=0;-1;1)" table:style-name="ce52">
            <text:p>1</text:p>
          </table:table-cell>
          <table:table-cell office:value-type="float" office:value="0" table:formula="of:=IF([.F16]=[.G16];1;0)" table:style-name="ce52">
            <text:p>0</text:p>
          </table:table-cell>
          <table:table-cell office:value-type="float" office:value="0.72013228847448829" table:formula="of:=[.B16]*[.$B$105]+[.C16]*[.$B$106]+[.D16]*[.$B$107]+[.E16]*[.$B$108]+[.$B$109]" table:style-name="ce6">
            <text:p>0.720132288</text:p>
          </table:table-cell>
          <table:table-cell office:value-type="float" office:value="1.7201322884744883" table:formula="of:=MAX(0;1+[.I16])" table:style-name="ce9">
            <text:p>1.720132288</text:p>
          </table:table-cell>
          <table:table-cell office:value-type="float" office:value="1.7201322884744883" table:formula="of:=[.I16]+1" table:style-name="ce9">
            <text:p>1.720132288</text:p>
          </table:table-cell>
          <table:table-cell office:value-type="float" office:value="0.27986771152551171" table:formula="of:=1-[.I16]" table:style-name="ce9">
            <text:p>0.279867712</text:p>
          </table:table-cell>
          <table:table-cell office:value-type="float" office:value="2.9588550898524804" table:formula="of:=[.J16]^2" table:style-name="ce9">
            <text:p>2.9588550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67" table:style-name="ce9">
            <text:p>67</text:p>
          </table:table-cell>
          <table:table-cell office:value-type="float" office:value="152" table:style-name="ce9">
            <text:p>152</text:p>
          </table:table-cell>
          <table:table-cell office:value-type="float" office:value="277" table:style-name="ce9">
            <text:p>277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7]&lt;=0;-1;1)" table:style-name="ce52">
            <text:p>-1</text:p>
          </table:table-cell>
          <table:table-cell office:value-type="float" office:value="1" table:formula="of:=IF([.F17]=[.G17];1;0)" table:style-name="ce52">
            <text:p>1</text:p>
          </table:table-cell>
          <table:table-cell office:value-type="float" office:value="-1.476386623694264" table:formula="of:=[.B17]*[.$B$105]+[.C17]*[.$B$106]+[.D17]*[.$B$107]+[.E17]*[.$B$108]+[.$B$109]" table:style-name="ce6">
            <text:p>-1.476386624</text:p>
          </table:table-cell>
          <table:table-cell office:value-type="float" office:value="0" table:formula="of:=MAX(0;1+[.I17])" table:style-name="ce9">
            <text:p>0</text:p>
          </table:table-cell>
          <table:table-cell office:value-type="float" office:value="-0.47638662369426399" table:formula="of:=[.I17]+1" table:style-name="ce9">
            <text:p>-0.476386624</text:p>
          </table:table-cell>
          <table:table-cell office:value-type="float" office:value="2.476386623694264" table:formula="of:=1-[.I17]" table:style-name="ce9">
            <text:p>2.476386624</text:p>
          </table:table-cell>
          <table:table-cell office:value-type="float" office:value="0" table:formula="of:=[.J17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52" table:style-name="ce9">
            <text:p>52</text:p>
          </table:table-cell>
          <table:table-cell office:value-type="float" office:value="136" table:style-name="ce9">
            <text:p>136</text:p>
          </table:table-cell>
          <table:table-cell office:value-type="float" office:value="196" table:style-name="ce9">
            <text:p>196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8]&lt;=0;-1;1)" table:style-name="ce52">
            <text:p>-1</text:p>
          </table:table-cell>
          <table:table-cell office:value-type="float" office:value="1" table:formula="of:=IF([.F18]=[.G18];1;0)" table:style-name="ce52">
            <text:p>1</text:p>
          </table:table-cell>
          <table:table-cell office:value-type="float" office:value="-1.0210710192815728" table:formula="of:=[.B18]*[.$B$105]+[.C18]*[.$B$106]+[.D18]*[.$B$107]+[.E18]*[.$B$108]+[.$B$109]" table:style-name="ce6">
            <text:p>-1.021071019</text:p>
          </table:table-cell>
          <table:table-cell office:value-type="float" office:value="0" table:formula="of:=MAX(0;1+[.I18])" table:style-name="ce9">
            <text:p>0</text:p>
          </table:table-cell>
          <table:table-cell office:value-type="float" office:value="-2.1071019281572845E-2" table:formula="of:=[.I18]+1" table:style-name="ce9">
            <text:p>-0.021071019</text:p>
          </table:table-cell>
          <table:table-cell office:value-type="float" office:value="2.0210710192815728" table:formula="of:=1-[.I18]" table:style-name="ce9">
            <text:p>2.021071019</text:p>
          </table:table-cell>
          <table:table-cell office:value-type="float" office:value="0" table:formula="of:=[.J18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74" table:style-name="ce9">
            <text:p>74</text:p>
          </table:table-cell>
          <table:table-cell office:value-type="float" office:value="120" table:style-name="ce9">
            <text:p>120</text:p>
          </table:table-cell>
          <table:table-cell office:value-type="float" office:value="269" table:style-name="ce9">
            <text:p>269</text:p>
          </table:table-cell>
          <table:table-cell office:value-type="float" office:value="121" table:style-name="ce9">
            <text:p>121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9]&lt;=0;-1;1)" table:style-name="ce52">
            <text:p>1</text:p>
          </table:table-cell>
          <table:table-cell office:value-type="float" office:value="0" table:formula="of:=IF([.F19]=[.G19];1;0)" table:style-name="ce52">
            <text:p>0</text:p>
          </table:table-cell>
          <table:table-cell office:value-type="float" office:value="1.4977739905473566" table:formula="of:=[.B19]*[.$B$105]+[.C19]*[.$B$106]+[.D19]*[.$B$107]+[.E19]*[.$B$108]+[.$B$109]" table:style-name="ce6">
            <text:p>1.497773991</text:p>
          </table:table-cell>
          <table:table-cell office:value-type="float" office:value="2.4977739905473566" table:formula="of:=MAX(0;1+[.I19])" table:style-name="ce9">
            <text:p>2.497773991</text:p>
          </table:table-cell>
          <table:table-cell office:value-type="float" office:value="2.4977739905473566" table:formula="of:=[.I19]+1" table:style-name="ce9">
            <text:p>2.497773991</text:p>
          </table:table-cell>
          <table:table-cell office:value-type="float" office:value="-0.4977739905473566" table:formula="of:=1-[.I19]" table:style-name="ce9">
            <text:p>-0.497773991</text:p>
          </table:table-cell>
          <table:table-cell office:value-type="float" office:value="6.238874907854866" table:formula="of:=[.J19]^2" table:style-name="ce9">
            <text:p>6.23887490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54" table:style-name="ce9">
            <text:p>54</text:p>
          </table:table-cell>
          <table:table-cell office:value-type="float" office:value="160" table:style-name="ce9">
            <text:p>160</text:p>
          </table:table-cell>
          <table:table-cell office:value-type="float" office:value="201" table:style-name="ce9">
            <text:p>201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0]&lt;=0;-1;1)" table:style-name="ce52">
            <text:p>-1</text:p>
          </table:table-cell>
          <table:table-cell office:value-type="float" office:value="1" table:formula="of:=IF([.F20]=[.G20];1;0)" table:style-name="ce52">
            <text:p>1</text:p>
          </table:table-cell>
          <table:table-cell office:value-type="float" office:value="-1.5077224913445466" table:formula="of:=[.B20]*[.$B$105]+[.C20]*[.$B$106]+[.D20]*[.$B$107]+[.E20]*[.$B$108]+[.$B$109]" table:style-name="ce6">
            <text:p>-1.507722491</text:p>
          </table:table-cell>
          <table:table-cell office:value-type="float" office:value="0" table:formula="of:=MAX(0;1+[.I20])" table:style-name="ce9">
            <text:p>0</text:p>
          </table:table-cell>
          <table:table-cell office:value-type="float" office:value="-0.50772249134454661" table:formula="of:=[.I20]+1" table:style-name="ce9">
            <text:p>-0.507722491</text:p>
          </table:table-cell>
          <table:table-cell office:value-type="float" office:value="2.5077224913445466" table:formula="of:=1-[.I20]" table:style-name="ce9">
            <text:p>2.507722491</text:p>
          </table:table-cell>
          <table:table-cell office:value-type="float" office:value="0" table:formula="of:=[.J20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float" office:value="49" table:style-name="ce9">
            <text:p>49</text:p>
          </table:table-cell>
          <table:table-cell office:value-type="float" office:value="134" table:style-name="ce9">
            <text:p>134</text:p>
          </table:table-cell>
          <table:table-cell office:value-type="float" office:value="271" table:style-name="ce9">
            <text:p>271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1]&lt;=0;-1;1)" table:style-name="ce52">
            <text:p>-1</text:p>
          </table:table-cell>
          <table:table-cell office:value-type="float" office:value="1" table:formula="of:=IF([.F21]=[.G21];1;0)" table:style-name="ce52">
            <text:p>1</text:p>
          </table:table-cell>
          <table:table-cell office:value-type="float" office:value="-0.59853674843709292" table:formula="of:=[.B21]*[.$B$105]+[.C21]*[.$B$106]+[.D21]*[.$B$107]+[.E21]*[.$B$108]+[.$B$109]" table:style-name="ce6">
            <text:p>-0.598536748</text:p>
          </table:table-cell>
          <table:table-cell office:value-type="float" office:value="0.40146325156290708" table:formula="of:=MAX(0;1+[.I21])" table:style-name="ce9">
            <text:p>0.401463252</text:p>
          </table:table-cell>
          <table:table-cell office:value-type="float" office:value="0.40146325156290708" table:formula="of:=[.I21]+1" table:style-name="ce9">
            <text:p>0.401463252</text:p>
          </table:table-cell>
          <table:table-cell office:value-type="float" office:value="1.5985367484370929" table:formula="of:=1-[.I21]" table:style-name="ce9">
            <text:p>1.598536748</text:p>
          </table:table-cell>
          <table:table-cell office:value-type="float" office:value="0.161172742355462" table:formula="of:=[.J21]^2" table:style-name="ce9">
            <text:p>0.16117274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float" office:value="42" table:style-name="ce9">
            <text:p>42</text:p>
          </table:table-cell>
          <table:table-cell office:value-type="float" office:value="120" table:style-name="ce9">
            <text:p>120</text:p>
          </table:table-cell>
          <table:table-cell office:value-type="float" office:value="295" table:style-name="ce9">
            <text:p>295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2]&lt;=0;-1;1)" table:style-name="ce52">
            <text:p>-1</text:p>
          </table:table-cell>
          <table:table-cell office:value-type="float" office:value="1" table:formula="of:=IF([.F22]=[.G22];1;0)" table:style-name="ce52">
            <text:p>1</text:p>
          </table:table-cell>
          <table:table-cell office:value-type="float" office:value="-0.16059130552139678" table:formula="of:=[.B22]*[.$B$105]+[.C22]*[.$B$106]+[.D22]*[.$B$107]+[.E22]*[.$B$108]+[.$B$109]" table:style-name="ce6">
            <text:p>-0.160591306</text:p>
          </table:table-cell>
          <table:table-cell office:value-type="float" office:value="0.83940869447860322" table:formula="of:=MAX(0;1+[.I22])" table:style-name="ce9">
            <text:p>0.839408694</text:p>
          </table:table-cell>
          <table:table-cell office:value-type="float" office:value="0.83940869447860322" table:formula="of:=[.I22]+1" table:style-name="ce9">
            <text:p>0.839408694</text:p>
          </table:table-cell>
          <table:table-cell office:value-type="float" office:value="1.1605913055213968" table:formula="of:=1-[.I22]" table:style-name="ce9">
            <text:p>1.160591306</text:p>
          </table:table-cell>
          <table:table-cell office:value-type="float" office:value="0.70460695636627302" table:formula="of:=[.J22]^2" table:style-name="ce9">
            <text:p>0.70460695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float" office:value="41" table:style-name="ce9">
            <text:p>41</text:p>
          </table:table-cell>
          <table:table-cell office:value-type="float" office:value="110" table:style-name="ce9">
            <text:p>110</text:p>
          </table:table-cell>
          <table:table-cell office:value-type="float" office:value="235" table:style-name="ce9">
            <text:p>235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3]&lt;=0;-1;1)" table:style-name="ce52">
            <text:p>1</text:p>
          </table:table-cell>
          <table:table-cell office:value-type="float" office:value="0" table:formula="of:=IF([.F23]=[.G23];1;0)" table:style-name="ce52">
            <text:p>0</text:p>
          </table:table-cell>
          <table:table-cell office:value-type="float" office:value="0.41420982404125262" table:formula="of:=[.B23]*[.$B$105]+[.C23]*[.$B$106]+[.D23]*[.$B$107]+[.E23]*[.$B$108]+[.$B$109]" table:style-name="ce6">
            <text:p>0.414209824</text:p>
          </table:table-cell>
          <table:table-cell office:value-type="float" office:value="1.4142098240412526" table:formula="of:=MAX(0;1+[.I23])" table:style-name="ce9">
            <text:p>1.414209824</text:p>
          </table:table-cell>
          <table:table-cell office:value-type="float" office:value="1.4142098240412526" table:formula="of:=[.I23]+1" table:style-name="ce9">
            <text:p>1.414209824</text:p>
          </table:table-cell>
          <table:table-cell office:value-type="float" office:value="0.58579017595874738" table:formula="of:=1-[.I23]" table:style-name="ce9">
            <text:p>0.585790176</text:p>
          </table:table-cell>
          <table:table-cell office:value-type="float" office:value="1.9999894264147906" table:formula="of:=[.J23]^2" table:style-name="ce9">
            <text:p>1.99998942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41" table:style-name="ce9">
            <text:p>41</text:p>
          </table:table-cell>
          <table:table-cell office:value-type="float" office:value="126" table:style-name="ce9">
            <text:p>126</text:p>
          </table:table-cell>
          <table:table-cell office:value-type="float" office:value="306" table:style-name="ce9">
            <text:p>306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4]&lt;=0;-1;1)" table:style-name="ce52">
            <text:p>-1</text:p>
          </table:table-cell>
          <table:table-cell office:value-type="float" office:value="1" table:formula="of:=IF([.F24]=[.G24];1;0)" table:style-name="ce52">
            <text:p>1</text:p>
          </table:table-cell>
          <table:table-cell office:value-type="float" office:value="-0.37139678075180527" table:formula="of:=[.B24]*[.$B$105]+[.C24]*[.$B$106]+[.D24]*[.$B$107]+[.E24]*[.$B$108]+[.$B$109]" table:style-name="ce6">
            <text:p>-0.371396781</text:p>
          </table:table-cell>
          <table:table-cell office:value-type="float" office:value="0.62860321924819473" table:formula="of:=MAX(0;1+[.I24])" table:style-name="ce9">
            <text:p>0.628603219</text:p>
          </table:table-cell>
          <table:table-cell office:value-type="float" office:value="0.62860321924819473" table:formula="of:=[.I24]+1" table:style-name="ce9">
            <text:p>0.628603219</text:p>
          </table:table-cell>
          <table:table-cell office:value-type="float" office:value="1.3713967807518053" table:formula="of:=1-[.I24]" table:style-name="ce9">
            <text:p>1.371396781</text:p>
          </table:table-cell>
          <table:table-cell office:value-type="float" office:value="0.39514200724919396" table:formula="of:=[.J24]^2" table:style-name="ce9">
            <text:p>0.39514200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269" table:style-name="ce9">
            <text:p>269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5]&lt;=0;-1;1)" table:style-name="ce52">
            <text:p>-1</text:p>
          </table:table-cell>
          <table:table-cell office:value-type="float" office:value="1" table:formula="of:=IF([.F25]=[.G25];1;0)" table:style-name="ce52">
            <text:p>1</text:p>
          </table:table-cell>
          <table:table-cell office:value-type="float" office:value="-0.51795721266117667" table:formula="of:=[.B25]*[.$B$105]+[.C25]*[.$B$106]+[.D25]*[.$B$107]+[.E25]*[.$B$108]+[.$B$109]" table:style-name="ce6">
            <text:p>-0.517957213</text:p>
          </table:table-cell>
          <table:table-cell office:value-type="float" office:value="0.48204278733882333" table:formula="of:=MAX(0;1+[.I25])" table:style-name="ce9">
            <text:p>0.482042787</text:p>
          </table:table-cell>
          <table:table-cell office:value-type="float" office:value="0.48204278733882333" table:formula="of:=[.I25]+1" table:style-name="ce9">
            <text:p>0.482042787</text:p>
          </table:table-cell>
          <table:table-cell office:value-type="float" office:value="1.5179572126611767" table:formula="of:=1-[.I25]" table:style-name="ce9">
            <text:p>1.517957213</text:p>
          </table:table-cell>
          <table:table-cell office:value-type="float" office:value="0.23236524882538206" table:formula="of:=[.J25]^2" table:style-name="ce9">
            <text:p>0.23236524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2" table:style-name="ce9">
            <text:p>92</text:p>
          </table:table-cell>
          <table:table-cell office:value-type="float" office:value="60" table:style-name="ce9">
            <text:p>60</text:p>
          </table:table-cell>
          <table:table-cell office:value-type="float" office:value="120" table:style-name="ce9">
            <text:p>120</text:p>
          </table:table-cell>
          <table:table-cell office:value-type="float" office:value="178" table:style-name="ce9">
            <text:p>178</text:p>
          </table:table-cell>
          <table:table-cell office:value-type="float" office:value="96" table:style-name="ce9">
            <text:p>96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6]&lt;=0;-1;1)" table:style-name="ce52">
            <text:p>1</text:p>
          </table:table-cell>
          <table:table-cell office:value-type="float" office:value="0" table:formula="of:=IF([.F26]=[.G26];1;0)" table:style-name="ce52">
            <text:p>0</text:p>
          </table:table-cell>
          <table:table-cell office:value-type="float" office:value="2.3114703960734779" table:formula="of:=[.B26]*[.$B$105]+[.C26]*[.$B$106]+[.D26]*[.$B$107]+[.E26]*[.$B$108]+[.$B$109]" table:style-name="ce6">
            <text:p>2.311470396</text:p>
          </table:table-cell>
          <table:table-cell office:value-type="float" office:value="3.3114703960734779" table:formula="of:=MAX(0;1+[.I26])" table:style-name="ce9">
            <text:p>3.311470396</text:p>
          </table:table-cell>
          <table:table-cell office:value-type="float" office:value="3.3114703960734779" table:formula="of:=[.I26]+1" table:style-name="ce9">
            <text:p>3.311470396</text:p>
          </table:table-cell>
          <table:table-cell office:value-type="float" office:value="-1.3114703960734779" table:formula="of:=1-[.I26]" table:style-name="ce9">
            <text:p>-1.311470396</text:p>
          </table:table-cell>
          <table:table-cell office:value-type="float" office:value="10.965836184071037" table:formula="of:=[.J26]^2" table:style-name="ce9">
            <text:p>10.9658361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float" office:value="62" table:style-name="ce9">
            <text:p>62</text:p>
          </table:table-cell>
          <table:table-cell office:value-type="float" office:value="128" table:style-name="ce9">
            <text:p>128</text:p>
          </table:table-cell>
          <table:table-cell office:value-type="float" office:value="208" table:style-name="ce9">
            <text:p>208</text:p>
          </table:table-cell>
          <table:table-cell office:value-type="float" office:value="140" table:style-name="ce9">
            <text:p>140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7]&lt;=0;-1;1)" table:style-name="ce52">
            <text:p>1</text:p>
          </table:table-cell>
          <table:table-cell office:value-type="float" office:value="0" table:formula="of:=IF([.F27]=[.G27];1;0)" table:style-name="ce52">
            <text:p>0</text:p>
          </table:table-cell>
          <table:table-cell office:value-type="float" office:value="0.39823393507139215" table:formula="of:=[.B27]*[.$B$105]+[.C27]*[.$B$106]+[.D27]*[.$B$107]+[.E27]*[.$B$108]+[.$B$109]" table:style-name="ce6">
            <text:p>0.398233935</text:p>
          </table:table-cell>
          <table:table-cell office:value-type="float" office:value="1.3982339350713922" table:formula="of:=MAX(0;1+[.I27])" table:style-name="ce9">
            <text:p>1.398233935</text:p>
          </table:table-cell>
          <table:table-cell office:value-type="float" office:value="1.3982339350713922" table:formula="of:=[.I27]+1" table:style-name="ce9">
            <text:p>1.398233935</text:p>
          </table:table-cell>
          <table:table-cell office:value-type="float" office:value="0.60176606492860785" table:formula="of:=1-[.I27]" table:style-name="ce9">
            <text:p>0.601766065</text:p>
          </table:table-cell>
          <table:table-cell office:value-type="float" office:value="1.95505813718523" table:formula="of:=[.J27]^2" table:style-name="ce9">
            <text:p>1.95505813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float" office:value="57" table:style-name="ce9">
            <text:p>57</text:p>
          </table:table-cell>
          <table:table-cell office:value-type="float" office:value="110" table:style-name="ce9">
            <text:p>110</text:p>
          </table:table-cell>
          <table:table-cell office:value-type="float" office:value="201" table:style-name="ce9">
            <text:p>201</text:p>
          </table:table-cell>
          <table:table-cell office:value-type="float" office:value="126" table:style-name="ce9">
            <text:p>126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8]&lt;=0;-1;1)" table:style-name="ce52">
            <text:p>1</text:p>
          </table:table-cell>
          <table:table-cell office:value-type="float" office:value="0" table:formula="of:=IF([.F28]=[.G28];1;0)" table:style-name="ce52">
            <text:p>0</text:p>
          </table:table-cell>
          <table:table-cell office:value-type="float" office:value="1.4692379526628692" table:formula="of:=[.B28]*[.$B$105]+[.C28]*[.$B$106]+[.D28]*[.$B$107]+[.E28]*[.$B$108]+[.$B$109]" table:style-name="ce6">
            <text:p>1.469237953</text:p>
          </table:table-cell>
          <table:table-cell office:value-type="float" office:value="2.4692379526628692" table:formula="of:=MAX(0;1+[.I28])" table:style-name="ce9">
            <text:p>2.469237953</text:p>
          </table:table-cell>
          <table:table-cell office:value-type="float" office:value="2.4692379526628692" table:formula="of:=[.I28]+1" table:style-name="ce9">
            <text:p>2.469237953</text:p>
          </table:table-cell>
          <table:table-cell office:value-type="float" office:value="-0.46923795266286916" table:formula="of:=1-[.I28]" table:style-name="ce9">
            <text:p>-0.469237953</text:p>
          </table:table-cell>
          <table:table-cell office:value-type="float" office:value="6.0971360668707177" table:formula="of:=[.J28]^2" table:style-name="ce9">
            <text:p>6.09713606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64" table:style-name="ce9">
            <text:p>64</text:p>
          </table:table-cell>
          <table:table-cell office:value-type="float" office:value="128" table:style-name="ce9">
            <text:p>128</text:p>
          </table:table-cell>
          <table:table-cell office:value-type="float" office:value="263" table:style-name="ce9">
            <text:p>263</text:p>
          </table:table-cell>
          <table:table-cell office:value-type="float" office:value="105" table:style-name="ce9">
            <text:p>105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9]&lt;=0;-1;1)" table:style-name="ce52">
            <text:p>1</text:p>
          </table:table-cell>
          <table:table-cell office:value-type="float" office:value="0" table:formula="of:=IF([.F29]=[.G29];1;0)" table:style-name="ce52">
            <text:p>0</text:p>
          </table:table-cell>
          <table:table-cell office:value-type="float" office:value="1.8392232485908862" table:formula="of:=[.B29]*[.$B$105]+[.C29]*[.$B$106]+[.D29]*[.$B$107]+[.E29]*[.$B$108]+[.$B$109]" table:style-name="ce6">
            <text:p>1.839223249</text:p>
          </table:table-cell>
          <table:table-cell office:value-type="float" office:value="2.8392232485908862" table:formula="of:=MAX(0;1+[.I29])" table:style-name="ce9">
            <text:p>2.839223249</text:p>
          </table:table-cell>
          <table:table-cell office:value-type="float" office:value="2.8392232485908862" table:formula="of:=[.I29]+1" table:style-name="ce9">
            <text:p>2.839223249</text:p>
          </table:table-cell>
          <table:table-cell office:value-type="float" office:value="-0.83922324859088615" table:formula="of:=1-[.I29]" table:style-name="ce9">
            <text:p>-0.839223249</text:p>
          </table:table-cell>
          <table:table-cell office:value-type="float" office:value="8.0611886553389844" table:formula="of:=[.J29]^2" table:style-name="ce9">
            <text:p>8.061188655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1" table:style-name="ce9">
            <text:p>101</text:p>
          </table:table-cell>
          <table:table-cell office:value-type="float" office:value="51" table:style-name="ce9">
            <text:p>51</text:p>
          </table:table-cell>
          <table:table-cell office:value-type="float" office:value="120" table:style-name="ce9">
            <text:p>120</text:p>
          </table:table-cell>
          <table:table-cell office:value-type="float" office:value="295" table:style-name="ce9">
            <text:p>295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0]&lt;=0;-1;1)" table:style-name="ce52">
            <text:p>1</text:p>
          </table:table-cell>
          <table:table-cell office:value-type="float" office:value="0" table:formula="of:=IF([.F30]=[.G30];1;0)" table:style-name="ce52">
            <text:p>0</text:p>
          </table:table-cell>
          <table:table-cell office:value-type="float" office:value="6.0930443639923837E-2" table:formula="of:=[.B30]*[.$B$105]+[.C30]*[.$B$106]+[.D30]*[.$B$107]+[.E30]*[.$B$108]+[.$B$109]" table:style-name="ce6">
            <text:p>0.060930444</text:p>
          </table:table-cell>
          <table:table-cell office:value-type="float" office:value="1.0609304436399238" table:formula="of:=MAX(0;1+[.I30])" table:style-name="ce9">
            <text:p>1.060930444</text:p>
          </table:table-cell>
          <table:table-cell office:value-type="float" office:value="1.0609304436399238" table:formula="of:=[.I30]+1" table:style-name="ce9">
            <text:p>1.060930444</text:p>
          </table:table-cell>
          <table:table-cell office:value-type="float" office:value="0.93906955636007616" table:formula="of:=1-[.I30]" table:style-name="ce9">
            <text:p>0.939069556</text:p>
          </table:table-cell>
          <table:table-cell office:value-type="float" office:value="1.1255734062420055" table:formula="of:=[.J30]^2" table:style-name="ce9">
            <text:p>1.12557340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2" table:style-name="ce9">
            <text:p>102</text:p>
          </table:table-cell>
          <table:table-cell office:value-type="float" office:value="43" table:style-name="ce9">
            <text:p>43</text:p>
          </table:table-cell>
          <table:table-cell office:value-type="float" office:value="115" table:style-name="ce9">
            <text:p>115</text:p>
          </table:table-cell>
          <table:table-cell office:value-type="float" office:value="303" table:style-name="ce9">
            <text:p>303</text:p>
          </table:table-cell>
          <table:table-cell office:value-type="float" office:value="181" table:style-name="ce9">
            <text:p>181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1]&lt;=0;-1;1)" table:style-name="ce52">
            <text:p>-1</text:p>
          </table:table-cell>
          <table:table-cell office:value-type="float" office:value="1" table:formula="of:=IF([.F31]=[.G31];1;0)" table:style-name="ce52">
            <text:p>1</text:p>
          </table:table-cell>
          <table:table-cell office:value-type="float" office:value="-0.73465289234590259" table:formula="of:=[.B31]*[.$B$105]+[.C31]*[.$B$106]+[.D31]*[.$B$107]+[.E31]*[.$B$108]+[.$B$109]" table:style-name="ce6">
            <text:p>-0.734652892</text:p>
          </table:table-cell>
          <table:table-cell office:value-type="float" office:value="0.26534710765409741" table:formula="of:=MAX(0;1+[.I31])" table:style-name="ce9">
            <text:p>0.265347108</text:p>
          </table:table-cell>
          <table:table-cell office:value-type="float" office:value="0.26534710765409741" table:formula="of:=[.I31]+1" table:style-name="ce9">
            <text:p>0.265347108</text:p>
          </table:table-cell>
          <table:table-cell office:value-type="float" office:value="1.7346528923459026" table:formula="of:=1-[.I31]" table:style-name="ce9">
            <text:p>1.734652892</text:p>
          </table:table-cell>
          <table:table-cell office:value-type="float" office:value="7.0409087540395168E-2" table:formula="of:=[.J31]^2" table:style-name="ce9">
            <text:p>0.07040908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3" table:style-name="ce9">
            <text:p>103</text:p>
          </table:table-cell>
          <table:table-cell office:value-type="float" office:value="42" table:style-name="ce9">
            <text:p>42</text:p>
          </table:table-cell>
          <table:table-cell office:value-type="float" office:value="120" table:style-name="ce9">
            <text:p>120</text:p>
          </table:table-cell>
          <table:table-cell office:value-type="float" office:value="209" table:style-name="ce9">
            <text:p>209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2]&lt;=0;-1;1)" table:style-name="ce52">
            <text:p>-1</text:p>
          </table:table-cell>
          <table:table-cell office:value-type="float" office:value="1" table:formula="of:=IF([.F32]=[.G32];1;0)" table:style-name="ce52">
            <text:p>1</text:p>
          </table:table-cell>
          <table:table-cell office:value-type="float" office:value="-0.70111937426059434" table:formula="of:=[.B32]*[.$B$105]+[.C32]*[.$B$106]+[.D32]*[.$B$107]+[.E32]*[.$B$108]+[.$B$109]" table:style-name="ce6">
            <text:p>-0.701119374</text:p>
          </table:table-cell>
          <table:table-cell office:value-type="float" office:value="0.29888062573940566" table:formula="of:=MAX(0;1+[.I32])" table:style-name="ce9">
            <text:p>0.298880626</text:p>
          </table:table-cell>
          <table:table-cell office:value-type="float" office:value="0.29888062573940566" table:formula="of:=[.I32]+1" table:style-name="ce9">
            <text:p>0.298880626</text:p>
          </table:table-cell>
          <table:table-cell office:value-type="float" office:value="1.7011193742605943" table:formula="of:=1-[.I32]" table:style-name="ce9">
            <text:p>1.701119374</text:p>
          </table:table-cell>
          <table:table-cell office:value-type="float" office:value="8.932962844237867E-2" table:formula="of:=[.J32]^2" table:style-name="ce9">
            <text:p>0.08932962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float" office:value="67" table:style-name="ce9">
            <text:p>67</text:p>
          </table:table-cell>
          <table:table-cell office:value-type="float" office:value="106" table:style-name="ce9">
            <text:p>106</text:p>
          </table:table-cell>
          <table:table-cell office:value-type="float" office:value="223" table:style-name="ce9">
            <text:p>223</text:p>
          </table:table-cell>
          <table:table-cell office:value-type="float" office:value="142" table:style-name="ce9">
            <text:p>142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3]&lt;=0;-1;1)" table:style-name="ce52">
            <text:p>1</text:p>
          </table:table-cell>
          <table:table-cell office:value-type="float" office:value="0" table:formula="of:=IF([.F33]=[.G33];1;0)" table:style-name="ce52">
            <text:p>0</text:p>
          </table:table-cell>
          <table:table-cell office:value-type="float" office:value="1.0264927657684932" table:formula="of:=[.B33]*[.$B$105]+[.C33]*[.$B$106]+[.D33]*[.$B$107]+[.E33]*[.$B$108]+[.$B$109]" table:style-name="ce6">
            <text:p>1.026492766</text:p>
          </table:table-cell>
          <table:table-cell office:value-type="float" office:value="2.0264927657684932" table:formula="of:=MAX(0;1+[.I33])" table:style-name="ce9">
            <text:p>2.026492766</text:p>
          </table:table-cell>
          <table:table-cell office:value-type="float" office:value="2.0264927657684932" table:formula="of:=[.I33]+1" table:style-name="ce9">
            <text:p>2.026492766</text:p>
          </table:table-cell>
          <table:table-cell office:value-type="float" office:value="-2.6492765768493243E-2" table:formula="of:=1-[.I33]" table:style-name="ce9">
            <text:p>-0.026492766</text:p>
          </table:table-cell>
          <table:table-cell office:value-type="float" office:value="4.1066729297120368" table:formula="of:=[.J33]^2" table:style-name="ce9">
            <text:p>4.1066729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5" table:style-name="ce9">
            <text:p>105</text:p>
          </table:table-cell>
          <table:table-cell office:value-type="float" office:value="76" table:style-name="ce9">
            <text:p>76</text:p>
          </table:table-cell>
          <table:table-cell office:value-type="float" office:value="140" table:style-name="ce9">
            <text:p>140</text:p>
          </table:table-cell>
          <table:table-cell office:value-type="float" office:value="197" table:style-name="ce9">
            <text:p>197</text:p>
          </table:table-cell>
          <table:table-cell office:value-type="float" office:value="116" table:style-name="ce9">
            <text:p>116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4]&lt;=0;-1;1)" table:style-name="ce52">
            <text:p>1</text:p>
          </table:table-cell>
          <table:table-cell office:value-type="float" office:value="0" table:formula="of:=IF([.F34]=[.G34];1;0)" table:style-name="ce52">
            <text:p>0</text:p>
          </table:table-cell>
          <table:table-cell office:value-type="float" office:value="0.99399963397436863" table:formula="of:=[.B34]*[.$B$105]+[.C34]*[.$B$106]+[.D34]*[.$B$107]+[.E34]*[.$B$108]+[.$B$109]" table:style-name="ce6">
            <text:p>0.993999634</text:p>
          </table:table-cell>
          <table:table-cell office:value-type="float" office:value="1.9939996339743686" table:formula="of:=MAX(0;1+[.I34])" table:style-name="ce9">
            <text:p>1.993999634</text:p>
          </table:table-cell>
          <table:table-cell office:value-type="float" office:value="1.9939996339743686" table:formula="of:=[.I34]+1" table:style-name="ce9">
            <text:p>1.993999634</text:p>
          </table:table-cell>
          <table:table-cell office:value-type="float" office:value="6.0003660256313651E-3" table:formula="of:=1-[.I34]" table:style-name="ce9">
            <text:p>0.006000366</text:p>
          </table:table-cell>
          <table:table-cell office:value-type="float" office:value="3.9760345402899162" table:formula="of:=[.J34]^2" table:style-name="ce9">
            <text:p>3.9760345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6" table:style-name="ce9">
            <text:p>106</text:p>
          </table:table-cell>
          <table:table-cell office:value-type="float" office:value="70" table:style-name="ce9">
            <text:p>70</text:p>
          </table:table-cell>
          <table:table-cell office:value-type="float" office:value="156" table:style-name="ce9">
            <text:p>156</text:p>
          </table:table-cell>
          <table:table-cell office:value-type="float" office:value="245" table:style-name="ce9">
            <text:p>245</text:p>
          </table:table-cell>
          <table:table-cell office:value-type="float" office:value="143" table:style-name="ce9">
            <text:p>14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5]&lt;=0;-1;1)" table:style-name="ce52">
            <text:p>-1</text:p>
          </table:table-cell>
          <table:table-cell office:value-type="float" office:value="1" table:formula="of:=IF([.F35]=[.G35];1;0)" table:style-name="ce52">
            <text:p>1</text:p>
          </table:table-cell>
          <table:table-cell office:value-type="float" office:value="-0.50162398114516904" table:formula="of:=[.B35]*[.$B$105]+[.C35]*[.$B$106]+[.D35]*[.$B$107]+[.E35]*[.$B$108]+[.$B$109]" table:style-name="ce6">
            <text:p>-0.501623981</text:p>
          </table:table-cell>
          <table:table-cell office:value-type="float" office:value="0.49837601885483096" table:formula="of:=MAX(0;1+[.I35])" table:style-name="ce9">
            <text:p>0.498376019</text:p>
          </table:table-cell>
          <table:table-cell office:value-type="float" office:value="0.49837601885483096" table:formula="of:=[.I35]+1" table:style-name="ce9">
            <text:p>0.498376019</text:p>
          </table:table-cell>
          <table:table-cell office:value-type="float" office:value="1.501623981145169" table:formula="of:=1-[.I35]" table:style-name="ce9">
            <text:p>1.501623981</text:p>
          </table:table-cell>
          <table:table-cell office:value-type="float" office:value="0.24837865616959082" table:formula="of:=[.J35]^2" table:style-name="ce9">
            <text:p>0.24837865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8" table:style-name="ce9">
            <text:p>108</text:p>
          </table:table-cell>
          <table:table-cell office:value-type="float" office:value="44" table:style-name="ce9">
            <text:p>44</text:p>
          </table:table-cell>
          <table:table-cell office:value-type="float" office:value="118" table:style-name="ce9">
            <text:p>118</text:p>
          </table:table-cell>
          <table:table-cell office:value-type="float" office:value="242" table:style-name="ce9">
            <text:p>242</text:p>
          </table:table-cell>
          <table:table-cell office:value-type="float" office:value="149" table:style-name="ce9">
            <text:p>149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6]&lt;=0;-1;1)" table:style-name="ce52">
            <text:p>1</text:p>
          </table:table-cell>
          <table:table-cell office:value-type="float" office:value="0" table:formula="of:=IF([.F36]=[.G36];1;0)" table:style-name="ce52">
            <text:p>0</text:p>
          </table:table-cell>
          <table:table-cell office:value-type="float" office:value="0.34378415841961818" table:formula="of:=[.B36]*[.$B$105]+[.C36]*[.$B$106]+[.D36]*[.$B$107]+[.E36]*[.$B$108]+[.$B$109]" table:style-name="ce6">
            <text:p>0.343784158</text:p>
          </table:table-cell>
          <table:table-cell office:value-type="float" office:value="1.3437841584196182" table:formula="of:=MAX(0;1+[.I36])" table:style-name="ce9">
            <text:p>1.343784158</text:p>
          </table:table-cell>
          <table:table-cell office:value-type="float" office:value="1.3437841584196182" table:formula="of:=[.I36]+1" table:style-name="ce9">
            <text:p>1.343784158</text:p>
          </table:table-cell>
          <table:table-cell office:value-type="float" office:value="0.65621584158038182" table:formula="of:=1-[.I36]" table:style-name="ce9">
            <text:p>0.656215842</text:p>
          </table:table-cell>
          <table:table-cell office:value-type="float" office:value="1.8057558644195215" table:formula="of:=[.J36]^2" table:style-name="ce9">
            <text:p>1.80575586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0" table:style-name="ce9">
            <text:p>110</text:p>
          </table:table-cell>
          <table:table-cell office:value-type="float" office:value="60" table:style-name="ce9">
            <text:p>60</text:p>
          </table:table-cell>
          <table:table-cell office:value-type="float" office:value="150" table:style-name="ce9">
            <text:p>150</text:p>
          </table:table-cell>
          <table:table-cell office:value-type="float" office:value="240" table:style-name="ce9">
            <text:p>240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7]&lt;=0;-1;1)" table:style-name="ce52">
            <text:p>-1</text:p>
          </table:table-cell>
          <table:table-cell office:value-type="float" office:value="1" table:formula="of:=IF([.F37]=[.G37];1;0)" table:style-name="ce52">
            <text:p>1</text:p>
          </table:table-cell>
          <table:table-cell office:value-type="float" office:value="-1.4453689732850226" table:formula="of:=[.B37]*[.$B$105]+[.C37]*[.$B$106]+[.D37]*[.$B$107]+[.E37]*[.$B$108]+[.$B$109]" table:style-name="ce6">
            <text:p>-1.445368973</text:p>
          </table:table-cell>
          <table:table-cell office:value-type="float" office:value="0" table:formula="of:=MAX(0;1+[.I37])" table:style-name="ce9">
            <text:p>0</text:p>
          </table:table-cell>
          <table:table-cell office:value-type="float" office:value="-0.44536897328502256" table:formula="of:=[.I37]+1" table:style-name="ce9">
            <text:p>-0.445368973</text:p>
          </table:table-cell>
          <table:table-cell office:value-type="float" office:value="2.4453689732850226" table:formula="of:=1-[.I37]" table:style-name="ce9">
            <text:p>2.445368973</text:p>
          </table:table-cell>
          <table:table-cell office:value-type="float" office:value="0" table:formula="of:=[.J37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1" table:style-name="ce9">
            <text:p>111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226" table:style-name="ce9">
            <text:p>226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8]&lt;=0;-1;1)" table:style-name="ce52">
            <text:p>-1</text:p>
          </table:table-cell>
          <table:table-cell office:value-type="float" office:value="1" table:formula="of:=IF([.F38]=[.G38];1;0)" table:style-name="ce52">
            <text:p>1</text:p>
          </table:table-cell>
          <table:table-cell office:value-type="float" office:value="-0.51721214439668906" table:formula="of:=[.B38]*[.$B$105]+[.C38]*[.$B$106]+[.D38]*[.$B$107]+[.E38]*[.$B$108]+[.$B$109]" table:style-name="ce6">
            <text:p>-0.517212144</text:p>
          </table:table-cell>
          <table:table-cell office:value-type="float" office:value="0.48278785560331094" table:formula="of:=MAX(0;1+[.I38])" table:style-name="ce9">
            <text:p>0.482787856</text:p>
          </table:table-cell>
          <table:table-cell office:value-type="float" office:value="0.48278785560331094" table:formula="of:=[.I38]+1" table:style-name="ce9">
            <text:p>0.482787856</text:p>
          </table:table-cell>
          <table:table-cell office:value-type="float" office:value="1.5172121443966891" table:formula="of:=1-[.I38]" table:style-name="ce9">
            <text:p>1.517212144</text:p>
          </table:table-cell>
          <table:table-cell office:value-type="float" office:value="0.23308411351804342" table:formula="of:=[.J38]^2" table:style-name="ce9">
            <text:p>0.23308411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7" table:style-name="ce9">
            <text:p>117</text:p>
          </table:table-cell>
          <table:table-cell office:value-type="float" office:value="42" table:style-name="ce9">
            <text:p>42</text:p>
          </table:table-cell>
          <table:table-cell office:value-type="float" office:value="130" table:style-name="ce9">
            <text:p>130</text:p>
          </table:table-cell>
          <table:table-cell office:value-type="float" office:value="180" table:style-name="ce9">
            <text:p>180</text:p>
          </table:table-cell>
          <table:table-cell office:value-type="float" office:value="150" table:style-name="ce9">
            <text:p>150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9]&lt;=0;-1;1)" table:style-name="ce52">
            <text:p>-1</text:p>
          </table:table-cell>
          <table:table-cell office:value-type="float" office:value="1" table:formula="of:=IF([.F39]=[.G39];1;0)" table:style-name="ce52">
            <text:p>1</text:p>
          </table:table-cell>
          <table:table-cell office:value-type="float" office:value="-0.14829932456647121" table:formula="of:=[.B39]*[.$B$105]+[.C39]*[.$B$106]+[.D39]*[.$B$107]+[.E39]*[.$B$108]+[.$B$109]" table:style-name="ce6">
            <text:p>-0.148299325</text:p>
          </table:table-cell>
          <table:table-cell office:value-type="float" office:value="0.85170067543352879" table:formula="of:=MAX(0;1+[.I39])" table:style-name="ce9">
            <text:p>0.851700675</text:p>
          </table:table-cell>
          <table:table-cell office:value-type="float" office:value="0.85170067543352879" table:formula="of:=[.I39]+1" table:style-name="ce9">
            <text:p>0.851700675</text:p>
          </table:table-cell>
          <table:table-cell office:value-type="float" office:value="1.1482993245664712" table:formula="of:=1-[.I39]" table:style-name="ce9">
            <text:p>1.148299325</text:p>
          </table:table-cell>
          <table:table-cell office:value-type="float" office:value="0.7253940405339292" table:formula="of:=[.J39]^2" table:style-name="ce9">
            <text:p>0.72539404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9" table:style-name="ce9">
            <text:p>119</text:p>
          </table:table-cell>
          <table:table-cell office:value-type="float" office:value="66" table:style-name="ce9">
            <text:p>66</text:p>
          </table:table-cell>
          <table:table-cell office:value-type="float" office:value="160" table:style-name="ce9">
            <text:p>160</text:p>
          </table:table-cell>
          <table:table-cell office:value-type="float" office:value="228" table:style-name="ce9">
            <text:p>228</text:p>
          </table:table-cell>
          <table:table-cell office:value-type="float" office:value="138" table:style-name="ce9">
            <text:p>138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0]&lt;=0;-1;1)" table:style-name="ce52">
            <text:p>-1</text:p>
          </table:table-cell>
          <table:table-cell office:value-type="float" office:value="1" table:formula="of:=IF([.F40]=[.G40];1;0)" table:style-name="ce52">
            <text:p>1</text:p>
          </table:table-cell>
          <table:table-cell office:value-type="float" office:value="-0.46302735425207864" table:formula="of:=[.B40]*[.$B$105]+[.C40]*[.$B$106]+[.D40]*[.$B$107]+[.E40]*[.$B$108]+[.$B$109]" table:style-name="ce6">
            <text:p>-0.463027354</text:p>
          </table:table-cell>
          <table:table-cell office:value-type="float" office:value="0.53697264574792136" table:formula="of:=MAX(0;1+[.I40])" table:style-name="ce9">
            <text:p>0.536972646</text:p>
          </table:table-cell>
          <table:table-cell office:value-type="float" office:value="0.53697264574792136" table:formula="of:=[.I40]+1" table:style-name="ce9">
            <text:p>0.536972646</text:p>
          </table:table-cell>
          <table:table-cell office:value-type="float" office:value="1.4630273542520786" table:formula="of:=1-[.I40]" table:style-name="ce9">
            <text:p>1.463027354</text:p>
          </table:table-cell>
          <table:table-cell office:value-type="float" office:value="0.28833962228152266" table:formula="of:=[.J40]^2" table:style-name="ce9">
            <text:p>0.28833962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1" table:style-name="ce9">
            <text:p>121</text:p>
          </table:table-cell>
          <table:table-cell office:value-type="float" office:value="71" table:style-name="ce9">
            <text:p>71</text:p>
          </table:table-cell>
          <table:table-cell office:value-type="float" office:value="112" table:style-name="ce9">
            <text:p>112</text:p>
          </table:table-cell>
          <table:table-cell office:value-type="float" office:value="149" table:style-name="ce9">
            <text:p>149</text:p>
          </table:table-cell>
          <table:table-cell office:value-type="float" office:value="125" table:style-name="ce9">
            <text:p>125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41]&lt;=0;-1;1)" table:style-name="ce52">
            <text:p>1</text:p>
          </table:table-cell>
          <table:table-cell office:value-type="float" office:value="0" table:formula="of:=IF([.F41]=[.G41];1;0)" table:style-name="ce52">
            <text:p>0</text:p>
          </table:table-cell>
          <table:table-cell office:value-type="float" office:value="1.42099467627152" table:formula="of:=[.B41]*[.$B$105]+[.C41]*[.$B$106]+[.D41]*[.$B$107]+[.E41]*[.$B$108]+[.$B$109]" table:style-name="ce6">
            <text:p>1.420994676</text:p>
          </table:table-cell>
          <table:table-cell office:value-type="float" office:value="2.42099467627152" table:formula="of:=MAX(0;1+[.I41])" table:style-name="ce9">
            <text:p>2.420994676</text:p>
          </table:table-cell>
          <table:table-cell office:value-type="float" office:value="2.42099467627152" table:formula="of:=[.I41]+1" table:style-name="ce9">
            <text:p>2.420994676</text:p>
          </table:table-cell>
          <table:table-cell office:value-type="float" office:value="-0.42099467627151999" table:formula="of:=1-[.I41]" table:style-name="ce9">
            <text:p>-0.420994676</text:p>
          </table:table-cell>
          <table:table-cell office:value-type="float" office:value="5.8612152225350416" table:formula="of:=[.J41]^2" table:style-name="ce9">
            <text:p>5.86121522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3" table:style-name="ce9">
            <text:p>123</text:p>
          </table:table-cell>
          <table:table-cell office:value-type="float" office:value="64" table:style-name="ce9">
            <text:p>64</text:p>
          </table:table-cell>
          <table:table-cell office:value-type="float" office:value="170" table:style-name="ce9">
            <text:p>170</text:p>
          </table:table-cell>
          <table:table-cell office:value-type="float" office:value="227" table:style-name="ce9">
            <text:p>227</text:p>
          </table:table-cell>
          <table:table-cell office:value-type="float" office:value="155" table:style-name="ce9">
            <text:p>155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2]&lt;=0;-1;1)" table:style-name="ce52">
            <text:p>-1</text:p>
          </table:table-cell>
          <table:table-cell office:value-type="float" office:value="1" table:formula="of:=IF([.F42]=[.G42];1;0)" table:style-name="ce52">
            <text:p>1</text:p>
          </table:table-cell>
          <table:table-cell office:value-type="float" office:value="-1.4378434972691974" table:formula="of:=[.B42]*[.$B$105]+[.C42]*[.$B$106]+[.D42]*[.$B$107]+[.E42]*[.$B$108]+[.$B$109]" table:style-name="ce6">
            <text:p>-1.437843497</text:p>
          </table:table-cell>
          <table:table-cell office:value-type="float" office:value="0" table:formula="of:=MAX(0;1+[.I42])" table:style-name="ce9">
            <text:p>0</text:p>
          </table:table-cell>
          <table:table-cell office:value-type="float" office:value="-0.43784349726919736" table:formula="of:=[.I42]+1" table:style-name="ce9">
            <text:p>-0.437843497</text:p>
          </table:table-cell>
          <table:table-cell office:value-type="float" office:value="2.4378434972691974" table:formula="of:=1-[.I42]" table:style-name="ce9">
            <text:p>2.437843497</text:p>
          </table:table-cell>
          <table:table-cell office:value-type="float" office:value="0" table:formula="of:=[.J42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4" table:style-name="ce9">
            <text:p>124</text:p>
          </table:table-cell>
          <table:table-cell office:value-type="float" office:value="66" table:style-name="ce9">
            <text:p>66</text:p>
          </table:table-cell>
          <table:table-cell office:value-type="float" office:value="146" table:style-name="ce9">
            <text:p>146</text:p>
          </table:table-cell>
          <table:table-cell office:value-type="float" office:value="278" table:style-name="ce9">
            <text:p>278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3]&lt;=0;-1;1)" table:style-name="ce52">
            <text:p>-1</text:p>
          </table:table-cell>
          <table:table-cell office:value-type="float" office:value="1" table:formula="of:=IF([.F43]=[.G43];1;0)" table:style-name="ce52">
            <text:p>1</text:p>
          </table:table-cell>
          <table:table-cell office:value-type="float" office:value="-0.51576401066623845" table:formula="of:=[.B43]*[.$B$105]+[.C43]*[.$B$106]+[.D43]*[.$B$107]+[.E43]*[.$B$108]+[.$B$109]" table:style-name="ce6">
            <text:p>-0.515764011</text:p>
          </table:table-cell>
          <table:table-cell office:value-type="float" office:value="0.48423598933376155" table:formula="of:=MAX(0;1+[.I43])" table:style-name="ce9">
            <text:p>0.484235989</text:p>
          </table:table-cell>
          <table:table-cell office:value-type="float" office:value="0.48423598933376155" table:formula="of:=[.I43]+1" table:style-name="ce9">
            <text:p>0.484235989</text:p>
          </table:table-cell>
          <table:table-cell office:value-type="float" office:value="1.5157640106662384" table:formula="of:=1-[.I43]" table:style-name="ce9">
            <text:p>1.515764011</text:p>
          </table:table-cell>
          <table:table-cell office:value-type="float" office:value="0.23448449336604682" table:formula="of:=[.J43]^2" table:style-name="ce9">
            <text:p>0.23448449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5" table:style-name="ce9">
            <text:p>125</text:p>
          </table:table-cell>
          <table:table-cell office:value-type="float" office:value="39" table:style-name="ce9">
            <text:p>39</text:p>
          </table:table-cell>
          <table:table-cell office:value-type="float" office:value="138" table:style-name="ce9">
            <text:p>138</text:p>
          </table:table-cell>
          <table:table-cell office:value-type="float" office:value="220" table:style-name="ce9">
            <text:p>220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4]&lt;=0;-1;1)" table:style-name="ce52">
            <text:p>-1</text:p>
          </table:table-cell>
          <table:table-cell office:value-type="float" office:value="1" table:formula="of:=IF([.F44]=[.G44];1;0)" table:style-name="ce52">
            <text:p>1</text:p>
          </table:table-cell>
          <table:table-cell office:value-type="float" office:value="-0.42729489988976077" table:formula="of:=[.B44]*[.$B$105]+[.C44]*[.$B$106]+[.D44]*[.$B$107]+[.E44]*[.$B$108]+[.$B$109]" table:style-name="ce6">
            <text:p>-0.4272949</text:p>
          </table:table-cell>
          <table:table-cell office:value-type="float" office:value="0.57270510011023923" table:formula="of:=MAX(0;1+[.I44])" table:style-name="ce9">
            <text:p>0.5727051</text:p>
          </table:table-cell>
          <table:table-cell office:value-type="float" office:value="0.57270510011023923" table:formula="of:=[.I44]+1" table:style-name="ce9">
            <text:p>0.5727051</text:p>
          </table:table-cell>
          <table:table-cell office:value-type="float" office:value="1.4272948998897608" table:formula="of:=1-[.I44]" table:style-name="ce9">
            <text:p>1.4272949</text:p>
          </table:table-cell>
          <table:table-cell office:value-type="float" office:value="0.32799113169227911" table:formula="of:=[.J44]^2" table:style-name="ce9">
            <text:p>0.32799113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7" table:style-name="ce9">
            <text:p>127</text:p>
          </table:table-cell>
          <table:table-cell office:value-type="float" office:value="58" table:style-name="ce9">
            <text:p>58</text:p>
          </table:table-cell>
          <table:table-cell office:value-type="float" office:value="130" table:style-name="ce9">
            <text:p>130</text:p>
          </table:table-cell>
          <table:table-cell office:value-type="float" office:value="197" table:style-name="ce9">
            <text:p>197</text:p>
          </table:table-cell>
          <table:table-cell office:value-type="float" office:value="131" table:style-name="ce9">
            <text:p>131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45]&lt;=0;-1;1)" table:style-name="ce52">
            <text:p>1</text:p>
          </table:table-cell>
          <table:table-cell office:value-type="float" office:value="0" table:formula="of:=IF([.F45]=[.G45];1;0)" table:style-name="ce52">
            <text:p>0</text:p>
          </table:table-cell>
          <table:table-cell office:value-type="float" office:value="0.66153302428982563" table:formula="of:=[.B45]*[.$B$105]+[.C45]*[.$B$106]+[.D45]*[.$B$107]+[.E45]*[.$B$108]+[.$B$109]" table:style-name="ce6">
            <text:p>0.661533024</text:p>
          </table:table-cell>
          <table:table-cell office:value-type="float" office:value="1.6615330242898256" table:formula="of:=MAX(0;1+[.I45])" table:style-name="ce9">
            <text:p>1.661533024</text:p>
          </table:table-cell>
          <table:table-cell office:value-type="float" office:value="1.6615330242898256" table:formula="of:=[.I45]+1" table:style-name="ce9">
            <text:p>1.661533024</text:p>
          </table:table-cell>
          <table:table-cell office:value-type="float" office:value="0.33846697571017437" table:formula="of:=1-[.I45]" table:style-name="ce9">
            <text:p>0.338466976</text:p>
          </table:table-cell>
          <table:table-cell office:value-type="float" office:value="2.7606919908056944" table:formula="of:=[.J45]^2" table:style-name="ce9">
            <text:p>2.76069199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9" table:style-name="ce9">
            <text:p>129</text:p>
          </table:table-cell>
          <table:table-cell office:value-type="float" office:value="47" table:style-name="ce9">
            <text:p>47</text:p>
          </table:table-cell>
          <table:table-cell office:value-type="float" office:value="130" table:style-name="ce9">
            <text:p>130</text:p>
          </table:table-cell>
          <table:table-cell office:value-type="float" office:value="253" table:style-name="ce9">
            <text:p>253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6]&lt;=0;-1;1)" table:style-name="ce52">
            <text:p>-1</text:p>
          </table:table-cell>
          <table:table-cell office:value-type="float" office:value="1" table:formula="of:=IF([.F46]=[.G46];1;0)" table:style-name="ce52">
            <text:p>1</text:p>
          </table:table-cell>
          <table:table-cell office:value-type="float" office:value="-1.1680118819275673" table:formula="of:=[.B46]*[.$B$105]+[.C46]*[.$B$106]+[.D46]*[.$B$107]+[.E46]*[.$B$108]+[.$B$109]" table:style-name="ce6">
            <text:p>-1.168011882</text:p>
          </table:table-cell>
          <table:table-cell office:value-type="float" office:value="0" table:formula="of:=MAX(0;1+[.I46])" table:style-name="ce9">
            <text:p>0</text:p>
          </table:table-cell>
          <table:table-cell office:value-type="float" office:value="-0.16801188192756733" table:formula="of:=[.I46]+1" table:style-name="ce9">
            <text:p>-0.168011882</text:p>
          </table:table-cell>
          <table:table-cell office:value-type="float" office:value="2.1680118819275673" table:formula="of:=1-[.I46]" table:style-name="ce9">
            <text:p>2.168011882</text:p>
          </table:table-cell>
          <table:table-cell office:value-type="float" office:value="0" table:formula="of:=[.J46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1" table:style-name="ce9">
            <text:p>131</text:p>
          </table:table-cell>
          <table:table-cell office:value-type="float" office:value="35" table:style-name="ce9">
            <text:p>35</text:p>
          </table:table-cell>
          <table:table-cell office:value-type="float" office:value="122" table:style-name="ce9">
            <text:p>122</text:p>
          </table:table-cell>
          <table:table-cell office:value-type="float" office:value="192" table:style-name="ce9">
            <text:p>192</text:p>
          </table:table-cell>
          <table:table-cell office:value-type="float" office:value="174" table:style-name="ce9">
            <text:p>174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7]&lt;=0;-1;1)" table:style-name="ce52">
            <text:p>-1</text:p>
          </table:table-cell>
          <table:table-cell office:value-type="float" office:value="1" table:formula="of:=IF([.F47]=[.G47];1;0)" table:style-name="ce52">
            <text:p>1</text:p>
          </table:table-cell>
          <table:table-cell office:value-type="float" office:value="-0.84409521334355553" table:formula="of:=[.B47]*[.$B$105]+[.C47]*[.$B$106]+[.D47]*[.$B$107]+[.E47]*[.$B$108]+[.$B$109]" table:style-name="ce6">
            <text:p>-0.844095213</text:p>
          </table:table-cell>
          <table:table-cell office:value-type="float" office:value="0.15590478665644447" table:formula="of:=MAX(0;1+[.I47])" table:style-name="ce9">
            <text:p>0.155904787</text:p>
          </table:table-cell>
          <table:table-cell office:value-type="float" office:value="0.15590478665644447" table:formula="of:=[.I47]+1" table:style-name="ce9">
            <text:p>0.155904787</text:p>
          </table:table-cell>
          <table:table-cell office:value-type="float" office:value="1.8440952133435555" table:formula="of:=1-[.I47]" table:style-name="ce9">
            <text:p>1.844095213</text:p>
          </table:table-cell>
          <table:table-cell office:value-type="float" office:value="2.4306302502391467E-2" table:formula="of:=[.J47]^2" table:style-name="ce9">
            <text:p>0.02430630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5" table:style-name="ce9">
            <text:p>135</text:p>
          </table:table-cell>
          <table:table-cell office:value-type="float" office:value="58" table:style-name="ce9">
            <text:p>58</text:p>
          </table:table-cell>
          <table:table-cell office:value-type="float" office:value="125" table:style-name="ce9">
            <text:p>125</text:p>
          </table:table-cell>
          <table:table-cell office:value-type="float" office:value="220" table:style-name="ce9">
            <text:p>220</text:p>
          </table:table-cell>
          <table:table-cell office:value-type="float" office:value="144" table:style-name="ce9">
            <text:p>144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48]&lt;=0;-1;1)" table:style-name="ce52">
            <text:p>1</text:p>
          </table:table-cell>
          <table:table-cell office:value-type="float" office:value="0" table:formula="of:=IF([.F48]=[.G48];1;0)" table:style-name="ce52">
            <text:p>0</text:p>
          </table:table-cell>
          <table:table-cell office:value-type="float" office:value="0.33776467311604641" table:formula="of:=[.B48]*[.$B$105]+[.C48]*[.$B$106]+[.D48]*[.$B$107]+[.E48]*[.$B$108]+[.$B$109]" table:style-name="ce6">
            <text:p>0.337764673</text:p>
          </table:table-cell>
          <table:table-cell office:value-type="float" office:value="1.3377646731160464" table:formula="of:=MAX(0;1+[.I48])" table:style-name="ce9">
            <text:p>1.337764673</text:p>
          </table:table-cell>
          <table:table-cell office:value-type="float" office:value="1.3377646731160464" table:formula="of:=[.I48]+1" table:style-name="ce9">
            <text:p>1.337764673</text:p>
          </table:table-cell>
          <table:table-cell office:value-type="float" office:value="0.66223532688395359" table:formula="of:=1-[.I48]" table:style-name="ce9">
            <text:p>0.662235327</text:p>
          </table:table-cell>
          <table:table-cell office:value-type="float" office:value="1.7896143206372825" table:formula="of:=[.J48]^2" table:style-name="ce9">
            <text:p>1.78961432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6" table:style-name="ce9">
            <text:p>136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21" table:style-name="ce9">
            <text:p>221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9]&lt;=0;-1;1)" table:style-name="ce52">
            <text:p>-1</text:p>
          </table:table-cell>
          <table:table-cell office:value-type="float" office:value="1" table:formula="of:=IF([.F49]=[.G49];1;0)" table:style-name="ce52">
            <text:p>1</text:p>
          </table:table-cell>
          <table:table-cell office:value-type="float" office:value="-0.55968053861024814" table:formula="of:=[.B49]*[.$B$105]+[.C49]*[.$B$106]+[.D49]*[.$B$107]+[.E49]*[.$B$108]+[.$B$109]" table:style-name="ce6">
            <text:p>-0.559680539</text:p>
          </table:table-cell>
          <table:table-cell office:value-type="float" office:value="0.44031946138975186" table:formula="of:=MAX(0;1+[.I49])" table:style-name="ce9">
            <text:p>0.440319461</text:p>
          </table:table-cell>
          <table:table-cell office:value-type="float" office:value="0.44031946138975186" table:formula="of:=[.I49]+1" table:style-name="ce9">
            <text:p>0.440319461</text:p>
          </table:table-cell>
          <table:table-cell office:value-type="float" office:value="1.5596805386102481" table:formula="of:=1-[.I49]" table:style-name="ce9">
            <text:p>1.559680539</text:p>
          </table:table-cell>
          <table:table-cell office:value-type="float" office:value="0.19388122807856117" table:formula="of:=[.J49]^2" table:style-name="ce9">
            <text:p>0.19388122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7" table:style-name="ce9">
            <text:p>137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240" table:style-name="ce9">
            <text:p>240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0]&lt;=0;-1;1)" table:style-name="ce52">
            <text:p>-1</text:p>
          </table:table-cell>
          <table:table-cell office:value-type="float" office:value="1" table:formula="of:=IF([.F50]=[.G50];1;0)" table:style-name="ce52">
            <text:p>1</text:p>
          </table:table-cell>
          <table:table-cell office:value-type="float" office:value="-0.46330654836135032" table:formula="of:=[.B50]*[.$B$105]+[.C50]*[.$B$106]+[.D50]*[.$B$107]+[.E50]*[.$B$108]+[.$B$109]" table:style-name="ce6">
            <text:p>-0.463306548</text:p>
          </table:table-cell>
          <table:table-cell office:value-type="float" office:value="0.53669345163864968" table:formula="of:=MAX(0;1+[.I50])" table:style-name="ce9">
            <text:p>0.536693452</text:p>
          </table:table-cell>
          <table:table-cell office:value-type="float" office:value="0.53669345163864968" table:formula="of:=[.I50]+1" table:style-name="ce9">
            <text:p>0.536693452</text:p>
          </table:table-cell>
          <table:table-cell office:value-type="float" office:value="1.4633065483613503" table:formula="of:=1-[.I50]" table:style-name="ce9">
            <text:p>1.463306548</text:p>
          </table:table-cell>
          <table:table-cell office:value-type="float" office:value="0.28803986103180762" table:formula="of:=[.J50]^2" table:style-name="ce9">
            <text:p>0.28803986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9" table:style-name="ce9">
            <text:p>139</text:p>
          </table:table-cell>
          <table:table-cell office:value-type="float" office:value="55" table:style-name="ce9">
            <text:p>55</text:p>
          </table:table-cell>
          <table:table-cell office:value-type="float" office:value="132" table:style-name="ce9">
            <text:p>132</text:p>
          </table:table-cell>
          <table:table-cell office:value-type="float" office:value="342" table:style-name="ce9">
            <text:p>342</text:p>
          </table:table-cell>
          <table:table-cell office:value-type="float" office:value="166" table:style-name="ce9">
            <text:p>166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1]&lt;=0;-1;1)" table:style-name="ce52">
            <text:p>-1</text:p>
          </table:table-cell>
          <table:table-cell office:value-type="float" office:value="1" table:formula="of:=IF([.F51]=[.G51];1;0)" table:style-name="ce52">
            <text:p>1</text:p>
          </table:table-cell>
          <table:table-cell office:value-type="float" office:value="-0.5829583752993841" table:formula="of:=[.B51]*[.$B$105]+[.C51]*[.$B$106]+[.D51]*[.$B$107]+[.E51]*[.$B$108]+[.$B$109]" table:style-name="ce6">
            <text:p>-0.582958375</text:p>
          </table:table-cell>
          <table:table-cell office:value-type="float" office:value="0.4170416247006159" table:formula="of:=MAX(0;1+[.I51])" table:style-name="ce9">
            <text:p>0.417041625</text:p>
          </table:table-cell>
          <table:table-cell office:value-type="float" office:value="0.4170416247006159" table:formula="of:=[.I51]+1" table:style-name="ce9">
            <text:p>0.417041625</text:p>
          </table:table-cell>
          <table:table-cell office:value-type="float" office:value="1.5829583752993841" table:formula="of:=1-[.I51]" table:style-name="ce9">
            <text:p>1.582958375</text:p>
          </table:table-cell>
          <table:table-cell office:value-type="float" office:value="0.17392371673292936" table:formula="of:=[.J51]^2" table:style-name="ce9">
            <text:p>0.17392371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3" table:style-name="ce9">
            <text:p>143</text:p>
          </table:table-cell>
          <table:table-cell office:value-type="float" office:value="41" table:style-name="ce9">
            <text:p>41</text:p>
          </table:table-cell>
          <table:table-cell office:value-type="float" office:value="120" table:style-name="ce9">
            <text:p>120</text:p>
          </table:table-cell>
          <table:table-cell office:value-type="float" office:value="157" table:style-name="ce9">
            <text:p>157</text:p>
          </table:table-cell>
          <table:table-cell office:value-type="float" office:value="182" table:style-name="ce9">
            <text:p>18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2]&lt;=0;-1;1)" table:style-name="ce52">
            <text:p>-1</text:p>
          </table:table-cell>
          <table:table-cell office:value-type="float" office:value="1" table:formula="of:=IF([.F52]=[.G52];1;0)" table:style-name="ce52">
            <text:p>1</text:p>
          </table:table-cell>
          <table:table-cell office:value-type="float" office:value="-1.122419640323173" table:formula="of:=[.B52]*[.$B$105]+[.C52]*[.$B$106]+[.D52]*[.$B$107]+[.E52]*[.$B$108]+[.$B$109]" table:style-name="ce6">
            <text:p>-1.12241964</text:p>
          </table:table-cell>
          <table:table-cell office:value-type="float" office:value="0" table:formula="of:=MAX(0;1+[.I52])" table:style-name="ce9">
            <text:p>0</text:p>
          </table:table-cell>
          <table:table-cell office:value-type="float" office:value="-0.12241964032317298" table:formula="of:=[.I52]+1" table:style-name="ce9">
            <text:p>-0.12241964</text:p>
          </table:table-cell>
          <table:table-cell office:value-type="float" office:value="2.122419640323173" table:formula="of:=1-[.I52]" table:style-name="ce9">
            <text:p>2.12241964</text:p>
          </table:table-cell>
          <table:table-cell office:value-type="float" office:value="0" table:formula="of:=[.J52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50" table:style-name="ce9">
            <text:p>150</text:p>
          </table:table-cell>
          <table:table-cell office:value-type="float" office:value="38" table:style-name="ce9">
            <text:p>38</text:p>
          </table:table-cell>
          <table:table-cell office:value-type="float" office:value="138" table:style-name="ce9">
            <text:p>138</text:p>
          </table:table-cell>
          <table:table-cell office:value-type="float" office:value="175" table:style-name="ce9">
            <text:p>175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3]&lt;=0;-1;1)" table:style-name="ce52">
            <text:p>-1</text:p>
          </table:table-cell>
          <table:table-cell office:value-type="float" office:value="1" table:formula="of:=IF([.F53]=[.G53];1;0)" table:style-name="ce52">
            <text:p>1</text:p>
          </table:table-cell>
          <table:table-cell office:value-type="float" office:value="-1.3069264117319506" table:formula="of:=[.B53]*[.$B$105]+[.C53]*[.$B$106]+[.D53]*[.$B$107]+[.E53]*[.$B$108]+[.$B$109]" table:style-name="ce6">
            <text:p>-1.306926412</text:p>
          </table:table-cell>
          <table:table-cell office:value-type="float" office:value="0" table:formula="of:=MAX(0;1+[.I53])" table:style-name="ce9">
            <text:p>0</text:p>
          </table:table-cell>
          <table:table-cell office:value-type="float" office:value="-0.30692641173195057" table:formula="of:=[.I53]+1" table:style-name="ce9">
            <text:p>-0.306926412</text:p>
          </table:table-cell>
          <table:table-cell office:value-type="float" office:value="2.3069264117319506" table:formula="of:=1-[.I53]" table:style-name="ce9">
            <text:p>2.306926412</text:p>
          </table:table-cell>
          <table:table-cell office:value-type="float" office:value="0" table:formula="of:=[.J53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45" table:style-name="ce9">
            <text:p>45</text:p>
          </table:table-cell>
          <table:table-cell office:value-type="float" office:value="142" table:style-name="ce9">
            <text:p>142</text:p>
          </table:table-cell>
          <table:table-cell office:value-type="float" office:value="309" table:style-name="ce9">
            <text:p>309</text:p>
          </table:table-cell>
          <table:table-cell office:value-type="float" office:value="147" table:style-name="ce9">
            <text:p>147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4]&lt;=0;-1;1)" table:style-name="ce52">
            <text:p>-1</text:p>
          </table:table-cell>
          <table:table-cell office:value-type="float" office:value="0" table:formula="of:=IF([.F54]=[.G54];1;0)" table:style-name="ce52">
            <text:p>0</text:p>
          </table:table-cell>
          <table:table-cell office:value-type="float" office:value="-0.22088900989646909" table:formula="of:=[.B54]*[.$B$105]+[.C54]*[.$B$106]+[.D54]*[.$B$107]+[.E54]*[.$B$108]+[.$B$109]" table:style-name="ce6">
            <text:p>-0.22088901</text:p>
          </table:table-cell>
          <table:table-cell office:value-type="float" office:value="1.2208890098964691" table:formula="of:=MAX(0;1-[.I54])" table:style-name="ce9">
            <text:p>1.22088901</text:p>
          </table:table-cell>
          <table:table-cell office:value-type="float" office:value="0.77911099010353091" table:formula="of:=[.I54]+1" table:style-name="ce9">
            <text:p>0.77911099</text:p>
          </table:table-cell>
          <table:table-cell office:value-type="float" office:value="1.2208890098964691" table:formula="of:=1-[.I54]" table:style-name="ce9">
            <text:p>1.22088901</text:p>
          </table:table-cell>
          <table:table-cell office:value-type="float" office:value="1.4905699744859806" table:formula="of:=[.J54]^2" table:style-name="ce9">
            <text:p>1.49056997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4" table:style-name="ce9">
            <text:p>54</text:p>
          </table:table-cell>
          <table:table-cell office:value-type="float" office:value="58" table:style-name="ce9">
            <text:p>58</text:p>
          </table:table-cell>
          <table:table-cell office:value-type="float" office:value="128" table:style-name="ce9">
            <text:p>128</text:p>
          </table:table-cell>
          <table:table-cell office:value-type="float" office:value="259" table:style-name="ce9">
            <text:p>259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55]&lt;=0;-1;1)" table:style-name="ce52">
            <text:p>1</text:p>
          </table:table-cell>
          <table:table-cell office:value-type="float" office:value="1" table:formula="of:=IF([.F55]=[.G55];1;0)" table:style-name="ce52">
            <text:p>1</text:p>
          </table:table-cell>
          <table:table-cell office:value-type="float" office:value="0.84232409251041851" table:formula="of:=[.B55]*[.$B$105]+[.C55]*[.$B$106]+[.D55]*[.$B$107]+[.E55]*[.$B$108]+[.$B$109]" table:style-name="ce6">
            <text:p>0.842324093</text:p>
          </table:table-cell>
          <table:table-cell office:value-type="float" office:value="0.15767590748958149" table:formula="of:=MAX(0;1-[.I55])" table:style-name="ce9">
            <text:p>0.157675907</text:p>
          </table:table-cell>
          <table:table-cell office:value-type="float" office:value="1.8423240925104185" table:formula="of:=[.I55]+1" table:style-name="ce9">
            <text:p>1.842324093</text:p>
          </table:table-cell>
          <table:table-cell office:value-type="float" office:value="0.15767590748958149" table:formula="of:=1-[.I55]" table:style-name="ce9">
            <text:p>0.157675907</text:p>
          </table:table-cell>
          <table:table-cell office:value-type="float" office:value="2.4861691802663059E-2" table:formula="of:=[.J55]^2" table:style-name="ce9">
            <text:p>0.02486169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50" table:style-name="ce9">
            <text:p>50</text:p>
          </table:table-cell>
          <table:table-cell office:value-type="float" office:value="144" table:style-name="ce9">
            <text:p>144</text:p>
          </table:table-cell>
          <table:table-cell office:value-type="float" office:value="200" table:style-name="ce9">
            <text:p>200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56]&lt;=0;-1;1)" table:style-name="ce52">
            <text:p>1</text:p>
          </table:table-cell>
          <table:table-cell office:value-type="float" office:value="1" table:formula="of:=IF([.F56]=[.G56];1;0)" table:style-name="ce52">
            <text:p>1</text:p>
          </table:table-cell>
          <table:table-cell office:value-type="float" office:value="0.40894658000778605" table:formula="of:=[.B56]*[.$B$105]+[.C56]*[.$B$106]+[.D56]*[.$B$107]+[.E56]*[.$B$108]+[.$B$109]" table:style-name="ce6">
            <text:p>0.40894658</text:p>
          </table:table-cell>
          <table:table-cell office:value-type="float" office:value="0.59105341999221395" table:formula="of:=MAX(0;1-[.I56])" table:style-name="ce9">
            <text:p>0.59105342</text:p>
          </table:table-cell>
          <table:table-cell office:value-type="float" office:value="1.4089465800077861" table:formula="of:=[.I56]+1" table:style-name="ce9">
            <text:p>1.40894658</text:p>
          </table:table-cell>
          <table:table-cell office:value-type="float" office:value="0.59105341999221395" table:formula="of:=1-[.I56]" table:style-name="ce9">
            <text:p>0.59105342</text:p>
          </table:table-cell>
          <table:table-cell office:value-type="float" office:value="0.34934414528449248" table:formula="of:=[.J56]^2" table:style-name="ce9">
            <text:p>0.349344145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62" table:style-name="ce9">
            <text:p>62</text:p>
          </table:table-cell>
          <table:table-cell office:value-type="float" office:value="150" table:style-name="ce9">
            <text:p>150</text:p>
          </table:table-cell>
          <table:table-cell office:value-type="float" office:value="244" table:style-name="ce9">
            <text:p>244</text:p>
          </table:table-cell>
          <table:table-cell office:value-type="float" office:value="154" table:style-name="ce9">
            <text:p>15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7]&lt;=0;-1;1)" table:style-name="ce52">
            <text:p>-1</text:p>
          </table:table-cell>
          <table:table-cell office:value-type="float" office:value="0" table:formula="of:=IF([.F57]=[.G57];1;0)" table:style-name="ce52">
            <text:p>0</text:p>
          </table:table-cell>
          <table:table-cell office:value-type="float" office:value="-0.77199251306941186" table:formula="of:=[.B57]*[.$B$105]+[.C57]*[.$B$106]+[.D57]*[.$B$107]+[.E57]*[.$B$108]+[.$B$109]" table:style-name="ce6">
            <text:p>-0.771992513</text:p>
          </table:table-cell>
          <table:table-cell office:value-type="float" office:value="1.7719925130694119" table:formula="of:=MAX(0;1-[.I57])" table:style-name="ce9">
            <text:p>1.771992513</text:p>
          </table:table-cell>
          <table:table-cell office:value-type="float" office:value="0.22800748693058814" table:formula="of:=[.I57]+1" table:style-name="ce9">
            <text:p>0.228007487</text:p>
          </table:table-cell>
          <table:table-cell office:value-type="float" office:value="1.7719925130694119" table:formula="of:=1-[.I57]" table:style-name="ce9">
            <text:p>1.771992513</text:p>
          </table:table-cell>
          <table:table-cell office:value-type="float" office:value="3.1399574663740499" table:formula="of:=[.J57]^2" table:style-name="ce9">
            <text:p>3.13995746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38" table:style-name="ce9">
            <text:p>38</text:p>
          </table:table-cell>
          <table:table-cell office:value-type="float" office:value="120" table:style-name="ce9">
            <text:p>120</text:p>
          </table:table-cell>
          <table:table-cell office:value-type="float" office:value="231" table:style-name="ce9">
            <text:p>231</text:p>
          </table:table-cell>
          <table:table-cell office:value-type="float" office:value="182" table:style-name="ce9">
            <text:p>182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8]&lt;=0;-1;1)" table:style-name="ce52">
            <text:p>-1</text:p>
          </table:table-cell>
          <table:table-cell office:value-type="float" office:value="0" table:formula="of:=IF([.F58]=[.G58];1;0)" table:style-name="ce52">
            <text:p>0</text:p>
          </table:table-cell>
          <table:table-cell office:value-type="float" office:value="-1.0349368717032128" table:formula="of:=[.B58]*[.$B$105]+[.C58]*[.$B$106]+[.D58]*[.$B$107]+[.E58]*[.$B$108]+[.$B$109]" table:style-name="ce6">
            <text:p>-1.034936872</text:p>
          </table:table-cell>
          <table:table-cell office:value-type="float" office:value="2.0349368717032128" table:formula="of:=MAX(0;1-[.I58])" table:style-name="ce9">
            <text:p>2.034936872</text:p>
          </table:table-cell>
          <table:table-cell office:value-type="float" office:value="-3.4936871703212802E-2" table:formula="of:=[.I58]+1" table:style-name="ce9">
            <text:p>-0.034936872</text:p>
          </table:table-cell>
          <table:table-cell office:value-type="float" office:value="2.0349368717032128" table:formula="of:=1-[.I58]" table:style-name="ce9">
            <text:p>2.034936872</text:p>
          </table:table-cell>
          <table:table-cell office:value-type="float" office:value="4.1409680718172579" table:formula="of:=[.J58]^2" table:style-name="ce9">
            <text:p>4.14096807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float" office:value="66" table:style-name="ce9">
            <text:p>66</text:p>
          </table:table-cell>
          <table:table-cell office:value-type="float" office:value="178" table:style-name="ce9">
            <text:p>178</text:p>
          </table:table-cell>
          <table:table-cell office:value-type="float" office:value="228" table:style-name="ce9">
            <text:p>228</text:p>
          </table:table-cell>
          <table:table-cell office:value-type="float" office:value="165" table:style-name="ce9">
            <text:p>165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9]&lt;=0;-1;1)" table:style-name="ce52">
            <text:p>-1</text:p>
          </table:table-cell>
          <table:table-cell office:value-type="float" office:value="0" table:formula="of:=IF([.F59]=[.G59];1;0)" table:style-name="ce52">
            <text:p>0</text:p>
          </table:table-cell>
          <table:table-cell office:value-type="float" office:value="-2.0644161688195517" table:formula="of:=[.B59]*[.$B$105]+[.C59]*[.$B$106]+[.D59]*[.$B$107]+[.E59]*[.$B$108]+[.$B$109]" table:style-name="ce6">
            <text:p>-2.064416169</text:p>
          </table:table-cell>
          <table:table-cell office:value-type="float" office:value="3.0644161688195517" table:formula="of:=MAX(0;1-[.I59])" table:style-name="ce9">
            <text:p>3.064416169</text:p>
          </table:table-cell>
          <table:table-cell office:value-type="float" office:value="-1.0644161688195517" table:formula="of:=[.I59]+1" table:style-name="ce9">
            <text:p>-1.064416169</text:p>
          </table:table-cell>
          <table:table-cell office:value-type="float" office:value="3.0644161688195517" table:formula="of:=1-[.I59]" table:style-name="ce9">
            <text:p>3.064416169</text:p>
          </table:table-cell>
          <table:table-cell office:value-type="float" office:value="9.390646455722699" table:formula="of:=[.J59]^2" table:style-name="ce9">
            <text:p>9.39064645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52" table:style-name="ce9">
            <text:p>52</text:p>
          </table:table-cell>
          <table:table-cell office:value-type="float" office:value="112" table:style-name="ce9">
            <text:p>112</text:p>
          </table:table-cell>
          <table:table-cell office:value-type="float" office:value="230" table:style-name="ce9">
            <text:p>230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0]&lt;=0;-1;1)" table:style-name="ce52">
            <text:p>1</text:p>
          </table:table-cell>
          <table:table-cell office:value-type="float" office:value="1" table:formula="of:=IF([.F60]=[.G60];1;0)" table:style-name="ce52">
            <text:p>1</text:p>
          </table:table-cell>
          <table:table-cell office:value-type="float" office:value="0.1066430194071728" table:formula="of:=[.B60]*[.$B$105]+[.C60]*[.$B$106]+[.D60]*[.$B$107]+[.E60]*[.$B$108]+[.$B$109]" table:style-name="ce6">
            <text:p>0.106643019</text:p>
          </table:table-cell>
          <table:table-cell office:value-type="float" office:value="0.8933569805928272" table:formula="of:=MAX(0;1-[.I60])" table:style-name="ce9">
            <text:p>0.893356981</text:p>
          </table:table-cell>
          <table:table-cell office:value-type="float" office:value="1.1066430194071728" table:formula="of:=[.I60]+1" table:style-name="ce9">
            <text:p>1.106643019</text:p>
          </table:table-cell>
          <table:table-cell office:value-type="float" office:value="0.8933569805928272" table:formula="of:=1-[.I60]" table:style-name="ce9">
            <text:p>0.893356981</text:p>
          </table:table-cell>
          <table:table-cell office:value-type="float" office:value="0.79808669477393301" table:formula="of:=[.J60]^2" table:style-name="ce9">
            <text:p>0.798086695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53" table:style-name="ce9">
            <text:p>53</text:p>
          </table:table-cell>
          <table:table-cell office:value-type="float" office:value="123" table:style-name="ce9">
            <text:p>123</text:p>
          </table:table-cell>
          <table:table-cell office:value-type="float" office:value="282" table:style-name="ce9">
            <text:p>282</text:p>
          </table:table-cell>
          <table:table-cell office:value-type="float" office:value="95" table:style-name="ce9">
            <text:p>9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1]&lt;=0;-1;1)" table:style-name="ce52">
            <text:p>1</text:p>
          </table:table-cell>
          <table:table-cell office:value-type="float" office:value="1" table:formula="of:=IF([.F61]=[.G61];1;0)" table:style-name="ce52">
            <text:p>1</text:p>
          </table:table-cell>
          <table:table-cell office:value-type="float" office:value="2.3734947068137977" table:formula="of:=[.B61]*[.$B$105]+[.C61]*[.$B$106]+[.D61]*[.$B$107]+[.E61]*[.$B$108]+[.$B$109]" table:style-name="ce6">
            <text:p>2.373494707</text:p>
          </table:table-cell>
          <table:table-cell office:value-type="float" office:value="0" table:formula="of:=MAX(0;1-[.I61])" table:style-name="ce9">
            <text:p>0</text:p>
          </table:table-cell>
          <table:table-cell office:value-type="float" office:value="3.3734947068137977" table:formula="of:=[.I61]+1" table:style-name="ce9">
            <text:p>3.373494707</text:p>
          </table:table-cell>
          <table:table-cell office:value-type="float" office:value="-1.3734947068137977" table:formula="of:=1-[.I61]" table:style-name="ce9">
            <text:p>-1.373494707</text:p>
          </table:table-cell>
          <table:table-cell office:value-type="float" office:value="0" table:formula="of:=[.J61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float" office:value="63" table:style-name="ce9">
            <text:p>63</text:p>
          </table:table-cell>
          <table:table-cell office:value-type="float" office:value="108" table:style-name="ce9">
            <text:p>108</text:p>
          </table:table-cell>
          <table:table-cell office:value-type="float" office:value="269" table:style-name="ce9">
            <text:p>269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62]&lt;=0;-1;1)" table:style-name="ce52">
            <text:p>-1</text:p>
          </table:table-cell>
          <table:table-cell office:value-type="float" office:value="0" table:formula="of:=IF([.F62]=[.G62];1;0)" table:style-name="ce52">
            <text:p>0</text:p>
          </table:table-cell>
          <table:table-cell office:value-type="float" office:value="-3.8304720614664944E-2" table:formula="of:=[.B62]*[.$B$105]+[.C62]*[.$B$106]+[.D62]*[.$B$107]+[.E62]*[.$B$108]+[.$B$109]" table:style-name="ce6">
            <text:p>-0.038304721</text:p>
          </table:table-cell>
          <table:table-cell office:value-type="float" office:value="1.0383047206146649" table:formula="of:=MAX(0;1-[.I62])" table:style-name="ce9">
            <text:p>1.038304721</text:p>
          </table:table-cell>
          <table:table-cell office:value-type="float" office:value="0.96169527938533506" table:formula="of:=[.I62]+1" table:style-name="ce9">
            <text:p>0.961695279</text:p>
          </table:table-cell>
          <table:table-cell office:value-type="float" office:value="1.0383047206146649" table:formula="of:=1-[.I62]" table:style-name="ce9">
            <text:p>1.038304721</text:p>
          </table:table-cell>
          <table:table-cell office:value-type="float" office:value="1.0780766928506975" table:formula="of:=[.J62]^2" table:style-name="ce9">
            <text:p>1.07807669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54" table:style-name="ce9">
            <text:p>54</text:p>
          </table:table-cell>
          <table:table-cell office:value-type="float" office:value="110" table:style-name="ce9">
            <text:p>110</text:p>
          </table:table-cell>
          <table:table-cell office:value-type="float" office:value="206" table:style-name="ce9">
            <text:p>206</text:p>
          </table:table-cell>
          <table:table-cell office:value-type="float" office:value="108" table:style-name="ce9">
            <text:p>108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3]&lt;=0;-1;1)" table:style-name="ce52">
            <text:p>1</text:p>
          </table:table-cell>
          <table:table-cell office:value-type="float" office:value="1" table:formula="of:=IF([.F63]=[.G63];1;0)" table:style-name="ce52">
            <text:p>1</text:p>
          </table:table-cell>
          <table:table-cell office:value-type="float" office:value="2.1680097021292219" table:formula="of:=[.B63]*[.$B$105]+[.C63]*[.$B$106]+[.D63]*[.$B$107]+[.E63]*[.$B$108]+[.$B$109]" table:style-name="ce6">
            <text:p>2.168009702</text:p>
          </table:table-cell>
          <table:table-cell office:value-type="float" office:value="0" table:formula="of:=MAX(0;1-[.I63])" table:style-name="ce9">
            <text:p>0</text:p>
          </table:table-cell>
          <table:table-cell office:value-type="float" office:value="3.1680097021292219" table:formula="of:=[.I63]+1" table:style-name="ce9">
            <text:p>3.168009702</text:p>
          </table:table-cell>
          <table:table-cell office:value-type="float" office:value="-1.1680097021292219" table:formula="of:=1-[.I63]" table:style-name="ce9">
            <text:p>-1.168009702</text:p>
          </table:table-cell>
          <table:table-cell office:value-type="float" office:value="0" table:formula="of:=[.J63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66" table:style-name="ce9">
            <text:p>66</text:p>
          </table:table-cell>
          <table:table-cell office:value-type="float" office:value="112" table:style-name="ce9">
            <text:p>112</text:p>
          </table:table-cell>
          <table:table-cell office:value-type="float" office:value="212" table:style-name="ce9">
            <text:p>212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4]&lt;=0;-1;1)" table:style-name="ce52">
            <text:p>1</text:p>
          </table:table-cell>
          <table:table-cell office:value-type="float" office:value="1" table:formula="of:=IF([.F64]=[.G64];1;0)" table:style-name="ce52">
            <text:p>1</text:p>
          </table:table-cell>
          <table:table-cell office:value-type="float" office:value="1.215523874065541" table:formula="of:=[.B64]*[.$B$105]+[.C64]*[.$B$106]+[.D64]*[.$B$107]+[.E64]*[.$B$108]+[.$B$109]" table:style-name="ce6">
            <text:p>1.215523874</text:p>
          </table:table-cell>
          <table:table-cell office:value-type="float" office:value="0" table:formula="of:=MAX(0;1-[.I64])" table:style-name="ce9">
            <text:p>0</text:p>
          </table:table-cell>
          <table:table-cell office:value-type="float" office:value="2.215523874065541" table:formula="of:=[.I64]+1" table:style-name="ce9">
            <text:p>2.215523874</text:p>
          </table:table-cell>
          <table:table-cell office:value-type="float" office:value="-0.21552387406554097" table:formula="of:=1-[.I64]" table:style-name="ce9">
            <text:p>-0.215523874</text:p>
          </table:table-cell>
          <table:table-cell office:value-type="float" office:value="0" table:formula="of:=[.J64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55" table:style-name="ce9">
            <text:p>55</text:p>
          </table:table-cell>
          <table:table-cell office:value-type="float" office:value="180" table:style-name="ce9">
            <text:p>180</text:p>
          </table:table-cell>
          <table:table-cell office:value-type="float" office:value="327" table:style-name="ce9">
            <text:p>327</text:p>
          </table:table-cell>
          <table:table-cell office:value-type="float" office:value="117" table:style-name="ce9">
            <text:p>117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65]&lt;=0;-1;1)" table:style-name="ce52">
            <text:p>-1</text:p>
          </table:table-cell>
          <table:table-cell office:value-type="float" office:value="0" table:formula="of:=IF([.F65]=[.G65];1;0)" table:style-name="ce52">
            <text:p>0</text:p>
          </table:table-cell>
          <table:table-cell office:value-type="float" office:value="-0.15941346994520522" table:formula="of:=[.B65]*[.$B$105]+[.C65]*[.$B$106]+[.D65]*[.$B$107]+[.E65]*[.$B$108]+[.$B$109]" table:style-name="ce6">
            <text:p>-0.15941347</text:p>
          </table:table-cell>
          <table:table-cell office:value-type="float" office:value="1.1594134699452052" table:formula="of:=MAX(0;1-[.I65])" table:style-name="ce9">
            <text:p>1.15941347</text:p>
          </table:table-cell>
          <table:table-cell office:value-type="float" office:value="0.84058653005479478" table:formula="of:=[.I65]+1" table:style-name="ce9">
            <text:p>0.84058653</text:p>
          </table:table-cell>
          <table:table-cell office:value-type="float" office:value="1.1594134699452052" table:formula="of:=1-[.I65]" table:style-name="ce9">
            <text:p>1.15941347</text:p>
          </table:table-cell>
          <table:table-cell office:value-type="float" office:value="1.3442395942903813" table:formula="of:=[.J65]^2" table:style-name="ce9">
            <text:p>1.344239594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float" office:value="49" table:style-name="ce9">
            <text:p>49</text:p>
          </table:table-cell>
          <table:table-cell office:value-type="float" office:value="118" table:style-name="ce9">
            <text:p>118</text:p>
          </table:table-cell>
          <table:table-cell office:value-type="float" office:value="149" table:style-name="ce9">
            <text:p>149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6]&lt;=0;-1;1)" table:style-name="ce52">
            <text:p>1</text:p>
          </table:table-cell>
          <table:table-cell office:value-type="float" office:value="1" table:formula="of:=IF([.F66]=[.G66];1;0)" table:style-name="ce52">
            <text:p>1</text:p>
          </table:table-cell>
          <table:table-cell office:value-type="float" office:value="1.1334408436307353" table:formula="of:=[.B66]*[.$B$105]+[.C66]*[.$B$106]+[.D66]*[.$B$107]+[.E66]*[.$B$108]+[.$B$109]" table:style-name="ce6">
            <text:p>1.133440844</text:p>
          </table:table-cell>
          <table:table-cell office:value-type="float" office:value="0" table:formula="of:=MAX(0;1-[.I66])" table:style-name="ce9">
            <text:p>0</text:p>
          </table:table-cell>
          <table:table-cell office:value-type="float" office:value="2.1334408436307353" table:formula="of:=[.I66]+1" table:style-name="ce9">
            <text:p>2.133440844</text:p>
          </table:table-cell>
          <table:table-cell office:value-type="float" office:value="-0.13344084363073527" table:formula="of:=1-[.I66]" table:style-name="ce9">
            <text:p>-0.133440844</text:p>
          </table:table-cell>
          <table:table-cell office:value-type="float" office:value="0" table:formula="of:=[.J66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54" table:style-name="ce9">
            <text:p>54</text:p>
          </table:table-cell>
          <table:table-cell office:value-type="float" office:value="122" table:style-name="ce9">
            <text:p>122</text:p>
          </table:table-cell>
          <table:table-cell office:value-type="float" office:value="286" table:style-name="ce9">
            <text:p>286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7]&lt;=0;-1;1)" table:style-name="ce52">
            <text:p>1</text:p>
          </table:table-cell>
          <table:table-cell office:value-type="float" office:value="1" table:formula="of:=IF([.F67]=[.G67];1;0)" table:style-name="ce52">
            <text:p>1</text:p>
          </table:table-cell>
          <table:table-cell office:value-type="float" office:value="1.5941748560055924" table:formula="of:=[.B67]*[.$B$105]+[.C67]*[.$B$106]+[.D67]*[.$B$107]+[.E67]*[.$B$108]+[.$B$109]" table:style-name="ce6">
            <text:p>1.594174856</text:p>
          </table:table-cell>
          <table:table-cell office:value-type="float" office:value="0" table:formula="of:=MAX(0;1-[.I67])" table:style-name="ce9">
            <text:p>0</text:p>
          </table:table-cell>
          <table:table-cell office:value-type="float" office:value="2.5941748560055924" table:formula="of:=[.I67]+1" table:style-name="ce9">
            <text:p>2.594174856</text:p>
          </table:table-cell>
          <table:table-cell office:value-type="float" office:value="-0.59417485600559239" table:formula="of:=1-[.I67]" table:style-name="ce9">
            <text:p>-0.594174856</text:p>
          </table:table-cell>
          <table:table-cell office:value-type="float" office:value="0" table:formula="of:=[.J67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4" table:style-name="ce9">
            <text:p>84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83" table:style-name="ce9">
            <text:p>283</text:p>
          </table:table-cell>
          <table:table-cell office:value-type="float" office:value="103" table:style-name="ce9">
            <text:p>103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8]&lt;=0;-1;1)" table:style-name="ce52">
            <text:p>1</text:p>
          </table:table-cell>
          <table:table-cell office:value-type="float" office:value="1" table:formula="of:=IF([.F68]=[.G68];1;0)" table:style-name="ce52">
            <text:p>1</text:p>
          </table:table-cell>
          <table:table-cell office:value-type="float" office:value="1.8583374871909513" table:formula="of:=[.B68]*[.$B$105]+[.C68]*[.$B$106]+[.D68]*[.$B$107]+[.E68]*[.$B$108]+[.$B$109]" table:style-name="ce6">
            <text:p>1.858337487</text:p>
          </table:table-cell>
          <table:table-cell office:value-type="float" office:value="0" table:formula="of:=MAX(0;1-[.I68])" table:style-name="ce9">
            <text:p>0</text:p>
          </table:table-cell>
          <table:table-cell office:value-type="float" office:value="2.8583374871909513" table:formula="of:=[.I68]+1" table:style-name="ce9">
            <text:p>2.858337487</text:p>
          </table:table-cell>
          <table:table-cell office:value-type="float" office:value="-0.85833748719095126" table:formula="of:=1-[.I68]" table:style-name="ce9">
            <text:p>-0.858337487</text:p>
          </table:table-cell>
          <table:table-cell office:value-type="float" office:value="0" table:formula="of:=[.J68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float" office:value="46" table:style-name="ce9">
            <text:p>46</text:p>
          </table:table-cell>
          <table:table-cell office:value-type="float" office:value="120" table:style-name="ce9">
            <text:p>120</text:p>
          </table:table-cell>
          <table:table-cell office:value-type="float" office:value="249" table:style-name="ce9">
            <text:p>249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9]&lt;=0;-1;1)" table:style-name="ce52">
            <text:p>1</text:p>
          </table:table-cell>
          <table:table-cell office:value-type="float" office:value="1" table:formula="of:=IF([.F69]=[.G69];1;0)" table:style-name="ce52">
            <text:p>1</text:p>
          </table:table-cell>
          <table:table-cell office:value-type="float" office:value="0.49254902118444654" table:formula="of:=[.B69]*[.$B$105]+[.C69]*[.$B$106]+[.D69]*[.$B$107]+[.E69]*[.$B$108]+[.$B$109]" table:style-name="ce6">
            <text:p>0.492549021</text:p>
          </table:table-cell>
          <table:table-cell office:value-type="float" office:value="0.50745097881555346" table:formula="of:=MAX(0;1-[.I69])" table:style-name="ce9">
            <text:p>0.507450979</text:p>
          </table:table-cell>
          <table:table-cell office:value-type="float" office:value="1.4925490211844465" table:formula="of:=[.I69]+1" table:style-name="ce9">
            <text:p>1.492549021</text:p>
          </table:table-cell>
          <table:table-cell office:value-type="float" office:value="0.50745097881555346" table:formula="of:=1-[.I69]" table:style-name="ce9">
            <text:p>0.507450979</text:p>
          </table:table-cell>
          <table:table-cell office:value-type="float" office:value="0.25750649590086327" table:formula="of:=[.J69]^2" table:style-name="ce9">
            <text:p>0.25750649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1" table:style-name="ce9">
            <text:p>91</text:p>
          </table:table-cell>
          <table:table-cell office:value-type="float" office:value="61" table:style-name="ce9">
            <text:p>61</text:p>
          </table:table-cell>
          <table:table-cell office:value-type="float" office:value="134" table:style-name="ce9">
            <text:p>134</text:p>
          </table:table-cell>
          <table:table-cell office:value-type="float" office:value="234" table:style-name="ce9">
            <text:p>234</text:p>
          </table:table-cell>
          <table:table-cell office:value-type="float" office:value="145" table:style-name="ce9">
            <text:p>14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0]&lt;=0;-1;1)" table:style-name="ce52">
            <text:p>1</text:p>
          </table:table-cell>
          <table:table-cell office:value-type="float" office:value="1" table:formula="of:=IF([.F70]=[.G70];1;0)" table:style-name="ce52">
            <text:p>1</text:p>
          </table:table-cell>
          <table:table-cell office:value-type="float" office:value="5.115223111829259E-2" table:formula="of:=[.B70]*[.$B$105]+[.C70]*[.$B$106]+[.D70]*[.$B$107]+[.E70]*[.$B$108]+[.$B$109]" table:style-name="ce6">
            <text:p>0.051152231</text:p>
          </table:table-cell>
          <table:table-cell office:value-type="float" office:value="0.94884776888170741" table:formula="of:=MAX(0;1-[.I70])" table:style-name="ce9">
            <text:p>0.948847769</text:p>
          </table:table-cell>
          <table:table-cell office:value-type="float" office:value="1.0511522311182926" table:formula="of:=[.I70]+1" table:style-name="ce9">
            <text:p>1.051152231</text:p>
          </table:table-cell>
          <table:table-cell office:value-type="float" office:value="0.94884776888170741" table:formula="of:=1-[.I70]" table:style-name="ce9">
            <text:p>0.948847769</text:p>
          </table:table-cell>
          <table:table-cell office:value-type="float" office:value="0.90031208851179401" table:formula="of:=[.J70]^2" table:style-name="ce9">
            <text:p>0.90031208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237" table:style-name="ce9">
            <text:p>237</text:p>
          </table:table-cell>
          <table:table-cell office:value-type="float" office:value="71" table:style-name="ce9">
            <text:p>71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1]&lt;=0;-1;1)" table:style-name="ce52">
            <text:p>1</text:p>
          </table:table-cell>
          <table:table-cell office:value-type="float" office:value="1" table:formula="of:=IF([.F71]=[.G71];1;0)" table:style-name="ce52">
            <text:p>1</text:p>
          </table:table-cell>
          <table:table-cell office:value-type="float" office:value="3.3829903112732369" table:formula="of:=[.B71]*[.$B$105]+[.C71]*[.$B$106]+[.D71]*[.$B$107]+[.E71]*[.$B$108]+[.$B$109]" table:style-name="ce6">
            <text:p>3.382990311</text:p>
          </table:table-cell>
          <table:table-cell office:value-type="float" office:value="0" table:formula="of:=MAX(0;1-[.I71])" table:style-name="ce9">
            <text:p>0</text:p>
          </table:table-cell>
          <table:table-cell office:value-type="float" office:value="4.3829903112732369" table:formula="of:=[.I71]+1" table:style-name="ce9">
            <text:p>4.382990311</text:p>
          </table:table-cell>
          <table:table-cell office:value-type="float" office:value="-2.3829903112732369" table:formula="of:=1-[.I71]" table:style-name="ce9">
            <text:p>-2.382990311</text:p>
          </table:table-cell>
          <table:table-cell office:value-type="float" office:value="0" table:formula="of:=[.J71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float" office:value="58" table:style-name="ce9">
            <text:p>58</text:p>
          </table:table-cell>
          <table:table-cell office:value-type="float" office:value="100" table:style-name="ce9">
            <text:p>100</text:p>
          </table:table-cell>
          <table:table-cell office:value-type="float" office:value="234" table:style-name="ce9">
            <text:p>234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2]&lt;=0;-1;1)" table:style-name="ce52">
            <text:p>1</text:p>
          </table:table-cell>
          <table:table-cell office:value-type="float" office:value="1" table:formula="of:=IF([.F72]=[.G72];1;0)" table:style-name="ce52">
            <text:p>1</text:p>
          </table:table-cell>
          <table:table-cell office:value-type="float" office:value="0.65192176892881726" table:formula="of:=[.B72]*[.$B$105]+[.C72]*[.$B$106]+[.D72]*[.$B$107]+[.E72]*[.$B$108]+[.$B$109]" table:style-name="ce6">
            <text:p>0.651921769</text:p>
          </table:table-cell>
          <table:table-cell office:value-type="float" office:value="0.34807823107118274" table:formula="of:=MAX(0;1-[.I72])" table:style-name="ce9">
            <text:p>0.348078231</text:p>
          </table:table-cell>
          <table:table-cell office:value-type="float" office:value="1.6519217689288173" table:formula="of:=[.I72]+1" table:style-name="ce9">
            <text:p>1.651921769</text:p>
          </table:table-cell>
          <table:table-cell office:value-type="float" office:value="0.34807823107118274" table:formula="of:=1-[.I72]" table:style-name="ce9">
            <text:p>0.348078231</text:p>
          </table:table-cell>
          <table:table-cell office:value-type="float" office:value="0.12115845494564369" table:formula="of:=[.J72]^2" table:style-name="ce9">
            <text:p>0.121158455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47" table:style-name="ce9">
            <text:p>47</text:p>
          </table:table-cell>
          <table:table-cell office:value-type="float" office:value="110" table:style-name="ce9">
            <text:p>110</text:p>
          </table:table-cell>
          <table:table-cell office:value-type="float" office:value="275" table:style-name="ce9">
            <text:p>275</text:p>
          </table:table-cell>
          <table:table-cell office:value-type="float" office:value="118" table:style-name="ce9">
            <text:p>118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3]&lt;=0;-1;1)" table:style-name="ce52">
            <text:p>1</text:p>
          </table:table-cell>
          <table:table-cell office:value-type="float" office:value="1" table:formula="of:=IF([.F73]=[.G73];1;0)" table:style-name="ce52">
            <text:p>1</text:p>
          </table:table-cell>
          <table:table-cell office:value-type="float" office:value="1.8475479238086603" table:formula="of:=[.B73]*[.$B$105]+[.C73]*[.$B$106]+[.D73]*[.$B$107]+[.E73]*[.$B$108]+[.$B$109]" table:style-name="ce6">
            <text:p>1.847547924</text:p>
          </table:table-cell>
          <table:table-cell office:value-type="float" office:value="0" table:formula="of:=MAX(0;1-[.I73])" table:style-name="ce9">
            <text:p>0</text:p>
          </table:table-cell>
          <table:table-cell office:value-type="float" office:value="2.8475479238086603" table:formula="of:=[.I73]+1" table:style-name="ce9">
            <text:p>2.847547924</text:p>
          </table:table-cell>
          <table:table-cell office:value-type="float" office:value="-0.84754792380866029" table:formula="of:=1-[.I73]" table:style-name="ce9">
            <text:p>-0.847547924</text:p>
          </table:table-cell>
          <table:table-cell office:value-type="float" office:value="0" table:formula="of:=[.J73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6" table:style-name="ce9">
            <text:p>96</text:p>
          </table:table-cell>
          <table:table-cell office:value-type="float" office:value="52" table:style-name="ce9">
            <text:p>52</text:p>
          </table:table-cell>
          <table:table-cell office:value-type="float" office:value="125" table:style-name="ce9">
            <text:p>125</text:p>
          </table:table-cell>
          <table:table-cell office:value-type="float" office:value="212" table:style-name="ce9">
            <text:p>212</text:p>
          </table:table-cell>
          <table:table-cell office:value-type="float" office:value="168" table:style-name="ce9">
            <text:p>168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74]&lt;=0;-1;1)" table:style-name="ce52">
            <text:p>-1</text:p>
          </table:table-cell>
          <table:table-cell office:value-type="float" office:value="0" table:formula="of:=IF([.F74]=[.G74];1;0)" table:style-name="ce52">
            <text:p>0</text:p>
          </table:table-cell>
          <table:table-cell office:value-type="float" office:value="-0.62539110051803348" table:formula="of:=[.B74]*[.$B$105]+[.C74]*[.$B$106]+[.D74]*[.$B$107]+[.E74]*[.$B$108]+[.$B$109]" table:style-name="ce6">
            <text:p>-0.625391101</text:p>
          </table:table-cell>
          <table:table-cell office:value-type="float" office:value="1.6253911005180335" table:formula="of:=MAX(0;1-[.I74])" table:style-name="ce9">
            <text:p>1.625391101</text:p>
          </table:table-cell>
          <table:table-cell office:value-type="float" office:value="0.37460889948196652" table:formula="of:=[.I74]+1" table:style-name="ce9">
            <text:p>0.374608899</text:p>
          </table:table-cell>
          <table:table-cell office:value-type="float" office:value="1.6253911005180335" table:formula="of:=1-[.I74]" table:style-name="ce9">
            <text:p>1.625391101</text:p>
          </table:table-cell>
          <table:table-cell office:value-type="float" office:value="2.641896229643224" table:formula="of:=[.J74]^2" table:style-name="ce9">
            <text:p>2.6418962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float" office:value="58" table:style-name="ce9">
            <text:p>58</text:p>
          </table:table-cell>
          <table:table-cell office:value-type="float" office:value="146" table:style-name="ce9">
            <text:p>146</text:p>
          </table:table-cell>
          <table:table-cell office:value-type="float" office:value="218" table:style-name="ce9">
            <text:p>218</text:p>
          </table:table-cell>
          <table:table-cell office:value-type="float" office:value="105" table:style-name="ce9">
            <text:p>10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5]&lt;=0;-1;1)" table:style-name="ce52">
            <text:p>1</text:p>
          </table:table-cell>
          <table:table-cell office:value-type="float" office:value="1" table:formula="of:=IF([.F75]=[.G75];1;0)" table:style-name="ce52">
            <text:p>1</text:p>
          </table:table-cell>
          <table:table-cell office:value-type="float" office:value="1.2131418876583773" table:formula="of:=[.B75]*[.$B$105]+[.C75]*[.$B$106]+[.D75]*[.$B$107]+[.E75]*[.$B$108]+[.$B$109]" table:style-name="ce6">
            <text:p>1.213141888</text:p>
          </table:table-cell>
          <table:table-cell office:value-type="float" office:value="0" table:formula="of:=MAX(0;1-[.I75])" table:style-name="ce9">
            <text:p>0</text:p>
          </table:table-cell>
          <table:table-cell office:value-type="float" office:value="2.2131418876583773" table:formula="of:=[.I75]+1" table:style-name="ce9">
            <text:p>2.213141888</text:p>
          </table:table-cell>
          <table:table-cell office:value-type="float" office:value="-0.21314188765837727" table:formula="of:=1-[.I75]" table:style-name="ce9">
            <text:p>-0.213141888</text:p>
          </table:table-cell>
          <table:table-cell office:value-type="float" office:value="0" table:formula="of:=[.J75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7" table:style-name="ce9">
            <text:p>107</text:p>
          </table:table-cell>
          <table:table-cell office:value-type="float" office:value="57" table:style-name="ce9">
            <text:p>57</text:p>
          </table:table-cell>
          <table:table-cell office:value-type="float" office:value="124" table:style-name="ce9">
            <text:p>124</text:p>
          </table:table-cell>
          <table:table-cell office:value-type="float" office:value="261" table:style-name="ce9">
            <text:p>261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6]&lt;=0;-1;1)" table:style-name="ce52">
            <text:p>1</text:p>
          </table:table-cell>
          <table:table-cell office:value-type="float" office:value="1" table:formula="of:=IF([.F76]=[.G76];1;0)" table:style-name="ce52">
            <text:p>1</text:p>
          </table:table-cell>
          <table:table-cell office:value-type="float" office:value="0.53560032450895001" table:formula="of:=[.B76]*[.$B$105]+[.C76]*[.$B$106]+[.D76]*[.$B$107]+[.E76]*[.$B$108]+[.$B$109]" table:style-name="ce6">
            <text:p>0.535600325</text:p>
          </table:table-cell>
          <table:table-cell office:value-type="float" office:value="0.46439967549104999" table:formula="of:=MAX(0;1-[.I76])" table:style-name="ce9">
            <text:p>0.464399675</text:p>
          </table:table-cell>
          <table:table-cell office:value-type="float" office:value="1.53560032450895" table:formula="of:=[.I76]+1" table:style-name="ce9">
            <text:p>1.535600325</text:p>
          </table:table-cell>
          <table:table-cell office:value-type="float" office:value="0.46439967549104999" table:formula="of:=1-[.I76]" table:style-name="ce9">
            <text:p>0.464399675</text:p>
          </table:table-cell>
          <table:table-cell office:value-type="float" office:value="0.21566705859619253" table:formula="of:=[.J76]^2" table:style-name="ce9">
            <text:p>0.21566705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09" table:style-name="ce9">
            <text:p>109</text:p>
          </table:table-cell>
          <table:table-cell office:value-type="float" office:value="58" table:style-name="ce9">
            <text:p>58</text:p>
          </table:table-cell>
          <table:table-cell office:value-type="float" office:value="136" table:style-name="ce9">
            <text:p>136</text:p>
          </table:table-cell>
          <table:table-cell office:value-type="float" office:value="319" table:style-name="ce9">
            <text:p>319</text:p>
          </table:table-cell>
          <table:table-cell office:value-type="float" office:value="152" table:style-name="ce9">
            <text:p>152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77]&lt;=0;-1;1)" table:style-name="ce52">
            <text:p>-1</text:p>
          </table:table-cell>
          <table:table-cell office:value-type="float" office:value="0" table:formula="of:=IF([.F77]=[.G77];1;0)" table:style-name="ce52">
            <text:p>0</text:p>
          </table:table-cell>
          <table:table-cell office:value-type="float" office:value="-0.18078411524051852" table:formula="of:=[.B77]*[.$B$105]+[.C77]*[.$B$106]+[.D77]*[.$B$107]+[.E77]*[.$B$108]+[.$B$109]" table:style-name="ce6">
            <text:p>-0.180784115</text:p>
          </table:table-cell>
          <table:table-cell office:value-type="float" office:value="1.1807841152405185" table:formula="of:=MAX(0;1-[.I77])" table:style-name="ce9">
            <text:p>1.180784115</text:p>
          </table:table-cell>
          <table:table-cell office:value-type="float" office:value="0.81921588475948148" table:formula="of:=[.I77]+1" table:style-name="ce9">
            <text:p>0.819215885</text:p>
          </table:table-cell>
          <table:table-cell office:value-type="float" office:value="1.1807841152405185" table:formula="of:=1-[.I77]" table:style-name="ce9">
            <text:p>1.180784115</text:p>
          </table:table-cell>
          <table:table-cell office:value-type="float" office:value="1.3942511268043341" table:formula="of:=[.J77]^2" table:style-name="ce9">
            <text:p>1.39425112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2" table:style-name="ce9">
            <text:p>112</text:p>
          </table:table-cell>
          <table:table-cell office:value-type="float" office:value="61" table:style-name="ce9">
            <text:p>61</text:p>
          </table:table-cell>
          <table:table-cell office:value-type="float" office:value="138" table:style-name="ce9">
            <text:p>138</text:p>
          </table:table-cell>
          <table:table-cell office:value-type="float" office:value="166" table:style-name="ce9">
            <text:p>16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8]&lt;=0;-1;1)" table:style-name="ce52">
            <text:p>1</text:p>
          </table:table-cell>
          <table:table-cell office:value-type="float" office:value="1" table:formula="of:=IF([.F78]=[.G78];1;0)" table:style-name="ce52">
            <text:p>1</text:p>
          </table:table-cell>
          <table:table-cell office:value-type="float" office:value="0.61951315544659202" table:formula="of:=[.B78]*[.$B$105]+[.C78]*[.$B$106]+[.D78]*[.$B$107]+[.E78]*[.$B$108]+[.$B$109]" table:style-name="ce6">
            <text:p>0.619513155</text:p>
          </table:table-cell>
          <table:table-cell office:value-type="float" office:value="0.38048684455340798" table:formula="of:=MAX(0;1-[.I78])" table:style-name="ce9">
            <text:p>0.380486845</text:p>
          </table:table-cell>
          <table:table-cell office:value-type="float" office:value="1.619513155446592" table:formula="of:=[.I78]+1" table:style-name="ce9">
            <text:p>1.619513155</text:p>
          </table:table-cell>
          <table:table-cell office:value-type="float" office:value="0.38048684455340798" table:formula="of:=1-[.I78]" table:style-name="ce9">
            <text:p>0.380486845</text:p>
          </table:table-cell>
          <table:table-cell office:value-type="float" office:value="0.14477023887820925" table:formula="of:=[.J78]^2" table:style-name="ce9">
            <text:p>0.14477023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3" table:style-name="ce9">
            <text:p>113</text:p>
          </table:table-cell>
          <table:table-cell office:value-type="float" office:value="42" table:style-name="ce9">
            <text:p>42</text:p>
          </table:table-cell>
          <table:table-cell office:value-type="float" office:value="136" table:style-name="ce9">
            <text:p>136</text:p>
          </table:table-cell>
          <table:table-cell office:value-type="float" office:value="315" table:style-name="ce9">
            <text:p>315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9]&lt;=0;-1;1)" table:style-name="ce52">
            <text:p>1</text:p>
          </table:table-cell>
          <table:table-cell office:value-type="float" office:value="1" table:formula="of:=IF([.F79]=[.G79];1;0)" table:style-name="ce52">
            <text:p>1</text:p>
          </table:table-cell>
          <table:table-cell office:value-type="float" office:value="0.81821081905467352" table:formula="of:=[.B79]*[.$B$105]+[.C79]*[.$B$106]+[.D79]*[.$B$107]+[.E79]*[.$B$108]+[.$B$109]" table:style-name="ce6">
            <text:p>0.818210819</text:p>
          </table:table-cell>
          <table:table-cell office:value-type="float" office:value="0.18178918094532648" table:formula="of:=MAX(0;1-[.I79])" table:style-name="ce9">
            <text:p>0.181789181</text:p>
          </table:table-cell>
          <table:table-cell office:value-type="float" office:value="1.8182108190546735" table:formula="of:=[.I79]+1" table:style-name="ce9">
            <text:p>1.818210819</text:p>
          </table:table-cell>
          <table:table-cell office:value-type="float" office:value="0.18178918094532648" table:formula="of:=1-[.I79]" table:style-name="ce9">
            <text:p>0.181789181</text:p>
          </table:table-cell>
          <table:table-cell office:value-type="float" office:value="3.3047306308772652E-2" table:formula="of:=[.J79]^2" table:style-name="ce9">
            <text:p>0.033047306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4" table:style-name="ce9">
            <text:p>114</text:p>
          </table:table-cell>
          <table:table-cell office:value-type="float" office:value="52" table:style-name="ce9">
            <text:p>52</text:p>
          </table:table-cell>
          <table:table-cell office:value-type="float" office:value="128" table:style-name="ce9">
            <text:p>128</text:p>
          </table:table-cell>
          <table:table-cell office:value-type="float" office:value="204" table:style-name="ce9">
            <text:p>204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0]&lt;=0;-1;1)" table:style-name="ce52">
            <text:p>-1</text:p>
          </table:table-cell>
          <table:table-cell office:value-type="float" office:value="0" table:formula="of:=IF([.F80]=[.G80];1;0)" table:style-name="ce52">
            <text:p>0</text:p>
          </table:table-cell>
          <table:table-cell office:value-type="float" office:value="-0.2599668875594503" table:formula="of:=[.B80]*[.$B$105]+[.C80]*[.$B$106]+[.D80]*[.$B$107]+[.E80]*[.$B$108]+[.$B$109]" table:style-name="ce6">
            <text:p>-0.259966888</text:p>
          </table:table-cell>
          <table:table-cell office:value-type="float" office:value="1.2599668875594503" table:formula="of:=MAX(0;1-[.I80])" table:style-name="ce9">
            <text:p>1.259966888</text:p>
          </table:table-cell>
          <table:table-cell office:value-type="float" office:value="0.7400331124405497" table:formula="of:=[.I80]+1" table:style-name="ce9">
            <text:p>0.740033112</text:p>
          </table:table-cell>
          <table:table-cell office:value-type="float" office:value="1.2599668875594503" table:formula="of:=1-[.I80]" table:style-name="ce9">
            <text:p>1.259966888</text:p>
          </table:table-cell>
          <table:table-cell office:value-type="float" office:value="1.5875165577462484" table:formula="of:=[.J80]^2" table:style-name="ce9">
            <text:p>1.58751655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5" table:style-name="ce9">
            <text:p>115</text:p>
          </table:table-cell>
          <table:table-cell office:value-type="float" office:value="59" table:style-name="ce9">
            <text:p>59</text:p>
          </table:table-cell>
          <table:table-cell office:value-type="float" office:value="126" table:style-name="ce9">
            <text:p>126</text:p>
          </table:table-cell>
          <table:table-cell office:value-type="float" office:value="218" table:style-name="ce9">
            <text:p>218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1]&lt;=0;-1;1)" table:style-name="ce52">
            <text:p>1</text:p>
          </table:table-cell>
          <table:table-cell office:value-type="float" office:value="1" table:formula="of:=IF([.F81]=[.G81];1;0)" table:style-name="ce52">
            <text:p>1</text:p>
          </table:table-cell>
          <table:table-cell office:value-type="float" office:value="0.69713859680643075" table:formula="of:=[.B81]*[.$B$105]+[.C81]*[.$B$106]+[.D81]*[.$B$107]+[.E81]*[.$B$108]+[.$B$109]" table:style-name="ce6">
            <text:p>0.697138597</text:p>
          </table:table-cell>
          <table:table-cell office:value-type="float" office:value="0.30286140319356925" table:formula="of:=MAX(0;1-[.I81])" table:style-name="ce9">
            <text:p>0.302861403</text:p>
          </table:table-cell>
          <table:table-cell office:value-type="float" office:value="1.6971385968064308" table:formula="of:=[.I81]+1" table:style-name="ce9">
            <text:p>1.697138597</text:p>
          </table:table-cell>
          <table:table-cell office:value-type="float" office:value="0.30286140319356925" table:formula="of:=1-[.I81]" table:style-name="ce9">
            <text:p>0.302861403</text:p>
          </table:table-cell>
          <table:table-cell office:value-type="float" office:value="9.1725029544377709E-2" table:formula="of:=[.J81]^2" table:style-name="ce9">
            <text:p>0.0917250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6" table:style-name="ce9">
            <text:p>116</text:p>
          </table:table-cell>
          <table:table-cell office:value-type="float" office:value="40" table:style-name="ce9">
            <text:p>40</text:p>
          </table:table-cell>
          <table:table-cell office:value-type="float" office:value="152" table:style-name="ce9">
            <text:p>152</text:p>
          </table:table-cell>
          <table:table-cell office:value-type="float" office:value="223" table:style-name="ce9">
            <text:p>223</text:p>
          </table:table-cell>
          <table:table-cell office:value-type="float" office:value="181" table:style-name="ce9">
            <text:p>181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2]&lt;=0;-1;1)" table:style-name="ce52">
            <text:p>-1</text:p>
          </table:table-cell>
          <table:table-cell office:value-type="float" office:value="0" table:formula="of:=IF([.F82]=[.G82];1;0)" table:style-name="ce52">
            <text:p>0</text:p>
          </table:table-cell>
          <table:table-cell office:value-type="float" office:value="-1.9775725446142829" table:formula="of:=[.B82]*[.$B$105]+[.C82]*[.$B$106]+[.D82]*[.$B$107]+[.E82]*[.$B$108]+[.$B$109]" table:style-name="ce6">
            <text:p>-1.977572545</text:p>
          </table:table-cell>
          <table:table-cell office:value-type="float" office:value="2.9775725446142829" table:formula="of:=MAX(0;1-[.I82])" table:style-name="ce9">
            <text:p>2.977572545</text:p>
          </table:table-cell>
          <table:table-cell office:value-type="float" office:value="-0.97757254461428289" table:formula="of:=[.I82]+1" table:style-name="ce9">
            <text:p>-0.977572545</text:p>
          </table:table-cell>
          <table:table-cell office:value-type="float" office:value="2.9775725446142829" table:formula="of:=1-[.I82]" table:style-name="ce9">
            <text:p>2.977572545</text:p>
          </table:table-cell>
          <table:table-cell office:value-type="float" office:value="8.8659382584407762" table:formula="of:=[.J82]^2" table:style-name="ce9">
            <text:p>8.86593825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18" table:style-name="ce9">
            <text:p>118</text:p>
          </table:table-cell>
          <table:table-cell office:value-type="float" office:value="61" table:style-name="ce9">
            <text:p>61</text:p>
          </table:table-cell>
          <table:table-cell office:value-type="float" office:value="140" table:style-name="ce9">
            <text:p>140</text:p>
          </table:table-cell>
          <table:table-cell office:value-type="float" office:value="207" table:style-name="ce9">
            <text:p>20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3]&lt;=0;-1;1)" table:style-name="ce52">
            <text:p>1</text:p>
          </table:table-cell>
          <table:table-cell office:value-type="float" office:value="1" table:formula="of:=IF([.F83]=[.G83];1;0)" table:style-name="ce52">
            <text:p>1</text:p>
          </table:table-cell>
          <table:table-cell office:value-type="float" office:value="0.10544993941237557" table:formula="of:=[.B83]*[.$B$105]+[.C83]*[.$B$106]+[.D83]*[.$B$107]+[.E83]*[.$B$108]+[.$B$109]" table:style-name="ce6">
            <text:p>0.105449939</text:p>
          </table:table-cell>
          <table:table-cell office:value-type="float" office:value="0.89455006058762443" table:formula="of:=MAX(0;1-[.I83])" table:style-name="ce9">
            <text:p>0.894550061</text:p>
          </table:table-cell>
          <table:table-cell office:value-type="float" office:value="1.1054499394123756" table:formula="of:=[.I83]+1" table:style-name="ce9">
            <text:p>1.105449939</text:p>
          </table:table-cell>
          <table:table-cell office:value-type="float" office:value="0.89455006058762443" table:formula="of:=1-[.I83]" table:style-name="ce9">
            <text:p>0.894550061</text:p>
          </table:table-cell>
          <table:table-cell office:value-type="float" office:value="0.80021981089732253" table:formula="of:=[.J83]^2" table:style-name="ce9">
            <text:p>0.80021981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0" table:style-name="ce9">
            <text:p>120</text:p>
          </table:table-cell>
          <table:table-cell office:value-type="float" office:value="46" table:style-name="ce9">
            <text:p>46</text:p>
          </table:table-cell>
          <table:table-cell office:value-type="float" office:value="140" table:style-name="ce9">
            <text:p>140</text:p>
          </table:table-cell>
          <table:table-cell office:value-type="float" office:value="311" table:style-name="ce9">
            <text:p>311</text:p>
          </table:table-cell>
          <table:table-cell office:value-type="float" office:value="120" table:style-name="ce9">
            <text:p>12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4]&lt;=0;-1;1)" table:style-name="ce52">
            <text:p>1</text:p>
          </table:table-cell>
          <table:table-cell office:value-type="float" office:value="1" table:formula="of:=IF([.F84]=[.G84];1;0)" table:style-name="ce52">
            <text:p>1</text:p>
          </table:table-cell>
          <table:table-cell office:value-type="float" office:value="0.89752107274085979" table:formula="of:=[.B84]*[.$B$105]+[.C84]*[.$B$106]+[.D84]*[.$B$107]+[.E84]*[.$B$108]+[.$B$109]" table:style-name="ce6">
            <text:p>0.897521073</text:p>
          </table:table-cell>
          <table:table-cell office:value-type="float" office:value="0.10247892725914021" table:formula="of:=MAX(0;1-[.I84])" table:style-name="ce9">
            <text:p>0.102478927</text:p>
          </table:table-cell>
          <table:table-cell office:value-type="float" office:value="1.8975210727408598" table:formula="of:=[.I84]+1" table:style-name="ce9">
            <text:p>1.897521073</text:p>
          </table:table-cell>
          <table:table-cell office:value-type="float" office:value="0.10247892725914021" table:formula="of:=1-[.I84]" table:style-name="ce9">
            <text:p>0.102478927</text:p>
          </table:table-cell>
          <table:table-cell office:value-type="float" office:value="1.0501930532184151E-2" table:formula="of:=[.J84]^2" table:style-name="ce9">
            <text:p>0.01050193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2" table:style-name="ce9">
            <text:p>122</text:p>
          </table:table-cell>
          <table:table-cell office:value-type="float" office:value="59" table:style-name="ce9">
            <text:p>59</text:p>
          </table:table-cell>
          <table:table-cell office:value-type="float" office:value="134" table:style-name="ce9">
            <text:p>134</text:p>
          </table:table-cell>
          <table:table-cell office:value-type="float" office:value="204" table:style-name="ce9">
            <text:p>204</text:p>
          </table:table-cell>
          <table:table-cell office:value-type="float" office:value="162" table:style-name="ce9">
            <text:p>162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5]&lt;=0;-1;1)" table:style-name="ce52">
            <text:p>-1</text:p>
          </table:table-cell>
          <table:table-cell office:value-type="float" office:value="0" table:formula="of:=IF([.F85]=[.G85];1;0)" table:style-name="ce52">
            <text:p>0</text:p>
          </table:table-cell>
          <table:table-cell office:value-type="float" office:value="-0.65609440146310938" table:formula="of:=[.B85]*[.$B$105]+[.C85]*[.$B$106]+[.D85]*[.$B$107]+[.E85]*[.$B$108]+[.$B$109]" table:style-name="ce6">
            <text:p>-0.656094401</text:p>
          </table:table-cell>
          <table:table-cell office:value-type="float" office:value="1.6560944014631094" table:formula="of:=MAX(0;1-[.I85])" table:style-name="ce9">
            <text:p>1.656094401</text:p>
          </table:table-cell>
          <table:table-cell office:value-type="float" office:value="0.34390559853689062" table:formula="of:=[.I85]+1" table:style-name="ce9">
            <text:p>0.343905599</text:p>
          </table:table-cell>
          <table:table-cell office:value-type="float" office:value="1.6560944014631094" table:formula="of:=1-[.I85]" table:style-name="ce9">
            <text:p>1.656094401</text:p>
          </table:table-cell>
          <table:table-cell office:value-type="float" office:value="2.7426486665574545" table:formula="of:=[.J85]^2" table:style-name="ce9">
            <text:p>2.74264866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6" table:style-name="ce9">
            <text:p>126</text:p>
          </table:table-cell>
          <table:table-cell office:value-type="float" office:value="57" table:style-name="ce9">
            <text:p>57</text:p>
          </table:table-cell>
          <table:table-cell office:value-type="float" office:value="154" table:style-name="ce9">
            <text:p>154</text:p>
          </table:table-cell>
          <table:table-cell office:value-type="float" office:value="232" table:style-name="ce9">
            <text:p>232</text:p>
          </table:table-cell>
          <table:table-cell office:value-type="float" office:value="164" table:style-name="ce9">
            <text:p>16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6]&lt;=0;-1;1)" table:style-name="ce52">
            <text:p>-1</text:p>
          </table:table-cell>
          <table:table-cell office:value-type="float" office:value="0" table:formula="of:=IF([.F86]=[.G86];1;0)" table:style-name="ce52">
            <text:p>0</text:p>
          </table:table-cell>
          <table:table-cell office:value-type="float" office:value="-1.314167381991405" table:formula="of:=[.B86]*[.$B$105]+[.C86]*[.$B$106]+[.D86]*[.$B$107]+[.E86]*[.$B$108]+[.$B$109]" table:style-name="ce6">
            <text:p>-1.314167382</text:p>
          </table:table-cell>
          <table:table-cell office:value-type="float" office:value="2.314167381991405" table:formula="of:=MAX(0;1-[.I86])" table:style-name="ce9">
            <text:p>2.314167382</text:p>
          </table:table-cell>
          <table:table-cell office:value-type="float" office:value="-0.31416738199140504" table:formula="of:=[.I86]+1" table:style-name="ce9">
            <text:p>-0.314167382</text:p>
          </table:table-cell>
          <table:table-cell office:value-type="float" office:value="2.314167381991405" table:formula="of:=1-[.I86]" table:style-name="ce9">
            <text:p>2.314167382</text:p>
          </table:table-cell>
          <table:table-cell office:value-type="float" office:value="5.3553706718729535" table:formula="of:=[.J86]^2" table:style-name="ce9">
            <text:p>5.35537067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28" table:style-name="ce9">
            <text:p>128</text:p>
          </table:table-cell>
          <table:table-cell office:value-type="float" office:value="57" table:style-name="ce9">
            <text:p>57</text:p>
          </table:table-cell>
          <table:table-cell office:value-type="float" office:value="110" table:style-name="ce9">
            <text:p>110</text:p>
          </table:table-cell>
          <table:table-cell office:value-type="float" office:value="335" table:style-name="ce9">
            <text:p>335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7]&lt;=0;-1;1)" table:style-name="ce52">
            <text:p>1</text:p>
          </table:table-cell>
          <table:table-cell office:value-type="float" office:value="1" table:formula="of:=IF([.F87]=[.G87];1;0)" table:style-name="ce52">
            <text:p>1</text:p>
          </table:table-cell>
          <table:table-cell office:value-type="float" office:value="0.98157858092591965" table:formula="of:=[.B87]*[.$B$105]+[.C87]*[.$B$106]+[.D87]*[.$B$107]+[.E87]*[.$B$108]+[.$B$109]" table:style-name="ce6">
            <text:p>0.981578581</text:p>
          </table:table-cell>
          <table:table-cell office:value-type="float" office:value="1.8421419074080347E-2" table:formula="of:=MAX(0;1-[.I87])" table:style-name="ce9">
            <text:p>0.018421419</text:p>
          </table:table-cell>
          <table:table-cell office:value-type="float" office:value="1.9815785809259197" table:formula="of:=[.I87]+1" table:style-name="ce9">
            <text:p>1.981578581</text:p>
          </table:table-cell>
          <table:table-cell office:value-type="float" office:value="1.8421419074080347E-2" table:formula="of:=1-[.I87]" table:style-name="ce9">
            <text:p>0.018421419</text:p>
          </table:table-cell>
          <table:table-cell office:value-type="float" office:value="3.3934868070289125E-4" table:formula="of:=[.J87]^2" table:style-name="ce9">
            <text:p>0.00033934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0" table:style-name="ce9">
            <text:p>130</text:p>
          </table:table-cell>
          <table:table-cell office:value-type="float" office:value="55" table:style-name="ce9">
            <text:p>55</text:p>
          </table:table-cell>
          <table:table-cell office:value-type="float" office:value="128" table:style-name="ce9">
            <text:p>128</text:p>
          </table:table-cell>
          <table:table-cell office:value-type="float" office:value="205" table:style-name="ce9">
            <text:p>205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8]&lt;=0;-1;1)" table:style-name="ce52">
            <text:p>1</text:p>
          </table:table-cell>
          <table:table-cell office:value-type="float" office:value="1" table:formula="of:=IF([.F88]=[.G88];1;0)" table:style-name="ce52">
            <text:p>1</text:p>
          </table:table-cell>
          <table:table-cell office:value-type="float" office:value="0.76306139717572385" table:formula="of:=[.B88]*[.$B$105]+[.C88]*[.$B$106]+[.D88]*[.$B$107]+[.E88]*[.$B$108]+[.$B$109]" table:style-name="ce6">
            <text:p>0.763061397</text:p>
          </table:table-cell>
          <table:table-cell office:value-type="float" office:value="0.23693860282427615" table:formula="of:=MAX(0;1-[.I88])" table:style-name="ce9">
            <text:p>0.236938603</text:p>
          </table:table-cell>
          <table:table-cell office:value-type="float" office:value="1.7630613971757239" table:formula="of:=[.I88]+1" table:style-name="ce9">
            <text:p>1.763061397</text:p>
          </table:table-cell>
          <table:table-cell office:value-type="float" office:value="0.23693860282427615" table:formula="of:=1-[.I88]" table:style-name="ce9">
            <text:p>0.236938603</text:p>
          </table:table-cell>
          <table:table-cell office:value-type="float" office:value="5.6139901508320079E-2" table:formula="of:=[.J88]^2" table:style-name="ce9">
            <text:p>0.056139902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2" table:style-name="ce9">
            <text:p>132</text:p>
          </table:table-cell>
          <table:table-cell office:value-type="float" office:value="61" table:style-name="ce9">
            <text:p>61</text:p>
          </table:table-cell>
          <table:table-cell office:value-type="float" office:value="148" table:style-name="ce9">
            <text:p>148</text:p>
          </table:table-cell>
          <table:table-cell office:value-type="float" office:value="203" table:style-name="ce9">
            <text:p>203</text:p>
          </table:table-cell>
          <table:table-cell office:value-type="float" office:value="161" table:style-name="ce9">
            <text:p>161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9]&lt;=0;-1;1)" table:style-name="ce52">
            <text:p>-1</text:p>
          </table:table-cell>
          <table:table-cell office:value-type="float" office:value="0" table:formula="of:=IF([.F89]=[.G89];1;0)" table:style-name="ce52">
            <text:p>0</text:p>
          </table:table-cell>
          <table:table-cell office:value-type="float" office:value="-1.0399851785108574" table:formula="of:=[.B89]*[.$B$105]+[.C89]*[.$B$106]+[.D89]*[.$B$107]+[.E89]*[.$B$108]+[.$B$109]" table:style-name="ce6">
            <text:p>-1.039985179</text:p>
          </table:table-cell>
          <table:table-cell office:value-type="float" office:value="2.0399851785108574" table:formula="of:=MAX(0;1-[.I89])" table:style-name="ce9">
            <text:p>2.039985179</text:p>
          </table:table-cell>
          <table:table-cell office:value-type="float" office:value="-3.9985178510857367E-2" table:formula="of:=[.I89]+1" table:style-name="ce9">
            <text:p>-0.039985179</text:p>
          </table:table-cell>
          <table:table-cell office:value-type="float" office:value="2.0399851785108574" table:formula="of:=1-[.I89]" table:style-name="ce9">
            <text:p>2.039985179</text:p>
          </table:table-cell>
          <table:table-cell office:value-type="float" office:value="4.1615395285439742" table:formula="of:=[.J89]^2" table:style-name="ce9">
            <text:p>4.16153952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3" table:style-name="ce9">
            <text:p>133</text:p>
          </table:table-cell>
          <table:table-cell office:value-type="float" office:value="58" table:style-name="ce9">
            <text:p>58</text:p>
          </table:table-cell>
          <table:table-cell office:value-type="float" office:value="114" table:style-name="ce9">
            <text:p>114</text:p>
          </table:table-cell>
          <table:table-cell office:value-type="float" office:value="318" table:style-name="ce9">
            <text:p>318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0]&lt;=0;-1;1)" table:style-name="ce52">
            <text:p>1</text:p>
          </table:table-cell>
          <table:table-cell office:value-type="float" office:value="1" table:formula="of:=IF([.F90]=[.G90];1;0)" table:style-name="ce52">
            <text:p>1</text:p>
          </table:table-cell>
          <table:table-cell office:value-type="float" office:value="0.95712843931044667" table:formula="of:=[.B90]*[.$B$105]+[.C90]*[.$B$106]+[.D90]*[.$B$107]+[.E90]*[.$B$108]+[.$B$109]" table:style-name="ce6">
            <text:p>0.957128439</text:p>
          </table:table-cell>
          <table:table-cell office:value-type="float" office:value="4.2871560689553334E-2" table:formula="of:=MAX(0;1-[.I90])" table:style-name="ce9">
            <text:p>0.042871561</text:p>
          </table:table-cell>
          <table:table-cell office:value-type="float" office:value="1.9571284393104467" table:formula="of:=[.I90]+1" table:style-name="ce9">
            <text:p>1.957128439</text:p>
          </table:table-cell>
          <table:table-cell office:value-type="float" office:value="4.2871560689553334E-2" table:formula="of:=1-[.I90]" table:style-name="ce9">
            <text:p>0.042871561</text:p>
          </table:table-cell>
          <table:table-cell office:value-type="float" office:value="1.8379707159580547E-3" table:formula="of:=[.J90]^2" table:style-name="ce9">
            <text:p>0.00183797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4" table:style-name="ce9">
            <text:p>134</text:p>
          </table:table-cell>
          <table:table-cell office:value-type="float" office:value="58" table:style-name="ce9">
            <text:p>58</text:p>
          </table:table-cell>
          <table:table-cell office:value-type="float" office:value="170" table:style-name="ce9">
            <text:p>170</text:p>
          </table:table-cell>
          <table:table-cell office:value-type="float" office:value="225" table:style-name="ce9">
            <text:p>225</text:p>
          </table:table-cell>
          <table:table-cell office:value-type="float" office:value="146" table:style-name="ce9">
            <text:p>146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1]&lt;=0;-1;1)" table:style-name="ce52">
            <text:p>-1</text:p>
          </table:table-cell>
          <table:table-cell office:value-type="float" office:value="0" table:formula="of:=IF([.F91]=[.G91];1;0)" table:style-name="ce52">
            <text:p>0</text:p>
          </table:table-cell>
          <table:table-cell office:value-type="float" office:value="-1.1076951968464144" table:formula="of:=[.B91]*[.$B$105]+[.C91]*[.$B$106]+[.D91]*[.$B$107]+[.E91]*[.$B$108]+[.$B$109]" table:style-name="ce6">
            <text:p>-1.107695197</text:p>
          </table:table-cell>
          <table:table-cell office:value-type="float" office:value="2.1076951968464144" table:formula="of:=MAX(0;1-[.I91])" table:style-name="ce9">
            <text:p>2.107695197</text:p>
          </table:table-cell>
          <table:table-cell office:value-type="float" office:value="-0.10769519684641438" table:formula="of:=[.I91]+1" table:style-name="ce9">
            <text:p>-0.107695197</text:p>
          </table:table-cell>
          <table:table-cell office:value-type="float" office:value="2.1076951968464144" table:formula="of:=1-[.I91]" table:style-name="ce9">
            <text:p>2.107695197</text:p>
          </table:table-cell>
          <table:table-cell office:value-type="float" office:value="4.4423790428094456" table:formula="of:=[.J91]^2" table:style-name="ce9">
            <text:p>4.44237904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38" table:style-name="ce9">
            <text:p>138</text:p>
          </table:table-cell>
          <table:table-cell office:value-type="float" office:value="67" table:style-name="ce9">
            <text:p>67</text:p>
          </table:table-cell>
          <table:table-cell office:value-type="float" office:value="152" table:style-name="ce9">
            <text:p>152</text:p>
          </table:table-cell>
          <table:table-cell office:value-type="float" office:value="212" table:style-name="ce9">
            <text:p>212</text:p>
          </table:table-cell>
          <table:table-cell office:value-type="float" office:value="150" table:style-name="ce9">
            <text:p>150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2]&lt;=0;-1;1)" table:style-name="ce52">
            <text:p>-1</text:p>
          </table:table-cell>
          <table:table-cell office:value-type="float" office:value="0" table:formula="of:=IF([.F92]=[.G92];1;0)" table:style-name="ce52">
            <text:p>0</text:p>
          </table:table-cell>
          <table:table-cell office:value-type="float" office:value="-0.70407013431941046" table:formula="of:=[.B92]*[.$B$105]+[.C92]*[.$B$106]+[.D92]*[.$B$107]+[.E92]*[.$B$108]+[.$B$109]" table:style-name="ce6">
            <text:p>-0.704070134</text:p>
          </table:table-cell>
          <table:table-cell office:value-type="float" office:value="1.7040701343194105" table:formula="of:=MAX(0;1-[.I92])" table:style-name="ce9">
            <text:p>1.704070134</text:p>
          </table:table-cell>
          <table:table-cell office:value-type="float" office:value="0.29592986568058954" table:formula="of:=[.I92]+1" table:style-name="ce9">
            <text:p>0.295929866</text:p>
          </table:table-cell>
          <table:table-cell office:value-type="float" office:value="1.7040701343194105" table:formula="of:=1-[.I92]" table:style-name="ce9">
            <text:p>1.704070134</text:p>
          </table:table-cell>
          <table:table-cell office:value-type="float" office:value="2.9038550226793736" table:formula="of:=[.J92]^2" table:style-name="ce9">
            <text:p>2.903855023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0" table:style-name="ce9">
            <text:p>140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169" table:style-name="ce9">
            <text:p>169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3]&lt;=0;-1;1)" table:style-name="ce52">
            <text:p>1</text:p>
          </table:table-cell>
          <table:table-cell office:value-type="float" office:value="1" table:formula="of:=IF([.F93]=[.G93];1;0)" table:style-name="ce52">
            <text:p>1</text:p>
          </table:table-cell>
          <table:table-cell office:value-type="float" office:value="0.38238847106023677" table:formula="of:=[.B93]*[.$B$105]+[.C93]*[.$B$106]+[.D93]*[.$B$107]+[.E93]*[.$B$108]+[.$B$109]" table:style-name="ce6">
            <text:p>0.382388471</text:p>
          </table:table-cell>
          <table:table-cell office:value-type="float" office:value="0.61761152893976323" table:formula="of:=MAX(0;1-[.I93])" table:style-name="ce9">
            <text:p>0.617611529</text:p>
          </table:table-cell>
          <table:table-cell office:value-type="float" office:value="1.3823884710602368" table:formula="of:=[.I93]+1" table:style-name="ce9">
            <text:p>1.382388471</text:p>
          </table:table-cell>
          <table:table-cell office:value-type="float" office:value="0.61761152893976323" table:formula="of:=1-[.I93]" table:style-name="ce9">
            <text:p>0.617611529</text:p>
          </table:table-cell>
          <table:table-cell office:value-type="float" office:value="0.381444000679312" table:formula="of:=[.J93]^2" table:style-name="ce9">
            <text:p>0.381444001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1" table:style-name="ce9">
            <text:p>141</text:p>
          </table:table-cell>
          <table:table-cell office:value-type="float" office:value="63" table:style-name="ce9">
            <text:p>63</text:p>
          </table:table-cell>
          <table:table-cell office:value-type="float" office:value="140" table:style-name="ce9">
            <text:p>140</text:p>
          </table:table-cell>
          <table:table-cell office:value-type="float" office:value="187" table:style-name="ce9">
            <text:p>187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4]&lt;=0;-1;1)" table:style-name="ce52">
            <text:p>-1</text:p>
          </table:table-cell>
          <table:table-cell office:value-type="float" office:value="0" table:formula="of:=IF([.F94]=[.G94];1;0)" table:style-name="ce52">
            <text:p>0</text:p>
          </table:table-cell>
          <table:table-cell office:value-type="float" office:value="-0.14838447334780547" table:formula="of:=[.B94]*[.$B$105]+[.C94]*[.$B$106]+[.D94]*[.$B$107]+[.E94]*[.$B$108]+[.$B$109]" table:style-name="ce6">
            <text:p>-0.148384473</text:p>
          </table:table-cell>
          <table:table-cell office:value-type="float" office:value="1.1483844733478055" table:formula="of:=MAX(0;1-[.I94])" table:style-name="ce9">
            <text:p>1.148384473</text:p>
          </table:table-cell>
          <table:table-cell office:value-type="float" office:value="0.85161552665219453" table:formula="of:=[.I94]+1" table:style-name="ce9">
            <text:p>0.851615527</text:p>
          </table:table-cell>
          <table:table-cell office:value-type="float" office:value="1.1483844733478055" table:formula="of:=1-[.I94]" table:style-name="ce9">
            <text:p>1.148384473</text:p>
          </table:table-cell>
          <table:table-cell office:value-type="float" office:value="1.3187868986263165" table:formula="of:=[.J94]^2" table:style-name="ce9">
            <text:p>1.318786899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2" table:style-name="ce9">
            <text:p>142</text:p>
          </table:table-cell>
          <table:table-cell office:value-type="float" office:value="63" table:style-name="ce9">
            <text:p>63</text:p>
          </table:table-cell>
          <table:table-cell office:value-type="float" office:value="124" table:style-name="ce9">
            <text:p>124</text:p>
          </table:table-cell>
          <table:table-cell office:value-type="float" office:value="197" table:style-name="ce9">
            <text:p>197</text:p>
          </table:table-cell>
          <table:table-cell office:value-type="float" office:value="136" table:style-name="ce9">
            <text:p>13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5]&lt;=0;-1;1)" table:style-name="ce52">
            <text:p>1</text:p>
          </table:table-cell>
          <table:table-cell office:value-type="float" office:value="1" table:formula="of:=IF([.F95]=[.G95];1;0)" table:style-name="ce52">
            <text:p>1</text:p>
          </table:table-cell>
          <table:table-cell office:value-type="float" office:value="0.66483238896412011" table:formula="of:=[.B95]*[.$B$105]+[.C95]*[.$B$106]+[.D95]*[.$B$107]+[.E95]*[.$B$108]+[.$B$109]" table:style-name="ce6">
            <text:p>0.664832389</text:p>
          </table:table-cell>
          <table:table-cell office:value-type="float" office:value="0.33516761103587989" table:formula="of:=MAX(0;1-[.I95])" table:style-name="ce9">
            <text:p>0.335167611</text:p>
          </table:table-cell>
          <table:table-cell office:value-type="float" office:value="1.6648323889641201" table:formula="of:=[.I95]+1" table:style-name="ce9">
            <text:p>1.664832389</text:p>
          </table:table-cell>
          <table:table-cell office:value-type="float" office:value="0.33516761103587989" table:formula="of:=1-[.I95]" table:style-name="ce9">
            <text:p>0.335167611</text:p>
          </table:table-cell>
          <table:table-cell office:value-type="float" office:value="0.11233732748749888" table:formula="of:=[.J95]^2" table:style-name="ce9">
            <text:p>0.112337327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4" table:style-name="ce9">
            <text:p>144</text:p>
          </table:table-cell>
          <table:table-cell office:value-type="float" office:value="59" table:style-name="ce9">
            <text:p>59</text:p>
          </table:table-cell>
          <table:table-cell office:value-type="float" office:value="164" table:style-name="ce9">
            <text:p>164</text:p>
          </table:table-cell>
          <table:table-cell office:value-type="float" office:value="176" table:style-name="ce9">
            <text:p>176</text:p>
          </table:table-cell>
          <table:table-cell office:value-type="float" office:value="90" table:style-name="ce9">
            <text:p>9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6]&lt;=0;-1;1)" table:style-name="ce52">
            <text:p>1</text:p>
          </table:table-cell>
          <table:table-cell office:value-type="float" office:value="1" table:formula="of:=IF([.F96]=[.G96];1;0)" table:style-name="ce52">
            <text:p>1</text:p>
          </table:table-cell>
          <table:table-cell office:value-type="float" office:value="1.1960875194957712" table:formula="of:=[.B96]*[.$B$105]+[.C96]*[.$B$106]+[.D96]*[.$B$107]+[.E96]*[.$B$108]+[.$B$109]" table:style-name="ce6">
            <text:p>1.196087519</text:p>
          </table:table-cell>
          <table:table-cell office:value-type="float" office:value="0" table:formula="of:=MAX(0;1-[.I96])" table:style-name="ce9">
            <text:p>0</text:p>
          </table:table-cell>
          <table:table-cell office:value-type="float" office:value="2.1960875194957712" table:formula="of:=[.I96]+1" table:style-name="ce9">
            <text:p>2.196087519</text:p>
          </table:table-cell>
          <table:table-cell office:value-type="float" office:value="-0.19608751949577119" table:formula="of:=1-[.I96]" table:style-name="ce9">
            <text:p>-0.196087519</text:p>
          </table:table-cell>
          <table:table-cell office:value-type="float" office:value="0" table:formula="of:=[.J96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5" table:style-name="ce9">
            <text:p>145</text:p>
          </table:table-cell>
          <table:table-cell office:value-type="float" office:value="57" table:style-name="ce9">
            <text:p>57</text:p>
          </table:table-cell>
          <table:table-cell office:value-type="float" office:value="140" table:style-name="ce9">
            <text:p>140</text:p>
          </table:table-cell>
          <table:table-cell office:value-type="float" office:value="241" table:style-name="ce9">
            <text:p>241</text:p>
          </table:table-cell>
          <table:table-cell office:value-type="float" office:value="123" table:style-name="ce9">
            <text:p>123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7]&lt;=0;-1;1)" table:style-name="ce52">
            <text:p>1</text:p>
          </table:table-cell>
          <table:table-cell office:value-type="float" office:value="1" table:formula="of:=IF([.F97]=[.G97];1;0)" table:style-name="ce52">
            <text:p>1</text:p>
          </table:table-cell>
          <table:table-cell office:value-type="float" office:value="0.72216510589477245" table:formula="of:=[.B97]*[.$B$105]+[.C97]*[.$B$106]+[.D97]*[.$B$107]+[.E97]*[.$B$108]+[.$B$109]" table:style-name="ce6">
            <text:p>0.722165106</text:p>
          </table:table-cell>
          <table:table-cell office:value-type="float" office:value="0.27783489410522755" table:formula="of:=MAX(0;1-[.I97])" table:style-name="ce9">
            <text:p>0.277834894</text:p>
          </table:table-cell>
          <table:table-cell office:value-type="float" office:value="1.7221651058947725" table:formula="of:=[.I97]+1" table:style-name="ce9">
            <text:p>1.722165106</text:p>
          </table:table-cell>
          <table:table-cell office:value-type="float" office:value="0.27783489410522755" table:formula="of:=1-[.I97]" table:style-name="ce9">
            <text:p>0.277834894</text:p>
          </table:table-cell>
          <table:table-cell office:value-type="float" office:value="7.7192228382463007E-2" table:formula="of:=[.J97]^2" table:style-name="ce9">
            <text:p>0.077192228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6" table:style-name="ce9">
            <text:p>146</text:p>
          </table:table-cell>
          <table:table-cell office:value-type="float" office:value="45" table:style-name="ce9">
            <text:p>45</text:p>
          </table:table-cell>
          <table:table-cell office:value-type="float" office:value="110" table:style-name="ce9">
            <text:p>110</text:p>
          </table:table-cell>
          <table:table-cell office:value-type="float" office:value="264" table:style-name="ce9">
            <text:p>264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8]&lt;=0;-1;1)" table:style-name="ce52">
            <text:p>1</text:p>
          </table:table-cell>
          <table:table-cell office:value-type="float" office:value="1" table:formula="of:=IF([.F98]=[.G98];1;0)" table:style-name="ce52">
            <text:p>1</text:p>
          </table:table-cell>
          <table:table-cell office:value-type="float" office:value="1.2819151056179354" table:formula="of:=[.B98]*[.$B$105]+[.C98]*[.$B$106]+[.D98]*[.$B$107]+[.E98]*[.$B$108]+[.$B$109]" table:style-name="ce6">
            <text:p>1.281915106</text:p>
          </table:table-cell>
          <table:table-cell office:value-type="float" office:value="0" table:formula="of:=MAX(0;1-[.I98])" table:style-name="ce9">
            <text:p>0</text:p>
          </table:table-cell>
          <table:table-cell office:value-type="float" office:value="2.2819151056179354" table:formula="of:=[.I98]+1" table:style-name="ce9">
            <text:p>2.281915106</text:p>
          </table:table-cell>
          <table:table-cell office:value-type="float" office:value="-0.28191510561793542" table:formula="of:=1-[.I98]" table:style-name="ce9">
            <text:p>-0.281915106</text:p>
          </table:table-cell>
          <table:table-cell office:value-type="float" office:value="0" table:formula="of:=[.J98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7" table:style-name="ce9">
            <text:p>147</text:p>
          </table:table-cell>
          <table:table-cell office:value-type="float" office:value="68" table:style-name="ce9">
            <text:p>68</text:p>
          </table:table-cell>
          <table:table-cell office:value-type="float" office:value="144" table:style-name="ce9">
            <text:p>144</text:p>
          </table:table-cell>
          <table:table-cell office:value-type="float" office:value="193" table:style-name="ce9">
            <text:p>193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9]&lt;=0;-1;1)" table:style-name="ce52">
            <text:p>-1</text:p>
          </table:table-cell>
          <table:table-cell office:value-type="float" office:value="0" table:formula="of:=IF([.F99]=[.G99];1;0)" table:style-name="ce52">
            <text:p>0</text:p>
          </table:table-cell>
          <table:table-cell office:value-type="float" office:value="-0.13098326910382596" table:formula="of:=[.B99]*[.$B$105]+[.C99]*[.$B$106]+[.D99]*[.$B$107]+[.E99]*[.$B$108]+[.$B$109]" table:style-name="ce6">
            <text:p>-0.130983269</text:p>
          </table:table-cell>
          <table:table-cell office:value-type="float" office:value="1.130983269103826" table:formula="of:=MAX(0;1-[.I99])" table:style-name="ce9">
            <text:p>1.130983269</text:p>
          </table:table-cell>
          <table:table-cell office:value-type="float" office:value="0.86901673089617404" table:formula="of:=[.I99]+1" table:style-name="ce9">
            <text:p>0.869016731</text:p>
          </table:table-cell>
          <table:table-cell office:value-type="float" office:value="1.130983269103826" table:formula="of:=1-[.I99]" table:style-name="ce9">
            <text:p>1.130983269</text:p>
          </table:table-cell>
          <table:table-cell office:value-type="float" office:value="1.2791231549927773" table:formula="of:=[.J99]^2" table:style-name="ce9">
            <text:p>1.279123155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8" table:style-name="ce9">
            <text:p>148</text:p>
          </table:table-cell>
          <table:table-cell office:value-type="float" office:value="57" table:style-name="ce9">
            <text:p>57</text:p>
          </table:table-cell>
          <table:table-cell office:value-type="float" office:value="130" table:style-name="ce9">
            <text:p>130</text:p>
          </table:table-cell>
          <table:table-cell office:value-type="float" office:value="131" table:style-name="ce9">
            <text:p>131</text:p>
          </table:table-cell>
          <table:table-cell office:value-type="float" office:value="115" table:style-name="ce9">
            <text:p>11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100]&lt;=0;-1;1)" table:style-name="ce52">
            <text:p>1</text:p>
          </table:table-cell>
          <table:table-cell office:value-type="float" office:value="1" table:formula="of:=IF([.F100]=[.G100];1;0)" table:style-name="ce52">
            <text:p>1</text:p>
          </table:table-cell>
          <table:table-cell office:value-type="float" office:value="1.1958494279814396" table:formula="of:=[.B100]*[.$B$105]+[.C100]*[.$B$106]+[.D100]*[.$B$107]+[.E100]*[.$B$108]+[.$B$109]" table:style-name="ce6">
            <text:p>1.195849428</text:p>
          </table:table-cell>
          <table:table-cell office:value-type="float" office:value="0" table:formula="of:=MAX(0;1-[.I100])" table:style-name="ce9">
            <text:p>0</text:p>
          </table:table-cell>
          <table:table-cell office:value-type="float" office:value="2.1958494279814396" table:formula="of:=[.I100]+1" table:style-name="ce9">
            <text:p>2.195849428</text:p>
          </table:table-cell>
          <table:table-cell office:value-type="float" office:value="-0.19584942798143956" table:formula="of:=1-[.I100]" table:style-name="ce9">
            <text:p>-0.195849428</text:p>
          </table:table-cell>
          <table:table-cell office:value-type="float" office:value="0" table:formula="of:=[.J100]^2" table:style-name="ce9">
            <text:p>0</text:p>
          </table:table-cell>
          <table:table-cell table:style-name="ce54"/>
          <table:table-cell table:number-columns-repeated="16370"/>
        </table:table-row>
        <table:table-row table:style-name="ro1">
          <table:table-cell office:value-type="float" office:value="149" table:style-name="ce9">
            <text:p>149</text:p>
          </table:table-cell>
          <table:table-cell office:value-type="float" office:value="57" table:style-name="ce9">
            <text:p>57</text:p>
          </table:table-cell>
          <table:table-cell office:value-type="float" office:value="130" table:style-name="ce9">
            <text:p>130</text:p>
          </table:table-cell>
          <table:table-cell office:value-type="float" office:value="236" table:style-name="ce9">
            <text:p>236</text:p>
          </table:table-cell>
          <table:table-cell office:value-type="float" office:value="174" table:style-name="ce9">
            <text:p>17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101]&lt;=0;-1;1)" table:style-name="ce52">
            <text:p>-1</text:p>
          </table:table-cell>
          <table:table-cell office:value-type="float" office:value="0" table:formula="of:=IF([.F101]=[.G101];1;0)" table:style-name="ce55">
            <text:p>0</text:p>
          </table:table-cell>
          <table:table-cell office:value-type="float" office:value="-0.96566369712144962" table:formula="of:=[.B101]*[.$B$105]+[.C101]*[.$B$106]+[.D101]*[.$B$107]+[.E101]*[.$B$108]+[.$B$109]" table:style-name="ce6">
            <text:p>-0.965663697</text:p>
          </table:table-cell>
          <table:table-cell office:value-type="float" office:value="1.9656636971214496" table:formula="of:=MAX(0;1-[.I101])" table:style-name="ce9">
            <text:p>1.965663697</text:p>
          </table:table-cell>
          <table:table-cell office:value-type="float" office:value="3.4336302878550384E-2" table:formula="of:=[.I101]+1" table:style-name="ce9">
            <text:p>0.034336303</text:p>
          </table:table-cell>
          <table:table-cell office:value-type="float" office:value="1.9656636971214496" table:formula="of:=1-[.I101]" table:style-name="ce9">
            <text:p>1.965663697</text:p>
          </table:table-cell>
          <table:table-cell office:value-type="float" office:value="3.863833770181166" table:formula="of:=[.J101]^2" table:style-name="ce9">
            <text:p>3.86383377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7" table:style-name="ce1"/>
          <table:table-cell office:value-type="float" office:value="64" table:formula="of:=SUM([.H2:.H101])" table:style-name="ce16">
            <text:p>6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number-columns-repeated="2" table:style-name="ce18"/>
          <table:table-cell table:number-columns-repeated="16379" table:style-name="ce1"/>
        </table:table-row>
        <table:table-row table:style-name="ro1">
          <table:table-cell office:value-type="string" table:style-name="ce56">
            <text:p>Decision</text:p>
          </table:table-cell>
          <table:table-cell table:style-name="ce18"/>
          <table:table-cell table:style-name="ce1"/>
          <table:table-cell office:value-type="string" table:style-name="ce56">
            <text:p>Accuracy</text:p>
          </table:table-cell>
          <table:table-cell table:style-name="ce18"/>
          <table:table-cell table:number-columns-repeated="16379" table:style-name="ce1"/>
        </table:table-row>
        <table:table-row table:style-name="ro1">
          <table:table-cell office:value-type="string" table:style-name="ce24">
            <text:p>Age</text:p>
          </table:table-cell>
          <table:table-cell office:value-type="float" office:value="2.9723175762749422E-3" table:style-name="ce16">
            <text:p>0.002972318</text:p>
          </table:table-cell>
          <table:table-cell table:style-name="ce22"/>
          <table:table-cell office:value-type="float" office:value="64" table:formula="of:=([.H102]/100)*100" table:style-name="ce16">
            <text:p>64</text:p>
          </table:table-cell>
          <table:table-cell table:style-name="ce18"/>
          <table:table-cell table:number-columns-repeated="16379" table:style-name="ce1"/>
        </table:table-row>
        <table:table-row table:style-name="ro1">
          <table:table-cell office:value-type="string" table:style-name="ce24">
            <text:p>Blood Pressure</text:p>
          </table:table-cell>
          <table:table-cell office:value-type="float" office:value="-3.0534777961294481E-2" table:style-name="ce16">
            <text:p>-0.030534778</text:p>
          </table:table-cell>
          <table:table-cell table:style-name="ce1"/>
          <table:table-cell table:number-columns-repeated="2" table:style-name="ce18"/>
          <table:table-cell table:number-columns-repeated="16379" table:style-name="ce1"/>
        </table:table-row>
        <table:table-row table:style-name="ro1">
          <table:table-cell office:value-type="string" table:style-name="ce24">
            <text:p>Cholesterol</text:p>
          </table:table-cell>
          <table:table-cell office:value-type="float" office:value="1.3026989371457474E-3" table:style-name="ce16">
            <text:p>0.0013026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Max Heart Rate</text:p>
          </table:table-cell>
          <table:table-cell office:value-type="float" office:value="-3.8954178194969387E-2" table:style-name="ce16">
            <text:p>-0.0389541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5">
            <text:p>Intercept</text:p>
          </table:table-cell>
          <table:table-cell office:value-type="float" office:value="9.3050253927574378" table:style-name="ce16">
            <text:p>9.305025393</text:p>
          </table:table-cell>
          <table:table-cell table:number-columns-repeated="16382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Test_Data_Model_3" table:style-name="ta1">
        <table:table-column table:style-name="co11" table:default-cell-style-name="ce1"/>
        <table:table-column table:style-name="co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17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Patient #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Blood Pressure</text:p>
          </table:table-cell>
          <table:table-cell office:value-type="string" table:style-name="ce3">
            <text:p>Cholesterol</text:p>
          </table:table-cell>
          <table:table-cell office:value-type="string" table:style-name="ce3">
            <text:p>Max Heart Rate</text:p>
          </table:table-cell>
          <table:table-cell office:value-type="string" table:style-name="ce47">
            <text:p>Diagnosis (Observed)</text:p>
          </table:table-cell>
          <table:table-cell office:value-type="string" table:style-name="ce46">
            <text:p>Diagnosis (Predicted)</text:p>
          </table:table-cell>
          <table:table-cell office:value-type="string" table:style-name="ce46">
            <text:p>If(Observed=Predicted)</text:p>
          </table:table-cell>
          <table:table-cell office:value-type="string" table:style-name="ce49">
            <text:p>f(x,k)</text:p>
          </table:table-cell>
          <table:table-cell office:value-type="string" table:style-name="ce3">
            <text:p>f(x,k)+1</text:p>
          </table:table-cell>
          <table:table-cell office:value-type="string" table:style-name="ce47">
            <text:p>1-f(x,k)</text:p>
          </table:table-cell>
          <table:table-cell office:value-type="string" table:style-name="ce49">
            <text:p>Lambda</text:p>
          </table:table-cell>
          <table:table-cell table:number-columns-repeated="16372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64" table:style-name="ce6">
            <text:p>64</text:p>
          </table:table-cell>
          <table:table-cell office:value-type="float" office:value="140" table:style-name="ce6">
            <text:p>140</text:p>
          </table:table-cell>
          <table:table-cell office:value-type="float" office:value="313" table:style-name="ce6">
            <text:p>313</text:p>
          </table:table-cell>
          <table:table-cell office:value-type="float" office:value="133" table:style-name="ce6">
            <text:p>133</text:p>
          </table:table-cell>
          <table:table-cell office:value-type="float" office:value="-1" table:style-name="ce31">
            <text:p>-1</text:p>
          </table:table-cell>
          <table:table-cell office:value-type="float" office:value="1" table:formula="of:=IF([.I2]&lt;=0;-1;1)" table:style-name="ce32">
            <text:p>1</text:p>
          </table:table-cell>
          <table:table-cell office:value-type="float" office:value="0" table:formula="of:=IF([.F2]=[.G2];1;0)" table:style-name="ce32">
            <text:p>0</text:p>
          </table:table-cell>
          <table:table-cell office:value-type="float" office:value="0.44722386808654768" table:formula="of:=[.$B$105]*[.B2]+[.$B$106]*[.C2]+[.$B$107]*[.D2]+[.$B$108]*[.E2]+[.$B$109]" table:style-name="ce6">
            <text:p>0.447223868</text:p>
          </table:table-cell>
          <table:table-cell office:value-type="float" office:value="1.4472238680865477" table:formula="of:=[.I2]+1" table:style-name="ce6">
            <text:p>1.447223868</text:p>
          </table:table-cell>
          <table:table-cell office:value-type="float" office:value="0.55277613191345232" table:formula="of:=1-[.I2]" table:style-name="ce6">
            <text:p>0.552776132</text:p>
          </table:table-cell>
          <table:table-cell office:value-type="float" office:value="70" table:style-name="ce6">
            <text:p>70</text:p>
          </table:table-cell>
          <table:table-cell table:number-columns-repeated="16372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43" table:style-name="ce9">
            <text:p>43</text:p>
          </table:table-cell>
          <table:table-cell office:value-type="float" office:value="110" table:style-name="ce9">
            <text:p>110</text:p>
          </table:table-cell>
          <table:table-cell office:value-type="float" office:value="211" table:style-name="ce9">
            <text:p>211</text:p>
          </table:table-cell>
          <table:table-cell office:value-type="float" office:value="161" table:style-name="ce9">
            <text:p>161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]&lt;=0;-1;1)" table:style-name="ce32">
            <text:p>1</text:p>
          </table:table-cell>
          <table:table-cell office:value-type="float" office:value="0" table:formula="of:=IF([.F3]=[.G3];1;0)" table:style-name="ce32">
            <text:p>0</text:p>
          </table:table-cell>
          <table:table-cell office:value-type="float" office:value="7.7256256786835564E-2" table:formula="of:=[.$B$105]*[.B3]+[.$B$106]*[.C3]+[.$B$107]*[.D3]+[.$B$108]*[.E3]+[.$B$109]" table:style-name="ce9">
            <text:p>0.077256257</text:p>
          </table:table-cell>
          <table:table-cell office:value-type="float" office:value="1.0772562567868356" table:formula="of:=[.I3]+1" table:style-name="ce9">
            <text:p>1.077256257</text:p>
          </table:table-cell>
          <table:table-cell office:value-type="float" office:value="0.92274374321316444" table:formula="of:=1-[.I3]" table:style-name="ce9">
            <text:p>0.92274374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55" table:style-name="ce9">
            <text:p>55</text:p>
          </table:table-cell>
          <table:table-cell office:value-type="float" office:value="130" table:style-name="ce9">
            <text:p>130</text:p>
          </table:table-cell>
          <table:table-cell office:value-type="float" office:value="262" table:style-name="ce9">
            <text:p>262</text:p>
          </table:table-cell>
          <table:table-cell office:value-type="float" office:value="155" table:style-name="ce9">
            <text:p>155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]&lt;=0;-1;1)" table:style-name="ce32">
            <text:p>-1</text:p>
          </table:table-cell>
          <table:table-cell office:value-type="float" office:value="1" table:formula="of:=IF([.F4]=[.G4];1;0)" table:style-name="ce32">
            <text:p>1</text:p>
          </table:table-cell>
          <table:table-cell office:value-type="float" office:value="-0.1976087767320589" table:formula="of:=[.$B$105]*[.B4]+[.$B$106]*[.C4]+[.$B$107]*[.D4]+[.$B$108]*[.E4]+[.$B$109]" table:style-name="ce9">
            <text:p>-0.197608777</text:p>
          </table:table-cell>
          <table:table-cell office:value-type="float" office:value="0.8023912232679411" table:formula="of:=[.I4]+1" table:style-name="ce9">
            <text:p>0.802391223</text:p>
          </table:table-cell>
          <table:table-cell office:value-type="float" office:value="1.1976087767320589" table:formula="of:=1-[.I4]" table:style-name="ce9">
            <text:p>1.19760877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37" table:style-name="ce9">
            <text:p>37</text:p>
          </table:table-cell>
          <table:table-cell office:value-type="float" office:value="120" table:style-name="ce9">
            <text:p>120</text:p>
          </table:table-cell>
          <table:table-cell office:value-type="float" office:value="215" table:style-name="ce9">
            <text:p>215</text:p>
          </table:table-cell>
          <table:table-cell office:value-type="float" office:value="170" table:style-name="ce9">
            <text:p>170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]&lt;=0;-1;1)" table:style-name="ce32">
            <text:p>-1</text:p>
          </table:table-cell>
          <table:table-cell office:value-type="float" office:value="1" table:formula="of:=IF([.F5]=[.G5];1;0)" table:style-name="ce32">
            <text:p>1</text:p>
          </table:table-cell>
          <table:table-cell office:value-type="float" office:value="-0.59130224019091493" table:formula="of:=[.$B$105]*[.B5]+[.$B$106]*[.C5]+[.$B$107]*[.D5]+[.$B$108]*[.E5]+[.$B$109]" table:style-name="ce9">
            <text:p>-0.59130224</text:p>
          </table:table-cell>
          <table:table-cell office:value-type="float" office:value="0.40869775980908507" table:formula="of:=[.I5]+1" table:style-name="ce9">
            <text:p>0.40869776</text:p>
          </table:table-cell>
          <table:table-cell office:value-type="float" office:value="1.5913022401909149" table:formula="of:=1-[.I5]" table:style-name="ce9">
            <text:p>1.5913022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41" table:style-name="ce9">
            <text:p>41</text:p>
          </table:table-cell>
          <table:table-cell office:value-type="float" office:value="130" table:style-name="ce9">
            <text:p>130</text:p>
          </table:table-cell>
          <table:table-cell office:value-type="float" office:value="214" table:style-name="ce9">
            <text:p>214</text:p>
          </table:table-cell>
          <table:table-cell office:value-type="float" office:value="168" table:style-name="ce9">
            <text:p>168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6]&lt;=0;-1;1)" table:style-name="ce32">
            <text:p>-1</text:p>
          </table:table-cell>
          <table:table-cell office:value-type="float" office:value="1" table:formula="of:=IF([.F6]=[.G6];1;0)" table:style-name="ce32">
            <text:p>1</text:p>
          </table:table-cell>
          <table:table-cell office:value-type="float" office:value="-0.80815509274027342" table:formula="of:=[.$B$105]*[.B6]+[.$B$106]*[.C6]+[.$B$107]*[.D6]+[.$B$108]*[.E6]+[.$B$109]" table:style-name="ce9">
            <text:p>-0.808155093</text:p>
          </table:table-cell>
          <table:table-cell office:value-type="float" office:value="0.19184490725972658" table:formula="of:=[.I6]+1" table:style-name="ce9">
            <text:p>0.191844907</text:p>
          </table:table-cell>
          <table:table-cell office:value-type="float" office:value="1.8081550927402734" table:formula="of:=1-[.I6]" table:style-name="ce9">
            <text:p>1.80815509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193" table:style-name="ce9">
            <text:p>193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7]&lt;=0;-1;1)" table:style-name="ce32">
            <text:p>-1</text:p>
          </table:table-cell>
          <table:table-cell office:value-type="float" office:value="1" table:formula="of:=IF([.F7]=[.G7];1;0)" table:style-name="ce32">
            <text:p>1</text:p>
          </table:table-cell>
          <table:table-cell office:value-type="float" office:value="-0.25185415064819594" table:formula="of:=[.$B$105]*[.B7]+[.$B$106]*[.C7]+[.$B$107]*[.D7]+[.$B$108]*[.E7]+[.$B$109]" table:style-name="ce9">
            <text:p>-0.251854151</text:p>
          </table:table-cell>
          <table:table-cell office:value-type="float" office:value="0.74814584935180406" table:formula="of:=[.I7]+1" table:style-name="ce9">
            <text:p>0.748145849</text:p>
          </table:table-cell>
          <table:table-cell office:value-type="float" office:value="1.2518541506481959" table:formula="of:=1-[.I7]" table:style-name="ce9">
            <text:p>1.25185415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46" table:style-name="ce9">
            <text:p>46</text:p>
          </table:table-cell>
          <table:table-cell office:value-type="float" office:value="105" table:style-name="ce9">
            <text:p>105</text:p>
          </table:table-cell>
          <table:table-cell office:value-type="float" office:value="204" table:style-name="ce9">
            <text:p>204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8]&lt;=0;-1;1)" table:style-name="ce32">
            <text:p>-1</text:p>
          </table:table-cell>
          <table:table-cell office:value-type="float" office:value="1" table:formula="of:=IF([.F8]=[.G8];1;0)" table:style-name="ce32">
            <text:p>1</text:p>
          </table:table-cell>
          <table:table-cell office:value-type="float" office:value="-0.19876775079112718" table:formula="of:=[.$B$105]*[.B8]+[.$B$106]*[.C8]+[.$B$107]*[.D8]+[.$B$108]*[.E8]+[.$B$109]" table:style-name="ce9">
            <text:p>-0.198767751</text:p>
          </table:table-cell>
          <table:table-cell office:value-type="float" office:value="0.80123224920887282" table:formula="of:=[.I8]+1" table:style-name="ce9">
            <text:p>0.801232249</text:p>
          </table:table-cell>
          <table:table-cell office:value-type="float" office:value="1.1987677507911272" table:formula="of:=1-[.I8]" table:style-name="ce9">
            <text:p>1.19876775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46" table:style-name="ce9">
            <text:p>46</text:p>
          </table:table-cell>
          <table:table-cell office:value-type="float" office:value="138" table:style-name="ce9">
            <text:p>138</text:p>
          </table:table-cell>
          <table:table-cell office:value-type="float" office:value="243" table:style-name="ce9">
            <text:p>243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9]&lt;=0;-1;1)" table:style-name="ce32">
            <text:p>-1</text:p>
          </table:table-cell>
          <table:table-cell office:value-type="float" office:value="1" table:formula="of:=IF([.F9]=[.G9];1;0)" table:style-name="ce32">
            <text:p>1</text:p>
          </table:table-cell>
          <table:table-cell office:value-type="float" office:value="-0.37652660882369737" table:formula="of:=[.$B$105]*[.B9]+[.$B$106]*[.C9]+[.$B$107]*[.D9]+[.$B$108]*[.E9]+[.$B$109]" table:style-name="ce9">
            <text:p>-0.376526609</text:p>
          </table:table-cell>
          <table:table-cell office:value-type="float" office:value="0.62347339117630263" table:formula="of:=[.I9]+1" table:style-name="ce9">
            <text:p>0.623473391</text:p>
          </table:table-cell>
          <table:table-cell office:value-type="float" office:value="1.3765266088236974" table:formula="of:=1-[.I9]" table:style-name="ce9">
            <text:p>1.376526609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64" table:style-name="ce9">
            <text:p>64</text:p>
          </table:table-cell>
          <table:table-cell office:value-type="float" office:value="130" table:style-name="ce9">
            <text:p>130</text:p>
          </table:table-cell>
          <table:table-cell office:value-type="float" office:value="303" table:style-name="ce9">
            <text:p>303</text:p>
          </table:table-cell>
          <table:table-cell office:value-type="float" office:value="122" table:style-name="ce9">
            <text:p>122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0]&lt;=0;-1;1)" table:style-name="ce32">
            <text:p>1</text:p>
          </table:table-cell>
          <table:table-cell office:value-type="float" office:value="0" table:formula="of:=IF([.F10]=[.G10];1;0)" table:style-name="ce32">
            <text:p>0</text:p>
          </table:table-cell>
          <table:table-cell office:value-type="float" office:value="1.1680406201290978" table:formula="of:=[.$B$105]*[.B10]+[.$B$106]*[.C10]+[.$B$107]*[.D10]+[.$B$108]*[.E10]+[.$B$109]" table:style-name="ce9">
            <text:p>1.16804062</text:p>
          </table:table-cell>
          <table:table-cell office:value-type="float" office:value="2.1680406201290978" table:formula="of:=[.I10]+1" table:style-name="ce9">
            <text:p>2.16804062</text:p>
          </table:table-cell>
          <table:table-cell office:value-type="float" office:value="-0.16804062012909782" table:formula="of:=1-[.I10]" table:style-name="ce9">
            <text:p>-0.1680406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7" table:style-name="ce9">
            <text:p>67</text:p>
          </table:table-cell>
          <table:table-cell office:value-type="float" office:value="59" table:style-name="ce9">
            <text:p>59</text:p>
          </table:table-cell>
          <table:table-cell office:value-type="float" office:value="138" table:style-name="ce9">
            <text:p>138</text:p>
          </table:table-cell>
          <table:table-cell office:value-type="float" office:value="271" table:style-name="ce9">
            <text:p>271</text:p>
          </table:table-cell>
          <table:table-cell office:value-type="float" office:value="182" table:style-name="ce9">
            <text:p>18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1]&lt;=0;-1;1)" table:style-name="ce32">
            <text:p>-1</text:p>
          </table:table-cell>
          <table:table-cell office:value-type="float" office:value="1" table:formula="of:=IF([.F11]=[.G11];1;0)" table:style-name="ce32">
            <text:p>1</text:p>
          </table:table-cell>
          <table:table-cell office:value-type="float" office:value="-1.4700362500857196" table:formula="of:=[.$B$105]*[.B11]+[.$B$106]*[.C11]+[.$B$107]*[.D11]+[.$B$108]*[.E11]+[.$B$109]" table:style-name="ce9">
            <text:p>-1.47003625</text:p>
          </table:table-cell>
          <table:table-cell office:value-type="float" office:value="-0.47003625008571959" table:formula="of:=[.I11]+1" table:style-name="ce9">
            <text:p>-0.47003625</text:p>
          </table:table-cell>
          <table:table-cell office:value-type="float" office:value="2.4700362500857196" table:formula="of:=1-[.I11]" table:style-name="ce9">
            <text:p>2.4700362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41" table:style-name="ce9">
            <text:p>41</text:p>
          </table:table-cell>
          <table:table-cell office:value-type="float" office:value="112" table:style-name="ce9">
            <text:p>112</text:p>
          </table:table-cell>
          <table:table-cell office:value-type="float" office:value="268" table:style-name="ce9">
            <text:p>268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2]&lt;=0;-1;1)" table:style-name="ce32">
            <text:p>-1</text:p>
          </table:table-cell>
          <table:table-cell office:value-type="float" office:value="1" table:formula="of:=IF([.F12]=[.G12];1;0)" table:style-name="ce32">
            <text:p>1</text:p>
          </table:table-cell>
          <table:table-cell office:value-type="float" office:value="-0.34400005588228844" table:formula="of:=[.$B$105]*[.B12]+[.$B$106]*[.C12]+[.$B$107]*[.D12]+[.$B$108]*[.E12]+[.$B$109]" table:style-name="ce9">
            <text:p>-0.344000056</text:p>
          </table:table-cell>
          <table:table-cell office:value-type="float" office:value="0.65599994411771156" table:formula="of:=[.I12]+1" table:style-name="ce9">
            <text:p>0.655999944</text:p>
          </table:table-cell>
          <table:table-cell office:value-type="float" office:value="1.3440000558822884" table:formula="of:=1-[.I12]" table:style-name="ce9">
            <text:p>1.34400005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54" table:style-name="ce9">
            <text:p>54</text:p>
          </table:table-cell>
          <table:table-cell office:value-type="float" office:value="108" table:style-name="ce9">
            <text:p>108</text:p>
          </table:table-cell>
          <table:table-cell office:value-type="float" office:value="267" table:style-name="ce9">
            <text:p>267</text:p>
          </table:table-cell>
          <table:table-cell office:value-type="float" office:value="167" table:style-name="ce9">
            <text:p>167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3]&lt;=0;-1;1)" table:style-name="ce32">
            <text:p>1</text:p>
          </table:table-cell>
          <table:table-cell office:value-type="float" office:value="0" table:formula="of:=IF([.F13]=[.G13];1;0)" table:style-name="ce32">
            <text:p>0</text:p>
          </table:table-cell>
          <table:table-cell office:value-type="float" office:value="1.0247381848534687E-2" table:formula="of:=[.$B$105]*[.B13]+[.$B$106]*[.C13]+[.$B$107]*[.D13]+[.$B$108]*[.E13]+[.$B$109]" table:style-name="ce9">
            <text:p>0.010247382</text:p>
          </table:table-cell>
          <table:table-cell office:value-type="float" office:value="1.0102473818485347" table:formula="of:=[.I13]+1" table:style-name="ce9">
            <text:p>1.010247382</text:p>
          </table:table-cell>
          <table:table-cell office:value-type="float" office:value="0.98975261815146531" table:formula="of:=1-[.I13]" table:style-name="ce9">
            <text:p>0.98975261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float" office:value="39" table:style-name="ce9">
            <text:p>39</text:p>
          </table:table-cell>
          <table:table-cell office:value-type="float" office:value="94" table:style-name="ce9">
            <text:p>94</text:p>
          </table:table-cell>
          <table:table-cell office:value-type="float" office:value="199" table:style-name="ce9">
            <text:p>199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4]&lt;=0;-1;1)" table:style-name="ce32">
            <text:p>-1</text:p>
          </table:table-cell>
          <table:table-cell office:value-type="float" office:value="1" table:formula="of:=IF([.F14]=[.G14];1;0)" table:style-name="ce32">
            <text:p>1</text:p>
          </table:table-cell>
          <table:table-cell office:value-type="float" office:value="-0.16288415827096969" table:formula="of:=[.$B$105]*[.B14]+[.$B$106]*[.C14]+[.$B$107]*[.D14]+[.$B$108]*[.E14]+[.$B$109]" table:style-name="ce9">
            <text:p>-0.162884158</text:p>
          </table:table-cell>
          <table:table-cell office:value-type="float" office:value="0.83711584172903031" table:formula="of:=[.I14]+1" table:style-name="ce9">
            <text:p>0.837115842</text:p>
          </table:table-cell>
          <table:table-cell office:value-type="float" office:value="1.1628841582709697" table:formula="of:=1-[.I14]" table:style-name="ce9">
            <text:p>1.16288415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3" table:style-name="ce9">
            <text:p>73</text:p>
          </table:table-cell>
          <table:table-cell office:value-type="float" office:value="34" table:style-name="ce9">
            <text:p>34</text:p>
          </table:table-cell>
          <table:table-cell office:value-type="float" office:value="118" table:style-name="ce9">
            <text:p>118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9">
            <text:p>19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5]&lt;=0;-1;1)" table:style-name="ce32">
            <text:p>-1</text:p>
          </table:table-cell>
          <table:table-cell office:value-type="float" office:value="1" table:formula="of:=IF([.F15]=[.G15];1;0)" table:style-name="ce32">
            <text:p>1</text:p>
          </table:table-cell>
          <table:table-cell office:value-type="float" office:value="-1.4026550517454019" table:formula="of:=[.$B$105]*[.B15]+[.$B$106]*[.C15]+[.$B$107]*[.D15]+[.$B$108]*[.E15]+[.$B$109]" table:style-name="ce9">
            <text:p>-1.402655052</text:p>
          </table:table-cell>
          <table:table-cell office:value-type="float" office:value="-0.40265505174540195" table:formula="of:=[.I15]+1" table:style-name="ce9">
            <text:p>-0.402655052</text:p>
          </table:table-cell>
          <table:table-cell office:value-type="float" office:value="2.4026550517454019" table:formula="of:=1-[.I15]" table:style-name="ce9">
            <text:p>2.40265505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47" table:style-name="ce9">
            <text:p>47</text:p>
          </table:table-cell>
          <table:table-cell office:value-type="float" office:value="112" table:style-name="ce9">
            <text:p>112</text:p>
          </table:table-cell>
          <table:table-cell office:value-type="float" office:value="204" table:style-name="ce9">
            <text:p>204</text:p>
          </table:table-cell>
          <table:table-cell office:value-type="float" office:value="143" table:style-name="ce9">
            <text:p>143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6]&lt;=0;-1;1)" table:style-name="ce32">
            <text:p>1</text:p>
          </table:table-cell>
          <table:table-cell office:value-type="float" office:value="0" table:formula="of:=IF([.F16]=[.G16];1;0)" table:style-name="ce32">
            <text:p>0</text:p>
          </table:table-cell>
          <table:table-cell office:value-type="float" office:value="0.72013228645283078" table:formula="of:=[.$B$105]*[.B16]+[.$B$106]*[.C16]+[.$B$107]*[.D16]+[.$B$108]*[.E16]+[.$B$109]" table:style-name="ce9">
            <text:p>0.720132286</text:p>
          </table:table-cell>
          <table:table-cell office:value-type="float" office:value="1.7201322864528308" table:formula="of:=[.I16]+1" table:style-name="ce9">
            <text:p>1.720132286</text:p>
          </table:table-cell>
          <table:table-cell office:value-type="float" office:value="0.27986771354716922" table:formula="of:=1-[.I16]" table:style-name="ce9">
            <text:p>0.27986771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67" table:style-name="ce9">
            <text:p>67</text:p>
          </table:table-cell>
          <table:table-cell office:value-type="float" office:value="152" table:style-name="ce9">
            <text:p>152</text:p>
          </table:table-cell>
          <table:table-cell office:value-type="float" office:value="277" table:style-name="ce9">
            <text:p>277</text:p>
          </table:table-cell>
          <table:table-cell office:value-type="float" office:value="172" table:style-name="ce9">
            <text:p>17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7]&lt;=0;-1;1)" table:style-name="ce32">
            <text:p>-1</text:p>
          </table:table-cell>
          <table:table-cell office:value-type="float" office:value="1" table:formula="of:=IF([.F17]=[.G17];1;0)" table:style-name="ce32">
            <text:p>1</text:p>
          </table:table-cell>
          <table:table-cell office:value-type="float" office:value="-1.4763866257732499" table:formula="of:=[.$B$105]*[.B17]+[.$B$106]*[.C17]+[.$B$107]*[.D17]+[.$B$108]*[.E17]+[.$B$109]" table:style-name="ce9">
            <text:p>-1.476386626</text:p>
          </table:table-cell>
          <table:table-cell office:value-type="float" office:value="-0.47638662577324986" table:formula="of:=[.I17]+1" table:style-name="ce9">
            <text:p>-0.476386626</text:p>
          </table:table-cell>
          <table:table-cell office:value-type="float" office:value="2.4763866257732499" table:formula="of:=1-[.I17]" table:style-name="ce9">
            <text:p>2.47638662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52" table:style-name="ce9">
            <text:p>52</text:p>
          </table:table-cell>
          <table:table-cell office:value-type="float" office:value="136" table:style-name="ce9">
            <text:p>136</text:p>
          </table:table-cell>
          <table:table-cell office:value-type="float" office:value="196" table:style-name="ce9">
            <text:p>196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18]&lt;=0;-1;1)" table:style-name="ce32">
            <text:p>-1</text:p>
          </table:table-cell>
          <table:table-cell office:value-type="float" office:value="1" table:formula="of:=IF([.F18]=[.G18];1;0)" table:style-name="ce32">
            <text:p>1</text:p>
          </table:table-cell>
          <table:table-cell office:value-type="float" office:value="-1.0210710233815217" table:formula="of:=[.$B$105]*[.B18]+[.$B$106]*[.C18]+[.$B$107]*[.D18]+[.$B$108]*[.E18]+[.$B$109]" table:style-name="ce9">
            <text:p>-1.021071023</text:p>
          </table:table-cell>
          <table:table-cell office:value-type="float" office:value="-2.107102338152167E-2" table:formula="of:=[.I18]+1" table:style-name="ce9">
            <text:p>-0.021071023</text:p>
          </table:table-cell>
          <table:table-cell office:value-type="float" office:value="2.0210710233815217" table:formula="of:=1-[.I18]" table:style-name="ce9">
            <text:p>2.02107102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74" table:style-name="ce9">
            <text:p>74</text:p>
          </table:table-cell>
          <table:table-cell office:value-type="float" office:value="120" table:style-name="ce9">
            <text:p>120</text:p>
          </table:table-cell>
          <table:table-cell office:value-type="float" office:value="269" table:style-name="ce9">
            <text:p>269</text:p>
          </table:table-cell>
          <table:table-cell office:value-type="float" office:value="121" table:style-name="ce9">
            <text:p>121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19]&lt;=0;-1;1)" table:style-name="ce32">
            <text:p>1</text:p>
          </table:table-cell>
          <table:table-cell office:value-type="float" office:value="0" table:formula="of:=IF([.F19]=[.G19];1;0)" table:style-name="ce32">
            <text:p>0</text:p>
          </table:table-cell>
          <table:table-cell office:value-type="float" office:value="1.4977739956046063" table:formula="of:=[.$B$105]*[.B19]+[.$B$106]*[.C19]+[.$B$107]*[.D19]+[.$B$108]*[.E19]+[.$B$109]" table:style-name="ce9">
            <text:p>1.497773996</text:p>
          </table:table-cell>
          <table:table-cell office:value-type="float" office:value="2.4977739956046063" table:formula="of:=[.I19]+1" table:style-name="ce9">
            <text:p>2.497773996</text:p>
          </table:table-cell>
          <table:table-cell office:value-type="float" office:value="-0.49777399560460633" table:formula="of:=1-[.I19]" table:style-name="ce9">
            <text:p>-0.49777399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54" table:style-name="ce9">
            <text:p>54</text:p>
          </table:table-cell>
          <table:table-cell office:value-type="float" office:value="160" table:style-name="ce9">
            <text:p>160</text:p>
          </table:table-cell>
          <table:table-cell office:value-type="float" office:value="201" table:style-name="ce9">
            <text:p>201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0]&lt;=0;-1;1)" table:style-name="ce32">
            <text:p>-1</text:p>
          </table:table-cell>
          <table:table-cell office:value-type="float" office:value="1" table:formula="of:=IF([.F20]=[.G20];1;0)" table:style-name="ce32">
            <text:p>1</text:p>
          </table:table-cell>
          <table:table-cell office:value-type="float" office:value="-1.5077224999447658" table:formula="of:=[.$B$105]*[.B20]+[.$B$106]*[.C20]+[.$B$107]*[.D20]+[.$B$108]*[.E20]+[.$B$109]" table:style-name="ce9">
            <text:p>-1.5077225</text:p>
          </table:table-cell>
          <table:table-cell office:value-type="float" office:value="-0.50772249994476581" table:formula="of:=[.I20]+1" table:style-name="ce9">
            <text:p>-0.5077225</text:p>
          </table:table-cell>
          <table:table-cell office:value-type="float" office:value="2.5077224999447658" table:formula="of:=1-[.I20]" table:style-name="ce9">
            <text:p>2.507722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float" office:value="49" table:style-name="ce9">
            <text:p>49</text:p>
          </table:table-cell>
          <table:table-cell office:value-type="float" office:value="134" table:style-name="ce9">
            <text:p>134</text:p>
          </table:table-cell>
          <table:table-cell office:value-type="float" office:value="271" table:style-name="ce9">
            <text:p>271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1]&lt;=0;-1;1)" table:style-name="ce32">
            <text:p>-1</text:p>
          </table:table-cell>
          <table:table-cell office:value-type="float" office:value="1" table:formula="of:=IF([.F21]=[.G21];1;0)" table:style-name="ce32">
            <text:p>1</text:p>
          </table:table-cell>
          <table:table-cell office:value-type="float" office:value="-0.59853675371945414" table:formula="of:=[.$B$105]*[.B21]+[.$B$106]*[.C21]+[.$B$107]*[.D21]+[.$B$108]*[.E21]+[.$B$109]" table:style-name="ce9">
            <text:p>-0.598536754</text:p>
          </table:table-cell>
          <table:table-cell office:value-type="float" office:value="0.40146324628054586" table:formula="of:=[.I21]+1" table:style-name="ce9">
            <text:p>0.401463246</text:p>
          </table:table-cell>
          <table:table-cell office:value-type="float" office:value="1.5985367537194541" table:formula="of:=1-[.I21]" table:style-name="ce9">
            <text:p>1.59853675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float" office:value="42" table:style-name="ce9">
            <text:p>42</text:p>
          </table:table-cell>
          <table:table-cell office:value-type="float" office:value="120" table:style-name="ce9">
            <text:p>120</text:p>
          </table:table-cell>
          <table:table-cell office:value-type="float" office:value="295" table:style-name="ce9">
            <text:p>295</text:p>
          </table:table-cell>
          <table:table-cell office:value-type="float" office:value="162" table:style-name="ce9">
            <text:p>16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2]&lt;=0;-1;1)" table:style-name="ce32">
            <text:p>-1</text:p>
          </table:table-cell>
          <table:table-cell office:value-type="float" office:value="1" table:formula="of:=IF([.F22]=[.G22];1;0)" table:style-name="ce32">
            <text:p>1</text:p>
          </table:table-cell>
          <table:table-cell office:value-type="float" office:value="-0.16059131052108278" table:formula="of:=[.$B$105]*[.B22]+[.$B$106]*[.C22]+[.$B$107]*[.D22]+[.$B$108]*[.E22]+[.$B$109]" table:style-name="ce9">
            <text:p>-0.160591311</text:p>
          </table:table-cell>
          <table:table-cell office:value-type="float" office:value="0.83940868947891722" table:formula="of:=[.I22]+1" table:style-name="ce9">
            <text:p>0.839408689</text:p>
          </table:table-cell>
          <table:table-cell office:value-type="float" office:value="1.1605913105210828" table:formula="of:=1-[.I22]" table:style-name="ce9">
            <text:p>1.16059131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float" office:value="41" table:style-name="ce9">
            <text:p>41</text:p>
          </table:table-cell>
          <table:table-cell office:value-type="float" office:value="110" table:style-name="ce9">
            <text:p>110</text:p>
          </table:table-cell>
          <table:table-cell office:value-type="float" office:value="235" table:style-name="ce9">
            <text:p>235</text:p>
          </table:table-cell>
          <table:table-cell office:value-type="float" office:value="153" table:style-name="ce9">
            <text:p>153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3]&lt;=0;-1;1)" table:style-name="ce32">
            <text:p>1</text:p>
          </table:table-cell>
          <table:table-cell office:value-type="float" office:value="0" table:formula="of:=IF([.F23]=[.G23];1;0)" table:style-name="ce32">
            <text:p>0</text:p>
          </table:table-cell>
          <table:table-cell office:value-type="float" office:value="0.41420982056382272" table:formula="of:=[.$B$105]*[.B23]+[.$B$106]*[.C23]+[.$B$107]*[.D23]+[.$B$108]*[.E23]+[.$B$109]" table:style-name="ce9">
            <text:p>0.414209821</text:p>
          </table:table-cell>
          <table:table-cell office:value-type="float" office:value="1.4142098205638227" table:formula="of:=[.I23]+1" table:style-name="ce9">
            <text:p>1.414209821</text:p>
          </table:table-cell>
          <table:table-cell office:value-type="float" office:value="0.58579017943617728" table:formula="of:=1-[.I23]" table:style-name="ce9">
            <text:p>0.585790179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41" table:style-name="ce9">
            <text:p>41</text:p>
          </table:table-cell>
          <table:table-cell office:value-type="float" office:value="126" table:style-name="ce9">
            <text:p>126</text:p>
          </table:table-cell>
          <table:table-cell office:value-type="float" office:value="306" table:style-name="ce9">
            <text:p>306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4]&lt;=0;-1;1)" table:style-name="ce32">
            <text:p>-1</text:p>
          </table:table-cell>
          <table:table-cell office:value-type="float" office:value="1" table:formula="of:=IF([.F24]=[.G24];1;0)" table:style-name="ce32">
            <text:p>1</text:p>
          </table:table-cell>
          <table:table-cell office:value-type="float" office:value="-0.37139678734999571" table:formula="of:=[.$B$105]*[.B24]+[.$B$106]*[.C24]+[.$B$107]*[.D24]+[.$B$108]*[.E24]+[.$B$109]" table:style-name="ce9">
            <text:p>-0.371396787</text:p>
          </table:table-cell>
          <table:table-cell office:value-type="float" office:value="0.62860321265000429" table:formula="of:=[.I24]+1" table:style-name="ce9">
            <text:p>0.628603213</text:p>
          </table:table-cell>
          <table:table-cell office:value-type="float" office:value="1.3713967873499957" table:formula="of:=1-[.I24]" table:style-name="ce9">
            <text:p>1.37139678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269" table:style-name="ce9">
            <text:p>269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25]&lt;=0;-1;1)" table:style-name="ce32">
            <text:p>-1</text:p>
          </table:table-cell>
          <table:table-cell office:value-type="float" office:value="1" table:formula="of:=IF([.F25]=[.G25];1;0)" table:style-name="ce32">
            <text:p>1</text:p>
          </table:table-cell>
          <table:table-cell office:value-type="float" office:value="-0.51795721706881714" table:formula="of:=[.$B$105]*[.B25]+[.$B$106]*[.C25]+[.$B$107]*[.D25]+[.$B$108]*[.E25]+[.$B$109]" table:style-name="ce9">
            <text:p>-0.517957217</text:p>
          </table:table-cell>
          <table:table-cell office:value-type="float" office:value="0.48204278293118286" table:formula="of:=[.I25]+1" table:style-name="ce9">
            <text:p>0.482042783</text:p>
          </table:table-cell>
          <table:table-cell office:value-type="float" office:value="1.5179572170688171" table:formula="of:=1-[.I25]" table:style-name="ce9">
            <text:p>1.51795721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2" table:style-name="ce9">
            <text:p>92</text:p>
          </table:table-cell>
          <table:table-cell office:value-type="float" office:value="60" table:style-name="ce9">
            <text:p>60</text:p>
          </table:table-cell>
          <table:table-cell office:value-type="float" office:value="120" table:style-name="ce9">
            <text:p>120</text:p>
          </table:table-cell>
          <table:table-cell office:value-type="float" office:value="178" table:style-name="ce9">
            <text:p>178</text:p>
          </table:table-cell>
          <table:table-cell office:value-type="float" office:value="96" table:style-name="ce9">
            <text:p>96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6]&lt;=0;-1;1)" table:style-name="ce32">
            <text:p>1</text:p>
          </table:table-cell>
          <table:table-cell office:value-type="float" office:value="0" table:formula="of:=IF([.F26]=[.G26];1;0)" table:style-name="ce32">
            <text:p>0</text:p>
          </table:table-cell>
          <table:table-cell office:value-type="float" office:value="2.3114703953010096" table:formula="of:=[.$B$105]*[.B26]+[.$B$106]*[.C26]+[.$B$107]*[.D26]+[.$B$108]*[.E26]+[.$B$109]" table:style-name="ce9">
            <text:p>2.311470395</text:p>
          </table:table-cell>
          <table:table-cell office:value-type="float" office:value="3.3114703953010096" table:formula="of:=[.I26]+1" table:style-name="ce9">
            <text:p>3.311470395</text:p>
          </table:table-cell>
          <table:table-cell office:value-type="float" office:value="-1.3114703953010096" table:formula="of:=1-[.I26]" table:style-name="ce9">
            <text:p>-1.31147039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float" office:value="62" table:style-name="ce9">
            <text:p>62</text:p>
          </table:table-cell>
          <table:table-cell office:value-type="float" office:value="128" table:style-name="ce9">
            <text:p>128</text:p>
          </table:table-cell>
          <table:table-cell office:value-type="float" office:value="208" table:style-name="ce9">
            <text:p>208</text:p>
          </table:table-cell>
          <table:table-cell office:value-type="float" office:value="140" table:style-name="ce9">
            <text:p>140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7]&lt;=0;-1;1)" table:style-name="ce32">
            <text:p>1</text:p>
          </table:table-cell>
          <table:table-cell office:value-type="float" office:value="0" table:formula="of:=IF([.F27]=[.G27];1;0)" table:style-name="ce32">
            <text:p>0</text:p>
          </table:table-cell>
          <table:table-cell office:value-type="float" office:value="0.39823393505733762" table:formula="of:=[.$B$105]*[.B27]+[.$B$106]*[.C27]+[.$B$107]*[.D27]+[.$B$108]*[.E27]+[.$B$109]" table:style-name="ce9">
            <text:p>0.398233935</text:p>
          </table:table-cell>
          <table:table-cell office:value-type="float" office:value="1.3982339350573376" table:formula="of:=[.I27]+1" table:style-name="ce9">
            <text:p>1.398233935</text:p>
          </table:table-cell>
          <table:table-cell office:value-type="float" office:value="0.60176606494266238" table:formula="of:=1-[.I27]" table:style-name="ce9">
            <text:p>0.60176606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float" office:value="57" table:style-name="ce9">
            <text:p>57</text:p>
          </table:table-cell>
          <table:table-cell office:value-type="float" office:value="110" table:style-name="ce9">
            <text:p>110</text:p>
          </table:table-cell>
          <table:table-cell office:value-type="float" office:value="201" table:style-name="ce9">
            <text:p>201</text:p>
          </table:table-cell>
          <table:table-cell office:value-type="float" office:value="126" table:style-name="ce9">
            <text:p>126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8]&lt;=0;-1;1)" table:style-name="ce32">
            <text:p>1</text:p>
          </table:table-cell>
          <table:table-cell office:value-type="float" office:value="0" table:formula="of:=IF([.F28]=[.G28];1;0)" table:style-name="ce32">
            <text:p>0</text:p>
          </table:table-cell>
          <table:table-cell office:value-type="float" office:value="1.4692379540138214" table:formula="of:=[.$B$105]*[.B28]+[.$B$106]*[.C28]+[.$B$107]*[.D28]+[.$B$108]*[.E28]+[.$B$109]" table:style-name="ce9">
            <text:p>1.469237954</text:p>
          </table:table-cell>
          <table:table-cell office:value-type="float" office:value="2.4692379540138214" table:formula="of:=[.I28]+1" table:style-name="ce9">
            <text:p>2.469237954</text:p>
          </table:table-cell>
          <table:table-cell office:value-type="float" office:value="-0.4692379540138214" table:formula="of:=1-[.I28]" table:style-name="ce9">
            <text:p>-0.46923795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64" table:style-name="ce9">
            <text:p>64</text:p>
          </table:table-cell>
          <table:table-cell office:value-type="float" office:value="128" table:style-name="ce9">
            <text:p>128</text:p>
          </table:table-cell>
          <table:table-cell office:value-type="float" office:value="263" table:style-name="ce9">
            <text:p>263</text:p>
          </table:table-cell>
          <table:table-cell office:value-type="float" office:value="105" table:style-name="ce9">
            <text:p>105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29]&lt;=0;-1;1)" table:style-name="ce32">
            <text:p>1</text:p>
          </table:table-cell>
          <table:table-cell office:value-type="float" office:value="0" table:formula="of:=IF([.F29]=[.G29];1;0)" table:style-name="ce32">
            <text:p>0</text:p>
          </table:table-cell>
          <table:table-cell office:value-type="float" office:value="1.8392232477268475" table:formula="of:=[.$B$105]*[.B29]+[.$B$106]*[.C29]+[.$B$107]*[.D29]+[.$B$108]*[.E29]+[.$B$109]" table:style-name="ce9">
            <text:p>1.839223248</text:p>
          </table:table-cell>
          <table:table-cell office:value-type="float" office:value="2.8392232477268475" table:formula="of:=[.I29]+1" table:style-name="ce9">
            <text:p>2.839223248</text:p>
          </table:table-cell>
          <table:table-cell office:value-type="float" office:value="-0.83922324772684753" table:formula="of:=1-[.I29]" table:style-name="ce9">
            <text:p>-0.83922324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1" table:style-name="ce9">
            <text:p>101</text:p>
          </table:table-cell>
          <table:table-cell office:value-type="float" office:value="51" table:style-name="ce9">
            <text:p>51</text:p>
          </table:table-cell>
          <table:table-cell office:value-type="float" office:value="120" table:style-name="ce9">
            <text:p>120</text:p>
          </table:table-cell>
          <table:table-cell office:value-type="float" office:value="295" table:style-name="ce9">
            <text:p>295</text:p>
          </table:table-cell>
          <table:table-cell office:value-type="float" office:value="157" table:style-name="ce9">
            <text:p>157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0]&lt;=0;-1;1)" table:style-name="ce32">
            <text:p>1</text:p>
          </table:table-cell>
          <table:table-cell office:value-type="float" office:value="0" table:formula="of:=IF([.F30]=[.G30];1;0)" table:style-name="ce32">
            <text:p>0</text:p>
          </table:table-cell>
          <table:table-cell office:value-type="float" office:value="6.0930441710803862E-2" table:formula="of:=[.$B$105]*[.B30]+[.$B$106]*[.C30]+[.$B$107]*[.D30]+[.$B$108]*[.E30]+[.$B$109]" table:style-name="ce9">
            <text:p>0.060930442</text:p>
          </table:table-cell>
          <table:table-cell office:value-type="float" office:value="1.0609304417108039" table:formula="of:=[.I30]+1" table:style-name="ce9">
            <text:p>1.060930442</text:p>
          </table:table-cell>
          <table:table-cell office:value-type="float" office:value="0.93906955828919614" table:formula="of:=1-[.I30]" table:style-name="ce9">
            <text:p>0.93906955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2" table:style-name="ce9">
            <text:p>102</text:p>
          </table:table-cell>
          <table:table-cell office:value-type="float" office:value="43" table:style-name="ce9">
            <text:p>43</text:p>
          </table:table-cell>
          <table:table-cell office:value-type="float" office:value="115" table:style-name="ce9">
            <text:p>115</text:p>
          </table:table-cell>
          <table:table-cell office:value-type="float" office:value="303" table:style-name="ce9">
            <text:p>303</text:p>
          </table:table-cell>
          <table:table-cell office:value-type="float" office:value="181" table:style-name="ce9">
            <text:p>181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1]&lt;=0;-1;1)" table:style-name="ce32">
            <text:p>-1</text:p>
          </table:table-cell>
          <table:table-cell office:value-type="float" office:value="1" table:formula="of:=IF([.F31]=[.G31];1;0)" table:style-name="ce32">
            <text:p>1</text:p>
          </table:table-cell>
          <table:table-cell office:value-type="float" office:value="-0.73465289520287769" table:formula="of:=[.$B$105]*[.B31]+[.$B$106]*[.C31]+[.$B$107]*[.D31]+[.$B$108]*[.E31]+[.$B$109]" table:style-name="ce9">
            <text:p>-0.734652895</text:p>
          </table:table-cell>
          <table:table-cell office:value-type="float" office:value="0.26534710479712231" table:formula="of:=[.I31]+1" table:style-name="ce9">
            <text:p>0.265347105</text:p>
          </table:table-cell>
          <table:table-cell office:value-type="float" office:value="1.7346528952028777" table:formula="of:=1-[.I31]" table:style-name="ce9">
            <text:p>1.73465289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3" table:style-name="ce9">
            <text:p>103</text:p>
          </table:table-cell>
          <table:table-cell office:value-type="float" office:value="42" table:style-name="ce9">
            <text:p>42</text:p>
          </table:table-cell>
          <table:table-cell office:value-type="float" office:value="120" table:style-name="ce9">
            <text:p>120</text:p>
          </table:table-cell>
          <table:table-cell office:value-type="float" office:value="209" table:style-name="ce9">
            <text:p>209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2]&lt;=0;-1;1)" table:style-name="ce32">
            <text:p>-1</text:p>
          </table:table-cell>
          <table:table-cell office:value-type="float" office:value="1" table:formula="of:=IF([.F32]=[.G32];1;0)" table:style-name="ce32">
            <text:p>1</text:p>
          </table:table-cell>
          <table:table-cell office:value-type="float" office:value="-0.70111937856024475" table:formula="of:=[.$B$105]*[.B32]+[.$B$106]*[.C32]+[.$B$107]*[.D32]+[.$B$108]*[.E32]+[.$B$109]" table:style-name="ce9">
            <text:p>-0.701119379</text:p>
          </table:table-cell>
          <table:table-cell office:value-type="float" office:value="0.29888062143975525" table:formula="of:=[.I32]+1" table:style-name="ce9">
            <text:p>0.298880621</text:p>
          </table:table-cell>
          <table:table-cell office:value-type="float" office:value="1.7011193785602448" table:formula="of:=1-[.I32]" table:style-name="ce9">
            <text:p>1.701119379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float" office:value="67" table:style-name="ce9">
            <text:p>67</text:p>
          </table:table-cell>
          <table:table-cell office:value-type="float" office:value="106" table:style-name="ce9">
            <text:p>106</text:p>
          </table:table-cell>
          <table:table-cell office:value-type="float" office:value="223" table:style-name="ce9">
            <text:p>223</text:p>
          </table:table-cell>
          <table:table-cell office:value-type="float" office:value="142" table:style-name="ce9">
            <text:p>142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3]&lt;=0;-1;1)" table:style-name="ce32">
            <text:p>1</text:p>
          </table:table-cell>
          <table:table-cell office:value-type="float" office:value="0" table:formula="of:=IF([.F33]=[.G33];1;0)" table:style-name="ce32">
            <text:p>0</text:p>
          </table:table-cell>
          <table:table-cell office:value-type="float" office:value="1.0264927721647723" table:formula="of:=[.$B$105]*[.B33]+[.$B$106]*[.C33]+[.$B$107]*[.D33]+[.$B$108]*[.E33]+[.$B$109]" table:style-name="ce9">
            <text:p>1.026492772</text:p>
          </table:table-cell>
          <table:table-cell office:value-type="float" office:value="2.0264927721647723" table:formula="of:=[.I33]+1" table:style-name="ce9">
            <text:p>2.026492772</text:p>
          </table:table-cell>
          <table:table-cell office:value-type="float" office:value="-2.6492772164772305E-2" table:formula="of:=1-[.I33]" table:style-name="ce9">
            <text:p>-0.02649277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5" table:style-name="ce9">
            <text:p>105</text:p>
          </table:table-cell>
          <table:table-cell office:value-type="float" office:value="76" table:style-name="ce9">
            <text:p>76</text:p>
          </table:table-cell>
          <table:table-cell office:value-type="float" office:value="140" table:style-name="ce9">
            <text:p>140</text:p>
          </table:table-cell>
          <table:table-cell office:value-type="float" office:value="197" table:style-name="ce9">
            <text:p>197</text:p>
          </table:table-cell>
          <table:table-cell office:value-type="float" office:value="116" table:style-name="ce9">
            <text:p>116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4]&lt;=0;-1;1)" table:style-name="ce32">
            <text:p>1</text:p>
          </table:table-cell>
          <table:table-cell office:value-type="float" office:value="0" table:formula="of:=IF([.F34]=[.G34];1;0)" table:style-name="ce32">
            <text:p>0</text:p>
          </table:table-cell>
          <table:table-cell office:value-type="float" office:value="0.9939996356291001" table:formula="of:=[.$B$105]*[.B34]+[.$B$106]*[.C34]+[.$B$107]*[.D34]+[.$B$108]*[.E34]+[.$B$109]" table:style-name="ce9">
            <text:p>0.993999636</text:p>
          </table:table-cell>
          <table:table-cell office:value-type="float" office:value="1.9939996356291001" table:formula="of:=[.I34]+1" table:style-name="ce9">
            <text:p>1.993999636</text:p>
          </table:table-cell>
          <table:table-cell office:value-type="float" office:value="6.0003643708999022E-3" table:formula="of:=1-[.I34]" table:style-name="ce9">
            <text:p>0.00600036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6" table:style-name="ce9">
            <text:p>106</text:p>
          </table:table-cell>
          <table:table-cell office:value-type="float" office:value="70" table:style-name="ce9">
            <text:p>70</text:p>
          </table:table-cell>
          <table:table-cell office:value-type="float" office:value="156" table:style-name="ce9">
            <text:p>156</text:p>
          </table:table-cell>
          <table:table-cell office:value-type="float" office:value="245" table:style-name="ce9">
            <text:p>245</text:p>
          </table:table-cell>
          <table:table-cell office:value-type="float" office:value="143" table:style-name="ce9">
            <text:p>14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5]&lt;=0;-1;1)" table:style-name="ce32">
            <text:p>-1</text:p>
          </table:table-cell>
          <table:table-cell office:value-type="float" office:value="1" table:formula="of:=IF([.F35]=[.G35];1;0)" table:style-name="ce32">
            <text:p>1</text:p>
          </table:table-cell>
          <table:table-cell office:value-type="float" office:value="-0.50162398403784891" table:formula="of:=[.$B$105]*[.B35]+[.$B$106]*[.C35]+[.$B$107]*[.D35]+[.$B$108]*[.E35]+[.$B$109]" table:style-name="ce9">
            <text:p>-0.501623984</text:p>
          </table:table-cell>
          <table:table-cell office:value-type="float" office:value="0.49837601596215109" table:formula="of:=[.I35]+1" table:style-name="ce9">
            <text:p>0.498376016</text:p>
          </table:table-cell>
          <table:table-cell office:value-type="float" office:value="1.5016239840378489" table:formula="of:=1-[.I35]" table:style-name="ce9">
            <text:p>1.50162398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8" table:style-name="ce9">
            <text:p>108</text:p>
          </table:table-cell>
          <table:table-cell office:value-type="float" office:value="44" table:style-name="ce9">
            <text:p>44</text:p>
          </table:table-cell>
          <table:table-cell office:value-type="float" office:value="118" table:style-name="ce9">
            <text:p>118</text:p>
          </table:table-cell>
          <table:table-cell office:value-type="float" office:value="242" table:style-name="ce9">
            <text:p>242</text:p>
          </table:table-cell>
          <table:table-cell office:value-type="float" office:value="149" table:style-name="ce9">
            <text:p>149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36]&lt;=0;-1;1)" table:style-name="ce32">
            <text:p>1</text:p>
          </table:table-cell>
          <table:table-cell office:value-type="float" office:value="0" table:formula="of:=IF([.F36]=[.G36];1;0)" table:style-name="ce32">
            <text:p>0</text:p>
          </table:table-cell>
          <table:table-cell office:value-type="float" office:value="0.34378415419388908" table:formula="of:=[.$B$105]*[.B36]+[.$B$106]*[.C36]+[.$B$107]*[.D36]+[.$B$108]*[.E36]+[.$B$109]" table:style-name="ce9">
            <text:p>0.343784154</text:p>
          </table:table-cell>
          <table:table-cell office:value-type="float" office:value="1.3437841541938891" table:formula="of:=[.I36]+1" table:style-name="ce9">
            <text:p>1.343784154</text:p>
          </table:table-cell>
          <table:table-cell office:value-type="float" office:value="0.65621584580611092" table:formula="of:=1-[.I36]" table:style-name="ce9">
            <text:p>0.65621584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0" table:style-name="ce9">
            <text:p>110</text:p>
          </table:table-cell>
          <table:table-cell office:value-type="float" office:value="60" table:style-name="ce9">
            <text:p>60</text:p>
          </table:table-cell>
          <table:table-cell office:value-type="float" office:value="150" table:style-name="ce9">
            <text:p>150</text:p>
          </table:table-cell>
          <table:table-cell office:value-type="float" office:value="240" table:style-name="ce9">
            <text:p>240</text:p>
          </table:table-cell>
          <table:table-cell office:value-type="float" office:value="171" table:style-name="ce9">
            <text:p>171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7]&lt;=0;-1;1)" table:style-name="ce32">
            <text:p>-1</text:p>
          </table:table-cell>
          <table:table-cell office:value-type="float" office:value="1" table:formula="of:=IF([.F37]=[.G37];1;0)" table:style-name="ce32">
            <text:p>1</text:p>
          </table:table-cell>
          <table:table-cell office:value-type="float" office:value="-1.4453689774254688" table:formula="of:=[.$B$105]*[.B37]+[.$B$106]*[.C37]+[.$B$107]*[.D37]+[.$B$108]*[.E37]+[.$B$109]" table:style-name="ce9">
            <text:p>-1.445368977</text:p>
          </table:table-cell>
          <table:table-cell office:value-type="float" office:value="-0.44536897742546877" table:formula="of:=[.I37]+1" table:style-name="ce9">
            <text:p>-0.445368977</text:p>
          </table:table-cell>
          <table:table-cell office:value-type="float" office:value="2.4453689774254688" table:formula="of:=1-[.I37]" table:style-name="ce9">
            <text:p>2.44536897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1" table:style-name="ce9">
            <text:p>111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226" table:style-name="ce9">
            <text:p>226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8]&lt;=0;-1;1)" table:style-name="ce32">
            <text:p>-1</text:p>
          </table:table-cell>
          <table:table-cell office:value-type="float" office:value="1" table:formula="of:=IF([.F38]=[.G38];1;0)" table:style-name="ce32">
            <text:p>1</text:p>
          </table:table-cell>
          <table:table-cell office:value-type="float" office:value="-0.51721214818122796" table:formula="of:=[.$B$105]*[.B38]+[.$B$106]*[.C38]+[.$B$107]*[.D38]+[.$B$108]*[.E38]+[.$B$109]" table:style-name="ce9">
            <text:p>-0.517212148</text:p>
          </table:table-cell>
          <table:table-cell office:value-type="float" office:value="0.48278785181877204" table:formula="of:=[.I38]+1" table:style-name="ce9">
            <text:p>0.482787852</text:p>
          </table:table-cell>
          <table:table-cell office:value-type="float" office:value="1.517212148181228" table:formula="of:=1-[.I38]" table:style-name="ce9">
            <text:p>1.51721214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7" table:style-name="ce9">
            <text:p>117</text:p>
          </table:table-cell>
          <table:table-cell office:value-type="float" office:value="42" table:style-name="ce9">
            <text:p>42</text:p>
          </table:table-cell>
          <table:table-cell office:value-type="float" office:value="130" table:style-name="ce9">
            <text:p>130</text:p>
          </table:table-cell>
          <table:table-cell office:value-type="float" office:value="180" table:style-name="ce9">
            <text:p>180</text:p>
          </table:table-cell>
          <table:table-cell office:value-type="float" office:value="150" table:style-name="ce9">
            <text:p>150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39]&lt;=0;-1;1)" table:style-name="ce32">
            <text:p>-1</text:p>
          </table:table-cell>
          <table:table-cell office:value-type="float" office:value="1" table:formula="of:=IF([.F39]=[.G39];1;0)" table:style-name="ce32">
            <text:p>1</text:p>
          </table:table-cell>
          <table:table-cell office:value-type="float" office:value="-0.14829933177980692" table:formula="of:=[.$B$105]*[.B39]+[.$B$106]*[.C39]+[.$B$107]*[.D39]+[.$B$108]*[.E39]+[.$B$109]" table:style-name="ce9">
            <text:p>-0.148299332</text:p>
          </table:table-cell>
          <table:table-cell office:value-type="float" office:value="0.85170066822019308" table:formula="of:=[.I39]+1" table:style-name="ce9">
            <text:p>0.851700668</text:p>
          </table:table-cell>
          <table:table-cell office:value-type="float" office:value="1.1482993317798069" table:formula="of:=1-[.I39]" table:style-name="ce9">
            <text:p>1.14829933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9" table:style-name="ce9">
            <text:p>119</text:p>
          </table:table-cell>
          <table:table-cell office:value-type="float" office:value="66" table:style-name="ce9">
            <text:p>66</text:p>
          </table:table-cell>
          <table:table-cell office:value-type="float" office:value="160" table:style-name="ce9">
            <text:p>160</text:p>
          </table:table-cell>
          <table:table-cell office:value-type="float" office:value="228" table:style-name="ce9">
            <text:p>228</text:p>
          </table:table-cell>
          <table:table-cell office:value-type="float" office:value="138" table:style-name="ce9">
            <text:p>138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0]&lt;=0;-1;1)" table:style-name="ce32">
            <text:p>-1</text:p>
          </table:table-cell>
          <table:table-cell office:value-type="float" office:value="1" table:formula="of:=IF([.F40]=[.G40];1;0)" table:style-name="ce32">
            <text:p>1</text:p>
          </table:table-cell>
          <table:table-cell office:value-type="float" office:value="-0.46302735957898555" table:formula="of:=[.$B$105]*[.B40]+[.$B$106]*[.C40]+[.$B$107]*[.D40]+[.$B$108]*[.E40]+[.$B$109]" table:style-name="ce9">
            <text:p>-0.46302736</text:p>
          </table:table-cell>
          <table:table-cell office:value-type="float" office:value="0.53697264042101445" table:formula="of:=[.I40]+1" table:style-name="ce9">
            <text:p>0.53697264</text:p>
          </table:table-cell>
          <table:table-cell office:value-type="float" office:value="1.4630273595789856" table:formula="of:=1-[.I40]" table:style-name="ce9">
            <text:p>1.4630273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1" table:style-name="ce9">
            <text:p>121</text:p>
          </table:table-cell>
          <table:table-cell office:value-type="float" office:value="71" table:style-name="ce9">
            <text:p>71</text:p>
          </table:table-cell>
          <table:table-cell office:value-type="float" office:value="112" table:style-name="ce9">
            <text:p>112</text:p>
          </table:table-cell>
          <table:table-cell office:value-type="float" office:value="149" table:style-name="ce9">
            <text:p>149</text:p>
          </table:table-cell>
          <table:table-cell office:value-type="float" office:value="125" table:style-name="ce9">
            <text:p>125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41]&lt;=0;-1;1)" table:style-name="ce32">
            <text:p>1</text:p>
          </table:table-cell>
          <table:table-cell office:value-type="float" office:value="0" table:formula="of:=IF([.F41]=[.G41];1;0)" table:style-name="ce32">
            <text:p>0</text:p>
          </table:table-cell>
          <table:table-cell office:value-type="float" office:value="1.4209946824131068" table:formula="of:=[.$B$105]*[.B41]+[.$B$106]*[.C41]+[.$B$107]*[.D41]+[.$B$108]*[.E41]+[.$B$109]" table:style-name="ce9">
            <text:p>1.420994682</text:p>
          </table:table-cell>
          <table:table-cell office:value-type="float" office:value="2.4209946824131068" table:formula="of:=[.I41]+1" table:style-name="ce9">
            <text:p>2.420994682</text:p>
          </table:table-cell>
          <table:table-cell office:value-type="float" office:value="-0.42099468241310678" table:formula="of:=1-[.I41]" table:style-name="ce9">
            <text:p>-0.42099468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3" table:style-name="ce9">
            <text:p>123</text:p>
          </table:table-cell>
          <table:table-cell office:value-type="float" office:value="64" table:style-name="ce9">
            <text:p>64</text:p>
          </table:table-cell>
          <table:table-cell office:value-type="float" office:value="170" table:style-name="ce9">
            <text:p>170</text:p>
          </table:table-cell>
          <table:table-cell office:value-type="float" office:value="227" table:style-name="ce9">
            <text:p>227</text:p>
          </table:table-cell>
          <table:table-cell office:value-type="float" office:value="155" table:style-name="ce9">
            <text:p>155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2]&lt;=0;-1;1)" table:style-name="ce32">
            <text:p>-1</text:p>
          </table:table-cell>
          <table:table-cell office:value-type="float" office:value="1" table:formula="of:=IF([.F42]=[.G42];1;0)" table:style-name="ce32">
            <text:p>1</text:p>
          </table:table-cell>
          <table:table-cell office:value-type="float" office:value="-1.4378435047046789" table:formula="of:=[.$B$105]*[.B42]+[.$B$106]*[.C42]+[.$B$107]*[.D42]+[.$B$108]*[.E42]+[.$B$109]" table:style-name="ce9">
            <text:p>-1.437843505</text:p>
          </table:table-cell>
          <table:table-cell office:value-type="float" office:value="-0.43784350470467892" table:formula="of:=[.I42]+1" table:style-name="ce9">
            <text:p>-0.437843505</text:p>
          </table:table-cell>
          <table:table-cell office:value-type="float" office:value="2.4378435047046789" table:formula="of:=1-[.I42]" table:style-name="ce9">
            <text:p>2.43784350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4" table:style-name="ce9">
            <text:p>124</text:p>
          </table:table-cell>
          <table:table-cell office:value-type="float" office:value="66" table:style-name="ce9">
            <text:p>66</text:p>
          </table:table-cell>
          <table:table-cell office:value-type="float" office:value="146" table:style-name="ce9">
            <text:p>146</text:p>
          </table:table-cell>
          <table:table-cell office:value-type="float" office:value="278" table:style-name="ce9">
            <text:p>278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3]&lt;=0;-1;1)" table:style-name="ce32">
            <text:p>-1</text:p>
          </table:table-cell>
          <table:table-cell office:value-type="float" office:value="1" table:formula="of:=IF([.F43]=[.G43];1;0)" table:style-name="ce32">
            <text:p>1</text:p>
          </table:table-cell>
          <table:table-cell office:value-type="float" office:value="-0.51576401267704064" table:formula="of:=[.$B$105]*[.B43]+[.$B$106]*[.C43]+[.$B$107]*[.D43]+[.$B$108]*[.E43]+[.$B$109]" table:style-name="ce9">
            <text:p>-0.515764013</text:p>
          </table:table-cell>
          <table:table-cell office:value-type="float" office:value="0.48423598732295936" table:formula="of:=[.I43]+1" table:style-name="ce9">
            <text:p>0.484235987</text:p>
          </table:table-cell>
          <table:table-cell office:value-type="float" office:value="1.5157640126770406" table:formula="of:=1-[.I43]" table:style-name="ce9">
            <text:p>1.51576401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5" table:style-name="ce9">
            <text:p>125</text:p>
          </table:table-cell>
          <table:table-cell office:value-type="float" office:value="39" table:style-name="ce9">
            <text:p>39</text:p>
          </table:table-cell>
          <table:table-cell office:value-type="float" office:value="138" table:style-name="ce9">
            <text:p>138</text:p>
          </table:table-cell>
          <table:table-cell office:value-type="float" office:value="220" table:style-name="ce9">
            <text:p>220</text:p>
          </table:table-cell>
          <table:table-cell office:value-type="float" office:value="152" table:style-name="ce9">
            <text:p>15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4]&lt;=0;-1;1)" table:style-name="ce32">
            <text:p>-1</text:p>
          </table:table-cell>
          <table:table-cell office:value-type="float" office:value="1" table:formula="of:=IF([.F44]=[.G44];1;0)" table:style-name="ce32">
            <text:p>1</text:p>
          </table:table-cell>
          <table:table-cell office:value-type="float" office:value="-0.42729490988886631" table:formula="of:=[.$B$105]*[.B44]+[.$B$106]*[.C44]+[.$B$107]*[.D44]+[.$B$108]*[.E44]+[.$B$109]" table:style-name="ce9">
            <text:p>-0.42729491</text:p>
          </table:table-cell>
          <table:table-cell office:value-type="float" office:value="0.57270509011113369" table:formula="of:=[.I44]+1" table:style-name="ce9">
            <text:p>0.57270509</text:p>
          </table:table-cell>
          <table:table-cell office:value-type="float" office:value="1.4272949098888663" table:formula="of:=1-[.I44]" table:style-name="ce9">
            <text:p>1.4272949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7" table:style-name="ce9">
            <text:p>127</text:p>
          </table:table-cell>
          <table:table-cell office:value-type="float" office:value="58" table:style-name="ce9">
            <text:p>58</text:p>
          </table:table-cell>
          <table:table-cell office:value-type="float" office:value="130" table:style-name="ce9">
            <text:p>130</text:p>
          </table:table-cell>
          <table:table-cell office:value-type="float" office:value="197" table:style-name="ce9">
            <text:p>197</text:p>
          </table:table-cell>
          <table:table-cell office:value-type="float" office:value="131" table:style-name="ce9">
            <text:p>131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45]&lt;=0;-1;1)" table:style-name="ce32">
            <text:p>1</text:p>
          </table:table-cell>
          <table:table-cell office:value-type="float" office:value="0" table:formula="of:=IF([.F45]=[.G45];1;0)" table:style-name="ce32">
            <text:p>0</text:p>
          </table:table-cell>
          <table:table-cell office:value-type="float" office:value="0.66153302207632869" table:formula="of:=[.$B$105]*[.B45]+[.$B$106]*[.C45]+[.$B$107]*[.D45]+[.$B$108]*[.E45]+[.$B$109]" table:style-name="ce9">
            <text:p>0.661533022</text:p>
          </table:table-cell>
          <table:table-cell office:value-type="float" office:value="1.6615330220763287" table:formula="of:=[.I45]+1" table:style-name="ce9">
            <text:p>1.661533022</text:p>
          </table:table-cell>
          <table:table-cell office:value-type="float" office:value="0.33846697792367131" table:formula="of:=1-[.I45]" table:style-name="ce9">
            <text:p>0.33846697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9" table:style-name="ce9">
            <text:p>129</text:p>
          </table:table-cell>
          <table:table-cell office:value-type="float" office:value="47" table:style-name="ce9">
            <text:p>47</text:p>
          </table:table-cell>
          <table:table-cell office:value-type="float" office:value="130" table:style-name="ce9">
            <text:p>130</text:p>
          </table:table-cell>
          <table:table-cell office:value-type="float" office:value="253" table:style-name="ce9">
            <text:p>253</text:p>
          </table:table-cell>
          <table:table-cell office:value-type="float" office:value="179" table:style-name="ce9">
            <text:p>17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6]&lt;=0;-1;1)" table:style-name="ce32">
            <text:p>-1</text:p>
          </table:table-cell>
          <table:table-cell office:value-type="float" office:value="1" table:formula="of:=IF([.F46]=[.G46];1;0)" table:style-name="ce32">
            <text:p>1</text:p>
          </table:table-cell>
          <table:table-cell office:value-type="float" office:value="-1.1680118863686122" table:formula="of:=[.$B$105]*[.B46]+[.$B$106]*[.C46]+[.$B$107]*[.D46]+[.$B$108]*[.E46]+[.$B$109]" table:style-name="ce9">
            <text:p>-1.168011886</text:p>
          </table:table-cell>
          <table:table-cell office:value-type="float" office:value="-0.1680118863686122" table:formula="of:=[.I46]+1" table:style-name="ce9">
            <text:p>-0.168011886</text:p>
          </table:table-cell>
          <table:table-cell office:value-type="float" office:value="2.1680118863686122" table:formula="of:=1-[.I46]" table:style-name="ce9">
            <text:p>2.16801188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1" table:style-name="ce9">
            <text:p>131</text:p>
          </table:table-cell>
          <table:table-cell office:value-type="float" office:value="35" table:style-name="ce9">
            <text:p>35</text:p>
          </table:table-cell>
          <table:table-cell office:value-type="float" office:value="122" table:style-name="ce9">
            <text:p>122</text:p>
          </table:table-cell>
          <table:table-cell office:value-type="float" office:value="192" table:style-name="ce9">
            <text:p>192</text:p>
          </table:table-cell>
          <table:table-cell office:value-type="float" office:value="174" table:style-name="ce9">
            <text:p>174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7]&lt;=0;-1;1)" table:style-name="ce32">
            <text:p>-1</text:p>
          </table:table-cell>
          <table:table-cell office:value-type="float" office:value="1" table:formula="of:=IF([.F47]=[.G47];1;0)" table:style-name="ce32">
            <text:p>1</text:p>
          </table:table-cell>
          <table:table-cell office:value-type="float" office:value="-0.84409522051174157" table:formula="of:=[.$B$105]*[.B47]+[.$B$106]*[.C47]+[.$B$107]*[.D47]+[.$B$108]*[.E47]+[.$B$109]" table:style-name="ce9">
            <text:p>-0.844095221</text:p>
          </table:table-cell>
          <table:table-cell office:value-type="float" office:value="0.15590477948825843" table:formula="of:=[.I47]+1" table:style-name="ce9">
            <text:p>0.155904779</text:p>
          </table:table-cell>
          <table:table-cell office:value-type="float" office:value="1.8440952205117416" table:formula="of:=1-[.I47]" table:style-name="ce9">
            <text:p>1.84409522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5" table:style-name="ce9">
            <text:p>135</text:p>
          </table:table-cell>
          <table:table-cell office:value-type="float" office:value="58" table:style-name="ce9">
            <text:p>58</text:p>
          </table:table-cell>
          <table:table-cell office:value-type="float" office:value="125" table:style-name="ce9">
            <text:p>125</text:p>
          </table:table-cell>
          <table:table-cell office:value-type="float" office:value="220" table:style-name="ce9">
            <text:p>220</text:p>
          </table:table-cell>
          <table:table-cell office:value-type="float" office:value="144" table:style-name="ce9">
            <text:p>144</text:p>
          </table:table-cell>
          <table:table-cell office:value-type="float" office:value="-1" table:style-name="ce34">
            <text:p>-1</text:p>
          </table:table-cell>
          <table:table-cell office:value-type="float" office:value="1" table:formula="of:=IF([.I48]&lt;=0;-1;1)" table:style-name="ce32">
            <text:p>1</text:p>
          </table:table-cell>
          <table:table-cell office:value-type="float" office:value="0" table:formula="of:=IF([.F48]=[.G48];1;0)" table:style-name="ce32">
            <text:p>0</text:p>
          </table:table-cell>
          <table:table-cell office:value-type="float" office:value="0.33776467239470342" table:formula="of:=[.$B$105]*[.B48]+[.$B$106]*[.C48]+[.$B$107]*[.D48]+[.$B$108]*[.E48]+[.$B$109]" table:style-name="ce9">
            <text:p>0.337764672</text:p>
          </table:table-cell>
          <table:table-cell office:value-type="float" office:value="1.3377646723947034" table:formula="of:=[.I48]+1" table:style-name="ce9">
            <text:p>1.337764672</text:p>
          </table:table-cell>
          <table:table-cell office:value-type="float" office:value="0.66223532760529658" table:formula="of:=1-[.I48]" table:style-name="ce9">
            <text:p>0.66223532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6" table:style-name="ce9">
            <text:p>136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21" table:style-name="ce9">
            <text:p>221</text:p>
          </table:table-cell>
          <table:table-cell office:value-type="float" office:value="163" table:style-name="ce9">
            <text:p>16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49]&lt;=0;-1;1)" table:style-name="ce32">
            <text:p>-1</text:p>
          </table:table-cell>
          <table:table-cell office:value-type="float" office:value="1" table:formula="of:=IF([.F49]=[.G49];1;0)" table:style-name="ce32">
            <text:p>1</text:p>
          </table:table-cell>
          <table:table-cell office:value-type="float" office:value="-0.55968054032985748" table:formula="of:=[.$B$105]*[.B49]+[.$B$106]*[.C49]+[.$B$107]*[.D49]+[.$B$108]*[.E49]+[.$B$109]" table:style-name="ce9">
            <text:p>-0.55968054</text:p>
          </table:table-cell>
          <table:table-cell office:value-type="float" office:value="0.44031945967014252" table:formula="of:=[.I49]+1" table:style-name="ce9">
            <text:p>0.44031946</text:p>
          </table:table-cell>
          <table:table-cell office:value-type="float" office:value="1.5596805403298575" table:formula="of:=1-[.I49]" table:style-name="ce9">
            <text:p>1.5596805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7" table:style-name="ce9">
            <text:p>137</text:p>
          </table:table-cell>
          <table:table-cell office:value-type="float" office:value="56" table:style-name="ce9">
            <text:p>56</text:p>
          </table:table-cell>
          <table:table-cell office:value-type="float" office:value="120" table:style-name="ce9">
            <text:p>120</text:p>
          </table:table-cell>
          <table:table-cell office:value-type="float" office:value="240" table:style-name="ce9">
            <text:p>240</text:p>
          </table:table-cell>
          <table:table-cell office:value-type="float" office:value="169" table:style-name="ce9">
            <text:p>169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0]&lt;=0;-1;1)" table:style-name="ce32">
            <text:p>-1</text:p>
          </table:table-cell>
          <table:table-cell office:value-type="float" office:value="1" table:formula="of:=IF([.F50]=[.G50];1;0)" table:style-name="ce32">
            <text:p>1</text:p>
          </table:table-cell>
          <table:table-cell office:value-type="float" office:value="-0.46330654782416758" table:formula="of:=[.$B$105]*[.B50]+[.$B$106]*[.C50]+[.$B$107]*[.D50]+[.$B$108]*[.E50]+[.$B$109]" table:style-name="ce9">
            <text:p>-0.463306548</text:p>
          </table:table-cell>
          <table:table-cell office:value-type="float" office:value="0.53669345217583242" table:formula="of:=[.I50]+1" table:style-name="ce9">
            <text:p>0.536693452</text:p>
          </table:table-cell>
          <table:table-cell office:value-type="float" office:value="1.4633065478241676" table:formula="of:=1-[.I50]" table:style-name="ce9">
            <text:p>1.46330654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9" table:style-name="ce9">
            <text:p>139</text:p>
          </table:table-cell>
          <table:table-cell office:value-type="float" office:value="55" table:style-name="ce9">
            <text:p>55</text:p>
          </table:table-cell>
          <table:table-cell office:value-type="float" office:value="132" table:style-name="ce9">
            <text:p>132</text:p>
          </table:table-cell>
          <table:table-cell office:value-type="float" office:value="342" table:style-name="ce9">
            <text:p>342</text:p>
          </table:table-cell>
          <table:table-cell office:value-type="float" office:value="166" table:style-name="ce9">
            <text:p>166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1]&lt;=0;-1;1)" table:style-name="ce32">
            <text:p>-1</text:p>
          </table:table-cell>
          <table:table-cell office:value-type="float" office:value="1" table:formula="of:=IF([.F51]=[.G51];1;0)" table:style-name="ce32">
            <text:p>1</text:p>
          </table:table-cell>
          <table:table-cell office:value-type="float" office:value="-0.58295837803545325" table:formula="of:=[.$B$105]*[.B51]+[.$B$106]*[.C51]+[.$B$107]*[.D51]+[.$B$108]*[.E51]+[.$B$109]" table:style-name="ce9">
            <text:p>-0.582958378</text:p>
          </table:table-cell>
          <table:table-cell office:value-type="float" office:value="0.41704162196454675" table:formula="of:=[.I51]+1" table:style-name="ce9">
            <text:p>0.417041622</text:p>
          </table:table-cell>
          <table:table-cell office:value-type="float" office:value="1.5829583780354533" table:formula="of:=1-[.I51]" table:style-name="ce9">
            <text:p>1.58295837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3" table:style-name="ce9">
            <text:p>143</text:p>
          </table:table-cell>
          <table:table-cell office:value-type="float" office:value="41" table:style-name="ce9">
            <text:p>41</text:p>
          </table:table-cell>
          <table:table-cell office:value-type="float" office:value="120" table:style-name="ce9">
            <text:p>120</text:p>
          </table:table-cell>
          <table:table-cell office:value-type="float" office:value="157" table:style-name="ce9">
            <text:p>157</text:p>
          </table:table-cell>
          <table:table-cell office:value-type="float" office:value="182" table:style-name="ce9">
            <text:p>182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2]&lt;=0;-1;1)" table:style-name="ce32">
            <text:p>-1</text:p>
          </table:table-cell>
          <table:table-cell office:value-type="float" office:value="1" table:formula="of:=IF([.F52]=[.G52];1;0)" table:style-name="ce32">
            <text:p>1</text:p>
          </table:table-cell>
          <table:table-cell office:value-type="float" office:value="-1.1224196444682892" table:formula="of:=[.$B$105]*[.B52]+[.$B$106]*[.C52]+[.$B$107]*[.D52]+[.$B$108]*[.E52]+[.$B$109]" table:style-name="ce9">
            <text:p>-1.122419644</text:p>
          </table:table-cell>
          <table:table-cell office:value-type="float" office:value="-0.12241964446828923" table:formula="of:=[.I52]+1" table:style-name="ce9">
            <text:p>-0.122419644</text:p>
          </table:table-cell>
          <table:table-cell office:value-type="float" office:value="2.1224196444682892" table:formula="of:=1-[.I52]" table:style-name="ce9">
            <text:p>2.12241964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50" table:style-name="ce9">
            <text:p>150</text:p>
          </table:table-cell>
          <table:table-cell office:value-type="float" office:value="38" table:style-name="ce9">
            <text:p>38</text:p>
          </table:table-cell>
          <table:table-cell office:value-type="float" office:value="138" table:style-name="ce9">
            <text:p>138</text:p>
          </table:table-cell>
          <table:table-cell office:value-type="float" office:value="175" table:style-name="ce9">
            <text:p>175</text:p>
          </table:table-cell>
          <table:table-cell office:value-type="float" office:value="173" table:style-name="ce9">
            <text:p>173</text:p>
          </table:table-cell>
          <table:table-cell office:value-type="float" office:value="-1" table:style-name="ce34">
            <text:p>-1</text:p>
          </table:table-cell>
          <table:table-cell office:value-type="float" office:value="-1" table:formula="of:=IF([.I53]&lt;=0;-1;1)" table:style-name="ce32">
            <text:p>-1</text:p>
          </table:table-cell>
          <table:table-cell office:value-type="float" office:value="1" table:formula="of:=IF([.F53]=[.G53];1;0)" table:style-name="ce32">
            <text:p>1</text:p>
          </table:table-cell>
          <table:table-cell office:value-type="float" office:value="-1.3069264211126601" table:formula="of:=[.$B$105]*[.B53]+[.$B$106]*[.C53]+[.$B$107]*[.D53]+[.$B$108]*[.E53]+[.$B$109]" table:style-name="ce9">
            <text:p>-1.306926421</text:p>
          </table:table-cell>
          <table:table-cell office:value-type="float" office:value="-0.30692642111266011" table:formula="of:=[.I53]+1" table:style-name="ce9">
            <text:p>-0.306926421</text:p>
          </table:table-cell>
          <table:table-cell office:value-type="float" office:value="2.3069264211126601" table:formula="of:=1-[.I53]" table:style-name="ce9">
            <text:p>2.30692642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45" table:style-name="ce9">
            <text:p>45</text:p>
          </table:table-cell>
          <table:table-cell office:value-type="float" office:value="142" table:style-name="ce9">
            <text:p>142</text:p>
          </table:table-cell>
          <table:table-cell office:value-type="float" office:value="309" table:style-name="ce9">
            <text:p>309</text:p>
          </table:table-cell>
          <table:table-cell office:value-type="float" office:value="147" table:style-name="ce9">
            <text:p>147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4]&lt;=0;-1;1)" table:style-name="ce32">
            <text:p>-1</text:p>
          </table:table-cell>
          <table:table-cell office:value-type="float" office:value="0" table:formula="of:=IF([.F54]=[.G54];1;0)" table:style-name="ce32">
            <text:p>0</text:p>
          </table:table-cell>
          <table:table-cell office:value-type="float" office:value="-0.22088901900889724" table:formula="of:=[.$B$105]*[.B54]+[.$B$106]*[.C54]+[.$B$107]*[.D54]+[.$B$108]*[.E54]+[.$B$109]" table:style-name="ce9">
            <text:p>-0.220889019</text:p>
          </table:table-cell>
          <table:table-cell office:value-type="float" office:value="0.77911098099110276" table:formula="of:=[.I54]+1" table:style-name="ce9">
            <text:p>0.779110981</text:p>
          </table:table-cell>
          <table:table-cell office:value-type="float" office:value="1.2208890190088972" table:formula="of:=1-[.I54]" table:style-name="ce9">
            <text:p>1.220889019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4" table:style-name="ce9">
            <text:p>54</text:p>
          </table:table-cell>
          <table:table-cell office:value-type="float" office:value="58" table:style-name="ce9">
            <text:p>58</text:p>
          </table:table-cell>
          <table:table-cell office:value-type="float" office:value="128" table:style-name="ce9">
            <text:p>128</text:p>
          </table:table-cell>
          <table:table-cell office:value-type="float" office:value="259" table:style-name="ce9">
            <text:p>259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55]&lt;=0;-1;1)" table:style-name="ce32">
            <text:p>1</text:p>
          </table:table-cell>
          <table:table-cell office:value-type="float" office:value="1" table:formula="of:=IF([.F55]=[.G55];1;0)" table:style-name="ce32">
            <text:p>1</text:p>
          </table:table-cell>
          <table:table-cell office:value-type="float" office:value="0.84232409048634871" table:formula="of:=[.$B$105]*[.B55]+[.$B$106]*[.C55]+[.$B$107]*[.D55]+[.$B$108]*[.E55]+[.$B$109]" table:style-name="ce9">
            <text:p>0.84232409</text:p>
          </table:table-cell>
          <table:table-cell office:value-type="float" office:value="1.8423240904863487" table:formula="of:=[.I55]+1" table:style-name="ce9">
            <text:p>1.84232409</text:p>
          </table:table-cell>
          <table:table-cell office:value-type="float" office:value="0.15767590951365129" table:formula="of:=1-[.I55]" table:style-name="ce9">
            <text:p>0.1576759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50" table:style-name="ce9">
            <text:p>50</text:p>
          </table:table-cell>
          <table:table-cell office:value-type="float" office:value="144" table:style-name="ce9">
            <text:p>144</text:p>
          </table:table-cell>
          <table:table-cell office:value-type="float" office:value="200" table:style-name="ce9">
            <text:p>200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56]&lt;=0;-1;1)" table:style-name="ce32">
            <text:p>1</text:p>
          </table:table-cell>
          <table:table-cell office:value-type="float" office:value="1" table:formula="of:=IF([.F56]=[.G56];1;0)" table:style-name="ce32">
            <text:p>1</text:p>
          </table:table-cell>
          <table:table-cell office:value-type="float" office:value="0.40894657177518212" table:formula="of:=[.$B$105]*[.B56]+[.$B$106]*[.C56]+[.$B$107]*[.D56]+[.$B$108]*[.E56]+[.$B$109]" table:style-name="ce9">
            <text:p>0.408946572</text:p>
          </table:table-cell>
          <table:table-cell office:value-type="float" office:value="1.4089465717751821" table:formula="of:=[.I56]+1" table:style-name="ce9">
            <text:p>1.408946572</text:p>
          </table:table-cell>
          <table:table-cell office:value-type="float" office:value="0.59105342822481788" table:formula="of:=1-[.I56]" table:style-name="ce9">
            <text:p>0.59105342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62" table:style-name="ce9">
            <text:p>62</text:p>
          </table:table-cell>
          <table:table-cell office:value-type="float" office:value="150" table:style-name="ce9">
            <text:p>150</text:p>
          </table:table-cell>
          <table:table-cell office:value-type="float" office:value="244" table:style-name="ce9">
            <text:p>244</text:p>
          </table:table-cell>
          <table:table-cell office:value-type="float" office:value="154" table:style-name="ce9">
            <text:p>15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7]&lt;=0;-1;1)" table:style-name="ce32">
            <text:p>-1</text:p>
          </table:table-cell>
          <table:table-cell office:value-type="float" office:value="0" table:formula="of:=IF([.F57]=[.G57];1;0)" table:style-name="ce32">
            <text:p>0</text:p>
          </table:table-cell>
          <table:table-cell office:value-type="float" office:value="-0.77199251718115747" table:formula="of:=[.$B$105]*[.B57]+[.$B$106]*[.C57]+[.$B$107]*[.D57]+[.$B$108]*[.E57]+[.$B$109]" table:style-name="ce9">
            <text:p>-0.771992517</text:p>
          </table:table-cell>
          <table:table-cell office:value-type="float" office:value="0.22800748281884253" table:formula="of:=[.I57]+1" table:style-name="ce9">
            <text:p>0.228007483</text:p>
          </table:table-cell>
          <table:table-cell office:value-type="float" office:value="1.7719925171811575" table:formula="of:=1-[.I57]" table:style-name="ce9">
            <text:p>1.77199251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38" table:style-name="ce9">
            <text:p>38</text:p>
          </table:table-cell>
          <table:table-cell office:value-type="float" office:value="120" table:style-name="ce9">
            <text:p>120</text:p>
          </table:table-cell>
          <table:table-cell office:value-type="float" office:value="231" table:style-name="ce9">
            <text:p>231</text:p>
          </table:table-cell>
          <table:table-cell office:value-type="float" office:value="182" table:style-name="ce9">
            <text:p>182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8]&lt;=0;-1;1)" table:style-name="ce32">
            <text:p>-1</text:p>
          </table:table-cell>
          <table:table-cell office:value-type="float" office:value="0" table:formula="of:=IF([.F58]=[.G58];1;0)" table:style-name="ce32">
            <text:p>0</text:p>
          </table:table-cell>
          <table:table-cell office:value-type="float" office:value="-1.0349368771592271" table:formula="of:=[.$B$105]*[.B58]+[.$B$106]*[.C58]+[.$B$107]*[.D58]+[.$B$108]*[.E58]+[.$B$109]" table:style-name="ce9">
            <text:p>-1.034936877</text:p>
          </table:table-cell>
          <table:table-cell office:value-type="float" office:value="-3.4936877159227109E-2" table:formula="of:=[.I58]+1" table:style-name="ce9">
            <text:p>-0.034936877</text:p>
          </table:table-cell>
          <table:table-cell office:value-type="float" office:value="2.0349368771592271" table:formula="of:=1-[.I58]" table:style-name="ce9">
            <text:p>2.03493687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float" office:value="66" table:style-name="ce9">
            <text:p>66</text:p>
          </table:table-cell>
          <table:table-cell office:value-type="float" office:value="178" table:style-name="ce9">
            <text:p>178</text:p>
          </table:table-cell>
          <table:table-cell office:value-type="float" office:value="228" table:style-name="ce9">
            <text:p>228</text:p>
          </table:table-cell>
          <table:table-cell office:value-type="float" office:value="165" table:style-name="ce9">
            <text:p>165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59]&lt;=0;-1;1)" table:style-name="ce32">
            <text:p>-1</text:p>
          </table:table-cell>
          <table:table-cell office:value-type="float" office:value="0" table:formula="of:=IF([.F59]=[.G59];1;0)" table:style-name="ce32">
            <text:p>0</text:p>
          </table:table-cell>
          <table:table-cell office:value-type="float" office:value="-2.0644161767836433" table:formula="of:=[.$B$105]*[.B59]+[.$B$106]*[.C59]+[.$B$107]*[.D59]+[.$B$108]*[.E59]+[.$B$109]" table:style-name="ce9">
            <text:p>-2.064416177</text:p>
          </table:table-cell>
          <table:table-cell office:value-type="float" office:value="-1.0644161767836433" table:formula="of:=[.I59]+1" table:style-name="ce9">
            <text:p>-1.064416177</text:p>
          </table:table-cell>
          <table:table-cell office:value-type="float" office:value="3.0644161767836433" table:formula="of:=1-[.I59]" table:style-name="ce9">
            <text:p>3.06441617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52" table:style-name="ce9">
            <text:p>52</text:p>
          </table:table-cell>
          <table:table-cell office:value-type="float" office:value="112" table:style-name="ce9">
            <text:p>112</text:p>
          </table:table-cell>
          <table:table-cell office:value-type="float" office:value="230" table:style-name="ce9">
            <text:p>230</text:p>
          </table:table-cell>
          <table:table-cell office:value-type="float" office:value="160" table:style-name="ce9">
            <text:p>16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0]&lt;=0;-1;1)" table:style-name="ce32">
            <text:p>1</text:p>
          </table:table-cell>
          <table:table-cell office:value-type="float" office:value="1" table:formula="of:=IF([.F60]=[.G60];1;0)" table:style-name="ce32">
            <text:p>1</text:p>
          </table:table-cell>
          <table:table-cell office:value-type="float" office:value="0.10664301981289448" table:formula="of:=[.$B$105]*[.B60]+[.$B$106]*[.C60]+[.$B$107]*[.D60]+[.$B$108]*[.E60]+[.$B$109]" table:style-name="ce9">
            <text:p>0.10664302</text:p>
          </table:table-cell>
          <table:table-cell office:value-type="float" office:value="1.1066430198128945" table:formula="of:=[.I60]+1" table:style-name="ce9">
            <text:p>1.10664302</text:p>
          </table:table-cell>
          <table:table-cell office:value-type="float" office:value="0.89335698018710552" table:formula="of:=1-[.I60]" table:style-name="ce9">
            <text:p>0.8933569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53" table:style-name="ce9">
            <text:p>53</text:p>
          </table:table-cell>
          <table:table-cell office:value-type="float" office:value="123" table:style-name="ce9">
            <text:p>123</text:p>
          </table:table-cell>
          <table:table-cell office:value-type="float" office:value="282" table:style-name="ce9">
            <text:p>282</text:p>
          </table:table-cell>
          <table:table-cell office:value-type="float" office:value="95" table:style-name="ce9">
            <text:p>9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1]&lt;=0;-1;1)" table:style-name="ce32">
            <text:p>1</text:p>
          </table:table-cell>
          <table:table-cell office:value-type="float" office:value="1" table:formula="of:=IF([.F61]=[.G61];1;0)" table:style-name="ce32">
            <text:p>1</text:p>
          </table:table-cell>
          <table:table-cell office:value-type="float" office:value="2.3734947025250905" table:formula="of:=[.$B$105]*[.B61]+[.$B$106]*[.C61]+[.$B$107]*[.D61]+[.$B$108]*[.E61]+[.$B$109]" table:style-name="ce9">
            <text:p>2.373494703</text:p>
          </table:table-cell>
          <table:table-cell office:value-type="float" office:value="3.3734947025250905" table:formula="of:=[.I61]+1" table:style-name="ce9">
            <text:p>3.373494703</text:p>
          </table:table-cell>
          <table:table-cell office:value-type="float" office:value="-1.3734947025250905" table:formula="of:=1-[.I61]" table:style-name="ce9">
            <text:p>-1.37349470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float" office:value="63" table:style-name="ce9">
            <text:p>63</text:p>
          </table:table-cell>
          <table:table-cell office:value-type="float" office:value="108" table:style-name="ce9">
            <text:p>108</text:p>
          </table:table-cell>
          <table:table-cell office:value-type="float" office:value="269" table:style-name="ce9">
            <text:p>269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62]&lt;=0;-1;1)" table:style-name="ce32">
            <text:p>-1</text:p>
          </table:table-cell>
          <table:table-cell office:value-type="float" office:value="0" table:formula="of:=IF([.F62]=[.G62];1;0)" table:style-name="ce32">
            <text:p>0</text:p>
          </table:table-cell>
          <table:table-cell office:value-type="float" office:value="-3.8304715133287814E-2" table:formula="of:=[.$B$105]*[.B62]+[.$B$106]*[.C62]+[.$B$107]*[.D62]+[.$B$108]*[.E62]+[.$B$109]" table:style-name="ce9">
            <text:p>-0.038304715</text:p>
          </table:table-cell>
          <table:table-cell office:value-type="float" office:value="0.96169528486671219" table:formula="of:=[.I62]+1" table:style-name="ce9">
            <text:p>0.961695285</text:p>
          </table:table-cell>
          <table:table-cell office:value-type="float" office:value="1.0383047151332878" table:formula="of:=1-[.I62]" table:style-name="ce9">
            <text:p>1.03830471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54" table:style-name="ce9">
            <text:p>54</text:p>
          </table:table-cell>
          <table:table-cell office:value-type="float" office:value="110" table:style-name="ce9">
            <text:p>110</text:p>
          </table:table-cell>
          <table:table-cell office:value-type="float" office:value="206" table:style-name="ce9">
            <text:p>206</text:p>
          </table:table-cell>
          <table:table-cell office:value-type="float" office:value="108" table:style-name="ce9">
            <text:p>108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3]&lt;=0;-1;1)" table:style-name="ce32">
            <text:p>1</text:p>
          </table:table-cell>
          <table:table-cell office:value-type="float" office:value="1" table:formula="of:=IF([.F63]=[.G63];1;0)" table:style-name="ce32">
            <text:p>1</text:p>
          </table:table-cell>
          <table:table-cell office:value-type="float" office:value="2.1680097016474447" table:formula="of:=[.$B$105]*[.B63]+[.$B$106]*[.C63]+[.$B$107]*[.D63]+[.$B$108]*[.E63]+[.$B$109]" table:style-name="ce9">
            <text:p>2.168009702</text:p>
          </table:table-cell>
          <table:table-cell office:value-type="float" office:value="3.1680097016474447" table:formula="of:=[.I63]+1" table:style-name="ce9">
            <text:p>3.168009702</text:p>
          </table:table-cell>
          <table:table-cell office:value-type="float" office:value="-1.1680097016474447" table:formula="of:=1-[.I63]" table:style-name="ce9">
            <text:p>-1.16800970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66" table:style-name="ce9">
            <text:p>66</text:p>
          </table:table-cell>
          <table:table-cell office:value-type="float" office:value="112" table:style-name="ce9">
            <text:p>112</text:p>
          </table:table-cell>
          <table:table-cell office:value-type="float" office:value="212" table:style-name="ce9">
            <text:p>212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4]&lt;=0;-1;1)" table:style-name="ce32">
            <text:p>1</text:p>
          </table:table-cell>
          <table:table-cell office:value-type="float" office:value="1" table:formula="of:=IF([.F64]=[.G64];1;0)" table:style-name="ce32">
            <text:p>1</text:p>
          </table:table-cell>
          <table:table-cell office:value-type="float" office:value="1.2155238784844489" table:formula="of:=[.$B$105]*[.B64]+[.$B$106]*[.C64]+[.$B$107]*[.D64]+[.$B$108]*[.E64]+[.$B$109]" table:style-name="ce9">
            <text:p>1.215523878</text:p>
          </table:table-cell>
          <table:table-cell office:value-type="float" office:value="2.2155238784844489" table:formula="of:=[.I64]+1" table:style-name="ce9">
            <text:p>2.215523878</text:p>
          </table:table-cell>
          <table:table-cell office:value-type="float" office:value="-0.21552387848444887" table:formula="of:=1-[.I64]" table:style-name="ce9">
            <text:p>-0.21552387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55" table:style-name="ce9">
            <text:p>55</text:p>
          </table:table-cell>
          <table:table-cell office:value-type="float" office:value="180" table:style-name="ce9">
            <text:p>180</text:p>
          </table:table-cell>
          <table:table-cell office:value-type="float" office:value="327" table:style-name="ce9">
            <text:p>327</text:p>
          </table:table-cell>
          <table:table-cell office:value-type="float" office:value="117" table:style-name="ce9">
            <text:p>117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65]&lt;=0;-1;1)" table:style-name="ce32">
            <text:p>-1</text:p>
          </table:table-cell>
          <table:table-cell office:value-type="float" office:value="0" table:formula="of:=IF([.F65]=[.G65];1;0)" table:style-name="ce32">
            <text:p>0</text:p>
          </table:table-cell>
          <table:table-cell office:value-type="float" office:value="-0.1594134845563584" table:formula="of:=[.$B$105]*[.B65]+[.$B$106]*[.C65]+[.$B$107]*[.D65]+[.$B$108]*[.E65]+[.$B$109]" table:style-name="ce9">
            <text:p>-0.159413485</text:p>
          </table:table-cell>
          <table:table-cell office:value-type="float" office:value="0.8405865154436416" table:formula="of:=[.I65]+1" table:style-name="ce9">
            <text:p>0.840586515</text:p>
          </table:table-cell>
          <table:table-cell office:value-type="float" office:value="1.1594134845563584" table:formula="of:=1-[.I65]" table:style-name="ce9">
            <text:p>1.15941348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float" office:value="49" table:style-name="ce9">
            <text:p>49</text:p>
          </table:table-cell>
          <table:table-cell office:value-type="float" office:value="118" table:style-name="ce9">
            <text:p>118</text:p>
          </table:table-cell>
          <table:table-cell office:value-type="float" office:value="149" table:style-name="ce9">
            <text:p>149</text:p>
          </table:table-cell>
          <table:table-cell office:value-type="float" office:value="126" table:style-name="ce9">
            <text:p>12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6]&lt;=0;-1;1)" table:style-name="ce32">
            <text:p>1</text:p>
          </table:table-cell>
          <table:table-cell office:value-type="float" office:value="1" table:formula="of:=IF([.F66]=[.G66];1;0)" table:style-name="ce32">
            <text:p>1</text:p>
          </table:table-cell>
          <table:table-cell office:value-type="float" office:value="1.1334408405706586" table:formula="of:=[.$B$105]*[.B66]+[.$B$106]*[.C66]+[.$B$107]*[.D66]+[.$B$108]*[.E66]+[.$B$109]" table:style-name="ce9">
            <text:p>1.133440841</text:p>
          </table:table-cell>
          <table:table-cell office:value-type="float" office:value="2.1334408405706586" table:formula="of:=[.I66]+1" table:style-name="ce9">
            <text:p>2.133440841</text:p>
          </table:table-cell>
          <table:table-cell office:value-type="float" office:value="-0.13344084057065864" table:formula="of:=1-[.I66]" table:style-name="ce9">
            <text:p>-0.13344084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54" table:style-name="ce9">
            <text:p>54</text:p>
          </table:table-cell>
          <table:table-cell office:value-type="float" office:value="122" table:style-name="ce9">
            <text:p>122</text:p>
          </table:table-cell>
          <table:table-cell office:value-type="float" office:value="286" table:style-name="ce9">
            <text:p>286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7]&lt;=0;-1;1)" table:style-name="ce32">
            <text:p>1</text:p>
          </table:table-cell>
          <table:table-cell office:value-type="float" office:value="1" table:formula="of:=IF([.F67]=[.G67];1;0)" table:style-name="ce32">
            <text:p>1</text:p>
          </table:table-cell>
          <table:table-cell office:value-type="float" office:value="1.5941748531238904" table:formula="of:=[.$B$105]*[.B67]+[.$B$106]*[.C67]+[.$B$107]*[.D67]+[.$B$108]*[.E67]+[.$B$109]" table:style-name="ce9">
            <text:p>1.594174853</text:p>
          </table:table-cell>
          <table:table-cell office:value-type="float" office:value="2.5941748531238904" table:formula="of:=[.I67]+1" table:style-name="ce9">
            <text:p>2.594174853</text:p>
          </table:table-cell>
          <table:table-cell office:value-type="float" office:value="-0.5941748531238904" table:formula="of:=1-[.I67]" table:style-name="ce9">
            <text:p>-0.59417485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4" table:style-name="ce9">
            <text:p>84</text:p>
          </table:table-cell>
          <table:table-cell office:value-type="float" office:value="56" table:style-name="ce9">
            <text:p>56</text:p>
          </table:table-cell>
          <table:table-cell office:value-type="float" office:value="130" table:style-name="ce9">
            <text:p>130</text:p>
          </table:table-cell>
          <table:table-cell office:value-type="float" office:value="283" table:style-name="ce9">
            <text:p>283</text:p>
          </table:table-cell>
          <table:table-cell office:value-type="float" office:value="103" table:style-name="ce9">
            <text:p>103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8]&lt;=0;-1;1)" table:style-name="ce32">
            <text:p>1</text:p>
          </table:table-cell>
          <table:table-cell office:value-type="float" office:value="1" table:formula="of:=IF([.F68]=[.G68];1;0)" table:style-name="ce32">
            <text:p>1</text:p>
          </table:table-cell>
          <table:table-cell office:value-type="float" office:value="1.858337482863563" table:formula="of:=[.$B$105]*[.B68]+[.$B$106]*[.C68]+[.$B$107]*[.D68]+[.$B$108]*[.E68]+[.$B$109]" table:style-name="ce9">
            <text:p>1.858337483</text:p>
          </table:table-cell>
          <table:table-cell office:value-type="float" office:value="2.858337482863563" table:formula="of:=[.I68]+1" table:style-name="ce9">
            <text:p>2.858337483</text:p>
          </table:table-cell>
          <table:table-cell office:value-type="float" office:value="-0.85833748286356304" table:formula="of:=1-[.I68]" table:style-name="ce9">
            <text:p>-0.85833748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float" office:value="46" table:style-name="ce9">
            <text:p>46</text:p>
          </table:table-cell>
          <table:table-cell office:value-type="float" office:value="120" table:style-name="ce9">
            <text:p>120</text:p>
          </table:table-cell>
          <table:table-cell office:value-type="float" office:value="249" table:style-name="ce9">
            <text:p>249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69]&lt;=0;-1;1)" table:style-name="ce32">
            <text:p>1</text:p>
          </table:table-cell>
          <table:table-cell office:value-type="float" office:value="1" table:formula="of:=IF([.F69]=[.G69];1;0)" table:style-name="ce32">
            <text:p>1</text:p>
          </table:table-cell>
          <table:table-cell office:value-type="float" office:value="0.49254901704898479" table:formula="of:=[.$B$105]*[.B69]+[.$B$106]*[.C69]+[.$B$107]*[.D69]+[.$B$108]*[.E69]+[.$B$109]" table:style-name="ce9">
            <text:p>0.492549017</text:p>
          </table:table-cell>
          <table:table-cell office:value-type="float" office:value="1.4925490170489848" table:formula="of:=[.I69]+1" table:style-name="ce9">
            <text:p>1.492549017</text:p>
          </table:table-cell>
          <table:table-cell office:value-type="float" office:value="0.50745098295101521" table:formula="of:=1-[.I69]" table:style-name="ce9">
            <text:p>0.50745098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1" table:style-name="ce9">
            <text:p>91</text:p>
          </table:table-cell>
          <table:table-cell office:value-type="float" office:value="61" table:style-name="ce9">
            <text:p>61</text:p>
          </table:table-cell>
          <table:table-cell office:value-type="float" office:value="134" table:style-name="ce9">
            <text:p>134</text:p>
          </table:table-cell>
          <table:table-cell office:value-type="float" office:value="234" table:style-name="ce9">
            <text:p>234</text:p>
          </table:table-cell>
          <table:table-cell office:value-type="float" office:value="145" table:style-name="ce9">
            <text:p>14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0]&lt;=0;-1;1)" table:style-name="ce32">
            <text:p>1</text:p>
          </table:table-cell>
          <table:table-cell office:value-type="float" office:value="1" table:formula="of:=IF([.F70]=[.G70];1;0)" table:style-name="ce32">
            <text:p>1</text:p>
          </table:table-cell>
          <table:table-cell office:value-type="float" office:value="5.1152229622685397E-2" table:formula="of:=[.$B$105]*[.B70]+[.$B$106]*[.C70]+[.$B$107]*[.D70]+[.$B$108]*[.E70]+[.$B$109]" table:style-name="ce9">
            <text:p>0.05115223</text:p>
          </table:table-cell>
          <table:table-cell office:value-type="float" office:value="1.0511522296226854" table:formula="of:=[.I70]+1" table:style-name="ce9">
            <text:p>1.05115223</text:p>
          </table:table-cell>
          <table:table-cell office:value-type="float" office:value="0.9488477703773146" table:formula="of:=1-[.I70]" table:style-name="ce9">
            <text:p>0.9488477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float" office:value="67" table:style-name="ce9">
            <text:p>67</text:p>
          </table:table-cell>
          <table:table-cell office:value-type="float" office:value="120" table:style-name="ce9">
            <text:p>120</text:p>
          </table:table-cell>
          <table:table-cell office:value-type="float" office:value="237" table:style-name="ce9">
            <text:p>237</text:p>
          </table:table-cell>
          <table:table-cell office:value-type="float" office:value="71" table:style-name="ce9">
            <text:p>71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1]&lt;=0;-1;1)" table:style-name="ce32">
            <text:p>1</text:p>
          </table:table-cell>
          <table:table-cell office:value-type="float" office:value="1" table:formula="of:=IF([.F71]=[.G71];1;0)" table:style-name="ce32">
            <text:p>1</text:p>
          </table:table-cell>
          <table:table-cell office:value-type="float" office:value="3.3829903118608531" table:formula="of:=[.$B$105]*[.B71]+[.$B$106]*[.C71]+[.$B$107]*[.D71]+[.$B$108]*[.E71]+[.$B$109]" table:style-name="ce9">
            <text:p>3.382990312</text:p>
          </table:table-cell>
          <table:table-cell office:value-type="float" office:value="4.3829903118608531" table:formula="of:=[.I71]+1" table:style-name="ce9">
            <text:p>4.382990312</text:p>
          </table:table-cell>
          <table:table-cell office:value-type="float" office:value="-2.3829903118608531" table:formula="of:=1-[.I71]" table:style-name="ce9">
            <text:p>-2.38299031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float" office:value="58" table:style-name="ce9">
            <text:p>58</text:p>
          </table:table-cell>
          <table:table-cell office:value-type="float" office:value="100" table:style-name="ce9">
            <text:p>100</text:p>
          </table:table-cell>
          <table:table-cell office:value-type="float" office:value="234" table:style-name="ce9">
            <text:p>234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2]&lt;=0;-1;1)" table:style-name="ce32">
            <text:p>1</text:p>
          </table:table-cell>
          <table:table-cell office:value-type="float" office:value="1" table:formula="of:=IF([.F72]=[.G72];1;0)" table:style-name="ce32">
            <text:p>1</text:p>
          </table:table-cell>
          <table:table-cell office:value-type="float" office:value="0.65192177382790284" table:formula="of:=[.$B$105]*[.B72]+[.$B$106]*[.C72]+[.$B$107]*[.D72]+[.$B$108]*[.E72]+[.$B$109]" table:style-name="ce9">
            <text:p>0.651921774</text:p>
          </table:table-cell>
          <table:table-cell office:value-type="float" office:value="1.6519217738279028" table:formula="of:=[.I72]+1" table:style-name="ce9">
            <text:p>1.651921774</text:p>
          </table:table-cell>
          <table:table-cell office:value-type="float" office:value="0.34807822617209716" table:formula="of:=1-[.I72]" table:style-name="ce9">
            <text:p>0.34807822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47" table:style-name="ce9">
            <text:p>47</text:p>
          </table:table-cell>
          <table:table-cell office:value-type="float" office:value="110" table:style-name="ce9">
            <text:p>110</text:p>
          </table:table-cell>
          <table:table-cell office:value-type="float" office:value="275" table:style-name="ce9">
            <text:p>275</text:p>
          </table:table-cell>
          <table:table-cell office:value-type="float" office:value="118" table:style-name="ce9">
            <text:p>118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3]&lt;=0;-1;1)" table:style-name="ce32">
            <text:p>1</text:p>
          </table:table-cell>
          <table:table-cell office:value-type="float" office:value="1" table:formula="of:=IF([.F73]=[.G73];1;0)" table:style-name="ce32">
            <text:p>1</text:p>
          </table:table-cell>
          <table:table-cell office:value-type="float" office:value="1.8475479209803032" table:formula="of:=[.$B$105]*[.B73]+[.$B$106]*[.C73]+[.$B$107]*[.D73]+[.$B$108]*[.E73]+[.$B$109]" table:style-name="ce9">
            <text:p>1.847547921</text:p>
          </table:table-cell>
          <table:table-cell office:value-type="float" office:value="2.8475479209803032" table:formula="of:=[.I73]+1" table:style-name="ce9">
            <text:p>2.847547921</text:p>
          </table:table-cell>
          <table:table-cell office:value-type="float" office:value="-0.84754792098030318" table:formula="of:=1-[.I73]" table:style-name="ce9">
            <text:p>-0.84754792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6" table:style-name="ce9">
            <text:p>96</text:p>
          </table:table-cell>
          <table:table-cell office:value-type="float" office:value="52" table:style-name="ce9">
            <text:p>52</text:p>
          </table:table-cell>
          <table:table-cell office:value-type="float" office:value="125" table:style-name="ce9">
            <text:p>125</text:p>
          </table:table-cell>
          <table:table-cell office:value-type="float" office:value="212" table:style-name="ce9">
            <text:p>212</text:p>
          </table:table-cell>
          <table:table-cell office:value-type="float" office:value="168" table:style-name="ce9">
            <text:p>168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74]&lt;=0;-1;1)" table:style-name="ce32">
            <text:p>-1</text:p>
          </table:table-cell>
          <table:table-cell office:value-type="float" office:value="0" table:formula="of:=IF([.F74]=[.G74];1;0)" table:style-name="ce32">
            <text:p>0</text:p>
          </table:table-cell>
          <table:table-cell office:value-type="float" office:value="-0.62539110242790308" table:formula="of:=[.$B$105]*[.B74]+[.$B$106]*[.C74]+[.$B$107]*[.D74]+[.$B$108]*[.E74]+[.$B$109]" table:style-name="ce9">
            <text:p>-0.625391102</text:p>
          </table:table-cell>
          <table:table-cell office:value-type="float" office:value="0.37460889757209692" table:formula="of:=[.I74]+1" table:style-name="ce9">
            <text:p>0.374608898</text:p>
          </table:table-cell>
          <table:table-cell office:value-type="float" office:value="1.6253911024279031" table:formula="of:=1-[.I74]" table:style-name="ce9">
            <text:p>1.62539110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float" office:value="58" table:style-name="ce9">
            <text:p>58</text:p>
          </table:table-cell>
          <table:table-cell office:value-type="float" office:value="146" table:style-name="ce9">
            <text:p>146</text:p>
          </table:table-cell>
          <table:table-cell office:value-type="float" office:value="218" table:style-name="ce9">
            <text:p>218</text:p>
          </table:table-cell>
          <table:table-cell office:value-type="float" office:value="105" table:style-name="ce9">
            <text:p>10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5]&lt;=0;-1;1)" table:style-name="ce32">
            <text:p>1</text:p>
          </table:table-cell>
          <table:table-cell office:value-type="float" office:value="1" table:formula="of:=IF([.F75]=[.G75];1;0)" table:style-name="ce32">
            <text:p>1</text:p>
          </table:table-cell>
          <table:table-cell office:value-type="float" office:value="1.2131418810187657" table:formula="of:=[.$B$105]*[.B75]+[.$B$106]*[.C75]+[.$B$107]*[.D75]+[.$B$108]*[.E75]+[.$B$109]" table:style-name="ce9">
            <text:p>1.213141881</text:p>
          </table:table-cell>
          <table:table-cell office:value-type="float" office:value="2.2131418810187657" table:formula="of:=[.I75]+1" table:style-name="ce9">
            <text:p>2.213141881</text:p>
          </table:table-cell>
          <table:table-cell office:value-type="float" office:value="-0.21314188101876574" table:formula="of:=1-[.I75]" table:style-name="ce9">
            <text:p>-0.21314188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7" table:style-name="ce9">
            <text:p>107</text:p>
          </table:table-cell>
          <table:table-cell office:value-type="float" office:value="57" table:style-name="ce9">
            <text:p>57</text:p>
          </table:table-cell>
          <table:table-cell office:value-type="float" office:value="124" table:style-name="ce9">
            <text:p>124</text:p>
          </table:table-cell>
          <table:table-cell office:value-type="float" office:value="261" table:style-name="ce9">
            <text:p>261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6]&lt;=0;-1;1)" table:style-name="ce32">
            <text:p>1</text:p>
          </table:table-cell>
          <table:table-cell office:value-type="float" office:value="1" table:formula="of:=IF([.F76]=[.G76];1;0)" table:style-name="ce32">
            <text:p>1</text:p>
          </table:table-cell>
          <table:table-cell office:value-type="float" office:value="0.53560032338799246" table:formula="of:=[.$B$105]*[.B76]+[.$B$106]*[.C76]+[.$B$107]*[.D76]+[.$B$108]*[.E76]+[.$B$109]" table:style-name="ce9">
            <text:p>0.535600323</text:p>
          </table:table-cell>
          <table:table-cell office:value-type="float" office:value="1.5356003233879925" table:formula="of:=[.I76]+1" table:style-name="ce9">
            <text:p>1.535600323</text:p>
          </table:table-cell>
          <table:table-cell office:value-type="float" office:value="0.46439967661200754" table:formula="of:=1-[.I76]" table:style-name="ce9">
            <text:p>0.46439967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09" table:style-name="ce9">
            <text:p>109</text:p>
          </table:table-cell>
          <table:table-cell office:value-type="float" office:value="58" table:style-name="ce9">
            <text:p>58</text:p>
          </table:table-cell>
          <table:table-cell office:value-type="float" office:value="136" table:style-name="ce9">
            <text:p>136</text:p>
          </table:table-cell>
          <table:table-cell office:value-type="float" office:value="319" table:style-name="ce9">
            <text:p>319</text:p>
          </table:table-cell>
          <table:table-cell office:value-type="float" office:value="152" table:style-name="ce9">
            <text:p>152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77]&lt;=0;-1;1)" table:style-name="ce32">
            <text:p>-1</text:p>
          </table:table-cell>
          <table:table-cell office:value-type="float" office:value="0" table:formula="of:=IF([.F77]=[.G77];1;0)" table:style-name="ce32">
            <text:p>0</text:p>
          </table:table-cell>
          <table:table-cell office:value-type="float" office:value="-0.18078411821119467" table:formula="of:=[.$B$105]*[.B77]+[.$B$106]*[.C77]+[.$B$107]*[.D77]+[.$B$108]*[.E77]+[.$B$109]" table:style-name="ce9">
            <text:p>-0.180784118</text:p>
          </table:table-cell>
          <table:table-cell office:value-type="float" office:value="0.81921588178880533" table:formula="of:=[.I77]+1" table:style-name="ce9">
            <text:p>0.819215882</text:p>
          </table:table-cell>
          <table:table-cell office:value-type="float" office:value="1.1807841182111947" table:formula="of:=1-[.I77]" table:style-name="ce9">
            <text:p>1.18078411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2" table:style-name="ce9">
            <text:p>112</text:p>
          </table:table-cell>
          <table:table-cell office:value-type="float" office:value="61" table:style-name="ce9">
            <text:p>61</text:p>
          </table:table-cell>
          <table:table-cell office:value-type="float" office:value="138" table:style-name="ce9">
            <text:p>138</text:p>
          </table:table-cell>
          <table:table-cell office:value-type="float" office:value="166" table:style-name="ce9">
            <text:p>16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8]&lt;=0;-1;1)" table:style-name="ce32">
            <text:p>1</text:p>
          </table:table-cell>
          <table:table-cell office:value-type="float" office:value="1" table:formula="of:=IF([.F78]=[.G78];1;0)" table:style-name="ce32">
            <text:p>1</text:p>
          </table:table-cell>
          <table:table-cell office:value-type="float" office:value="0.61951315251701899" table:formula="of:=[.$B$105]*[.B78]+[.$B$106]*[.C78]+[.$B$107]*[.D78]+[.$B$108]*[.E78]+[.$B$109]" table:style-name="ce9">
            <text:p>0.619513153</text:p>
          </table:table-cell>
          <table:table-cell office:value-type="float" office:value="1.619513152517019" table:formula="of:=[.I78]+1" table:style-name="ce9">
            <text:p>1.619513153</text:p>
          </table:table-cell>
          <table:table-cell office:value-type="float" office:value="0.38048684748298101" table:formula="of:=1-[.I78]" table:style-name="ce9">
            <text:p>0.38048684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3" table:style-name="ce9">
            <text:p>113</text:p>
          </table:table-cell>
          <table:table-cell office:value-type="float" office:value="42" table:style-name="ce9">
            <text:p>42</text:p>
          </table:table-cell>
          <table:table-cell office:value-type="float" office:value="136" table:style-name="ce9">
            <text:p>136</text:p>
          </table:table-cell>
          <table:table-cell office:value-type="float" office:value="315" table:style-name="ce9">
            <text:p>315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79]&lt;=0;-1;1)" table:style-name="ce32">
            <text:p>1</text:p>
          </table:table-cell>
          <table:table-cell office:value-type="float" office:value="1" table:formula="of:=IF([.F79]=[.G79];1;0)" table:style-name="ce32">
            <text:p>1</text:p>
          </table:table-cell>
          <table:table-cell office:value-type="float" office:value="0.81821080918755307" table:formula="of:=[.$B$105]*[.B79]+[.$B$106]*[.C79]+[.$B$107]*[.D79]+[.$B$108]*[.E79]+[.$B$109]" table:style-name="ce9">
            <text:p>0.818210809</text:p>
          </table:table-cell>
          <table:table-cell office:value-type="float" office:value="1.8182108091875531" table:formula="of:=[.I79]+1" table:style-name="ce9">
            <text:p>1.818210809</text:p>
          </table:table-cell>
          <table:table-cell office:value-type="float" office:value="0.18178919081244693" table:formula="of:=1-[.I79]" table:style-name="ce9">
            <text:p>0.18178919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4" table:style-name="ce9">
            <text:p>114</text:p>
          </table:table-cell>
          <table:table-cell office:value-type="float" office:value="52" table:style-name="ce9">
            <text:p>52</text:p>
          </table:table-cell>
          <table:table-cell office:value-type="float" office:value="128" table:style-name="ce9">
            <text:p>128</text:p>
          </table:table-cell>
          <table:table-cell office:value-type="float" office:value="204" table:style-name="ce9">
            <text:p>204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0]&lt;=0;-1;1)" table:style-name="ce32">
            <text:p>-1</text:p>
          </table:table-cell>
          <table:table-cell office:value-type="float" office:value="0" table:formula="of:=IF([.F80]=[.G80];1;0)" table:style-name="ce32">
            <text:p>0</text:p>
          </table:table-cell>
          <table:table-cell office:value-type="float" office:value="-0.2599668905514978" table:formula="of:=[.$B$105]*[.B80]+[.$B$106]*[.C80]+[.$B$107]*[.D80]+[.$B$108]*[.E80]+[.$B$109]" table:style-name="ce9">
            <text:p>-0.259966891</text:p>
          </table:table-cell>
          <table:table-cell office:value-type="float" office:value="0.7400331094485022" table:formula="of:=[.I80]+1" table:style-name="ce9">
            <text:p>0.740033109</text:p>
          </table:table-cell>
          <table:table-cell office:value-type="float" office:value="1.2599668905514978" table:formula="of:=1-[.I80]" table:style-name="ce9">
            <text:p>1.25996689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5" table:style-name="ce9">
            <text:p>115</text:p>
          </table:table-cell>
          <table:table-cell office:value-type="float" office:value="59" table:style-name="ce9">
            <text:p>59</text:p>
          </table:table-cell>
          <table:table-cell office:value-type="float" office:value="126" table:style-name="ce9">
            <text:p>126</text:p>
          </table:table-cell>
          <table:table-cell office:value-type="float" office:value="218" table:style-name="ce9">
            <text:p>218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1]&lt;=0;-1;1)" table:style-name="ce32">
            <text:p>1</text:p>
          </table:table-cell>
          <table:table-cell office:value-type="float" office:value="1" table:formula="of:=IF([.F81]=[.G81];1;0)" table:style-name="ce32">
            <text:p>1</text:p>
          </table:table-cell>
          <table:table-cell office:value-type="float" office:value="0.6971385958436489" table:formula="of:=[.$B$105]*[.B81]+[.$B$106]*[.C81]+[.$B$107]*[.D81]+[.$B$108]*[.E81]+[.$B$109]" table:style-name="ce9">
            <text:p>0.697138596</text:p>
          </table:table-cell>
          <table:table-cell office:value-type="float" office:value="1.6971385958436489" table:formula="of:=[.I81]+1" table:style-name="ce9">
            <text:p>1.697138596</text:p>
          </table:table-cell>
          <table:table-cell office:value-type="float" office:value="0.3028614041563511" table:formula="of:=1-[.I81]" table:style-name="ce9">
            <text:p>0.30286140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6" table:style-name="ce9">
            <text:p>116</text:p>
          </table:table-cell>
          <table:table-cell office:value-type="float" office:value="40" table:style-name="ce9">
            <text:p>40</text:p>
          </table:table-cell>
          <table:table-cell office:value-type="float" office:value="152" table:style-name="ce9">
            <text:p>152</text:p>
          </table:table-cell>
          <table:table-cell office:value-type="float" office:value="223" table:style-name="ce9">
            <text:p>223</text:p>
          </table:table-cell>
          <table:table-cell office:value-type="float" office:value="181" table:style-name="ce9">
            <text:p>181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2]&lt;=0;-1;1)" table:style-name="ce32">
            <text:p>-1</text:p>
          </table:table-cell>
          <table:table-cell office:value-type="float" office:value="0" table:formula="of:=IF([.F82]=[.G82];1;0)" table:style-name="ce32">
            <text:p>0</text:p>
          </table:table-cell>
          <table:table-cell office:value-type="float" office:value="-1.9775725559867201" table:formula="of:=[.$B$105]*[.B82]+[.$B$106]*[.C82]+[.$B$107]*[.D82]+[.$B$108]*[.E82]+[.$B$109]" table:style-name="ce9">
            <text:p>-1.977572556</text:p>
          </table:table-cell>
          <table:table-cell office:value-type="float" office:value="-0.9775725559867201" table:formula="of:=[.I82]+1" table:style-name="ce9">
            <text:p>-0.977572556</text:p>
          </table:table-cell>
          <table:table-cell office:value-type="float" office:value="2.9775725559867201" table:formula="of:=1-[.I82]" table:style-name="ce9">
            <text:p>2.97757255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18" table:style-name="ce9">
            <text:p>118</text:p>
          </table:table-cell>
          <table:table-cell office:value-type="float" office:value="61" table:style-name="ce9">
            <text:p>61</text:p>
          </table:table-cell>
          <table:table-cell office:value-type="float" office:value="140" table:style-name="ce9">
            <text:p>140</text:p>
          </table:table-cell>
          <table:table-cell office:value-type="float" office:value="207" table:style-name="ce9">
            <text:p>20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3]&lt;=0;-1;1)" table:style-name="ce32">
            <text:p>1</text:p>
          </table:table-cell>
          <table:table-cell office:value-type="float" office:value="1" table:formula="of:=IF([.F83]=[.G83];1;0)" table:style-name="ce32">
            <text:p>1</text:p>
          </table:table-cell>
          <table:table-cell office:value-type="float" office:value="0.10544993647175893" table:formula="of:=[.$B$105]*[.B83]+[.$B$106]*[.C83]+[.$B$107]*[.D83]+[.$B$108]*[.E83]+[.$B$109]" table:style-name="ce9">
            <text:p>0.105449936</text:p>
          </table:table-cell>
          <table:table-cell office:value-type="float" office:value="1.1054499364717589" table:formula="of:=[.I83]+1" table:style-name="ce9">
            <text:p>1.105449936</text:p>
          </table:table-cell>
          <table:table-cell office:value-type="float" office:value="0.89455006352824107" table:formula="of:=1-[.I83]" table:style-name="ce9">
            <text:p>0.89455006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0" table:style-name="ce9">
            <text:p>120</text:p>
          </table:table-cell>
          <table:table-cell office:value-type="float" office:value="46" table:style-name="ce9">
            <text:p>46</text:p>
          </table:table-cell>
          <table:table-cell office:value-type="float" office:value="140" table:style-name="ce9">
            <text:p>140</text:p>
          </table:table-cell>
          <table:table-cell office:value-type="float" office:value="311" table:style-name="ce9">
            <text:p>311</text:p>
          </table:table-cell>
          <table:table-cell office:value-type="float" office:value="120" table:style-name="ce9">
            <text:p>12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4]&lt;=0;-1;1)" table:style-name="ce32">
            <text:p>1</text:p>
          </table:table-cell>
          <table:table-cell office:value-type="float" office:value="1" table:formula="of:=IF([.F84]=[.G84];1;0)" table:style-name="ce32">
            <text:p>1</text:p>
          </table:table-cell>
          <table:table-cell office:value-type="float" office:value="0.89752106330975501" table:formula="of:=[.$B$105]*[.B84]+[.$B$106]*[.C84]+[.$B$107]*[.D84]+[.$B$108]*[.E84]+[.$B$109]" table:style-name="ce9">
            <text:p>0.897521063</text:p>
          </table:table-cell>
          <table:table-cell office:value-type="float" office:value="1.897521063309755" table:formula="of:=[.I84]+1" table:style-name="ce9">
            <text:p>1.897521063</text:p>
          </table:table-cell>
          <table:table-cell office:value-type="float" office:value="0.10247893669024499" table:formula="of:=1-[.I84]" table:style-name="ce9">
            <text:p>0.10247893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2" table:style-name="ce9">
            <text:p>122</text:p>
          </table:table-cell>
          <table:table-cell office:value-type="float" office:value="59" table:style-name="ce9">
            <text:p>59</text:p>
          </table:table-cell>
          <table:table-cell office:value-type="float" office:value="134" table:style-name="ce9">
            <text:p>134</text:p>
          </table:table-cell>
          <table:table-cell office:value-type="float" office:value="204" table:style-name="ce9">
            <text:p>204</text:p>
          </table:table-cell>
          <table:table-cell office:value-type="float" office:value="162" table:style-name="ce9">
            <text:p>162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5]&lt;=0;-1;1)" table:style-name="ce32">
            <text:p>-1</text:p>
          </table:table-cell>
          <table:table-cell office:value-type="float" office:value="0" table:formula="of:=IF([.F85]=[.G85];1;0)" table:style-name="ce32">
            <text:p>0</text:p>
          </table:table-cell>
          <table:table-cell office:value-type="float" office:value="-0.65609440291009768" table:formula="of:=[.$B$105]*[.B85]+[.$B$106]*[.C85]+[.$B$107]*[.D85]+[.$B$108]*[.E85]+[.$B$109]" table:style-name="ce9">
            <text:p>-0.656094403</text:p>
          </table:table-cell>
          <table:table-cell office:value-type="float" office:value="0.34390559708990232" table:formula="of:=[.I85]+1" table:style-name="ce9">
            <text:p>0.343905597</text:p>
          </table:table-cell>
          <table:table-cell office:value-type="float" office:value="1.6560944029100977" table:formula="of:=1-[.I85]" table:style-name="ce9">
            <text:p>1.65609440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6" table:style-name="ce9">
            <text:p>126</text:p>
          </table:table-cell>
          <table:table-cell office:value-type="float" office:value="57" table:style-name="ce9">
            <text:p>57</text:p>
          </table:table-cell>
          <table:table-cell office:value-type="float" office:value="154" table:style-name="ce9">
            <text:p>154</text:p>
          </table:table-cell>
          <table:table-cell office:value-type="float" office:value="232" table:style-name="ce9">
            <text:p>232</text:p>
          </table:table-cell>
          <table:table-cell office:value-type="float" office:value="164" table:style-name="ce9">
            <text:p>16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6]&lt;=0;-1;1)" table:style-name="ce32">
            <text:p>-1</text:p>
          </table:table-cell>
          <table:table-cell office:value-type="float" office:value="0" table:formula="of:=IF([.F86]=[.G86];1;0)" table:style-name="ce32">
            <text:p>0</text:p>
          </table:table-cell>
          <table:table-cell office:value-type="float" office:value="-1.3141673883100129" table:formula="of:=[.$B$105]*[.B86]+[.$B$106]*[.C86]+[.$B$107]*[.D86]+[.$B$108]*[.E86]+[.$B$109]" table:style-name="ce9">
            <text:p>-1.314167388</text:p>
          </table:table-cell>
          <table:table-cell office:value-type="float" office:value="-0.3141673883100129" table:formula="of:=[.I86]+1" table:style-name="ce9">
            <text:p>-0.314167388</text:p>
          </table:table-cell>
          <table:table-cell office:value-type="float" office:value="2.3141673883100129" table:formula="of:=1-[.I86]" table:style-name="ce9">
            <text:p>2.314167388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28" table:style-name="ce9">
            <text:p>128</text:p>
          </table:table-cell>
          <table:table-cell office:value-type="float" office:value="57" table:style-name="ce9">
            <text:p>57</text:p>
          </table:table-cell>
          <table:table-cell office:value-type="float" office:value="110" table:style-name="ce9">
            <text:p>110</text:p>
          </table:table-cell>
          <table:table-cell office:value-type="float" office:value="335" table:style-name="ce9">
            <text:p>335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7]&lt;=0;-1;1)" table:style-name="ce32">
            <text:p>1</text:p>
          </table:table-cell>
          <table:table-cell office:value-type="float" office:value="1" table:formula="of:=IF([.F87]=[.G87];1;0)" table:style-name="ce32">
            <text:p>1</text:p>
          </table:table-cell>
          <table:table-cell office:value-type="float" office:value="0.9815785825650174" table:formula="of:=[.$B$105]*[.B87]+[.$B$106]*[.C87]+[.$B$107]*[.D87]+[.$B$108]*[.E87]+[.$B$109]" table:style-name="ce9">
            <text:p>0.981578583</text:p>
          </table:table-cell>
          <table:table-cell office:value-type="float" office:value="1.9815785825650174" table:formula="of:=[.I87]+1" table:style-name="ce9">
            <text:p>1.981578583</text:p>
          </table:table-cell>
          <table:table-cell office:value-type="float" office:value="1.8421417434982601E-2" table:formula="of:=1-[.I87]" table:style-name="ce9">
            <text:p>0.01842141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0" table:style-name="ce9">
            <text:p>130</text:p>
          </table:table-cell>
          <table:table-cell office:value-type="float" office:value="55" table:style-name="ce9">
            <text:p>55</text:p>
          </table:table-cell>
          <table:table-cell office:value-type="float" office:value="128" table:style-name="ce9">
            <text:p>128</text:p>
          </table:table-cell>
          <table:table-cell office:value-type="float" office:value="205" table:style-name="ce9">
            <text:p>205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88]&lt;=0;-1;1)" table:style-name="ce32">
            <text:p>1</text:p>
          </table:table-cell>
          <table:table-cell office:value-type="float" office:value="1" table:formula="of:=IF([.F88]=[.G88];1;0)" table:style-name="ce32">
            <text:p>1</text:p>
          </table:table-cell>
          <table:table-cell office:value-type="float" office:value="0.76306139422140085" table:formula="of:=[.$B$105]*[.B88]+[.$B$106]*[.C88]+[.$B$107]*[.D88]+[.$B$108]*[.E88]+[.$B$109]" table:style-name="ce9">
            <text:p>0.763061394</text:p>
          </table:table-cell>
          <table:table-cell office:value-type="float" office:value="1.7630613942214008" table:formula="of:=[.I88]+1" table:style-name="ce9">
            <text:p>1.763061394</text:p>
          </table:table-cell>
          <table:table-cell office:value-type="float" office:value="0.23693860577859915" table:formula="of:=1-[.I88]" table:style-name="ce9">
            <text:p>0.23693860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2" table:style-name="ce9">
            <text:p>132</text:p>
          </table:table-cell>
          <table:table-cell office:value-type="float" office:value="61" table:style-name="ce9">
            <text:p>61</text:p>
          </table:table-cell>
          <table:table-cell office:value-type="float" office:value="148" table:style-name="ce9">
            <text:p>148</text:p>
          </table:table-cell>
          <table:table-cell office:value-type="float" office:value="203" table:style-name="ce9">
            <text:p>203</text:p>
          </table:table-cell>
          <table:table-cell office:value-type="float" office:value="161" table:style-name="ce9">
            <text:p>161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89]&lt;=0;-1;1)" table:style-name="ce32">
            <text:p>-1</text:p>
          </table:table-cell>
          <table:table-cell office:value-type="float" office:value="0" table:formula="of:=IF([.F89]=[.G89];1;0)" table:style-name="ce32">
            <text:p>0</text:p>
          </table:table-cell>
          <table:table-cell office:value-type="float" office:value="-1.0399851821673725" table:formula="of:=[.$B$105]*[.B89]+[.$B$106]*[.C89]+[.$B$107]*[.D89]+[.$B$108]*[.E89]+[.$B$109]" table:style-name="ce9">
            <text:p>-1.039985182</text:p>
          </table:table-cell>
          <table:table-cell office:value-type="float" office:value="-3.9985182167372457E-2" table:formula="of:=[.I89]+1" table:style-name="ce9">
            <text:p>-0.039985182</text:p>
          </table:table-cell>
          <table:table-cell office:value-type="float" office:value="2.0399851821673725" table:formula="of:=1-[.I89]" table:style-name="ce9">
            <text:p>2.039985182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3" table:style-name="ce9">
            <text:p>133</text:p>
          </table:table-cell>
          <table:table-cell office:value-type="float" office:value="58" table:style-name="ce9">
            <text:p>58</text:p>
          </table:table-cell>
          <table:table-cell office:value-type="float" office:value="114" table:style-name="ce9">
            <text:p>114</text:p>
          </table:table-cell>
          <table:table-cell office:value-type="float" office:value="318" table:style-name="ce9">
            <text:p>318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0]&lt;=0;-1;1)" table:style-name="ce32">
            <text:p>1</text:p>
          </table:table-cell>
          <table:table-cell office:value-type="float" office:value="1" table:formula="of:=IF([.F90]=[.G90];1;0)" table:style-name="ce32">
            <text:p>1</text:p>
          </table:table-cell>
          <table:table-cell office:value-type="float" office:value="0.95712844041416112" table:formula="of:=[.$B$105]*[.B90]+[.$B$106]*[.C90]+[.$B$107]*[.D90]+[.$B$108]*[.E90]+[.$B$109]" table:style-name="ce9">
            <text:p>0.95712844</text:p>
          </table:table-cell>
          <table:table-cell office:value-type="float" office:value="1.9571284404141611" table:formula="of:=[.I90]+1" table:style-name="ce9">
            <text:p>1.95712844</text:p>
          </table:table-cell>
          <table:table-cell office:value-type="float" office:value="4.2871559585838881E-2" table:formula="of:=1-[.I90]" table:style-name="ce9">
            <text:p>0.04287156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4" table:style-name="ce9">
            <text:p>134</text:p>
          </table:table-cell>
          <table:table-cell office:value-type="float" office:value="58" table:style-name="ce9">
            <text:p>58</text:p>
          </table:table-cell>
          <table:table-cell office:value-type="float" office:value="170" table:style-name="ce9">
            <text:p>170</text:p>
          </table:table-cell>
          <table:table-cell office:value-type="float" office:value="225" table:style-name="ce9">
            <text:p>225</text:p>
          </table:table-cell>
          <table:table-cell office:value-type="float" office:value="146" table:style-name="ce9">
            <text:p>146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1]&lt;=0;-1;1)" table:style-name="ce32">
            <text:p>-1</text:p>
          </table:table-cell>
          <table:table-cell office:value-type="float" office:value="0" table:formula="of:=IF([.F91]=[.G91];1;0)" table:style-name="ce32">
            <text:p>0</text:p>
          </table:table-cell>
          <table:table-cell office:value-type="float" office:value="-1.1076952068211359" table:formula="of:=[.$B$105]*[.B91]+[.$B$106]*[.C91]+[.$B$107]*[.D91]+[.$B$108]*[.E91]+[.$B$109]" table:style-name="ce9">
            <text:p>-1.107695207</text:p>
          </table:table-cell>
          <table:table-cell office:value-type="float" office:value="-0.10769520682113587" table:formula="of:=[.I91]+1" table:style-name="ce9">
            <text:p>-0.107695207</text:p>
          </table:table-cell>
          <table:table-cell office:value-type="float" office:value="2.1076952068211359" table:formula="of:=1-[.I91]" table:style-name="ce9">
            <text:p>2.10769520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38" table:style-name="ce9">
            <text:p>138</text:p>
          </table:table-cell>
          <table:table-cell office:value-type="float" office:value="67" table:style-name="ce9">
            <text:p>67</text:p>
          </table:table-cell>
          <table:table-cell office:value-type="float" office:value="152" table:style-name="ce9">
            <text:p>152</text:p>
          </table:table-cell>
          <table:table-cell office:value-type="float" office:value="212" table:style-name="ce9">
            <text:p>212</text:p>
          </table:table-cell>
          <table:table-cell office:value-type="float" office:value="150" table:style-name="ce9">
            <text:p>150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2]&lt;=0;-1;1)" table:style-name="ce32">
            <text:p>-1</text:p>
          </table:table-cell>
          <table:table-cell office:value-type="float" office:value="0" table:formula="of:=IF([.F92]=[.G92];1;0)" table:style-name="ce32">
            <text:p>0</text:p>
          </table:table-cell>
          <table:table-cell office:value-type="float" office:value="-0.70407013709368371" table:formula="of:=[.$B$105]*[.B92]+[.$B$106]*[.C92]+[.$B$107]*[.D92]+[.$B$108]*[.E92]+[.$B$109]" table:style-name="ce9">
            <text:p>-0.704070137</text:p>
          </table:table-cell>
          <table:table-cell office:value-type="float" office:value="0.29592986290631629" table:formula="of:=[.I92]+1" table:style-name="ce9">
            <text:p>0.295929863</text:p>
          </table:table-cell>
          <table:table-cell office:value-type="float" office:value="1.7040701370936837" table:formula="of:=1-[.I92]" table:style-name="ce9">
            <text:p>1.70407013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0" table:style-name="ce9">
            <text:p>140</text:p>
          </table:table-cell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169" table:style-name="ce9">
            <text:p>169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3]&lt;=0;-1;1)" table:style-name="ce32">
            <text:p>1</text:p>
          </table:table-cell>
          <table:table-cell office:value-type="float" office:value="1" table:formula="of:=IF([.F93]=[.G93];1;0)" table:style-name="ce32">
            <text:p>1</text:p>
          </table:table-cell>
          <table:table-cell office:value-type="float" office:value="0.38238846643545088" table:formula="of:=[.$B$105]*[.B93]+[.$B$106]*[.C93]+[.$B$107]*[.D93]+[.$B$108]*[.E93]+[.$B$109]" table:style-name="ce9">
            <text:p>0.382388466</text:p>
          </table:table-cell>
          <table:table-cell office:value-type="float" office:value="1.3823884664354509" table:formula="of:=[.I93]+1" table:style-name="ce9">
            <text:p>1.382388466</text:p>
          </table:table-cell>
          <table:table-cell office:value-type="float" office:value="0.61761153356454912" table:formula="of:=1-[.I93]" table:style-name="ce9">
            <text:p>0.617611534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1" table:style-name="ce9">
            <text:p>141</text:p>
          </table:table-cell>
          <table:table-cell office:value-type="float" office:value="63" table:style-name="ce9">
            <text:p>63</text:p>
          </table:table-cell>
          <table:table-cell office:value-type="float" office:value="140" table:style-name="ce9">
            <text:p>140</text:p>
          </table:table-cell>
          <table:table-cell office:value-type="float" office:value="187" table:style-name="ce9">
            <text:p>187</text:p>
          </table:table-cell>
          <table:table-cell office:value-type="float" office:value="144" table:style-name="ce9">
            <text:p>14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4]&lt;=0;-1;1)" table:style-name="ce32">
            <text:p>-1</text:p>
          </table:table-cell>
          <table:table-cell office:value-type="float" office:value="0" table:formula="of:=IF([.F94]=[.G94];1;0)" table:style-name="ce32">
            <text:p>0</text:p>
          </table:table-cell>
          <table:table-cell office:value-type="float" office:value="-0.14838447525938214" table:formula="of:=[.$B$105]*[.B94]+[.$B$106]*[.C94]+[.$B$107]*[.D94]+[.$B$108]*[.E94]+[.$B$109]" table:style-name="ce9">
            <text:p>-0.148384475</text:p>
          </table:table-cell>
          <table:table-cell office:value-type="float" office:value="0.85161552474061786" table:formula="of:=[.I94]+1" table:style-name="ce9">
            <text:p>0.851615525</text:p>
          </table:table-cell>
          <table:table-cell office:value-type="float" office:value="1.1483844752593821" table:formula="of:=1-[.I94]" table:style-name="ce9">
            <text:p>1.14838447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2" table:style-name="ce9">
            <text:p>142</text:p>
          </table:table-cell>
          <table:table-cell office:value-type="float" office:value="63" table:style-name="ce9">
            <text:p>63</text:p>
          </table:table-cell>
          <table:table-cell office:value-type="float" office:value="124" table:style-name="ce9">
            <text:p>124</text:p>
          </table:table-cell>
          <table:table-cell office:value-type="float" office:value="197" table:style-name="ce9">
            <text:p>197</text:p>
          </table:table-cell>
          <table:table-cell office:value-type="float" office:value="136" table:style-name="ce9">
            <text:p>136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5]&lt;=0;-1;1)" table:style-name="ce32">
            <text:p>1</text:p>
          </table:table-cell>
          <table:table-cell office:value-type="float" office:value="1" table:formula="of:=IF([.F95]=[.G95];1;0)" table:style-name="ce32">
            <text:p>1</text:p>
          </table:table-cell>
          <table:table-cell office:value-type="float" office:value="0.66483239001320982" table:formula="of:=[.$B$105]*[.B95]+[.$B$106]*[.C95]+[.$B$107]*[.D95]+[.$B$108]*[.E95]+[.$B$109]" table:style-name="ce9">
            <text:p>0.66483239</text:p>
          </table:table-cell>
          <table:table-cell office:value-type="float" office:value="1.6648323900132098" table:formula="of:=[.I95]+1" table:style-name="ce9">
            <text:p>1.66483239</text:p>
          </table:table-cell>
          <table:table-cell office:value-type="float" office:value="0.33516760998679018" table:formula="of:=1-[.I95]" table:style-name="ce9">
            <text:p>0.33516761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4" table:style-name="ce9">
            <text:p>144</text:p>
          </table:table-cell>
          <table:table-cell office:value-type="float" office:value="59" table:style-name="ce9">
            <text:p>59</text:p>
          </table:table-cell>
          <table:table-cell office:value-type="float" office:value="164" table:style-name="ce9">
            <text:p>164</text:p>
          </table:table-cell>
          <table:table-cell office:value-type="float" office:value="176" table:style-name="ce9">
            <text:p>176</text:p>
          </table:table-cell>
          <table:table-cell office:value-type="float" office:value="90" table:style-name="ce9">
            <text:p>90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6]&lt;=0;-1;1)" table:style-name="ce32">
            <text:p>1</text:p>
          </table:table-cell>
          <table:table-cell office:value-type="float" office:value="1" table:formula="of:=IF([.F96]=[.G96];1;0)" table:style-name="ce32">
            <text:p>1</text:p>
          </table:table-cell>
          <table:table-cell office:value-type="float" office:value="1.1960875090111038" table:formula="of:=[.$B$105]*[.B96]+[.$B$106]*[.C96]+[.$B$107]*[.D96]+[.$B$108]*[.E96]+[.$B$109]" table:style-name="ce9">
            <text:p>1.196087509</text:p>
          </table:table-cell>
          <table:table-cell office:value-type="float" office:value="2.1960875090111038" table:formula="of:=[.I96]+1" table:style-name="ce9">
            <text:p>2.196087509</text:p>
          </table:table-cell>
          <table:table-cell office:value-type="float" office:value="-0.19608750901110383" table:formula="of:=1-[.I96]" table:style-name="ce9">
            <text:p>-0.196087509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5" table:style-name="ce9">
            <text:p>145</text:p>
          </table:table-cell>
          <table:table-cell office:value-type="float" office:value="57" table:style-name="ce9">
            <text:p>57</text:p>
          </table:table-cell>
          <table:table-cell office:value-type="float" office:value="140" table:style-name="ce9">
            <text:p>140</text:p>
          </table:table-cell>
          <table:table-cell office:value-type="float" office:value="241" table:style-name="ce9">
            <text:p>241</text:p>
          </table:table-cell>
          <table:table-cell office:value-type="float" office:value="123" table:style-name="ce9">
            <text:p>123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7]&lt;=0;-1;1)" table:style-name="ce32">
            <text:p>1</text:p>
          </table:table-cell>
          <table:table-cell office:value-type="float" office:value="1" table:formula="of:=IF([.F97]=[.G97];1;0)" table:style-name="ce32">
            <text:p>1</text:p>
          </table:table-cell>
          <table:table-cell office:value-type="float" office:value="0.72216510079274343" table:formula="of:=[.$B$105]*[.B97]+[.$B$106]*[.C97]+[.$B$107]*[.D97]+[.$B$108]*[.E97]+[.$B$109]" table:style-name="ce9">
            <text:p>0.722165101</text:p>
          </table:table-cell>
          <table:table-cell office:value-type="float" office:value="1.7221651007927434" table:formula="of:=[.I97]+1" table:style-name="ce9">
            <text:p>1.722165101</text:p>
          </table:table-cell>
          <table:table-cell office:value-type="float" office:value="0.27783489920725657" table:formula="of:=1-[.I97]" table:style-name="ce9">
            <text:p>0.277834899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6" table:style-name="ce9">
            <text:p>146</text:p>
          </table:table-cell>
          <table:table-cell office:value-type="float" office:value="45" table:style-name="ce9">
            <text:p>45</text:p>
          </table:table-cell>
          <table:table-cell office:value-type="float" office:value="110" table:style-name="ce9">
            <text:p>110</text:p>
          </table:table-cell>
          <table:table-cell office:value-type="float" office:value="264" table:style-name="ce9">
            <text:p>264</text:p>
          </table:table-cell>
          <table:table-cell office:value-type="float" office:value="132" table:style-name="ce9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98]&lt;=0;-1;1)" table:style-name="ce32">
            <text:p>1</text:p>
          </table:table-cell>
          <table:table-cell office:value-type="float" office:value="1" table:formula="of:=IF([.F98]=[.G98];1;0)" table:style-name="ce32">
            <text:p>1</text:p>
          </table:table-cell>
          <table:table-cell office:value-type="float" office:value="1.2819151026605251" table:formula="of:=[.$B$105]*[.B98]+[.$B$106]*[.C98]+[.$B$107]*[.D98]+[.$B$108]*[.E98]+[.$B$109]" table:style-name="ce9">
            <text:p>1.281915103</text:p>
          </table:table-cell>
          <table:table-cell office:value-type="float" office:value="2.2819151026605251" table:formula="of:=[.I98]+1" table:style-name="ce9">
            <text:p>2.281915103</text:p>
          </table:table-cell>
          <table:table-cell office:value-type="float" office:value="-0.28191510266052511" table:formula="of:=1-[.I98]" table:style-name="ce9">
            <text:p>-0.281915103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7" table:style-name="ce9">
            <text:p>147</text:p>
          </table:table-cell>
          <table:table-cell office:value-type="float" office:value="68" table:style-name="ce9">
            <text:p>68</text:p>
          </table:table-cell>
          <table:table-cell office:value-type="float" office:value="144" table:style-name="ce9">
            <text:p>144</text:p>
          </table:table-cell>
          <table:table-cell office:value-type="float" office:value="193" table:style-name="ce9">
            <text:p>193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99]&lt;=0;-1;1)" table:style-name="ce32">
            <text:p>-1</text:p>
          </table:table-cell>
          <table:table-cell office:value-type="float" office:value="0" table:formula="of:=IF([.F99]=[.G99];1;0)" table:style-name="ce32">
            <text:p>0</text:p>
          </table:table-cell>
          <table:table-cell office:value-type="float" office:value="-0.13098327016473199" table:formula="of:=[.$B$105]*[.B99]+[.$B$106]*[.C99]+[.$B$107]*[.D99]+[.$B$108]*[.E99]+[.$B$109]" table:style-name="ce9">
            <text:p>-0.13098327</text:p>
          </table:table-cell>
          <table:table-cell office:value-type="float" office:value="0.86901672983526801" table:formula="of:=[.I99]+1" table:style-name="ce9">
            <text:p>0.86901673</text:p>
          </table:table-cell>
          <table:table-cell office:value-type="float" office:value="1.130983270164732" table:formula="of:=1-[.I99]" table:style-name="ce9">
            <text:p>1.13098327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8" table:style-name="ce9">
            <text:p>148</text:p>
          </table:table-cell>
          <table:table-cell office:value-type="float" office:value="57" table:style-name="ce9">
            <text:p>57</text:p>
          </table:table-cell>
          <table:table-cell office:value-type="float" office:value="130" table:style-name="ce9">
            <text:p>130</text:p>
          </table:table-cell>
          <table:table-cell office:value-type="float" office:value="131" table:style-name="ce9">
            <text:p>131</text:p>
          </table:table-cell>
          <table:table-cell office:value-type="float" office:value="115" table:style-name="ce9">
            <text:p>115</text:p>
          </table:table-cell>
          <table:table-cell office:value-type="float" office:value="1" table:style-name="ce34">
            <text:p>1</text:p>
          </table:table-cell>
          <table:table-cell office:value-type="float" office:value="1" table:formula="of:=IF([.I100]&lt;=0;-1;1)" table:style-name="ce32">
            <text:p>1</text:p>
          </table:table-cell>
          <table:table-cell office:value-type="float" office:value="1" table:formula="of:=IF([.F100]=[.G100];1;0)" table:style-name="ce32">
            <text:p>1</text:p>
          </table:table-cell>
          <table:table-cell office:value-type="float" office:value="1.1958494249543605" table:formula="of:=[.$B$105]*[.B100]+[.$B$106]*[.C100]+[.$B$107]*[.D100]+[.$B$108]*[.E100]+[.$B$109]" table:style-name="ce9">
            <text:p>1.195849425</text:p>
          </table:table-cell>
          <table:table-cell office:value-type="float" office:value="2.1958494249543605" table:formula="of:=[.I100]+1" table:style-name="ce9">
            <text:p>2.195849425</text:p>
          </table:table-cell>
          <table:table-cell office:value-type="float" office:value="-0.19584942495436053" table:formula="of:=1-[.I100]" table:style-name="ce9">
            <text:p>-0.195849425</text:p>
          </table:table-cell>
          <table:table-cell table:style-name="ce57"/>
          <table:table-cell table:number-columns-repeated="16372"/>
        </table:table-row>
        <table:table-row table:style-name="ro1">
          <table:table-cell office:value-type="float" office:value="149" table:style-name="ce9">
            <text:p>149</text:p>
          </table:table-cell>
          <table:table-cell office:value-type="float" office:value="57" table:style-name="ce9">
            <text:p>57</text:p>
          </table:table-cell>
          <table:table-cell office:value-type="float" office:value="130" table:style-name="ce9">
            <text:p>130</text:p>
          </table:table-cell>
          <table:table-cell office:value-type="float" office:value="236" table:style-name="ce9">
            <text:p>236</text:p>
          </table:table-cell>
          <table:table-cell office:value-type="float" office:value="174" table:style-name="ce9">
            <text:p>174</text:p>
          </table:table-cell>
          <table:table-cell office:value-type="float" office:value="1" table:style-name="ce34">
            <text:p>1</text:p>
          </table:table-cell>
          <table:table-cell office:value-type="float" office:value="-1" table:formula="of:=IF([.I101]&lt;=0;-1;1)" table:style-name="ce36">
            <text:p>-1</text:p>
          </table:table-cell>
          <table:table-cell office:value-type="float" office:value="0" table:formula="of:=IF([.F101]=[.G101];1;0)" table:style-name="ce58">
            <text:p>0</text:p>
          </table:table-cell>
          <table:table-cell office:value-type="float" office:value="-0.96566369807776198" table:formula="of:=[.$B$105]*[.B101]+[.$B$106]*[.C101]+[.$B$107]*[.D101]+[.$B$108]*[.E101]+[.$B$109]" table:style-name="ce9">
            <text:p>-0.965663698</text:p>
          </table:table-cell>
          <table:table-cell office:value-type="float" office:value="3.4336301922238022E-2" table:formula="of:=[.I101]+1" table:style-name="ce9">
            <text:p>0.034336302</text:p>
          </table:table-cell>
          <table:table-cell office:value-type="float" office:value="1.965663698077762" table:formula="of:=1-[.I101]" table:style-name="ce9">
            <text:p>1.965663698</text:p>
          </table:table-cell>
          <table:table-cell table:style-name="ce59"/>
          <table:table-cell table:number-columns-repeated="16372"/>
        </table:table-row>
        <table:table-row table:style-name="ro1">
          <table:table-cell table:number-columns-repeated="6" table:style-name="ce1"/>
          <table:table-cell table:style-name="ce18"/>
          <table:table-cell office:value-type="float" office:value="64" table:formula="of:=SUM([.H2:.H101])" table:style-name="ce43">
            <text:p>64</text:p>
          </table:table-cell>
          <table:table-cell table:style-name="ce60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table:number-columns-repeated="2" table:style-name="ce18"/>
          <table:table-cell table:style-name="ce1"/>
          <table:table-cell table:number-columns-repeated="3" table:style-name="ce18"/>
          <table:table-cell table:number-columns-repeated="16375" table:style-name="ce1"/>
        </table:table-row>
        <table:table-row table:style-name="ro1">
          <table:table-cell office:value-type="string" table:style-name="ce56">
            <text:p>Decision</text:p>
          </table:table-cell>
          <table:table-cell table:style-name="ce18"/>
          <table:table-cell table:style-name="ce1"/>
          <table:table-cell office:value-type="string" table:style-name="ce14">
            <text:p>Accuracy</text:p>
          </table:table-cell>
          <table:table-cell table:style-name="ce18"/>
          <table:table-cell table:style-name="ce1"/>
          <table:table-cell table:number-columns-repeated="3" table:style-name="ce18"/>
          <table:table-cell table:number-columns-repeated="16375" table:style-name="ce1"/>
        </table:table-row>
        <table:table-row table:style-name="ro1">
          <table:table-cell office:value-type="string" table:style-name="ce24">
            <text:p>Age</text:p>
          </table:table-cell>
          <table:table-cell office:value-type="float" office:value="2.9723179398877908E-3" table:style-name="ce16">
            <text:p>0.002972318</text:p>
          </table:table-cell>
          <table:table-cell table:style-name="ce22"/>
          <table:table-cell office:value-type="float" office:value="64" table:formula="of:=([.H102]/100)*100" table:style-name="ce17">
            <text:p>64</text:p>
          </table:table-cell>
          <table:table-cell table:style-name="ce18"/>
          <table:table-cell table:number-columns-repeated="16379" table:style-name="ce1"/>
        </table:table-row>
        <table:table-row table:style-name="ro1">
          <table:table-cell office:value-type="string" table:style-name="ce24">
            <text:p>Blood Pressure</text:p>
          </table:table-cell>
          <table:table-cell office:value-type="float" office:value="-3.0534778168389787E-2" table:style-name="ce17">
            <text:p>-0.030534778</text:p>
          </table:table-cell>
          <table:table-cell table:style-name="ce1"/>
          <table:table-cell table:number-columns-repeated="2" table:style-name="ce18"/>
          <table:table-cell table:number-columns-repeated="16379" table:style-name="ce1"/>
        </table:table-row>
        <table:table-row table:style-name="ro1">
          <table:table-cell office:value-type="string" table:style-name="ce24">
            <text:p>Cholesterol</text:p>
          </table:table-cell>
          <table:table-cell office:value-type="float" office:value="1.3026989341719719E-3" table:style-name="ce16">
            <text:p>0.001302699</text:p>
          </table:table-cell>
          <table:table-cell table:style-name="ce1"/>
          <table:table-cell table:number-columns-repeated="2" table:style-name="ce18"/>
          <table:table-cell table:number-columns-repeated="16379" table:style-name="ce1"/>
        </table:table-row>
        <table:table-row table:style-name="ro1">
          <table:table-cell office:value-type="string" table:style-name="ce24">
            <text:p>Max Heart Rate</text:p>
          </table:table-cell>
          <table:table-cell office:value-type="float" office:value="-3.89541781545793E-2" table:style-name="ce16">
            <text:p>-0.038954178</text:p>
          </table:table-cell>
          <table:table-cell table:style-name="ce1"/>
          <table:table-cell table:number-columns-repeated="2" table:style-name="ce18"/>
          <table:table-cell table:number-columns-repeated="16379" table:style-name="ce1"/>
        </table:table-row>
        <table:table-row table:style-name="ro1">
          <table:table-cell office:value-type="string" table:style-name="ce25">
            <text:p>Intercept</text:p>
          </table:table-cell>
          <table:table-cell office:value-type="float" office:value="9.3050253916715189" table:style-name="ce16">
            <text:p>9.305025392</text:p>
          </table:table-cell>
          <table:table-cell table:style-name="ce1"/>
          <table:table-cell table:number-columns-repeated="2" table:style-name="ce1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18"/>
          <table:table-cell table:number-columns-repeated="16379" table:style-name="ce1"/>
        </table:table-row>
        <table:table-row table:number-rows-repeated="10484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Ritwik Singh</meta:initial-creator>
    <dc:creator>Ritwik Singh</dc:creator>
    <meta:creation-date>2023-11-16T23:21:21Z</meta:creation-date>
    <dc:date>2023-11-21T08:12:03Z</dc:date>
  </office:meta>
</office:document-meta>
</file>